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7cm"/>
    </style:style>
    <style:style style:name="co2" style:family="table-column">
      <style:table-column-properties fo:break-before="auto" style:column-width="2.3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#333333"/>
      <style:text-properties fo:color="#81d41a" fo:font-weight="bold" style:font-weight-asian="bold" style:font-weight-complex="bold"/>
    </style:style>
    <style:style style:name="ce1" style:family="table-cell" style:parent-style-name="Default" style:data-style-name="N2"/>
    <style:style style:name="ce5" style:family="table-cell" style:parent-style-name="Default" style:data-style-name="N2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ff8000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bf819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_ECS_Oct_202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3" table:number-columns-repeated="1015" table:default-cell-style-name="Default"/>
        <table:table-row table:style-name="ro1">
          <table:table-cell table:style-name="ce4" office:value-type="string" calcext:value-type="string">
            <text:p>%</text:p>
          </table:table-cell>
          <table:table-cell table:style-name="ce9" office:value-type="string" calcext:value-type="string">
            <text:p>ECS</text:p>
          </table:table-cell>
          <table:table-cell table:style-name="ce9" office:value-type="string" calcext:value-type="string">
            <text:p>ESC-Poly</text:p>
          </table:table-cell>
          <table:table-cell table:style-name="ce5" office:value-type="string" calcext:value-type="string">
            <text:p>ECS-01</text:p>
          </table:table-cell>
          <table:table-cell table:style-name="ce5" office:value-type="string" calcext:value-type="string">
            <text:p>Poly-01</text:p>
          </table:table-cell>
          <table:table-cell table:style-name="ce12" office:value-type="string" calcext:value-type="string">
            <text:p>ECS-02</text:p>
          </table:table-cell>
          <table:table-cell table:style-name="ce12" office:value-type="string" calcext:value-type="string">
            <text:p>Poly-02</text:p>
          </table:table-cell>
          <table:table-cell table:style-name="ce13" office:value-type="string" calcext:value-type="string">
            <text:p>ECS-03</text:p>
          </table:table-cell>
          <table:table-cell table:style-name="ce13" office:value-type="string" calcext:value-type="string">
            <text:p>Poly-03</text:p>
          </table:table-cell>
          <table:table-cell table:style-name="ce4"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90.5" calcext:value-type="float">
            <text:p>2290,50</text:p>
          </table:table-cell>
          <table:table-cell office:value-type="float" office:value="2296.96837705424" calcext:value-type="float">
            <text:p>2296,97</text:p>
          </table:table-cell>
          <table:table-cell office:value-type="float" office:value="2276.08333333333" calcext:value-type="float">
            <text:p>2276,08</text:p>
          </table:table-cell>
          <table:table-cell office:value-type="float" office:value="2293.70898973781" calcext:value-type="float">
            <text:p>2293,71</text:p>
          </table:table-cell>
          <table:table-cell office:value-type="float" office:value="2284.25" calcext:value-type="float">
            <text:p>2284,25</text:p>
          </table:table-cell>
          <table:table-cell office:value-type="float" office:value="2265.95858342654" calcext:value-type="float">
            <text:p>2265,96</text:p>
          </table:table-cell>
          <table:table-cell office:value-type="float" office:value="2290.5" calcext:value-type="float">
            <text:p>2290,50</text:p>
          </table:table-cell>
          <table:table-cell office:value-type="float" office:value="2285.95110462044" calcext:value-type="float">
            <text:p>2285,95</text:p>
          </table:table-cell>
          <table:table-cell table:number-columns-repeated="1015"/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2287.91666666667" calcext:value-type="float">
            <text:p>2287,92</text:p>
          </table:table-cell>
          <table:table-cell office:value-type="float" office:value="2292.93952403051" calcext:value-type="float">
            <text:p>2292,94</text:p>
          </table:table-cell>
          <table:table-cell office:value-type="float" office:value="2271.41666666667" calcext:value-type="float">
            <text:p>2271,42</text:p>
          </table:table-cell>
          <table:table-cell office:value-type="float" office:value="2289.58097430211" calcext:value-type="float">
            <text:p>2289,58</text:p>
          </table:table-cell>
          <table:table-cell office:value-type="float" office:value="2282.83333333333" calcext:value-type="float">
            <text:p>2282,83</text:p>
          </table:table-cell>
          <table:table-cell office:value-type="float" office:value="2264.93315220625" calcext:value-type="float">
            <text:p>2264,93</text:p>
          </table:table-cell>
          <table:table-cell office:value-type="float" office:value="2287.91666666667" calcext:value-type="float">
            <text:p>2287,92</text:p>
          </table:table-cell>
          <table:table-cell office:value-type="float" office:value="2284.03279967624" calcext:value-type="float">
            <text:p>2284,03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80.33333333333" calcext:value-type="float">
            <text:p>2280,33</text:p>
          </table:table-cell>
          <table:table-cell office:value-type="float" office:value="2289.23588352429" calcext:value-type="float">
            <text:p>2289,24</text:p>
          </table:table-cell>
          <table:table-cell office:value-type="float" office:value="2274.16666666667" calcext:value-type="float">
            <text:p>2274,17</text:p>
          </table:table-cell>
          <table:table-cell office:value-type="float" office:value="2285.75276891083" calcext:value-type="float">
            <text:p>2285,75</text:p>
          </table:table-cell>
          <table:table-cell office:value-type="float" office:value="2282.58333333333" calcext:value-type="float">
            <text:p>2282,58</text:p>
          </table:table-cell>
          <table:table-cell office:value-type="float" office:value="2264.10258985975" calcext:value-type="float">
            <text:p>2264,10</text:p>
          </table:table-cell>
          <table:table-cell office:value-type="float" office:value="2280.33333333333" calcext:value-type="float">
            <text:p>2280,33</text:p>
          </table:table-cell>
          <table:table-cell office:value-type="float" office:value="2282.25917150252" calcext:value-type="float">
            <text:p>2282,26</text:p>
          </table:table-cell>
          <table:table-cell table:number-columns-repeated="1015"/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2276.58333333333" calcext:value-type="float">
            <text:p>2276,58</text:p>
          </table:table-cell>
          <table:table-cell office:value-type="float" office:value="2285.82692367313" calcext:value-type="float">
            <text:p>2285,83</text:p>
          </table:table-cell>
          <table:table-cell office:value-type="float" office:value="2267.08333333333" calcext:value-type="float">
            <text:p>2267,08</text:p>
          </table:table-cell>
          <table:table-cell office:value-type="float" office:value="2282.1955404987" calcext:value-type="float">
            <text:p>2282,20</text:p>
          </table:table-cell>
          <table:table-cell office:value-type="float" office:value="2218.58333333333" calcext:value-type="float">
            <text:p>2218,58</text:p>
          </table:table-cell>
          <table:table-cell office:value-type="float" office:value="2263.44013283286" calcext:value-type="float">
            <text:p>2263,44</text:p>
          </table:table-cell>
          <table:table-cell office:value-type="float" office:value="2276.58333333333" calcext:value-type="float">
            <text:p>2276,58</text:p>
          </table:table-cell>
          <table:table-cell office:value-type="float" office:value="2280.60812372365" calcext:value-type="float">
            <text:p>2280,61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76.83333333333" calcext:value-type="float">
            <text:p>2276,83</text:p>
          </table:table-cell>
          <table:table-cell office:value-type="float" office:value="2282.68292787234" calcext:value-type="float">
            <text:p>2282,68</text:p>
          </table:table-cell>
          <table:table-cell office:value-type="float" office:value="2266" calcext:value-type="float">
            <text:p>2266,00</text:p>
          </table:table-cell>
          <table:table-cell office:value-type="float" office:value="2278.88122487064" calcext:value-type="float">
            <text:p>2278,88</text:p>
          </table:table-cell>
          <table:table-cell office:value-type="float" office:value="2231.91666666667" calcext:value-type="float">
            <text:p>2231,92</text:p>
          </table:table-cell>
          <table:table-cell office:value-type="float" office:value="2262.91976191346" calcext:value-type="float">
            <text:p>2262,92</text:p>
          </table:table-cell>
          <table:table-cell office:value-type="float" office:value="2276.83333333333" calcext:value-type="float">
            <text:p>2276,83</text:p>
          </table:table-cell>
          <table:table-cell office:value-type="float" office:value="2279.05816290906" calcext:value-type="float">
            <text:p>2279,06</text:p>
          </table:table-cell>
          <table:table-cell table:number-columns-repeated="1015"/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2276.5" calcext:value-type="float">
            <text:p>2276,50</text:p>
          </table:table-cell>
          <table:table-cell office:value-type="float" office:value="2279.774986651" calcext:value-type="float">
            <text:p>2279,77</text:p>
          </table:table-cell>
          <table:table-cell office:value-type="float" office:value="2264.75" calcext:value-type="float">
            <text:p>2264,75</text:p>
          </table:table-cell>
          <table:table-cell office:value-type="float" office:value="2275.78251909182" calcext:value-type="float">
            <text:p>2275,78</text:p>
          </table:table-cell>
          <table:table-cell office:value-type="float" office:value="2241.33333333333" calcext:value-type="float">
            <text:p>2241,33</text:p>
          </table:table-cell>
          <table:table-cell office:value-type="float" office:value="2262.51619477493" calcext:value-type="float">
            <text:p>2262,52</text:p>
          </table:table-cell>
          <table:table-cell office:value-type="float" office:value="2276.5" calcext:value-type="float">
            <text:p>2276,50</text:p>
          </table:table-cell>
          <table:table-cell office:value-type="float" office:value="2277.58839276893" calcext:value-type="float">
            <text:p>2277,59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76.16666666667" calcext:value-type="float">
            <text:p>2276,17</text:p>
          </table:table-cell>
          <table:table-cell office:value-type="float" office:value="2277.07498954779" calcext:value-type="float">
            <text:p>2277,07</text:p>
          </table:table-cell>
          <table:table-cell office:value-type="float" office:value="2267.58333333333" calcext:value-type="float">
            <text:p>2267,58</text:p>
          </table:table-cell>
          <table:table-cell office:value-type="float" office:value="2272.87287387777" calcext:value-type="float">
            <text:p>2272,87</text:p>
          </table:table-cell>
          <table:table-cell office:value-type="float" office:value="2274.25" calcext:value-type="float">
            <text:p>2274,25</text:p>
          </table:table-cell>
          <table:table-cell office:value-type="float" office:value="2262.20487851967" calcext:value-type="float">
            <text:p>2262,20</text:p>
          </table:table-cell>
          <table:table-cell office:value-type="float" office:value="2276.16666666667" calcext:value-type="float">
            <text:p>2276,17</text:p>
          </table:table-cell>
          <table:table-cell office:value-type="float" office:value="2276.17850834992" calcext:value-type="float">
            <text:p>2276,18</text:p>
          </table:table-cell>
          <table:table-cell table:number-columns-repeated="1015"/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2272.41666666667" calcext:value-type="float">
            <text:p>2272,42</text:p>
          </table:table-cell>
          <table:table-cell office:value-type="float" office:value="2274.55561698701" calcext:value-type="float">
            <text:p>2274,56</text:p>
          </table:table-cell>
          <table:table-cell office:value-type="float" office:value="2270.5" calcext:value-type="float">
            <text:p>2270,50</text:p>
          </table:table-cell>
          <table:table-cell office:value-type="float" office:value="2270.12648598444" calcext:value-type="float">
            <text:p>2270,13</text:p>
          </table:table-cell>
          <table:table-cell office:value-type="float" office:value="2272.58333333333" calcext:value-type="float">
            <text:p>2272,58</text:p>
          </table:table-cell>
          <table:table-cell office:value-type="float" office:value="2261.96198222252" calcext:value-type="float">
            <text:p>2261,96</text:p>
          </table:table-cell>
          <table:table-cell office:value-type="float" office:value="2272.41666666667" calcext:value-type="float">
            <text:p>2272,42</text:p>
          </table:table-cell>
          <table:table-cell office:value-type="float" office:value="2274.80879023098" calcext:value-type="float">
            <text:p>2274,81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73.25" calcext:value-type="float">
            <text:p>2273,25</text:p>
          </table:table-cell>
          <table:table-cell office:value-type="float" office:value="2272.19033215447" calcext:value-type="float">
            <text:p>2272,19</text:p>
          </table:table-cell>
          <table:table-cell office:value-type="float" office:value="2268.08333333333" calcext:value-type="float">
            <text:p>2268,08</text:p>
          </table:table-cell>
          <table:table-cell office:value-type="float" office:value="2267.51829059828" calcext:value-type="float">
            <text:p>2267,52</text:p>
          </table:table-cell>
          <table:table-cell office:value-type="float" office:value="2279.16666666667" calcext:value-type="float">
            <text:p>2279,17</text:p>
          </table:table-cell>
          <table:table-cell office:value-type="float" office:value="2261.76438947421" calcext:value-type="float">
            <text:p>2261,76</text:p>
          </table:table-cell>
          <table:table-cell office:value-type="float" office:value="2273.25" calcext:value-type="float">
            <text:p>2273,25</text:p>
          </table:table-cell>
          <table:table-cell office:value-type="float" office:value="2273.46009871899" calcext:value-type="float">
            <text:p>2273,46</text:p>
          </table:table-cell>
          <table:table-cell table:number-columns-repeated="1015"/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2271.58333333333" calcext:value-type="float">
            <text:p>2271,58</text:p>
          </table:table-cell>
          <table:table-cell office:value-type="float" office:value="2269.95337287347" calcext:value-type="float">
            <text:p>2269,95</text:p>
          </table:table-cell>
          <table:table-cell office:value-type="float" office:value="2271" calcext:value-type="float">
            <text:p>2271,00</text:p>
          </table:table-cell>
          <table:table-cell office:value-type="float" office:value="2265.02395372633" calcext:value-type="float">
            <text:p>2265,02</text:p>
          </table:table-cell>
          <table:table-cell office:value-type="float" office:value="2272.33333333333" calcext:value-type="float">
            <text:p>2272,33</text:p>
          </table:table-cell>
          <table:table-cell office:value-type="float" office:value="2261.58969092484" calcext:value-type="float">
            <text:p>2261,59</text:p>
          </table:table-cell>
          <table:table-cell office:value-type="float" office:value="2271.58333333333" calcext:value-type="float">
            <text:p>2271,58</text:p>
          </table:table-cell>
          <table:table-cell office:value-type="float" office:value="2272.11386804456" calcext:value-type="float">
            <text:p>2272,11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66.25" calcext:value-type="float">
            <text:p>2266,25</text:p>
          </table:table-cell>
          <table:table-cell office:value-type="float" office:value="2267.81974348068" calcext:value-type="float">
            <text:p>2267,82</text:p>
          </table:table-cell>
          <table:table-cell office:value-type="float" office:value="2274.75" calcext:value-type="float">
            <text:p>2274,75</text:p>
          </table:table-cell>
          <table:table-cell office:value-type="float" office:value="2262.6198645863" calcext:value-type="float">
            <text:p>2262,62</text:p>
          </table:table-cell>
          <table:table-cell office:value-type="float" office:value="2273.41666666667" calcext:value-type="float">
            <text:p>2273,42</text:p>
          </table:table-cell>
          <table:table-cell office:value-type="float" office:value="2261.41617682734" calcext:value-type="float">
            <text:p>2261,42</text:p>
          </table:table-cell>
          <table:table-cell office:value-type="float" office:value="2266.25" calcext:value-type="float">
            <text:p>2266,25</text:p>
          </table:table-cell>
          <table:table-cell office:value-type="float" office:value="2270.75210055776" calcext:value-type="float">
            <text:p>2270,75</text:p>
          </table:table-cell>
          <table:table-cell table:number-columns-repeated="1015"/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2270.5" calcext:value-type="float">
            <text:p>2270,50</text:p>
          </table:table-cell>
          <table:table-cell office:value-type="float" office:value="2265.76520670209" calcext:value-type="float">
            <text:p>2265,77</text:p>
          </table:table-cell>
          <table:table-cell office:value-type="float" office:value="2269.75" calcext:value-type="float">
            <text:p>2269,75</text:p>
          </table:table-cell>
          <table:table-cell office:value-type="float" office:value="2260.28312799664" calcext:value-type="float">
            <text:p>2260,28</text:p>
          </table:table-cell>
          <table:table-cell office:value-type="float" office:value="2275.08333333333" calcext:value-type="float">
            <text:p>2275,08</text:p>
          </table:table-cell>
          <table:table-cell office:value-type="float" office:value="2261.22282958092" calcext:value-type="float">
            <text:p>2261,22</text:p>
          </table:table-cell>
          <table:table-cell office:value-type="float" office:value="2270.5" calcext:value-type="float">
            <text:p>2270,50</text:p>
          </table:table-cell>
          <table:table-cell office:value-type="float" office:value="2269.35736092384" calcext:value-type="float">
            <text:p>2269,36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70.66666666667" calcext:value-type="float">
            <text:p>2270,67</text:p>
          </table:table-cell>
          <table:table-cell office:value-type="float" office:value="2263.76627552896" calcext:value-type="float">
            <text:p>2263,77</text:p>
          </table:table-cell>
          <table:table-cell office:value-type="float" office:value="2269.66666666667" calcext:value-type="float">
            <text:p>2269,67</text:p>
          </table:table-cell>
          <table:table-cell office:value-type="float" office:value="2257.99155676663" calcext:value-type="float">
            <text:p>2257,99</text:p>
          </table:table-cell>
          <table:table-cell office:value-type="float" office:value="2275.25" calcext:value-type="float">
            <text:p>2275,25</text:p>
          </table:table-cell>
          <table:table-cell office:value-type="float" office:value="2260.98931627452" calcext:value-type="float">
            <text:p>2260,99</text:p>
          </table:table-cell>
          <table:table-cell office:value-type="float" office:value="2270.66666666667" calcext:value-type="float">
            <text:p>2270,67</text:p>
          </table:table-cell>
          <table:table-cell office:value-type="float" office:value="2267.91277031897" calcext:value-type="float">
            <text:p>2267,91</text:p>
          </table:table-cell>
          <table:table-cell table:number-columns-repeated="1015"/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2276.41666666667" calcext:value-type="float">
            <text:p>2276,42</text:p>
          </table:table-cell>
          <table:table-cell office:value-type="float" office:value="2261.80020509376" calcext:value-type="float">
            <text:p>2261,80</text:p>
          </table:table-cell>
          <table:table-cell office:value-type="float" office:value="2270.91666666667" calcext:value-type="float">
            <text:p>2270,92</text:p>
          </table:table-cell>
          <table:table-cell office:value-type="float" office:value="2255.72366408646" calcext:value-type="float">
            <text:p>2255,72</text:p>
          </table:table-cell>
          <table:table-cell office:value-type="float" office:value="2272.91666666667" calcext:value-type="float">
            <text:p>2272,92</text:p>
          </table:table-cell>
          <table:table-cell office:value-type="float" office:value="2260.69598123029" calcext:value-type="float">
            <text:p>2260,70</text:p>
          </table:table-cell>
          <table:table-cell office:value-type="float" office:value="2276.41666666667" calcext:value-type="float">
            <text:p>2276,42</text:p>
          </table:table-cell>
          <table:table-cell office:value-type="float" office:value="2266.40200062598" calcext:value-type="float">
            <text:p>2266,40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85.33333333333" calcext:value-type="float">
            <text:p>2285,33</text:p>
          </table:table-cell>
          <table:table-cell office:value-type="float" office:value="2259.8449845461" calcext:value-type="float">
            <text:p>2259,84</text:p>
          </table:table-cell>
          <table:table-cell office:value-type="float" office:value="2280.33333333333" calcext:value-type="float">
            <text:p>2280,33</text:p>
          </table:table-cell>
          <table:table-cell office:value-type="float" office:value="2253.45865591731" calcext:value-type="float">
            <text:p>2253,46</text:p>
          </table:table-cell>
          <table:table-cell office:value-type="float" office:value="2272.08333333333" calcext:value-type="float">
            <text:p>2272,08</text:p>
          </table:table-cell>
          <table:table-cell office:value-type="float" office:value="2260.32383854704" calcext:value-type="float">
            <text:p>2260,32</text:p>
          </table:table-cell>
          <table:table-cell office:value-type="float" office:value="2285.33333333333" calcext:value-type="float">
            <text:p>2285,33</text:p>
          </table:table-cell>
          <table:table-cell office:value-type="float" office:value="2264.80926863011" calcext:value-type="float">
            <text:p>2264,81</text:p>
          </table:table-cell>
          <table:table-cell table:number-columns-repeated="1015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2275.41666666667" calcext:value-type="float">
            <text:p>2275,42</text:p>
          </table:table-cell>
          <table:table-cell office:value-type="float" office:value="2257.87932892863" calcext:value-type="float">
            <text:p>2257,88</text:p>
          </table:table-cell>
          <table:table-cell office:value-type="float" office:value="2276.5" calcext:value-type="float">
            <text:p>2276,50</text:p>
          </table:table-cell>
          <table:table-cell office:value-type="float" office:value="2251.17642338142" calcext:value-type="float">
            <text:p>2251,18</text:p>
          </table:table-cell>
          <table:table-cell office:value-type="float" office:value="2260.33333333333" calcext:value-type="float">
            <text:p>2260,33</text:p>
          </table:table-cell>
          <table:table-cell office:value-type="float" office:value="2259.85456464368" calcext:value-type="float">
            <text:p>2259,85</text:p>
          </table:table-cell>
          <table:table-cell office:value-type="float" office:value="2275.41666666667" calcext:value-type="float">
            <text:p>2275,42</text:p>
          </table:table-cell>
          <table:table-cell office:value-type="float" office:value="2263.11933021472" calcext:value-type="float">
            <text:p>2263,12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82.16666666667" calcext:value-type="float">
            <text:p>2282,17</text:p>
          </table:table-cell>
          <table:table-cell office:value-type="float" office:value="2255.88267105301" calcext:value-type="float">
            <text:p>2255,88</text:p>
          </table:table-cell>
          <table:table-cell office:value-type="float" office:value="2273.33333333333" calcext:value-type="float">
            <text:p>2273,33</text:p>
          </table:table-cell>
          <table:table-cell office:value-type="float" office:value="2248.85753515219" calcext:value-type="float">
            <text:p>2248,86</text:p>
          </table:table-cell>
          <table:table-cell office:value-type="float" office:value="2270.41666666667" calcext:value-type="float">
            <text:p>2270,42</text:p>
          </table:table-cell>
          <table:table-cell office:value-type="float" office:value="2259.27049080272" calcext:value-type="float">
            <text:p>2259,27</text:p>
          </table:table-cell>
          <table:table-cell office:value-type="float" office:value="2282.16666666667" calcext:value-type="float">
            <text:p>2282,17</text:p>
          </table:table-cell>
          <table:table-cell office:value-type="float" office:value="2261.31747455705" calcext:value-type="float">
            <text:p>2261,32</text:p>
          </table:table-cell>
          <table:table-cell table:number-columns-repeated="1015"/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2270.33333333333" calcext:value-type="float">
            <text:p>2270,33</text:p>
          </table:table-cell>
          <table:table-cell office:value-type="float" office:value="2253.83515337584" calcext:value-type="float">
            <text:p>2253,84</text:p>
          </table:table-cell>
          <table:table-cell office:value-type="float" office:value="2271.91666666667" calcext:value-type="float">
            <text:p>2271,92</text:p>
          </table:table-cell>
          <table:table-cell office:value-type="float" office:value="2246.48322984425" calcext:value-type="float">
            <text:p>2246,48</text:p>
          </table:table-cell>
          <table:table-cell office:value-type="float" office:value="2257" calcext:value-type="float">
            <text:p>2257,00</text:p>
          </table:table-cell>
          <table:table-cell office:value-type="float" office:value="2258.55459571368" calcext:value-type="float">
            <text:p>2258,55</text:p>
          </table:table-cell>
          <table:table-cell office:value-type="float" office:value="2270.33333333333" calcext:value-type="float">
            <text:p>2270,33</text:p>
          </table:table-cell>
          <table:table-cell office:value-type="float" office:value="2259.38951832395" calcext:value-type="float">
            <text:p>2259,39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67.66666666667" calcext:value-type="float">
            <text:p>2267,67</text:p>
          </table:table-cell>
          <table:table-cell office:value-type="float" office:value="2251.71761987461" calcext:value-type="float">
            <text:p>2251,72</text:p>
          </table:table-cell>
          <table:table-cell office:value-type="float" office:value="2274.58333333333" calcext:value-type="float">
            <text:p>2274,58</text:p>
          </table:table-cell>
          <table:table-cell office:value-type="float" office:value="2244.03540840353" calcext:value-type="float">
            <text:p>2244,04</text:p>
          </table:table-cell>
          <table:table-cell office:value-type="float" office:value="2251.83333333333" calcext:value-type="float">
            <text:p>2251,83</text:p>
          </table:table-cell>
          <table:table-cell office:value-type="float" office:value="2257.6904980166" calcext:value-type="float">
            <text:p>2257,69</text:p>
          </table:table-cell>
          <table:table-cell office:value-type="float" office:value="2267.66666666667" calcext:value-type="float">
            <text:p>2267,67</text:p>
          </table:table-cell>
          <table:table-cell office:value-type="float" office:value="2257.32179986763" calcext:value-type="float">
            <text:p>2257,32</text:p>
          </table:table-cell>
          <table:table-cell table:number-columns-repeated="1015"/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2258.75" calcext:value-type="float">
            <text:p>2258,75</text:p>
          </table:table-cell>
          <table:table-cell office:value-type="float" office:value="2249.5116079236" calcext:value-type="float">
            <text:p>2249,51</text:p>
          </table:table-cell>
          <table:table-cell office:value-type="float" office:value="2268.83333333333" calcext:value-type="float">
            <text:p>2268,83</text:p>
          </table:table-cell>
          <table:table-cell office:value-type="float" office:value="2241.49662649736" calcext:value-type="float">
            <text:p>2241,50</text:p>
          </table:table-cell>
          <table:table-cell office:value-type="float" office:value="2248.66666666667" calcext:value-type="float">
            <text:p>2248,67</text:p>
          </table:table-cell>
          <table:table-cell office:value-type="float" office:value="2256.66244884544" calcext:value-type="float">
            <text:p>2256,66</text:p>
          </table:table-cell>
          <table:table-cell office:value-type="float" office:value="2258.75" calcext:value-type="float">
            <text:p>2258,75</text:p>
          </table:table-cell>
          <table:table-cell office:value-type="float" office:value="2255.10117342135" calcext:value-type="float">
            <text:p>2255,10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51.16666666667" calcext:value-type="float">
            <text:p>2251,17</text:p>
          </table:table-cell>
          <table:table-cell office:value-type="float" office:value="2247.1993401698" calcext:value-type="float">
            <text:p>2247,20</text:p>
          </table:table-cell>
          <table:table-cell office:value-type="float" office:value="2250.75" calcext:value-type="float">
            <text:p>2250,75</text:p>
          </table:table-cell>
          <table:table-cell office:value-type="float" office:value="2238.85008690455" calcext:value-type="float">
            <text:p>2238,85</text:p>
          </table:table-cell>
          <table:table-cell office:value-type="float" office:value="2255.66666666667" calcext:value-type="float">
            <text:p>2255,67</text:p>
          </table:table-cell>
          <table:table-cell office:value-type="float" office:value="2255.45532437162" calcext:value-type="float">
            <text:p>2255,46</text:p>
          </table:table-cell>
          <table:table-cell office:value-type="float" office:value="2251.16666666667" calcext:value-type="float">
            <text:p>2251,17</text:p>
          </table:table-cell>
          <table:table-cell office:value-type="float" office:value="2252.71500329522" calcext:value-type="float">
            <text:p>2252,72</text:p>
          </table:table-cell>
          <table:table-cell table:number-columns-repeated="1015"/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2243.33333333333" calcext:value-type="float">
            <text:p>2243,33</text:p>
          </table:table-cell>
          <table:table-cell office:value-type="float" office:value="2244.76371640894" calcext:value-type="float">
            <text:p>2244,76</text:p>
          </table:table-cell>
          <table:table-cell office:value-type="float" office:value="2225.5" calcext:value-type="float">
            <text:p>2225,50</text:p>
          </table:table-cell>
          <table:table-cell office:value-type="float" office:value="2236.07963190543" calcext:value-type="float">
            <text:p>2236,08</text:p>
          </table:table-cell>
          <table:table-cell office:value-type="float" office:value="2245.75" calcext:value-type="float">
            <text:p>2245,75</text:p>
          </table:table-cell>
          <table:table-cell office:value-type="float" office:value="2254.05461834737" calcext:value-type="float">
            <text:p>2254,05</text:p>
          </table:table-cell>
          <table:table-cell office:value-type="float" office:value="2243.33333333333" calcext:value-type="float">
            <text:p>2243,33</text:p>
          </table:table-cell>
          <table:table-cell office:value-type="float" office:value="2250.1511580719" calcext:value-type="float">
            <text:p>2250,15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43.33333333333" calcext:value-type="float">
            <text:p>2243,33</text:p>
          </table:table-cell>
          <table:table-cell office:value-type="float" office:value="2242.18830546132" calcext:value-type="float">
            <text:p>2242,19</text:p>
          </table:table-cell>
          <table:table-cell office:value-type="float" office:value="2227" calcext:value-type="float">
            <text:p>2227,00</text:p>
          </table:table-cell>
          <table:table-cell office:value-type="float" office:value="2233.16973567201" calcext:value-type="float">
            <text:p>2233,17</text:p>
          </table:table-cell>
          <table:table-cell office:value-type="float" office:value="2248.08333333333" calcext:value-type="float">
            <text:p>2248,08</text:p>
          </table:table-cell>
          <table:table-cell office:value-type="float" office:value="2252.4464346493" calcext:value-type="float">
            <text:p>2252,45</text:p>
          </table:table-cell>
          <table:table-cell office:value-type="float" office:value="2243.33333333333" calcext:value-type="float">
            <text:p>2243,33</text:p>
          </table:table-cell>
          <table:table-cell office:value-type="float" office:value="2247.39800480233" calcext:value-type="float">
            <text:p>2247,40</text:p>
          </table:table-cell>
          <table:table-cell table:number-columns-repeated="1015"/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2235.58333333333" calcext:value-type="float">
            <text:p>2235,58</text:p>
          </table:table-cell>
          <table:table-cell office:value-type="float" office:value="2239.45733704777" calcext:value-type="float">
            <text:p>2239,46</text:p>
          </table:table-cell>
          <table:table-cell office:value-type="float" office:value="2219.83333333333" calcext:value-type="float">
            <text:p>2219,83</text:p>
          </table:table-cell>
          <table:table-cell office:value-type="float" office:value="2230.10549665798" calcext:value-type="float">
            <text:p>2230,11</text:p>
          </table:table-cell>
          <table:table-cell office:value-type="float" office:value="2246.66666666667" calcext:value-type="float">
            <text:p>2246,67</text:p>
          </table:table-cell>
          <table:table-cell office:value-type="float" office:value="2250.61747982179" calcext:value-type="float">
            <text:p>2250,62</text:p>
          </table:table-cell>
          <table:table-cell office:value-type="float" office:value="2235.58333333333" calcext:value-type="float">
            <text:p>2235,58</text:p>
          </table:table-cell>
          <table:table-cell office:value-type="float" office:value="2244.44440320149" calcext:value-type="float">
            <text:p>2244,44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34.33333333333" calcext:value-type="float">
            <text:p>2234,33</text:p>
          </table:table-cell>
          <table:table-cell office:value-type="float" office:value="2236.55569366564" calcext:value-type="float">
            <text:p>2236,56</text:p>
          </table:table-cell>
          <table:table-cell office:value-type="float" office:value="2219.66666666667" calcext:value-type="float">
            <text:p>2219,67</text:p>
          </table:table-cell>
          <table:table-cell office:value-type="float" office:value="2226.87262998883" calcext:value-type="float">
            <text:p>2226,87</text:p>
          </table:table-cell>
          <table:table-cell office:value-type="float" office:value="2244.83333333333" calcext:value-type="float">
            <text:p>2244,83</text:p>
          </table:table-cell>
          <table:table-cell office:value-type="float" office:value="2248.55505562045" calcext:value-type="float">
            <text:p>2248,56</text:p>
          </table:table-cell>
          <table:table-cell office:value-type="float" office:value="2234.33333333333" calcext:value-type="float">
            <text:p>2234,33</text:p>
          </table:table-cell>
          <table:table-cell office:value-type="float" office:value="2241.27969984415" calcext:value-type="float">
            <text:p>2241,28</text:p>
          </table:table-cell>
          <table:table-cell table:number-columns-repeated="1015"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2228.16666666667" calcext:value-type="float">
            <text:p>2228,17</text:p>
          </table:table-cell>
          <table:table-cell office:value-type="float" office:value="2233.46890246467" calcext:value-type="float">
            <text:p>2233,47</text:p>
          </table:table-cell>
          <table:table-cell office:value-type="float" office:value="2214.5" calcext:value-type="float">
            <text:p>2214,50</text:p>
          </table:table-cell>
          <table:table-cell office:value-type="float" office:value="2223.45745985192" calcext:value-type="float">
            <text:p>2223,46</text:p>
          </table:table-cell>
          <table:table-cell office:value-type="float" office:value="2228.83333333333" calcext:value-type="float">
            <text:p>2228,83</text:p>
          </table:table-cell>
          <table:table-cell office:value-type="float" office:value="2246.24705155563" calcext:value-type="float">
            <text:p>2246,25</text:p>
          </table:table-cell>
          <table:table-cell office:value-type="float" office:value="2228.16666666667" calcext:value-type="float">
            <text:p>2228,17</text:p>
          </table:table-cell>
          <table:table-cell office:value-type="float" office:value="2237.89372236055" calcext:value-type="float">
            <text:p>2237,89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24.33333333333" calcext:value-type="float">
            <text:p>2224,33</text:p>
          </table:table-cell>
          <table:table-cell office:value-type="float" office:value="2230.18312712295" calcext:value-type="float">
            <text:p>2230,18</text:p>
          </table:table-cell>
          <table:table-cell office:value-type="float" office:value="2214" calcext:value-type="float">
            <text:p>2214,00</text:p>
          </table:table-cell>
          <table:table-cell office:value-type="float" office:value="2219.84691188658" calcext:value-type="float">
            <text:p>2219,85</text:p>
          </table:table-cell>
          <table:table-cell office:value-type="float" office:value="2216.91666666667" calcext:value-type="float">
            <text:p>2216,92</text:p>
          </table:table-cell>
          <table:table-cell office:value-type="float" office:value="2243.68193743582" calcext:value-type="float">
            <text:p>2243,68</text:p>
          </table:table-cell>
          <table:table-cell office:value-type="float" office:value="2224.33333333333" calcext:value-type="float">
            <text:p>2224,33</text:p>
          </table:table-cell>
          <table:table-cell office:value-type="float" office:value="2234.2767736322" calcext:value-type="float">
            <text:p>2234,28</text:p>
          </table:table-cell>
          <table:table-cell table:number-columns-repeated="1015"/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2219.33333333333" calcext:value-type="float">
            <text:p>2219,33</text:p>
          </table:table-cell>
          <table:table-cell office:value-type="float" office:value="2226.68515972286" calcext:value-type="float">
            <text:p>2226,69</text:p>
          </table:table-cell>
          <table:table-cell office:value-type="float" office:value="2212.75" calcext:value-type="float">
            <text:p>2212,75</text:p>
          </table:table-cell>
          <table:table-cell office:value-type="float" office:value="2216.02850557417" calcext:value-type="float">
            <text:p>2216,03</text:p>
          </table:table-cell>
          <table:table-cell office:value-type="float" office:value="2209.16666666667" calcext:value-type="float">
            <text:p>2209,17</text:p>
          </table:table-cell>
          <table:table-cell office:value-type="float" office:value="2240.84875591116" calcext:value-type="float">
            <text:p>2240,85</text:p>
          </table:table-cell>
          <table:table-cell office:value-type="float" office:value="2219.33333333333" calcext:value-type="float">
            <text:p>2219,33</text:p>
          </table:table-cell>
          <table:table-cell office:value-type="float" office:value="2230.41962598756" calcext:value-type="float">
            <text:p>2230,42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17.91666666667" calcext:value-type="float">
            <text:p>2217,92</text:p>
          </table:table-cell>
          <table:table-cell office:value-type="float" office:value="2222.962412627" calcext:value-type="float">
            <text:p>2222,96</text:p>
          </table:table-cell>
          <table:table-cell office:value-type="float" office:value="2217.91666666667" calcext:value-type="float">
            <text:p>2217,92</text:p>
          </table:table-cell>
          <table:table-cell office:value-type="float" office:value="2211.99034662814" calcext:value-type="float">
            <text:p>2211,99</text:p>
          </table:table-cell>
          <table:table-cell office:value-type="float" office:value="2207.75" calcext:value-type="float">
            <text:p>2207,75</text:p>
          </table:table-cell>
          <table:table-cell office:value-type="float" office:value="2237.73711501682" calcext:value-type="float">
            <text:p>2237,74</text:p>
          </table:table-cell>
          <table:table-cell office:value-type="float" office:value="2217.91666666667" calcext:value-type="float">
            <text:p>2217,92</text:p>
          </table:table-cell>
          <table:table-cell office:value-type="float" office:value="2226.31351539784" calcext:value-type="float">
            <text:p>2226,31</text:p>
          </table:table-cell>
          <table:table-cell table:number-columns-repeated="1015"/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2207.66666666667" calcext:value-type="float">
            <text:p>2207,67</text:p>
          </table:table-cell>
          <table:table-cell office:value-type="float" office:value="2219.0029103541" calcext:value-type="float">
            <text:p>2219,00</text:p>
          </table:table-cell>
          <table:table-cell office:value-type="float" office:value="2214.58333333333" calcext:value-type="float">
            <text:p>2214,58</text:p>
          </table:table-cell>
          <table:table-cell office:value-type="float" office:value="2207.72111938419" calcext:value-type="float">
            <text:p>2207,72</text:p>
          </table:table-cell>
          <table:table-cell office:value-type="float" office:value="2205.66666666667" calcext:value-type="float">
            <text:p>2205,67</text:p>
          </table:table-cell>
          <table:table-cell office:value-type="float" office:value="2234.33718071658" calcext:value-type="float">
            <text:p>2234,34</text:p>
          </table:table-cell>
          <table:table-cell office:value-type="float" office:value="2207.66666666667" calcext:value-type="float">
            <text:p>2207,67</text:p>
          </table:table-cell>
          <table:table-cell office:value-type="float" office:value="2221.95013567269" calcext:value-type="float">
            <text:p>2221,95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02.5" calcext:value-type="float">
            <text:p>2202,50</text:p>
          </table:table-cell>
          <table:table-cell office:value-type="float" office:value="2214.79528145503" calcext:value-type="float">
            <text:p>2214,80</text:p>
          </table:table-cell>
          <table:table-cell office:value-type="float" office:value="2212.66666666667" calcext:value-type="float">
            <text:p>2212,67</text:p>
          </table:table-cell>
          <table:table-cell office:value-type="float" office:value="2203.21007919026" calcext:value-type="float">
            <text:p>2203,21</text:p>
          </table:table-cell>
          <table:table-cell office:value-type="float" office:value="2205.83333333333" calcext:value-type="float">
            <text:p>2205,83</text:p>
          </table:table-cell>
          <table:table-cell office:value-type="float" office:value="2230.63966944617" calcext:value-type="float">
            <text:p>2230,64</text:p>
          </table:table-cell>
          <table:table-cell office:value-type="float" office:value="2202.5" calcext:value-type="float">
            <text:p>2202,50</text:p>
          </table:table-cell>
          <table:table-cell office:value-type="float" office:value="2217.32163265593" calcext:value-type="float">
            <text:p>2217,32</text:p>
          </table:table-cell>
          <table:table-cell table:number-columns-repeated="1015"/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2188.08333333333" calcext:value-type="float">
            <text:p>2188,08</text:p>
          </table:table-cell>
          <table:table-cell office:value-type="float" office:value="2210.32875038861" calcext:value-type="float">
            <text:p>2210,33</text:p>
          </table:table-cell>
          <table:table-cell office:value-type="float" office:value="2198.5" calcext:value-type="float">
            <text:p>2198,50</text:p>
          </table:table-cell>
          <table:table-cell office:value-type="float" office:value="2198.44704479663" calcext:value-type="float">
            <text:p>2198,45</text:p>
          </table:table-cell>
          <table:table-cell office:value-type="float" office:value="2193" calcext:value-type="float">
            <text:p>2193,00</text:p>
          </table:table-cell>
          <table:table-cell office:value-type="float" office:value="2226.63584065679" calcext:value-type="float">
            <text:p>2226,64</text:p>
          </table:table-cell>
          <table:table-cell office:value-type="float" office:value="2188.08333333333" calcext:value-type="float">
            <text:p>2188,08</text:p>
          </table:table-cell>
          <table:table-cell office:value-type="float" office:value="2212.42059842134" calcext:value-type="float">
            <text:p>2212,42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89.41666666667" calcext:value-type="float">
            <text:p>2189,42</text:p>
          </table:table-cell>
          <table:table-cell office:value-type="float" office:value="2205.59312939768" calcext:value-type="float">
            <text:p>2205,59</text:p>
          </table:table-cell>
          <table:table-cell office:value-type="float" office:value="2194.41666666667" calcext:value-type="float">
            <text:p>2194,42</text:p>
          </table:table-cell>
          <table:table-cell office:value-type="float" office:value="2193.42239074606" calcext:value-type="float">
            <text:p>2193,42</text:p>
          </table:table-cell>
          <table:table-cell office:value-type="float" office:value="2190.58333333333" calcext:value-type="float">
            <text:p>2190,58</text:p>
          </table:table-cell>
          <table:table-cell office:value-type="float" office:value="2222.31748935859" calcext:value-type="float">
            <text:p>2222,32</text:p>
          </table:table-cell>
          <table:table-cell office:value-type="float" office:value="2189.41666666667" calcext:value-type="float">
            <text:p>2189,42</text:p>
          </table:table-cell>
          <table:table-cell office:value-type="float" office:value="2207.24006546835" calcext:value-type="float">
            <text:p>2207,24</text:p>
          </table:table-cell>
          <table:table-cell table:number-columns-repeated="1015"/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2177.91666666667" calcext:value-type="float">
            <text:p>2177,92</text:p>
          </table:table-cell>
          <table:table-cell office:value-type="float" office:value="2200.57881038493" calcext:value-type="float">
            <text:p>2200,58</text:p>
          </table:table-cell>
          <table:table-cell office:value-type="float" office:value="2178.33333333333" calcext:value-type="float">
            <text:p>2178,33</text:p>
          </table:table-cell>
          <table:table-cell office:value-type="float" office:value="2188.12703976381" calcext:value-type="float">
            <text:p>2188,13</text:p>
          </table:table-cell>
          <table:table-cell office:value-type="float" office:value="2178.83333333333" calcext:value-type="float">
            <text:p>2178,83</text:p>
          </table:table-cell>
          <table:table-cell office:value-type="float" office:value="2217.67693866406" calcext:value-type="float">
            <text:p>2217,68</text:p>
          </table:table-cell>
          <table:table-cell office:value-type="float" office:value="2177.91666666667" calcext:value-type="float">
            <text:p>2177,92</text:p>
          </table:table-cell>
          <table:table-cell office:value-type="float" office:value="2201.77350091778" calcext:value-type="float">
            <text:p>2201,77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78.75" calcext:value-type="float">
            <text:p>2178,75</text:p>
          </table:table-cell>
          <table:table-cell office:value-type="float" office:value="2195.27675678891" calcext:value-type="float">
            <text:p>2195,28</text:p>
          </table:table-cell>
          <table:table-cell office:value-type="float" office:value="2180.91666666667" calcext:value-type="float">
            <text:p>2180,92</text:p>
          </table:table-cell>
          <table:table-cell office:value-type="float" office:value="2182.55245514774" calcext:value-type="float">
            <text:p>2182,55</text:p>
          </table:table-cell>
          <table:table-cell office:value-type="float" office:value="2251.83333333333" calcext:value-type="float">
            <text:p>2251,83</text:p>
          </table:table-cell>
          <table:table-cell office:value-type="float" office:value="2212.70703233154" calcext:value-type="float">
            <text:p>2212,71</text:p>
          </table:table-cell>
          <table:table-cell office:value-type="float" office:value="2178.75" calcext:value-type="float">
            <text:p>2178,75</text:p>
          </table:table-cell>
          <table:table-cell office:value-type="float" office:value="2196.0148007076" calcext:value-type="float">
            <text:p>2196,01</text:p>
          </table:table-cell>
          <table:table-cell table:number-columns-repeated="1015"/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2165.41666666667" calcext:value-type="float">
            <text:p>2165,42</text:p>
          </table:table-cell>
          <table:table-cell office:value-type="float" office:value="2189.67849545991" calcext:value-type="float">
            <text:p>2189,68</text:p>
          </table:table-cell>
          <table:table-cell office:value-type="float" office:value="2167.41666666667" calcext:value-type="float">
            <text:p>2167,42</text:p>
          </table:table-cell>
          <table:table-cell office:value-type="float" office:value="2176.69063315838" calcext:value-type="float">
            <text:p>2176,69</text:p>
          </table:table-cell>
          <table:table-cell office:value-type="float" office:value="2242.91666666667" calcext:value-type="float">
            <text:p>2242,92</text:p>
          </table:table-cell>
          <table:table-cell office:value-type="float" office:value="2207.40112730866" calcext:value-type="float">
            <text:p>2207,40</text:p>
          </table:table-cell>
          <table:table-cell office:value-type="float" office:value="2165.41666666667" calcext:value-type="float">
            <text:p>2165,42</text:p>
          </table:table-cell>
          <table:table-cell office:value-type="float" office:value="2189.95828378867" calcext:value-type="float">
            <text:p>2189,96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67.91666666667" calcext:value-type="float">
            <text:p>2167,92</text:p>
          </table:table-cell>
          <table:table-cell office:value-type="float" office:value="2183.77610853591" calcext:value-type="float">
            <text:p>2183,78</text:p>
          </table:table-cell>
          <table:table-cell office:value-type="float" office:value="2167.58333333333" calcext:value-type="float">
            <text:p>2167,58</text:p>
          </table:table-cell>
          <table:table-cell office:value-type="float" office:value="2170.53409540904" calcext:value-type="float">
            <text:p>2170,53</text:p>
          </table:table-cell>
          <table:table-cell office:value-type="float" office:value="2243.08333333333" calcext:value-type="float">
            <text:p>2243,08</text:p>
          </table:table-cell>
          <table:table-cell office:value-type="float" office:value="2201.75308627581" calcext:value-type="float">
            <text:p>2201,75</text:p>
          </table:table-cell>
          <table:table-cell office:value-type="float" office:value="2167.91666666667" calcext:value-type="float">
            <text:p>2167,92</text:p>
          </table:table-cell>
          <table:table-cell office:value-type="float" office:value="2183.59868632043" calcext:value-type="float">
            <text:p>2183,60</text:p>
          </table:table-cell>
          <table:table-cell table:number-columns-repeated="1015"/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2162.91666666667" calcext:value-type="float">
            <text:p>2162,92</text:p>
          </table:table-cell>
          <table:table-cell office:value-type="float" office:value="2177.56222531853" calcext:value-type="float">
            <text:p>2177,56</text:p>
          </table:table-cell>
          <table:table-cell office:value-type="float" office:value="2155.83333333333" calcext:value-type="float">
            <text:p>2155,83</text:p>
          </table:table-cell>
          <table:table-cell office:value-type="float" office:value="2164.07588125584" calcext:value-type="float">
            <text:p>2164,08</text:p>
          </table:table-cell>
          <table:table-cell office:value-type="float" office:value="2229.91666666667" calcext:value-type="float">
            <text:p>2229,92</text:p>
          </table:table-cell>
          <table:table-cell office:value-type="float" office:value="2195.7572701896" calcext:value-type="float">
            <text:p>2195,76</text:p>
          </table:table-cell>
          <table:table-cell office:value-type="float" office:value="2162.91666666667" calcext:value-type="float">
            <text:p>2162,92</text:p>
          </table:table-cell>
          <table:table-cell office:value-type="float" office:value="2176.9311558667" calcext:value-type="float">
            <text:p>2176,93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69.58333333333" calcext:value-type="float">
            <text:p>2169,58</text:p>
          </table:table-cell>
          <table:table-cell office:value-type="float" office:value="2171.03001414897" calcext:value-type="float">
            <text:p>2171,03</text:p>
          </table:table-cell>
          <table:table-cell office:value-type="float" office:value="2151.58333333333" calcext:value-type="float">
            <text:p>2151,58</text:p>
          </table:table-cell>
          <table:table-cell office:value-type="float" office:value="2157.30954018787" calcext:value-type="float">
            <text:p>2157,31</text:p>
          </table:table-cell>
          <table:table-cell office:value-type="float" office:value="2225.16666666667" calcext:value-type="float">
            <text:p>2225,17</text:p>
          </table:table-cell>
          <table:table-cell office:value-type="float" office:value="2189.40853082631" calcext:value-type="float">
            <text:p>2189,41</text:p>
          </table:table-cell>
          <table:table-cell office:value-type="float" office:value="2169.58333333333" calcext:value-type="float">
            <text:p>2169,58</text:p>
          </table:table-cell>
          <table:table-cell office:value-type="float" office:value="2169.95124559136" calcext:value-type="float">
            <text:p>2169,95</text:p>
          </table:table-cell>
          <table:table-cell table:number-columns-repeated="1015"/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2154.66666666667" calcext:value-type="float">
            <text:p>2154,67</text:p>
          </table:table-cell>
          <table:table-cell office:value-type="float" office:value="2164.1731742839" calcext:value-type="float">
            <text:p>2164,17</text:p>
          </table:table-cell>
          <table:table-cell office:value-type="float" office:value="2144.75" calcext:value-type="float">
            <text:p>2144,75</text:p>
          </table:table-cell>
          <table:table-cell office:value-type="float" office:value="2150.22912421717" calcext:value-type="float">
            <text:p>2150,23</text:p>
          </table:table-cell>
          <table:table-cell office:value-type="float" office:value="2220.5" calcext:value-type="float">
            <text:p>2220,50</text:p>
          </table:table-cell>
          <table:table-cell office:value-type="float" office:value="2182.70220332533" calcext:value-type="float">
            <text:p>2182,70</text:p>
          </table:table-cell>
          <table:table-cell office:value-type="float" office:value="2154.66666666667" calcext:value-type="float">
            <text:p>2154,67</text:p>
          </table:table-cell>
          <table:table-cell office:value-type="float" office:value="2162.65490845414" calcext:value-type="float">
            <text:p>2162,65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52.66666666667" calcext:value-type="float">
            <text:p>2152,67</text:p>
          </table:table-cell>
          <table:table-cell office:value-type="float" office:value="2156.98592777145" calcext:value-type="float">
            <text:p>2156,99</text:p>
          </table:table-cell>
          <table:table-cell office:value-type="float" office:value="2142.91666666667" calcext:value-type="float">
            <text:p>2142,92</text:p>
          </table:table-cell>
          <table:table-cell office:value-type="float" office:value="2142.82918026889" calcext:value-type="float">
            <text:p>2142,83</text:p>
          </table:table-cell>
          <table:table-cell office:value-type="float" office:value="2226.66666666667" calcext:value-type="float">
            <text:p>2226,67</text:p>
          </table:table-cell>
          <table:table-cell office:value-type="float" office:value="2175.63409873266" calcext:value-type="float">
            <text:p>2175,63</text:p>
          </table:table-cell>
          <table:table-cell office:value-type="float" office:value="2152.66666666667" calcext:value-type="float">
            <text:p>2152,67</text:p>
          </table:table-cell>
          <table:table-cell office:value-type="float" office:value="2155.0384914063" calcext:value-type="float">
            <text:p>2155,04</text:p>
          </table:table-cell>
          <table:table-cell table:number-columns-repeated="1015"/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2142.25" calcext:value-type="float">
            <text:p>2142,25</text:p>
          </table:table-cell>
          <table:table-cell office:value-type="float" office:value="2149.4630113271" calcext:value-type="float">
            <text:p>2149,46</text:p>
          </table:table-cell>
          <table:table-cell office:value-type="float" office:value="2125.5" calcext:value-type="float">
            <text:p>2125,50</text:p>
          </table:table-cell>
          <table:table-cell office:value-type="float" office:value="2135.10474257134" calcext:value-type="float">
            <text:p>2135,10</text:p>
          </table:table-cell>
          <table:table-cell office:value-type="float" office:value="2195.5" calcext:value-type="float">
            <text:p>2195,50</text:p>
          </table:table-cell>
          <table:table-cell office:value-type="float" office:value="2168.20049654434" calcext:value-type="float">
            <text:p>2168,20</text:p>
          </table:table-cell>
          <table:table-cell office:value-type="float" office:value="2142.25" calcext:value-type="float">
            <text:p>2142,25</text:p>
          </table:table-cell>
          <table:table-cell office:value-type="float" office:value="2147.09872958643" calcext:value-type="float">
            <text:p>2147,10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51" calcext:value-type="float">
            <text:p>2151,00</text:p>
          </table:table-cell>
          <table:table-cell office:value-type="float" office:value="2141.59966820964" calcext:value-type="float">
            <text:p>2141,60</text:p>
          </table:table-cell>
          <table:table-cell office:value-type="float" office:value="2127.5" calcext:value-type="float">
            <text:p>2127,50</text:p>
          </table:table-cell>
          <table:table-cell office:value-type="float" office:value="2127.05132504606" calcext:value-type="float">
            <text:p>2127,05</text:p>
          </table:table-cell>
          <table:table-cell office:value-type="float" office:value="2137.16666666667" calcext:value-type="float">
            <text:p>2137,17</text:p>
          </table:table-cell>
          <table:table-cell office:value-type="float" office:value="2160.39813724993" calcext:value-type="float">
            <text:p>2160,40</text:p>
          </table:table-cell>
          <table:table-cell office:value-type="float" office:value="2151" calcext:value-type="float">
            <text:p>2151,00</text:p>
          </table:table-cell>
          <table:table-cell office:value-type="float" office:value="2138.83274051613" calcext:value-type="float">
            <text:p>2138,83</text:p>
          </table:table-cell>
          <table:table-cell table:number-columns-repeated="1015"/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2132.08333333333" calcext:value-type="float">
            <text:p>2132,08</text:p>
          </table:table-cell>
          <table:table-cell office:value-type="float" office:value="2133.39164009711" calcext:value-type="float">
            <text:p>2133,39</text:p>
          </table:table-cell>
          <table:table-cell office:value-type="float" office:value="2105.83333333333" calcext:value-type="float">
            <text:p>2105,83</text:p>
          </table:table-cell>
          <table:table-cell office:value-type="float" office:value="2118.66491369794" calcext:value-type="float">
            <text:p>2118,66</text:p>
          </table:table-cell>
          <table:table-cell office:value-type="float" office:value="2115.66666666667" calcext:value-type="float">
            <text:p>2115,67</text:p>
          </table:table-cell>
          <table:table-cell office:value-type="float" office:value="2152.22421487594" calcext:value-type="float">
            <text:p>2152,22</text:p>
          </table:table-cell>
          <table:table-cell office:value-type="float" office:value="2132.08333333333" calcext:value-type="float">
            <text:p>2132,08</text:p>
          </table:table-cell>
          <table:table-cell office:value-type="float" office:value="2130.23801829578" calcext:value-type="float">
            <text:p>2130,24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30.16666666667" calcext:value-type="float">
            <text:p>2130,17</text:p>
          </table:table-cell>
          <table:table-cell office:value-type="float" office:value="2124.8351589627" calcext:value-type="float">
            <text:p>2124,84</text:p>
          </table:table-cell>
          <table:table-cell office:value-type="float" office:value="2103.41666666667" calcext:value-type="float">
            <text:p>2103,42</text:p>
          </table:table-cell>
          <table:table-cell office:value-type="float" office:value="2109.94195900524" calcext:value-type="float">
            <text:p>2109,94</text:p>
          </table:table-cell>
          <table:table-cell office:value-type="float" office:value="2118.58333333333" calcext:value-type="float">
            <text:p>2118,58</text:p>
          </table:table-cell>
          <table:table-cell office:value-type="float" office:value="2143.67636952933" calcext:value-type="float">
            <text:p>2143,68</text:p>
          </table:table-cell>
          <table:table-cell office:value-type="float" office:value="2130.16666666667" calcext:value-type="float">
            <text:p>2130,17</text:p>
          </table:table-cell>
          <table:table-cell office:value-type="float" office:value="2121.31242780026" calcext:value-type="float">
            <text:p>2121,31</text:p>
          </table:table-cell>
          <table:table-cell table:number-columns-repeated="1015"/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2115.25" calcext:value-type="float">
            <text:p>2115,25</text:p>
          </table:table-cell>
          <table:table-cell office:value-type="float" office:value="2115.92693895074" calcext:value-type="float">
            <text:p>2115,93</text:p>
          </table:table-cell>
          <table:table-cell office:value-type="float" office:value="2082.58333333333" calcext:value-type="float">
            <text:p>2082,58</text:p>
          </table:table-cell>
          <table:table-cell office:value-type="float" office:value="2100.87936830975" calcext:value-type="float">
            <text:p>2100,88</text:p>
          </table:table-cell>
          <table:table-cell office:value-type="float" office:value="2095.5" calcext:value-type="float">
            <text:p>2095,50</text:p>
          </table:table-cell>
          <table:table-cell office:value-type="float" office:value="2134.75267994091" calcext:value-type="float">
            <text:p>2134,75</text:p>
          </table:table-cell>
          <table:table-cell office:value-type="float" office:value="2115.25" calcext:value-type="float">
            <text:p>2115,25</text:p>
          </table:table-cell>
          <table:table-cell office:value-type="float" office:value="2112.05419887472" calcext:value-type="float">
            <text:p>2112,05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13.58333333333" calcext:value-type="float">
            <text:p>2113,58</text:p>
          </table:table-cell>
          <table:table-cell office:value-type="float" office:value="2106.66416825256" calcext:value-type="float">
            <text:p>2106,66</text:p>
          </table:table-cell>
          <table:table-cell office:value-type="float" office:value="2080.58333333333" calcext:value-type="float">
            <text:p>2080,58</text:p>
          </table:table-cell>
          <table:table-cell office:value-type="float" office:value="2091.47449820677" calcext:value-type="float">
            <text:p>2091,47</text:p>
          </table:table-cell>
          <table:table-cell office:value-type="float" office:value="2096.41666666667" calcext:value-type="float">
            <text:p>2096,42</text:p>
          </table:table-cell>
          <table:table-cell office:value-type="float" office:value="2125.45165600885" calcext:value-type="float">
            <text:p>2125,45</text:p>
          </table:table-cell>
          <table:table-cell office:value-type="float" office:value="2113.58333333333" calcext:value-type="float">
            <text:p>2113,58</text:p>
          </table:table-cell>
          <table:table-cell office:value-type="float" office:value="2102.46192053027" calcext:value-type="float">
            <text:p>2102,46</text:p>
          </table:table-cell>
          <table:table-cell table:number-columns-repeated="1015"/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2095.75" calcext:value-type="float">
            <text:p>2095,75</text:p>
          </table:table-cell>
          <table:table-cell office:value-type="float" office:value="2097.04450098251" calcext:value-type="float">
            <text:p>2097,04</text:p>
          </table:table-cell>
          <table:table-cell office:value-type="float" office:value="2061.83333333333" calcext:value-type="float">
            <text:p>2061,83</text:p>
          </table:table-cell>
          <table:table-cell office:value-type="float" office:value="2081.72514693529" calcext:value-type="float">
            <text:p>2081,73</text:p>
          </table:table-cell>
          <table:table-cell office:value-type="float" office:value="2080.25" calcext:value-type="float">
            <text:p>2080,25</text:p>
          </table:table-cell>
          <table:table-cell office:value-type="float" office:value="2115.77223134214" calcext:value-type="float">
            <text:p>2115,77</text:p>
          </table:table-cell>
          <table:table-cell office:value-type="float" office:value="2095.75" calcext:value-type="float">
            <text:p>2095,75</text:p>
          </table:table-cell>
          <table:table-cell office:value-type="float" office:value="2092.53453513974" calcext:value-type="float">
            <text:p>2092,53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01.91666666667" calcext:value-type="float">
            <text:p>2101,92</text:p>
          </table:table-cell>
          <table:table-cell office:value-type="float" office:value="2087.06604905383" calcext:value-type="float">
            <text:p>2087,07</text:p>
          </table:table-cell>
          <table:table-cell office:value-type="float" office:value="2059.91666666667" calcext:value-type="float">
            <text:p>2059,92</text:p>
          </table:table-cell>
          <table:table-cell office:value-type="float" office:value="2071.629546768" calcext:value-type="float">
            <text:p>2071,63</text:p>
          </table:table-cell>
          <table:table-cell office:value-type="float" office:value="2080.83333333333" calcext:value-type="float">
            <text:p>2080,83</text:p>
          </table:table-cell>
          <table:table-cell office:value-type="float" office:value="2105.713755804" calcext:value-type="float">
            <text:p>2105,71</text:p>
          </table:table-cell>
          <table:table-cell office:value-type="float" office:value="2101.91666666667" calcext:value-type="float">
            <text:p>2101,92</text:p>
          </table:table-cell>
          <table:table-cell office:value-type="float" office:value="2082.27133263343" calcext:value-type="float">
            <text:p>2082,27</text:p>
          </table:table-cell>
          <table:table-cell table:number-columns-repeated="1015"/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2087.16666666667" calcext:value-type="float">
            <text:p>2087,17</text:p>
          </table:table-cell>
          <table:table-cell office:value-type="float" office:value="2076.7273740546" calcext:value-type="float">
            <text:p>2076,73</text:p>
          </table:table-cell>
          <table:table-cell office:value-type="float" office:value="2045.16666666667" calcext:value-type="float">
            <text:p>2045,17</text:p>
          </table:table-cell>
          <table:table-cell office:value-type="float" office:value="2061.18635640142" calcext:value-type="float">
            <text:p>2061,19</text:p>
          </table:table-cell>
          <table:table-cell office:value-type="float" office:value="2058.25" calcext:value-type="float">
            <text:p>2058,25</text:p>
          </table:table-cell>
          <table:table-cell office:value-type="float" office:value="2095.27598805539" calcext:value-type="float">
            <text:p>2095,28</text:p>
          </table:table-cell>
          <table:table-cell office:value-type="float" office:value="2087.16666666667" calcext:value-type="float">
            <text:p>2087,17</text:p>
          </table:table-cell>
          <table:table-cell office:value-type="float" office:value="2071.67194469481" calcext:value-type="float">
            <text:p>2071,67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77.5" calcext:value-type="float">
            <text:p>2077,50</text:p>
          </table:table-cell>
          <table:table-cell office:value-type="float" office:value="2066.02747912369" calcext:value-type="float">
            <text:p>2066,03</text:p>
          </table:table-cell>
          <table:table-cell office:value-type="float" office:value="2047.25" calcext:value-type="float">
            <text:p>2047,25</text:p>
          </table:table-cell>
          <table:table-cell office:value-type="float" office:value="2050.39465334594" calcext:value-type="float">
            <text:p>2050,39</text:p>
          </table:table-cell>
          <table:table-cell office:value-type="float" office:value="2051.66666666667" calcext:value-type="float">
            <text:p>2051,67</text:p>
          </table:table-cell>
          <table:table-cell office:value-type="float" office:value="2084.45908809845" calcext:value-type="float">
            <text:p>2084,46</text:p>
          </table:table-cell>
          <table:table-cell office:value-type="float" office:value="2077.5" calcext:value-type="float">
            <text:p>2077,50</text:p>
          </table:table-cell>
          <table:table-cell office:value-type="float" office:value="2060.73633895631" calcext:value-type="float">
            <text:p>2060,74</text:p>
          </table:table-cell>
          <table:table-cell table:number-columns-repeated="1015"/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2055.33333333333" calcext:value-type="float">
            <text:p>2055,33</text:p>
          </table:table-cell>
          <table:table-cell office:value-type="float" office:value="2054.9658008267" calcext:value-type="float">
            <text:p>2054,97</text:p>
          </table:table-cell>
          <table:table-cell office:value-type="float" office:value="2022.25" calcext:value-type="float">
            <text:p>2022,25</text:p>
          </table:table-cell>
          <table:table-cell office:value-type="float" office:value="2039.25392631592" calcext:value-type="float">
            <text:p>2039,25</text:p>
          </table:table-cell>
          <table:table-cell office:value-type="float" office:value="2029.91666666667" calcext:value-type="float">
            <text:p>2029,92</text:p>
          </table:table-cell>
          <table:table-cell office:value-type="float" office:value="2073.26360981994" calcext:value-type="float">
            <text:p>2073,26</text:p>
          </table:table-cell>
          <table:table-cell office:value-type="float" office:value="2055.33333333333" calcext:value-type="float">
            <text:p>2055,33</text:p>
          </table:table-cell>
          <table:table-cell office:value-type="float" office:value="2049.46481319501" calcext:value-type="float">
            <text:p>2049,46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52.83333333333" calcext:value-type="float">
            <text:p>2052,83</text:p>
          </table:table-cell>
          <table:table-cell office:value-type="float" office:value="2043.54220103185" calcext:value-type="float">
            <text:p>2043,54</text:p>
          </table:table-cell>
          <table:table-cell office:value-type="float" office:value="2020.91666666667" calcext:value-type="float">
            <text:p>2020,92</text:p>
          </table:table-cell>
          <table:table-cell office:value-type="float" office:value="2027.76406761978" calcext:value-type="float">
            <text:p>2027,76</text:p>
          </table:table-cell>
          <table:table-cell office:value-type="float" office:value="2026.5" calcext:value-type="float">
            <text:p>2026,50</text:p>
          </table:table-cell>
          <table:table-cell office:value-type="float" office:value="2061.69049353473" calcext:value-type="float">
            <text:p>2061,69</text:p>
          </table:table-cell>
          <table:table-cell office:value-type="float" office:value="2052.83333333333" calcext:value-type="float">
            <text:p>2052,83</text:p>
          </table:table-cell>
          <table:table-cell office:value-type="float" office:value="2037.8579895284" calcext:value-type="float">
            <text:p>2037,86</text:p>
          </table:table-cell>
          <table:table-cell table:number-columns-repeated="1015"/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2032.75" calcext:value-type="float">
            <text:p>2032,75</text:p>
          </table:table-cell>
          <table:table-cell office:value-type="float" office:value="2031.75695878597" calcext:value-type="float">
            <text:p>2031,76</text:p>
          </table:table-cell>
          <table:table-cell office:value-type="float" office:value="1998" calcext:value-type="float">
            <text:p>1998,00</text:p>
          </table:table-cell>
          <table:table-cell office:value-type="float" office:value="2015.92536555005" calcext:value-type="float">
            <text:p>2015,93</text:p>
          </table:table-cell>
          <table:table-cell office:value-type="float" office:value="2000.83333333333" calcext:value-type="float">
            <text:p>2000,83</text:p>
          </table:table-cell>
          <table:table-cell office:value-type="float" office:value="2049.74105852925" calcext:value-type="float">
            <text:p>2049,74</text:p>
          </table:table-cell>
          <table:table-cell office:value-type="float" office:value="2032.75" calcext:value-type="float">
            <text:p>2032,75</text:p>
          </table:table-cell>
          <table:table-cell office:value-type="float" office:value="2025.9168086101" calcext:value-type="float">
            <text:p>2025,92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33.83333333333" calcext:value-type="float">
            <text:p>2033,83</text:p>
          </table:table-cell>
          <table:table-cell office:value-type="float" office:value="2019.6107621904" calcext:value-type="float">
            <text:p>2019,61</text:p>
          </table:table-cell>
          <table:table-cell office:value-type="float" office:value="1995.75" calcext:value-type="float">
            <text:p>1995,75</text:p>
          </table:table-cell>
          <table:table-cell office:value-type="float" office:value="2003.73849677349" calcext:value-type="float">
            <text:p>2003,74</text:p>
          </table:table-cell>
          <table:table-cell office:value-type="float" office:value="2004.5" calcext:value-type="float">
            <text:p>2004,50</text:p>
          </table:table-cell>
          <table:table-cell office:value-type="float" office:value="2037.41699560493" calcext:value-type="float">
            <text:p>2037,42</text:p>
          </table:table-cell>
          <table:table-cell office:value-type="float" office:value="2033.83333333333" calcext:value-type="float">
            <text:p>2033,83</text:p>
          </table:table-cell>
          <table:table-cell office:value-type="float" office:value="2013.64252382562" calcext:value-type="float">
            <text:p>2013,64</text:p>
          </table:table-cell>
          <table:table-cell table:number-columns-repeated="1015"/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2008.83333333333" calcext:value-type="float">
            <text:p>2008,83</text:p>
          </table:table-cell>
          <table:table-cell office:value-type="float" office:value="2007.10470027693" calcext:value-type="float">
            <text:p>2007,10</text:p>
          </table:table-cell>
          <table:table-cell office:value-type="float" office:value="1971.5" calcext:value-type="float">
            <text:p>1971,50</text:p>
          </table:table-cell>
          <table:table-cell office:value-type="float" office:value="1991.20451872113" calcext:value-type="float">
            <text:p>1991,20</text:p>
          </table:table-cell>
          <table:table-cell office:value-type="float" office:value="2048.33333333333" calcext:value-type="float">
            <text:p>2048,33</text:p>
          </table:table-cell>
          <table:table-cell office:value-type="float" office:value="2024.72035962169" calcext:value-type="float">
            <text:p>2024,72</text:p>
          </table:table-cell>
          <table:table-cell office:value-type="float" office:value="2008.83333333333" calcext:value-type="float">
            <text:p>2008,83</text:p>
          </table:table-cell>
          <table:table-cell office:value-type="float" office:value="2001.03669548808" calcext:value-type="float">
            <text:p>2001,04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0.66666666667" calcext:value-type="float">
            <text:p>2010,67</text:p>
          </table:table-cell>
          <table:table-cell office:value-type="float" office:value="1994.24025488376" calcext:value-type="float">
            <text:p>1994,24</text:p>
          </table:table-cell>
          <table:table-cell office:value-type="float" office:value="1971.83333333333" calcext:value-type="float">
            <text:p>1971,83</text:p>
          </table:table-cell>
          <table:table-cell office:value-type="float" office:value="1978.32486197838" calcext:value-type="float">
            <text:p>1978,32</text:p>
          </table:table-cell>
          <table:table-cell office:value-type="float" office:value="2053.66666666667" calcext:value-type="float">
            <text:p>2053,67</text:p>
          </table:table-cell>
          <table:table-cell office:value-type="float" office:value="2011.65356204136" calcext:value-type="float">
            <text:p>2011,65</text:p>
          </table:table-cell>
          <table:table-cell office:value-type="float" office:value="2010.66666666667" calcext:value-type="float">
            <text:p>2010,67</text:p>
          </table:table-cell>
          <table:table-cell office:value-type="float" office:value="1988.10118503397" calcext:value-type="float">
            <text:p>1988,10</text:p>
          </table:table-cell>
          <table:table-cell table:number-columns-repeated="1015"/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1983.33333333333" calcext:value-type="float">
            <text:p>1983,33</text:p>
          </table:table-cell>
          <table:table-cell office:value-type="float" office:value="1981.01929253138" calcext:value-type="float">
            <text:p>1981,02</text:p>
          </table:table-cell>
          <table:table-cell office:value-type="float" office:value="1950.66666666667" calcext:value-type="float">
            <text:p>1950,67</text:p>
          </table:table-cell>
          <table:table-cell office:value-type="float" office:value="1965.10132267511" calcext:value-type="float">
            <text:p>1965,10</text:p>
          </table:table-cell>
          <table:table-cell office:value-type="float" office:value="2018.75" calcext:value-type="float">
            <text:p>2018,75</text:p>
          </table:table-cell>
          <table:table-cell office:value-type="float" office:value="1998.2193634712" calcext:value-type="float">
            <text:p>1998,22</text:p>
          </table:table-cell>
          <table:table-cell office:value-type="float" office:value="1983.33333333333" calcext:value-type="float">
            <text:p>1983,33</text:p>
          </table:table-cell>
          <table:table-cell office:value-type="float" office:value="1974.83814921883" calcext:value-type="float">
            <text:p>1974,84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84.66666666667" calcext:value-type="float">
            <text:p>1984,67</text:p>
          </table:table-cell>
          <table:table-cell office:value-type="float" office:value="1967.44405629858" calcext:value-type="float">
            <text:p>1967,44</text:p>
          </table:table-cell>
          <table:table-cell office:value-type="float" office:value="1946.16666666667" calcext:value-type="float">
            <text:p>1946,17</text:p>
          </table:table-cell>
          <table:table-cell office:value-type="float" office:value="1951.53605487571" calcext:value-type="float">
            <text:p>1951,54</text:p>
          </table:table-cell>
          <table:table-cell office:value-type="float" office:value="2301.08333333333" calcext:value-type="float">
            <text:p>2301,08</text:p>
          </table:table-cell>
          <table:table-cell office:value-type="float" office:value="1984.42086620727" calcext:value-type="float">
            <text:p>1984,42</text:p>
          </table:table-cell>
          <table:table-cell office:value-type="float" office:value="1984.66666666667" calcext:value-type="float">
            <text:p>1984,67</text:p>
          </table:table-cell>
          <table:table-cell office:value-type="float" office:value="1961.25003431308" calcext:value-type="float">
            <text:p>1961,25</text:p>
          </table:table-cell>
          <table:table-cell table:number-columns-repeated="1015"/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1956" calcext:value-type="float">
            <text:p>1956,00</text:p>
          </table:table-cell>
          <table:table-cell office:value-type="float" office:value="1953.5171576983" calcext:value-type="float">
            <text:p>1953,52</text:p>
          </table:table-cell>
          <table:table-cell office:value-type="float" office:value="1918.75" calcext:value-type="float">
            <text:p>1918,75</text:p>
          </table:table-cell>
          <table:table-cell office:value-type="float" office:value="1937.63156296919" calcext:value-type="float">
            <text:p>1937,63</text:p>
          </table:table-cell>
          <table:table-cell office:value-type="float" office:value="1986.83333333333" calcext:value-type="float">
            <text:p>1986,83</text:p>
          </table:table-cell>
          <table:table-cell office:value-type="float" office:value="1970.26150677798" calcext:value-type="float">
            <text:p>1970,26</text:p>
          </table:table-cell>
          <table:table-cell office:value-type="float" office:value="1956" calcext:value-type="float">
            <text:p>1956,00</text:p>
          </table:table-cell>
          <table:table-cell office:value-type="float" office:value="1947.33957029764" calcext:value-type="float">
            <text:p>1947,34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57" calcext:value-type="float">
            <text:p>1957,00</text:p>
          </table:table-cell>
          <table:table-cell office:value-type="float" office:value="1939.24156855365" calcext:value-type="float">
            <text:p>1939,24</text:p>
          </table:table-cell>
          <table:table-cell office:value-type="float" office:value="1917.75" calcext:value-type="float">
            <text:p>1917,75</text:p>
          </table:table-cell>
          <table:table-cell office:value-type="float" office:value="1923.39069405923" calcext:value-type="float">
            <text:p>1923,39</text:p>
          </table:table-cell>
          <table:table-cell office:value-type="float" office:value="1986.41666666667" calcext:value-type="float">
            <text:p>1986,42</text:p>
          </table:table-cell>
          <table:table-cell office:value-type="float" office:value="1955.74504848749" calcext:value-type="float">
            <text:p>1955,75</text:p>
          </table:table-cell>
          <table:table-cell office:value-type="float" office:value="1957" calcext:value-type="float">
            <text:p>1957,00</text:p>
          </table:table-cell>
          <table:table-cell office:value-type="float" office:value="1933.1097650598" calcext:value-type="float">
            <text:p>1933,11</text:p>
          </table:table-cell>
          <table:table-cell table:number-columns-repeated="1015"/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1929.83333333333" calcext:value-type="float">
            <text:p>1929,83</text:p>
          </table:table-cell>
          <table:table-cell office:value-type="float" office:value="1924.62061287375" calcext:value-type="float">
            <text:p>1924,62</text:p>
          </table:table-cell>
          <table:table-cell office:value-type="float" office:value="1886.83333333333" calcext:value-type="float">
            <text:p>1886,83</text:p>
          </table:table-cell>
          <table:table-cell office:value-type="float" office:value="1908.81663035432" calcext:value-type="float">
            <text:p>1908,82</text:p>
          </table:table-cell>
          <table:table-cell office:value-type="float" office:value="1950.5" calcext:value-type="float">
            <text:p>1950,50</text:p>
          </table:table-cell>
          <table:table-cell office:value-type="float" office:value="1940.87557395919" calcext:value-type="float">
            <text:p>1940,88</text:p>
          </table:table-cell>
          <table:table-cell office:value-type="float" office:value="1929.83333333333" calcext:value-type="float">
            <text:p>1929,83</text:p>
          </table:table-cell>
          <table:table-cell office:value-type="float" office:value="1918.56389858882" calcext:value-type="float">
            <text:p>1918,56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27.58333333333" calcext:value-type="float">
            <text:p>1927,58</text:p>
          </table:table-cell>
          <table:table-cell office:value-type="float" office:value="1909.65795872978" calcext:value-type="float">
            <text:p>1909,66</text:p>
          </table:table-cell>
          <table:table-cell office:value-type="float" office:value="1887.91666666667" calcext:value-type="float">
            <text:p>1887,92</text:p>
          </table:table-cell>
          <table:table-cell office:value-type="float" office:value="1893.91288155778" calcext:value-type="float">
            <text:p>1893,91</text:p>
          </table:table-cell>
          <table:table-cell office:value-type="float" office:value="1944.75" calcext:value-type="float">
            <text:p>1944,75</text:p>
          </table:table-cell>
          <table:table-cell office:value-type="float" office:value="1925.65747767915" calcext:value-type="float">
            <text:p>1925,66</text:p>
          </table:table-cell>
          <table:table-cell office:value-type="float" office:value="1927.58333333333" calcext:value-type="float">
            <text:p>1927,58</text:p>
          </table:table-cell>
          <table:table-cell office:value-type="float" office:value="1903.70551717179" calcext:value-type="float">
            <text:p>1903,71</text:p>
          </table:table-cell>
          <table:table-cell table:number-columns-repeated="1015"/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1893.33333333333" calcext:value-type="float">
            <text:p>1893,33</text:p>
          </table:table-cell>
          <table:table-cell office:value-type="float" office:value="1894.35761013081" calcext:value-type="float">
            <text:p>1894,36</text:p>
          </table:table-cell>
          <table:table-cell office:value-type="float" office:value="1856.66666666667" calcext:value-type="float">
            <text:p>1856,67</text:p>
          </table:table-cell>
          <table:table-cell office:value-type="float" office:value="1878.68327725787" calcext:value-type="float">
            <text:p>1878,68</text:p>
          </table:table-cell>
          <table:table-cell office:value-type="float" office:value="1915.5" calcext:value-type="float">
            <text:p>1915,50</text:p>
          </table:table-cell>
          <table:table-cell office:value-type="float" office:value="1910.0954585396" calcext:value-type="float">
            <text:p>1910,10</text:p>
          </table:table-cell>
          <table:table-cell office:value-type="float" office:value="1893.33333333333" calcext:value-type="float">
            <text:p>1893,33</text:p>
          </table:table-cell>
          <table:table-cell office:value-type="float" office:value="1888.53842758928" calcext:value-type="float">
            <text:p>1888,54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94.41666666667" calcext:value-type="float">
            <text:p>1894,42</text:p>
          </table:table-cell>
          <table:table-cell office:value-type="float" office:value="1878.72389889978" calcext:value-type="float">
            <text:p>1878,72</text:p>
          </table:table-cell>
          <table:table-cell office:value-type="float" office:value="1856.5" calcext:value-type="float">
            <text:p>1856,50</text:p>
          </table:table-cell>
          <table:table-cell office:value-type="float" office:value="1863.13195931786" calcext:value-type="float">
            <text:p>1863,13</text:p>
          </table:table-cell>
          <table:table-cell office:value-type="float" office:value="1909.75" calcext:value-type="float">
            <text:p>1909,75</text:p>
          </table:table-cell>
          <table:table-cell office:value-type="float" office:value="1894.19451238235" calcext:value-type="float">
            <text:p>1894,19</text:p>
          </table:table-cell>
          <table:table-cell office:value-type="float" office:value="1894.41666666667" calcext:value-type="float">
            <text:p>1894,42</text:p>
          </table:table-cell>
          <table:table-cell office:value-type="float" office:value="1873.06669131112" calcext:value-type="float">
            <text:p>1873,07</text:p>
          </table:table-cell>
          <table:table-cell table:number-columns-repeated="1015"/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1865.66666666667" calcext:value-type="float">
            <text:p>1865,67</text:p>
          </table:table-cell>
          <table:table-cell office:value-type="float" office:value="1862.76147654945" calcext:value-type="float">
            <text:p>1862,76</text:p>
          </table:table-cell>
          <table:table-cell office:value-type="float" office:value="1860.66666666667" calcext:value-type="float">
            <text:p>1860,67</text:p>
          </table:table-cell>
          <table:table-cell office:value-type="float" office:value="1847.26337426611" calcext:value-type="float">
            <text:p>1847,26</text:p>
          </table:table-cell>
          <table:table-cell office:value-type="float" office:value="1875.91666666667" calcext:value-type="float">
            <text:p>1875,92</text:p>
          </table:table-cell>
          <table:table-cell office:value-type="float" office:value="1877.9599245423" calcext:value-type="float">
            <text:p>1877,96</text:p>
          </table:table-cell>
          <table:table-cell office:value-type="float" office:value="1865.66666666667" calcext:value-type="float">
            <text:p>1865,67</text:p>
          </table:table-cell>
          <table:table-cell office:value-type="float" office:value="1857.29461869211" calcext:value-type="float">
            <text:p>1857,29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61" calcext:value-type="float">
            <text:p>1861,00</text:p>
          </table:table-cell>
          <table:table-cell office:value-type="float" office:value="1846.47530615829" calcext:value-type="float">
            <text:p>1846,48</text:p>
          </table:table-cell>
          <table:table-cell office:value-type="float" office:value="1865.83333333333" calcext:value-type="float">
            <text:p>1865,83</text:p>
          </table:table-cell>
          <table:table-cell office:value-type="float" office:value="1831.08226568619" calcext:value-type="float">
            <text:p>1831,08</text:p>
          </table:table-cell>
          <table:table-cell office:value-type="float" office:value="1873.33333333333" calcext:value-type="float">
            <text:p>1873,33</text:p>
          </table:table-cell>
          <table:table-cell office:value-type="float" office:value="1861.39726239085" calcext:value-type="float">
            <text:p>1861,40</text:p>
          </table:table-cell>
          <table:table-cell office:value-type="float" office:value="1861" calcext:value-type="float">
            <text:p>1861,00</text:p>
          </table:table-cell>
          <table:table-cell office:value-type="float" office:value="1841.22676316779" calcext:value-type="float">
            <text:p>1841,23</text:p>
          </table:table-cell>
          <table:table-cell table:number-columns-repeated="1015"/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1828.08333333333" calcext:value-type="float">
            <text:p>1828,08</text:p>
          </table:table-cell>
          <table:table-cell office:value-type="float" office:value="1829.87065424647" calcext:value-type="float">
            <text:p>1829,87</text:p>
          </table:table-cell>
          <table:table-cell office:value-type="float" office:value="1826.08333333333" calcext:value-type="float">
            <text:p>1826,08</text:p>
          </table:table-cell>
          <table:table-cell office:value-type="float" office:value="1814.59366660687" calcext:value-type="float">
            <text:p>1814,59</text:p>
          </table:table-cell>
          <table:table-cell office:value-type="float" office:value="1838.75" calcext:value-type="float">
            <text:p>1838,75</text:p>
          </table:table-cell>
          <table:table-cell office:value-type="float" office:value="1844.51236787939" calcext:value-type="float">
            <text:p>1844,51</text:p>
          </table:table-cell>
          <table:table-cell office:value-type="float" office:value="1828.08333333333" calcext:value-type="float">
            <text:p>1828,08</text:p>
          </table:table-cell>
          <table:table-cell office:value-type="float" office:value="1824.86791545016" calcext:value-type="float">
            <text:p>1824,87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22.75" calcext:value-type="float">
            <text:p>1822,75</text:p>
          </table:table-cell>
          <table:table-cell office:value-type="float" office:value="1812.95308265175" calcext:value-type="float">
            <text:p>1812,95</text:p>
          </table:table-cell>
          <table:table-cell office:value-type="float" office:value="1822.5" calcext:value-type="float">
            <text:p>1822,50</text:p>
          </table:table-cell>
          <table:table-cell office:value-type="float" office:value="1797.80289189232" calcext:value-type="float">
            <text:p>1797,80</text:p>
          </table:table-cell>
          <table:table-cell office:value-type="float" office:value="1839.66666666667" calcext:value-type="float">
            <text:p>1839,67</text:p>
          </table:table-cell>
          <table:table-cell office:value-type="float" office:value="1827.31135008275" calcext:value-type="float">
            <text:p>1827,31</text:p>
          </table:table-cell>
          <table:table-cell office:value-type="float" office:value="1822.75" calcext:value-type="float">
            <text:p>1822,75</text:p>
          </table:table-cell>
          <table:table-cell office:value-type="float" office:value="1808.22309772341" calcext:value-type="float">
            <text:p>1808,22</text:p>
          </table:table-cell>
          <table:table-cell table:number-columns-repeated="1015"/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1785.16666666667" calcext:value-type="float">
            <text:p>1785,17</text:p>
          </table:table-cell>
          <table:table-cell office:value-type="float" office:value="1795.72844040542" calcext:value-type="float">
            <text:p>1795,73</text:p>
          </table:table-cell>
          <table:table-cell office:value-type="float" office:value="1788.91666666667" calcext:value-type="float">
            <text:p>1788,92</text:p>
          </table:table-cell>
          <table:table-cell office:value-type="float" office:value="1780.71553063207" calcext:value-type="float">
            <text:p>1780,72</text:p>
          </table:table-cell>
          <table:table-cell office:value-type="float" office:value="1807.16666666667" calcext:value-type="float">
            <text:p>1807,17</text:p>
          </table:table-cell>
          <table:table-cell office:value-type="float" office:value="1809.80057774265" calcext:value-type="float">
            <text:p>1809,80</text:p>
          </table:table-cell>
          <table:table-cell office:value-type="float" office:value="1785.16666666667" calcext:value-type="float">
            <text:p>1785,17</text:p>
          </table:table-cell>
          <table:table-cell office:value-type="float" office:value="1791.29755783966" calcext:value-type="float">
            <text:p>1791,30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82.25" calcext:value-type="float">
            <text:p>1782,25</text:p>
          </table:table-cell>
          <table:table-cell office:value-type="float" office:value="1778.20285560826" calcext:value-type="float">
            <text:p>1778,20</text:p>
          </table:table-cell>
          <table:table-cell office:value-type="float" office:value="1791.08333333333" calcext:value-type="float">
            <text:p>1791,08</text:p>
          </table:table-cell>
          <table:table-cell office:value-type="float" office:value="1763.33743853118" calcext:value-type="float">
            <text:p>1763,34</text:p>
          </table:table-cell>
          <table:table-cell office:value-type="float" office:value="1807.16666666667" calcext:value-type="float">
            <text:p>1807,17</text:p>
          </table:table-cell>
          <table:table-cell office:value-type="float" office:value="1791.98667181118" calcext:value-type="float">
            <text:p>1791,99</text:p>
          </table:table-cell>
          <table:table-cell office:value-type="float" office:value="1782.25" calcext:value-type="float">
            <text:p>1782,25</text:p>
          </table:table-cell>
          <table:table-cell office:value-type="float" office:value="1774.0967635147" calcext:value-type="float">
            <text:p>1774,10</text:p>
          </table:table-cell>
          <table:table-cell table:number-columns-repeated="1015"/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1745.25" calcext:value-type="float">
            <text:p>1745,25</text:p>
          </table:table-cell>
          <table:table-cell office:value-type="float" office:value="1760.38272730646" calcext:value-type="float">
            <text:p>1760,38</text:p>
          </table:table-cell>
          <table:table-cell office:value-type="float" office:value="1752.16666666667" calcext:value-type="float">
            <text:p>1752,17</text:p>
          </table:table-cell>
          <table:table-cell office:value-type="float" office:value="1745.67473030029" calcext:value-type="float">
            <text:p>1745,67</text:p>
          </table:table-cell>
          <table:table-cell office:value-type="float" office:value="1770.91666666667" calcext:value-type="float">
            <text:p>1770,92</text:p>
          </table:table-cell>
          <table:table-cell office:value-type="float" office:value="1773.87649799423" calcext:value-type="float">
            <text:p>1773,88</text:p>
          </table:table-cell>
          <table:table-cell office:value-type="float" office:value="1745.25" calcext:value-type="float">
            <text:p>1745,25</text:p>
          </table:table-cell>
          <table:table-cell office:value-type="float" office:value="1756.62639652374" calcext:value-type="float">
            <text:p>1756,63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44.91666666667" calcext:value-type="float">
            <text:p>1744,92</text:p>
          </table:table-cell>
          <table:table-cell office:value-type="float" office:value="1742.27471736754" calcext:value-type="float">
            <text:p>1742,27</text:p>
          </table:table-cell>
          <table:table-cell office:value-type="float" office:value="1753.08333333333" calcext:value-type="float">
            <text:p>1753,08</text:p>
          </table:table-cell>
          <table:table-cell office:value-type="float" office:value="1727.73377204569" calcext:value-type="float">
            <text:p>1727,73</text:p>
          </table:table-cell>
          <table:table-cell office:value-type="float" office:value="1776.41666666667" calcext:value-type="float">
            <text:p>1776,42</text:p>
          </table:table-cell>
          <table:table-cell office:value-type="float" office:value="1755.47715929498" calcext:value-type="float">
            <text:p>1755,48</text:p>
          </table:table-cell>
          <table:table-cell office:value-type="float" office:value="1744.91666666667" calcext:value-type="float">
            <text:p>1744,92</text:p>
          </table:table-cell>
          <table:table-cell office:value-type="float" office:value="1738.89234689712" calcext:value-type="float">
            <text:p>1738,89</text:p>
          </table:table-cell>
          <table:table-cell table:number-columns-repeated="1015"/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704.33333333333" calcext:value-type="float">
            <text:p>1704,33</text:p>
          </table:table-cell>
          <table:table-cell office:value-type="float" office:value="1723.88574235632" calcext:value-type="float">
            <text:p>1723,89</text:p>
          </table:table-cell>
          <table:table-cell office:value-type="float" office:value="1714.58333333333" calcext:value-type="float">
            <text:p>1714,58</text:p>
          </table:table-cell>
          <table:table-cell office:value-type="float" office:value="1709.52117365939" calcext:value-type="float">
            <text:p>1709,52</text:p>
          </table:table-cell>
          <table:table-cell office:value-type="float" office:value="1730" calcext:value-type="float">
            <text:p>1730,00</text:p>
          </table:table-cell>
          <table:table-cell office:value-type="float" office:value="1736.79598855734" calcext:value-type="float">
            <text:p>1736,80</text:p>
          </table:table-cell>
          <table:table-cell office:value-type="float" office:value="1704.33333333333" calcext:value-type="float">
            <text:p>1704,33</text:p>
          </table:table-cell>
          <table:table-cell office:value-type="float" office:value="1720.90070711606" calcext:value-type="float">
            <text:p>1720,90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09.66666666667" calcext:value-type="float">
            <text:p>1709,67</text:p>
          </table:table-cell>
          <table:table-cell office:value-type="float" office:value="1705.22296541081" calcext:value-type="float">
            <text:p>1705,22</text:p>
          </table:table-cell>
          <table:table-cell office:value-type="float" office:value="1715.41666666667" calcext:value-type="float">
            <text:p>1715,42</text:p>
          </table:table-cell>
          <table:table-cell office:value-type="float" office:value="1691.04378120926" calcext:value-type="float">
            <text:p>1691,04</text:p>
          </table:table-cell>
          <table:table-cell office:value-type="float" office:value="1727.33333333333" calcext:value-type="float">
            <text:p>1727,33</text:p>
          </table:table-cell>
          <table:table-cell office:value-type="float" office:value="1717.8405410094" calcext:value-type="float">
            <text:p>1717,84</text:p>
          </table:table-cell>
          <table:table-cell office:value-type="float" office:value="1709.66666666667" calcext:value-type="float">
            <text:p>1709,67</text:p>
          </table:table-cell>
          <table:table-cell office:value-type="float" office:value="1702.65776630843" calcext:value-type="float">
            <text:p>1702,66</text:p>
          </table:table-cell>
          <table:table-cell table:number-columns-repeated="1015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1674.66666666667" calcext:value-type="float">
            <text:p>1674,67</text:p>
          </table:table-cell>
          <table:table-cell office:value-type="float" office:value="1686.29378811818" calcext:value-type="float">
            <text:p>1686,29</text:p>
          </table:table-cell>
          <table:table-cell office:value-type="float" office:value="1674.83333333333" calcext:value-type="float">
            <text:p>1674,83</text:p>
          </table:table-cell>
          <table:table-cell office:value-type="float" office:value="1672.30866932905" calcext:value-type="float">
            <text:p>1672,31</text:p>
          </table:table-cell>
          <table:table-cell office:value-type="float" office:value="1691" calcext:value-type="float">
            <text:p>1691,00</text:p>
          </table:table-cell>
          <table:table-cell office:value-type="float" office:value="1698.61858680693" calcext:value-type="float">
            <text:p>1698,62</text:p>
          </table:table-cell>
          <table:table-cell office:value-type="float" office:value="1674.66666666667" calcext:value-type="float">
            <text:p>1674,67</text:p>
          </table:table-cell>
          <table:table-cell office:value-type="float" office:value="1684.17000444441" calcext:value-type="float">
            <text:p>1684,17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76.5" calcext:value-type="float">
            <text:p>1676,50</text:p>
          </table:table-cell>
          <table:table-cell office:value-type="float" office:value="1667.10584239069" calcext:value-type="float">
            <text:p>1667,11</text:p>
          </table:table-cell>
          <table:table-cell office:value-type="float" office:value="1682.91666666667" calcext:value-type="float">
            <text:p>1682,92</text:p>
          </table:table-cell>
          <table:table-cell office:value-type="float" office:value="1653.32313360848" calcext:value-type="float">
            <text:p>1653,32</text:p>
          </table:table-cell>
          <table:table-cell office:value-type="float" office:value="1688.91666666667" calcext:value-type="float">
            <text:p>1688,92</text:p>
          </table:table-cell>
          <table:table-cell office:value-type="float" office:value="1679.13810357677" calcext:value-type="float">
            <text:p>1679,14</text:p>
          </table:table-cell>
          <table:table-cell office:value-type="float" office:value="1676.5" calcext:value-type="float">
            <text:p>1676,50</text:p>
          </table:table-cell>
          <table:table-cell office:value-type="float" office:value="1665.4440865323" calcext:value-type="float">
            <text:p>1665,44</text:p>
          </table:table-cell>
          <table:table-cell table:number-columns-repeated="1015"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1633.58333333333" calcext:value-type="float">
            <text:p>1633,58</text:p>
          </table:table-cell>
          <table:table-cell office:value-type="float" office:value="1647.6669823416" calcext:value-type="float">
            <text:p>1647,67</text:p>
          </table:table-cell>
          <table:table-cell office:value-type="float" office:value="1644.08333333333" calcext:value-type="float">
            <text:p>1644,08</text:p>
          </table:table-cell>
          <table:table-cell office:value-type="float" office:value="1634.09468298335" calcext:value-type="float">
            <text:p>1634,09</text:p>
          </table:table-cell>
          <table:table-cell office:value-type="float" office:value="1644.08333333333" calcext:value-type="float">
            <text:p>1644,08</text:p>
          </table:table-cell>
          <table:table-cell office:value-type="float" office:value="1659.40726896037" calcext:value-type="float">
            <text:p>1659,41</text:p>
          </table:table-cell>
          <table:table-cell office:value-type="float" office:value="1633.58333333333" calcext:value-type="float">
            <text:p>1633,58</text:p>
          </table:table-cell>
          <table:table-cell office:value-type="float" office:value="1646.48685681423" calcext:value-type="float">
            <text:p>1646,49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24.5" calcext:value-type="float">
            <text:p>1624,50</text:p>
          </table:table-cell>
          <table:table-cell office:value-type="float" office:value="1627.98527616114" calcext:value-type="float">
            <text:p>1627,99</text:p>
          </table:table-cell>
          <table:table-cell office:value-type="float" office:value="1643" calcext:value-type="float">
            <text:p>1643,00</text:p>
          </table:table-cell>
          <table:table-cell office:value-type="float" office:value="1614.63103212559" calcext:value-type="float">
            <text:p>1614,63</text:p>
          </table:table-cell>
          <table:table-cell office:value-type="float" office:value="1647.25" calcext:value-type="float">
            <text:p>1647,25</text:p>
          </table:table-cell>
          <table:table-cell office:value-type="float" office:value="1639.43445315718" calcext:value-type="float">
            <text:p>1639,43</text:p>
          </table:table-cell>
          <table:table-cell office:value-type="float" office:value="1624.5" calcext:value-type="float">
            <text:p>1624,50</text:p>
          </table:table-cell>
          <table:table-cell office:value-type="float" office:value="1627.30533296188" calcext:value-type="float">
            <text:p>1627,31</text:p>
          </table:table-cell>
          <table:table-cell table:number-columns-repeated="10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1583" calcext:value-type="float">
            <text:p>1583,00</text:p>
          </table:table-cell>
          <table:table-cell office:value-type="float" office:value="1608.06899799241" calcext:value-type="float">
            <text:p>1608,07</text:p>
          </table:table-cell>
          <table:table-cell office:value-type="float" office:value="1602.25" calcext:value-type="float">
            <text:p>1602,25</text:p>
          </table:table-cell>
          <table:table-cell office:value-type="float" office:value="1594.94009383337" calcext:value-type="float">
            <text:p>1594,94</text:p>
          </table:table-cell>
          <table:table-cell office:value-type="float" office:value="1607.66666666667" calcext:value-type="float">
            <text:p>1607,67</text:p>
          </table:table-cell>
          <table:table-cell office:value-type="float" office:value="1619.22821146815" calcext:value-type="float">
            <text:p>1619,23</text:p>
          </table:table-cell>
          <table:table-cell office:value-type="float" office:value="1583" calcext:value-type="float">
            <text:p>1583,00</text:p>
          </table:table-cell>
          <table:table-cell office:value-type="float" office:value="1607.90670027225" calcext:value-type="float">
            <text:p>1607,9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83.83333333333" calcext:value-type="float">
            <text:p>1583,83</text:p>
          </table:table-cell>
          <table:table-cell office:value-type="float" office:value="1587.92661980734" calcext:value-type="float">
            <text:p>1587,93</text:p>
          </table:table-cell>
          <table:table-cell office:value-type="float" office:value="1599.08333333333" calcext:value-type="float">
            <text:p>1599,08</text:p>
          </table:table-cell>
          <table:table-cell office:value-type="float" office:value="1575.02997142114" calcext:value-type="float">
            <text:p>1575,03</text:p>
          </table:table-cell>
          <table:table-cell office:value-type="float" office:value="1604.75" calcext:value-type="float">
            <text:p>1604,75</text:p>
          </table:table-cell>
          <table:table-cell office:value-type="float" office:value="1598.79727683918" calcext:value-type="float">
            <text:p>1598,80</text:p>
          </table:table-cell>
          <table:table-cell office:value-type="float" office:value="1583.83333333333" calcext:value-type="float">
            <text:p>1583,83</text:p>
          </table:table-cell>
          <table:table-cell office:value-type="float" office:value="1588.29830586337" calcext:value-type="float">
            <text:p>1588,30</text:p>
          </table:table-cell>
          <table:table-cell table:number-columns-repeated="1015"/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1546.08333333333" calcext:value-type="float">
            <text:p>1546,08</text:p>
          </table:table-cell>
          <table:table-cell office:value-type="float" office:value="1567.56680328263" calcext:value-type="float">
            <text:p>1567,57</text:p>
          </table:table-cell>
          <table:table-cell office:value-type="float" office:value="1555.91666666667" calcext:value-type="float">
            <text:p>1555,92</text:p>
          </table:table-cell>
          <table:table-cell office:value-type="float" office:value="1554.90895110974" calcext:value-type="float">
            <text:p>1554,91</text:p>
          </table:table-cell>
          <table:table-cell office:value-type="float" office:value="1565.58333333333" calcext:value-type="float">
            <text:p>1565,58</text:p>
          </table:table-cell>
          <table:table-cell office:value-type="float" office:value="1578.15055240456" calcext:value-type="float">
            <text:p>1578,15</text:p>
          </table:table-cell>
          <table:table-cell office:value-type="float" office:value="1546.08333333333" calcext:value-type="float">
            <text:p>1546,08</text:p>
          </table:table-cell>
          <table:table-cell office:value-type="float" office:value="1568.48765287005" calcext:value-type="float">
            <text:p>1568,49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45.16666666667" calcext:value-type="float">
            <text:p>1545,17</text:p>
          </table:table-cell>
          <table:table-cell office:value-type="float" office:value="1546.99839167564" calcext:value-type="float">
            <text:p>1547,00</text:p>
          </table:table-cell>
          <table:table-cell office:value-type="float" office:value="1556.08333333333" calcext:value-type="float">
            <text:p>1556,08</text:p>
          </table:table-cell>
          <table:table-cell office:value-type="float" office:value="1534.58549441649" calcext:value-type="float">
            <text:p>1534,59</text:p>
          </table:table-cell>
          <table:table-cell office:value-type="float" office:value="1567.41666666667" calcext:value-type="float">
            <text:p>1567,42</text:p>
          </table:table-cell>
          <table:table-cell office:value-type="float" office:value="1557.29710403046" calcext:value-type="float">
            <text:p>1557,30</text:p>
          </table:table-cell>
          <table:table-cell office:value-type="float" office:value="1545.16666666667" calcext:value-type="float">
            <text:p>1545,17</text:p>
          </table:table-cell>
          <table:table-cell office:value-type="float" office:value="1548.48239463963" calcext:value-type="float">
            <text:p>1548,48</text:p>
          </table:table-cell>
          <table:table-cell table:number-columns-repeated="1015"/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1504" calcext:value-type="float">
            <text:p>1504,00</text:p>
          </table:table-cell>
          <table:table-cell office:value-type="float" office:value="1526.23040170038" calcext:value-type="float">
            <text:p>1526,23</text:p>
          </table:table-cell>
          <table:table-cell office:value-type="float" office:value="1512.75" calcext:value-type="float">
            <text:p>1512,75</text:p>
          </table:table-cell>
          <table:table-cell office:value-type="float" office:value="1514.06823054523" calcext:value-type="float">
            <text:p>1514,07</text:p>
          </table:table-cell>
          <table:table-cell office:value-type="float" office:value="1523.58333333333" calcext:value-type="float">
            <text:p>1523,58</text:p>
          </table:table-cell>
          <table:table-cell office:value-type="float" office:value="1536.24615285836" calcext:value-type="float">
            <text:p>1536,25</text:p>
          </table:table-cell>
          <table:table-cell office:value-type="float" office:value="1504" calcext:value-type="float">
            <text:p>1504,00</text:p>
          </table:table-cell>
          <table:table-cell office:value-type="float" office:value="1528.29032892767" calcext:value-type="float">
            <text:p>1528,29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07.16666666667" calcext:value-type="float">
            <text:p>1507,17</text:p>
          </table:table-cell>
          <table:table-cell office:value-type="float" office:value="1505.27201540341" calcext:value-type="float">
            <text:p>1505,27</text:p>
          </table:table-cell>
          <table:table-cell office:value-type="float" office:value="1512.41666666667" calcext:value-type="float">
            <text:p>1512,42</text:p>
          </table:table-cell>
          <table:table-cell office:value-type="float" office:value="1493.36594877645" calcext:value-type="float">
            <text:p>1493,37</text:p>
          </table:table-cell>
          <table:table-cell office:value-type="float" office:value="1522.08333333333" calcext:value-type="float">
            <text:p>1522,08</text:p>
          </table:table-cell>
          <table:table-cell office:value-type="float" office:value="1515.00706784853" calcext:value-type="float">
            <text:p>1515,01</text:p>
          </table:table-cell>
          <table:table-cell office:value-type="float" office:value="1507.16666666667" calcext:value-type="float">
            <text:p>1507,17</text:p>
          </table:table-cell>
          <table:table-cell office:value-type="float" office:value="1507.91939209374" calcext:value-type="float">
            <text:p>1507,92</text:p>
          </table:table-cell>
          <table:table-cell table:number-columns-repeated="1015"/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1463.33333333333" calcext:value-type="float">
            <text:p>1463,33</text:p>
          </table:table-cell>
          <table:table-cell office:value-type="float" office:value="1484.13257203978" calcext:value-type="float">
            <text:p>1484,13</text:p>
          </table:table-cell>
          <table:table-cell office:value-type="float" office:value="1464.83333333333" calcext:value-type="float">
            <text:p>1464,83</text:p>
          </table:table-cell>
          <table:table-cell office:value-type="float" office:value="1472.48759085733" calcext:value-type="float">
            <text:p>1472,49</text:p>
          </table:table-cell>
          <table:table-cell office:value-type="float" office:value="1476.25" calcext:value-type="float">
            <text:p>1476,25</text:p>
          </table:table-cell>
          <table:table-cell office:value-type="float" office:value="1493.58935832347" calcext:value-type="float">
            <text:p>1493,59</text:p>
          </table:table-cell>
          <table:table-cell office:value-type="float" office:value="1463.33333333333" calcext:value-type="float">
            <text:p>1463,33</text:p>
          </table:table-cell>
          <table:table-cell office:value-type="float" office:value="1487.37765329714" calcext:value-type="float">
            <text:p>1487,38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65" calcext:value-type="float">
            <text:p>1465,00</text:p>
          </table:table-cell>
          <table:table-cell office:value-type="float" office:value="1462.821559949" calcext:value-type="float">
            <text:p>1462,82</text:p>
          </table:table-cell>
          <table:table-cell office:value-type="float" office:value="1460.16666666667" calcext:value-type="float">
            <text:p>1460,17</text:p>
          </table:table-cell>
          <table:table-cell office:value-type="float" office:value="1451.44224339184" calcext:value-type="float">
            <text:p>1451,44</text:p>
          </table:table-cell>
          <table:table-cell office:value-type="float" office:value="1480.41666666667" calcext:value-type="float">
            <text:p>1480,42</text:p>
          </table:table-cell>
          <table:table-cell office:value-type="float" office:value="1472.00266651141" calcext:value-type="float">
            <text:p>1472,00</text:p>
          </table:table-cell>
          <table:table-cell office:value-type="float" office:value="1465" calcext:value-type="float">
            <text:p>1465,00</text:p>
          </table:table-cell>
          <table:table-cell office:value-type="float" office:value="1466.67330869261" calcext:value-type="float">
            <text:p>1466,67</text:p>
          </table:table-cell>
          <table:table-cell table:number-columns-repeated="1015"/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1425.25" calcext:value-type="float">
            <text:p>1425,25</text:p>
          </table:table-cell>
          <table:table-cell office:value-type="float" office:value="1441.3486084309" calcext:value-type="float">
            <text:p>1441,35</text:p>
          </table:table-cell>
          <table:table-cell office:value-type="float" office:value="1416.41666666667" calcext:value-type="float">
            <text:p>1416,42</text:p>
          </table:table-cell>
          <table:table-cell office:value-type="float" office:value="1430.23913023082" calcext:value-type="float">
            <text:p>1430,24</text:p>
          </table:table-cell>
          <table:table-cell office:value-type="float" office:value="1429.75" calcext:value-type="float">
            <text:p>1429,75</text:p>
          </table:table-cell>
          <table:table-cell office:value-type="float" office:value="1450.2567600897" calcext:value-type="float">
            <text:p>1450,26</text:p>
          </table:table-cell>
          <table:table-cell office:value-type="float" office:value="1425.25" calcext:value-type="float">
            <text:p>1425,25</text:p>
          </table:table-cell>
          <table:table-cell office:value-type="float" office:value="1445.81467562612" calcext:value-type="float">
            <text:p>1445,81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4.58333333333" calcext:value-type="float">
            <text:p>1434,58</text:p>
          </table:table-cell>
          <table:table-cell office:value-type="float" office:value="1419.72347962164" calcext:value-type="float">
            <text:p>1419,72</text:p>
          </table:table-cell>
          <table:table-cell office:value-type="float" office:value="1413.66666666667" calcext:value-type="float">
            <text:p>1413,67</text:p>
          </table:table-cell>
          <table:table-cell office:value-type="float" office:value="1408.88760486205" calcext:value-type="float">
            <text:p>1408,89</text:p>
          </table:table-cell>
          <table:table-cell office:value-type="float" office:value="1425.58333333333" calcext:value-type="float">
            <text:p>1425,58</text:p>
          </table:table-cell>
          <table:table-cell office:value-type="float" office:value="1428.36152472832" calcext:value-type="float">
            <text:p>1428,36</text:p>
          </table:table-cell>
          <table:table-cell office:value-type="float" office:value="1434.58333333333" calcext:value-type="float">
            <text:p>1434,58</text:p>
          </table:table-cell>
          <table:table-cell office:value-type="float" office:value="1424.81018683055" calcext:value-type="float">
            <text:p>1424,81</text:p>
          </table:table-cell>
          <table:table-cell table:number-columns-repeated="1015"/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1387.41666666667" calcext:value-type="float">
            <text:p>1387,42</text:p>
          </table:table-cell>
          <table:table-cell office:value-type="float" office:value="1397.95606036959" calcext:value-type="float">
            <text:p>1397,96</text:p>
          </table:table-cell>
          <table:table-cell office:value-type="float" office:value="1372.25" calcext:value-type="float">
            <text:p>1372,25</text:p>
          </table:table-cell>
          <table:table-cell office:value-type="float" office:value="1387.39714280034" calcext:value-type="float">
            <text:p>1387,40</text:p>
          </table:table-cell>
          <table:table-cell office:value-type="float" office:value="1381.33333333333" calcext:value-type="float">
            <text:p>1381,33</text:p>
          </table:table-cell>
          <table:table-cell office:value-type="float" office:value="1406.32695663334" calcext:value-type="float">
            <text:p>1406,33</text:p>
          </table:table-cell>
          <table:table-cell office:value-type="float" office:value="1387.41666666667" calcext:value-type="float">
            <text:p>1387,42</text:p>
          </table:table-cell>
          <table:table-cell office:value-type="float" office:value="1403.66838462146" calcext:value-type="float">
            <text:p>1403,67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87.16666666667" calcext:value-type="float">
            <text:p>1387,17</text:p>
          </table:table-cell>
          <table:table-cell office:value-type="float" office:value="1376.05635411132" calcext:value-type="float">
            <text:p>1376,06</text:p>
          </table:table-cell>
          <table:table-cell office:value-type="float" office:value="1370.91666666667" calcext:value-type="float">
            <text:p>1370,92</text:p>
          </table:table-cell>
          <table:table-cell office:value-type="float" office:value="1365.77733397762" calcext:value-type="float">
            <text:p>1365,78</text:p>
          </table:table-cell>
          <table:table-cell office:value-type="float" office:value="1381.66666666667" calcext:value-type="float">
            <text:p>1381,67</text:p>
          </table:table-cell>
          <table:table-cell office:value-type="float" office:value="1384.16315509035" calcext:value-type="float">
            <text:p>1384,16</text:p>
          </table:table-cell>
          <table:table-cell office:value-type="float" office:value="1387.16666666667" calcext:value-type="float">
            <text:p>1387,17</text:p>
          </table:table-cell>
          <table:table-cell office:value-type="float" office:value="1382.39791509283" calcext:value-type="float">
            <text:p>1382,40</text:p>
          </table:table-cell>
          <table:table-cell table:number-columns-repeated="1015"/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1346.16666666667" calcext:value-type="float">
            <text:p>1346,17</text:p>
          </table:table-cell>
          <table:table-cell office:value-type="float" office:value="1354.03447274748" calcext:value-type="float">
            <text:p>1354,03</text:p>
          </table:table-cell>
          <table:table-cell office:value-type="float" office:value="1331.25" calcext:value-type="float">
            <text:p>1331,25</text:p>
          </table:table-cell>
          <table:table-cell office:value-type="float" office:value="1344.03787513299" calcext:value-type="float">
            <text:p>1344,04</text:p>
          </table:table-cell>
          <table:table-cell office:value-type="float" office:value="1335.33333333333" calcext:value-type="float">
            <text:p>1335,33</text:p>
          </table:table-cell>
          <table:table-cell office:value-type="float" office:value="1361.88031500795" calcext:value-type="float">
            <text:p>1361,88</text:p>
          </table:table-cell>
          <table:table-cell office:value-type="float" office:value="1346.16666666667" calcext:value-type="float">
            <text:p>1346,17</text:p>
          </table:table-cell>
          <table:table-cell office:value-type="float" office:value="1361.00752231278" calcext:value-type="float">
            <text:p>1361,01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45.5" calcext:value-type="float">
            <text:p>1345,50</text:p>
          </table:table-cell>
          <table:table-cell office:value-type="float" office:value="1331.90062851875" calcext:value-type="float">
            <text:p>1331,90</text:p>
          </table:table-cell>
          <table:table-cell office:value-type="float" office:value="1332" calcext:value-type="float">
            <text:p>1332,00</text:p>
          </table:table-cell>
          <table:table-cell office:value-type="float" office:value="1322.18856220283" calcext:value-type="float">
            <text:p>1322,19</text:p>
          </table:table-cell>
          <table:table-cell office:value-type="float" office:value="1335.41666666667" calcext:value-type="float">
            <text:p>1335,42</text:p>
          </table:table-cell>
          <table:table-cell office:value-type="float" office:value="1339.48871946117" calcext:value-type="float">
            <text:p>1339,49</text:p>
          </table:table-cell>
          <table:table-cell office:value-type="float" office:value="1345.5" calcext:value-type="float">
            <text:p>1345,50</text:p>
          </table:table-cell>
          <table:table-cell office:value-type="float" office:value="1339.50604251932" calcext:value-type="float">
            <text:p>1339,51</text:p>
          </table:table-cell>
          <table:table-cell table:number-columns-repeated="1015"/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1300.58333333333" calcext:value-type="float">
            <text:p>1300,58</text:p>
          </table:table-cell>
          <table:table-cell office:value-type="float" office:value="1309.66512588181" calcext:value-type="float">
            <text:p>1309,67</text:p>
          </table:table-cell>
          <table:table-cell office:value-type="float" office:value="1283.91666666667" calcext:value-type="float">
            <text:p>1283,92</text:p>
          </table:table-cell>
          <table:table-cell office:value-type="float" office:value="1300.23928271087" calcext:value-type="float">
            <text:p>1300,24</text:p>
          </table:table-cell>
          <table:table-cell office:value-type="float" office:value="1293.58333333333" calcext:value-type="float">
            <text:p>1293,58</text:p>
          </table:table-cell>
          <table:table-cell office:value-type="float" office:value="1316.99873223497" calcext:value-type="float">
            <text:p>1317,00</text:p>
          </table:table-cell>
          <table:table-cell office:value-type="float" office:value="1300.58333333333" calcext:value-type="float">
            <text:p>1300,58</text:p>
          </table:table-cell>
          <table:table-cell office:value-type="float" office:value="1317.90239831607" calcext:value-type="float">
            <text:p>1317,90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03" calcext:value-type="float">
            <text:p>1303,00</text:p>
          </table:table-cell>
          <table:table-cell office:value-type="float" office:value="1287.33835338523" calcext:value-type="float">
            <text:p>1287,34</text:p>
          </table:table-cell>
          <table:table-cell office:value-type="float" office:value="1282.83333333333" calcext:value-type="float">
            <text:p>1282,83</text:p>
          </table:table-cell>
          <table:table-cell office:value-type="float" office:value="1278.20000815827" calcext:value-type="float">
            <text:p>1278,20</text:p>
          </table:table-cell>
          <table:table-cell office:value-type="float" office:value="1297.66666666667" calcext:value-type="float">
            <text:p>1297,67</text:p>
          </table:table-cell>
          <table:table-cell office:value-type="float" office:value="1294.42079036768" calcext:value-type="float">
            <text:p>1294,42</text:p>
          </table:table-cell>
          <table:table-cell office:value-type="float" office:value="1303" calcext:value-type="float">
            <text:p>1303,00</text:p>
          </table:table-cell>
          <table:table-cell office:value-type="float" office:value="1296.20559286802" calcext:value-type="float">
            <text:p>1296,21</text:p>
          </table:table-cell>
          <table:table-cell table:number-columns-repeated="1015"/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1259.5" calcext:value-type="float">
            <text:p>1259,50</text:p>
          </table:table-cell>
          <table:table-cell office:value-type="float" office:value="1264.93077554542" calcext:value-type="float">
            <text:p>1264,93</text:p>
          </table:table-cell>
          <table:table-cell office:value-type="float" office:value="1241.08333333333" calcext:value-type="float">
            <text:p>1241,08</text:p>
          </table:table-cell>
          <table:table-cell office:value-type="float" office:value="1256.0807864137" calcext:value-type="float">
            <text:p>1256,08</text:p>
          </table:table-cell>
          <table:table-cell office:value-type="float" office:value="1254" calcext:value-type="float">
            <text:p>1254,00</text:p>
          </table:table-cell>
          <table:table-cell office:value-type="float" office:value="1271.76539669444" calcext:value-type="float">
            <text:p>1271,77</text:p>
          </table:table-cell>
          <table:table-cell office:value-type="float" office:value="1259.5" calcext:value-type="float">
            <text:p>1259,50</text:p>
          </table:table-cell>
          <table:table-cell office:value-type="float" office:value="1274.42470409726" calcext:value-type="float">
            <text:p>1274,42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58.83333333333" calcext:value-type="float">
            <text:p>1258,83</text:p>
          </table:table-cell>
          <table:table-cell office:value-type="float" office:value="1242.45292472256" calcext:value-type="float">
            <text:p>1242,45</text:p>
          </table:table-cell>
          <table:table-cell office:value-type="float" office:value="1241.83333333333" calcext:value-type="float">
            <text:p>1241,83</text:p>
          </table:table-cell>
          <table:table-cell office:value-type="float" office:value="1233.89173410342" calcext:value-type="float">
            <text:p>1233,89</text:p>
          </table:table-cell>
          <table:table-cell office:value-type="float" office:value="1247.5" calcext:value-type="float">
            <text:p>1247,50</text:p>
          </table:table-cell>
          <table:table-cell office:value-type="float" office:value="1249.04311239072" calcext:value-type="float">
            <text:p>1249,04</text:p>
          </table:table-cell>
          <table:table-cell office:value-type="float" office:value="1258.83333333333" calcext:value-type="float">
            <text:p>1258,83</text:p>
          </table:table-cell>
          <table:table-cell office:value-type="float" office:value="1252.56887887868" calcext:value-type="float">
            <text:p>1252,57</text:p>
          </table:table-cell>
          <table:table-cell table:number-columns-repeated="1015"/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1212.91666666667" calcext:value-type="float">
            <text:p>1212,92</text:p>
          </table:table-cell>
          <table:table-cell office:value-type="float" office:value="1219.91539299657" calcext:value-type="float">
            <text:p>1219,92</text:p>
          </table:table-cell>
          <table:table-cell office:value-type="float" office:value="1198.08333333333" calcext:value-type="float">
            <text:p>1198,08</text:p>
          </table:table-cell>
          <table:table-cell office:value-type="float" office:value="1211.64302900137" calcext:value-type="float">
            <text:p>1211,64</text:p>
          </table:table-cell>
          <table:table-cell office:value-type="float" office:value="1203.41666666667" calcext:value-type="float">
            <text:p>1203,42</text:p>
          </table:table-cell>
          <table:table-cell office:value-type="float" office:value="1226.26454951569" calcext:value-type="float">
            <text:p>1226,26</text:p>
          </table:table-cell>
          <table:table-cell office:value-type="float" office:value="1212.91666666667" calcext:value-type="float">
            <text:p>1212,92</text:p>
          </table:table-cell>
          <table:table-cell office:value-type="float" office:value="1230.64732723579" calcext:value-type="float">
            <text:p>1230,65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13.58333333333" calcext:value-type="float">
            <text:p>1213,58</text:p>
          </table:table-cell>
          <table:table-cell office:value-type="float" office:value="1197.32882404298" calcext:value-type="float">
            <text:p>1197,33</text:p>
          </table:table-cell>
          <table:table-cell office:value-type="float" office:value="1198.5" calcext:value-type="float">
            <text:p>1198,50</text:p>
          </table:table-cell>
          <table:table-cell office:value-type="float" office:value="1189.34490241922" calcext:value-type="float">
            <text:p>1189,34</text:p>
          </table:table-cell>
          <table:table-cell office:value-type="float" office:value="1196.58333333333" calcext:value-type="float">
            <text:p>1196,58</text:p>
          </table:table-cell>
          <table:table-cell office:value-type="float" office:value="1203.44036355576" calcext:value-type="float">
            <text:p>1203,44</text:p>
          </table:table-cell>
          <table:table-cell office:value-type="float" office:value="1213.58333333333" calcext:value-type="float">
            <text:p>1213,58</text:p>
          </table:table-cell>
          <table:table-cell office:value-type="float" office:value="1208.66931653637" calcext:value-type="float">
            <text:p>1208,67</text:p>
          </table:table-cell>
          <table:table-cell table:number-columns-repeated="1015"/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1169.58333333333" calcext:value-type="float">
            <text:p>1169,58</text:p>
          </table:table-cell>
          <table:table-cell office:value-type="float" office:value="1174.70390500892" calcext:value-type="float">
            <text:p>1174,70</text:p>
          </table:table-cell>
          <table:table-cell office:value-type="float" office:value="1149.91666666667" calcext:value-type="float">
            <text:p>1149,92</text:p>
          </table:table-cell>
          <table:table-cell office:value-type="float" office:value="1167.0076315965" calcext:value-type="float">
            <text:p>1167,01</text:p>
          </table:table-cell>
          <table:table-cell office:value-type="float" office:value="1148.66666666667" calcext:value-type="float">
            <text:p>1148,67</text:p>
          </table:table-cell>
          <table:table-cell office:value-type="float" office:value="1180.58124596799" calcext:value-type="float">
            <text:p>1180,58</text:p>
          </table:table-cell>
          <table:table-cell office:value-type="float" office:value="1169.58333333333" calcext:value-type="float">
            <text:p>1169,58</text:p>
          </table:table-cell>
          <table:table-cell office:value-type="float" office:value="1186.64416568825" calcext:value-type="float">
            <text:p>1186,6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73.16666666667" calcext:value-type="float">
            <text:p>1173,17</text:p>
          </table:table-cell>
          <table:table-cell office:value-type="float" office:value="1152.05135838904" calcext:value-type="float">
            <text:p>1152,05</text:p>
          </table:table-cell>
          <table:table-cell office:value-type="float" office:value="1150.33333333333" calcext:value-type="float">
            <text:p>1150,33</text:p>
          </table:table-cell>
          <table:table-cell office:value-type="float" office:value="1144.64153209065" calcext:value-type="float">
            <text:p>1144,64</text:p>
          </table:table-cell>
          <table:table-cell office:value-type="float" office:value="1153.33333333333" calcext:value-type="float">
            <text:p>1153,33</text:p>
          </table:table-cell>
          <table:table-cell office:value-type="float" office:value="1157.69791672357" calcext:value-type="float">
            <text:p>1157,70</text:p>
          </table:table-cell>
          <table:table-cell office:value-type="float" office:value="1173.16666666667" calcext:value-type="float">
            <text:p>1173,17</text:p>
          </table:table-cell>
          <table:table-cell office:value-type="float" office:value="1164.58123933505" calcext:value-type="float">
            <text:p>1164,58</text:p>
          </table:table-cell>
          <table:table-cell table:number-columns-repeated="1015"/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1128.75" calcext:value-type="float">
            <text:p>1128,75</text:p>
          </table:table-cell>
          <table:table-cell office:value-type="float" office:value="1129.38193390143" calcext:value-type="float">
            <text:p>1129,38</text:p>
          </table:table-cell>
          <table:table-cell office:value-type="float" office:value="1105.41666666667" calcext:value-type="float">
            <text:p>1105,42</text:p>
          </table:table-cell>
          <table:table-cell office:value-type="float" office:value="1122.25695016708" calcext:value-type="float">
            <text:p>1122,26</text:p>
          </table:table-cell>
          <table:table-cell office:value-type="float" office:value="1113.25" calcext:value-type="float">
            <text:p>1113,25</text:p>
          </table:table-cell>
          <table:table-cell office:value-type="float" office:value="1134.80111685126" calcext:value-type="float">
            <text:p>1134,80</text:p>
          </table:table-cell>
          <table:table-cell office:value-type="float" office:value="1128.75" calcext:value-type="float">
            <text:p>1128,75</text:p>
          </table:table-cell>
          <table:table-cell office:value-type="float" office:value="1142.4899420519" calcext:value-type="float">
            <text:p>1142,49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20.91666666667" calcext:value-type="float">
            <text:p>1120,92</text:p>
          </table:table-cell>
          <table:table-cell office:value-type="float" office:value="1106.70640036356" calcext:value-type="float">
            <text:p>1106,71</text:p>
          </table:table-cell>
          <table:table-cell office:value-type="float" office:value="1105.41666666667" calcext:value-type="float">
            <text:p>1105,42</text:p>
          </table:table-cell>
          <table:table-cell office:value-type="float" office:value="1099.8642551893" calcext:value-type="float">
            <text:p>1099,86</text:p>
          </table:table-cell>
          <table:table-cell office:value-type="float" office:value="1115.83333333333" calcext:value-type="float">
            <text:p>1115,83</text:p>
          </table:table-cell>
          <table:table-cell office:value-type="float" office:value="1111.90160098089" calcext:value-type="float">
            <text:p>1111,90</text:p>
          </table:table-cell>
          <table:table-cell office:value-type="float" office:value="1120.91666666667" calcext:value-type="float">
            <text:p>1120,92</text:p>
          </table:table-cell>
          <table:table-cell office:value-type="float" office:value="1120.37971254118" calcext:value-type="float">
            <text:p>1120,38</text:p>
          </table:table-cell>
          <table:table-cell table:number-columns-repeated="1015"/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1075.58333333333" calcext:value-type="float">
            <text:p>1075,58</text:p>
          </table:table-cell>
          <table:table-cell office:value-type="float" office:value="1084.03553756822" calcext:value-type="float">
            <text:p>1084,04</text:p>
          </table:table-cell>
          <table:table-cell office:value-type="float" office:value="1062.41666666667" calcext:value-type="float">
            <text:p>1062,42</text:p>
          </table:table-cell>
          <table:table-cell office:value-type="float" office:value="1077.47383200897" calcext:value-type="float">
            <text:p>1077,47</text:p>
          </table:table-cell>
          <table:table-cell office:value-type="float" office:value="1065.5" calcext:value-type="float">
            <text:p>1065,50</text:p>
          </table:table-cell>
          <table:table-cell office:value-type="float" office:value="1089.01012988677" calcext:value-type="float">
            <text:p>1089,01</text:p>
          </table:table-cell>
          <table:table-cell office:value-type="float" office:value="1075.58333333333" calcext:value-type="float">
            <text:p>1075,58</text:p>
          </table:table-cell>
          <table:table-cell office:value-type="float" office:value="1098.26001782828" calcext:value-type="float">
            <text:p>1098,26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77.16666666667" calcext:value-type="float">
            <text:p>1077,17</text:p>
          </table:table-cell>
          <table:table-cell office:value-type="float" office:value="1061.38012815947" calcext:value-type="float">
            <text:p>1061,38</text:p>
          </table:table-cell>
          <table:table-cell office:value-type="float" office:value="1063.08333333333" calcext:value-type="float">
            <text:p>1063,08</text:p>
          </table:table-cell>
          <table:table-cell office:value-type="float" office:value="1055.09607335598" calcext:value-type="float">
            <text:p>1055,10</text:p>
          </table:table-cell>
          <table:table-cell office:value-type="float" office:value="1060.75" calcext:value-type="float">
            <text:p>1060,75</text:p>
          </table:table-cell>
          <table:table-cell office:value-type="float" office:value="1066.13746303117" calcext:value-type="float">
            <text:p>1066,14</text:p>
          </table:table-cell>
          <table:table-cell office:value-type="float" office:value="1077.16666666667" calcext:value-type="float">
            <text:p>1077,17</text:p>
          </table:table-cell>
          <table:table-cell office:value-type="float" office:value="1076.1403474573" calcext:value-type="float">
            <text:p>1076,14</text:p>
          </table:table-cell>
          <table:table-cell table:number-columns-repeated="1015"/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1030.58333333333" calcext:value-type="float">
            <text:p>1030,58</text:p>
          </table:table-cell>
          <table:table-cell office:value-type="float" office:value="1038.75094950855" calcext:value-type="float">
            <text:p>1038,75</text:p>
          </table:table-cell>
          <table:table-cell office:value-type="float" office:value="1017.75" calcext:value-type="float">
            <text:p>1017,75</text:p>
          </table:table-cell>
          <table:table-cell office:value-type="float" office:value="1032.74137222853" calcext:value-type="float">
            <text:p>1032,74</text:p>
          </table:table-cell>
          <table:table-cell office:value-type="float" office:value="1012.83333333333" calcext:value-type="float">
            <text:p>1012,83</text:p>
          </table:table-cell>
          <table:table-cell office:value-type="float" office:value="1043.29435110779" calcext:value-type="float">
            <text:p>1043,29</text:p>
          </table:table-cell>
          <table:table-cell office:value-type="float" office:value="1030.58333333333" calcext:value-type="float">
            <text:p>1030,58</text:p>
          </table:table-cell>
          <table:table-cell office:value-type="float" office:value="1054.03020768681" calcext:value-type="float">
            <text:p>1054,03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29.16666666667" calcext:value-type="float">
            <text:p>1029,17</text:p>
          </table:table-cell>
          <table:table-cell office:value-type="float" office:value="1016.15876558981" calcext:value-type="float">
            <text:p>1016,16</text:p>
          </table:table-cell>
          <table:table-cell office:value-type="float" office:value="1017.25" calcext:value-type="float">
            <text:p>1017,25</text:p>
          </table:table-cell>
          <table:table-cell office:value-type="float" office:value="1010.42011428323" calcext:value-type="float">
            <text:p>1010,42</text:p>
          </table:table-cell>
          <table:table-cell office:value-type="float" office:value="1012.58333333333" calcext:value-type="float">
            <text:p>1012,58</text:p>
          </table:table-cell>
          <table:table-cell office:value-type="float" office:value="1020.4915285852" calcext:value-type="float">
            <text:p>1020,49</text:p>
          </table:table-cell>
          <table:table-cell office:value-type="float" office:value="1029.16666666667" calcext:value-type="float">
            <text:p>1029,17</text:p>
          </table:table-cell>
          <table:table-cell office:value-type="float" office:value="1031.93911568559" calcext:value-type="float">
            <text:p>1031,94</text:p>
          </table:table-cell>
          <table:table-cell table:number-columns-repeated="1015"/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986.583333333333" calcext:value-type="float">
            <text:p>986,58</text:p>
          </table:table-cell>
          <table:table-cell office:value-type="float" office:value="993.614318856671" calcext:value-type="float">
            <text:p>993,61</text:p>
          </table:table-cell>
          <table:table-cell office:value-type="float" office:value="973.583333333333" calcext:value-type="float">
            <text:p>973,58</text:p>
          </table:table-cell>
          <table:table-cell office:value-type="float" office:value="988.14267022516" calcext:value-type="float">
            <text:p>988,14</text:p>
          </table:table-cell>
          <table:table-cell office:value-type="float" office:value="969.416666666667" calcext:value-type="float">
            <text:p>969,42</text:p>
          </table:table-cell>
          <table:table-cell office:value-type="float" office:value="997.739706250308" calcext:value-type="float">
            <text:p>997,74</text:p>
          </table:table-cell>
          <table:table-cell office:value-type="float" office:value="986.583333333333" calcext:value-type="float">
            <text:p>986,58</text:p>
          </table:table-cell>
          <table:table-cell office:value-type="float" office:value="1009.87659372835" calcext:value-type="float">
            <text:p>1009,88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7.416666666667" calcext:value-type="float">
            <text:p>987,42</text:p>
          </table:table-cell>
          <table:table-cell office:value-type="float" office:value="971.128322117545" calcext:value-type="float">
            <text:p>971,13</text:p>
          </table:table-cell>
          <table:table-cell office:value-type="float" office:value="974.083333333333" calcext:value-type="float">
            <text:p>974,08</text:p>
          </table:table-cell>
          <table:table-cell office:value-type="float" office:value="965.919388197965" calcext:value-type="float">
            <text:p>965,92</text:p>
          </table:table-cell>
          <table:table-cell office:value-type="float" office:value="975.916666666667" calcext:value-type="float">
            <text:p>975,92</text:p>
          </table:table-cell>
          <table:table-cell office:value-type="float" office:value="975.049563751814" calcext:value-type="float">
            <text:p>975,05</text:p>
          </table:table-cell>
          <table:table-cell office:value-type="float" office:value="987.416666666667" calcext:value-type="float">
            <text:p>987,42</text:p>
          </table:table-cell>
          <table:table-cell office:value-type="float" office:value="987.852163391482" calcext:value-type="float">
            <text:p>987,85</text:p>
          </table:table-cell>
          <table:table-cell table:number-columns-repeated="1015"/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939.916666666667" calcext:value-type="float">
            <text:p>939,92</text:p>
          </table:table-cell>
          <table:table-cell office:value-type="float" office:value="948.71145041177" calcext:value-type="float">
            <text:p>948,71</text:p>
          </table:table-cell>
          <table:table-cell office:value-type="float" office:value="931.5" calcext:value-type="float">
            <text:p>931,50</text:p>
          </table:table-cell>
          <table:table-cell office:value-type="float" office:value="943.760586173922" calcext:value-type="float">
            <text:p>943,76</text:p>
          </table:table-cell>
          <table:table-cell office:value-type="float" office:value="933.333333333333" calcext:value-type="float">
            <text:p>933,33</text:p>
          </table:table-cell>
          <table:table-cell office:value-type="float" office:value="952.431742143679" calcext:value-type="float">
            <text:p>952,43</text:p>
          </table:table-cell>
          <table:table-cell office:value-type="float" office:value="939.916666666667" calcext:value-type="float">
            <text:p>939,92</text:p>
          </table:table-cell>
          <table:table-cell office:value-type="float" office:value="965.87533974879" calcext:value-type="float">
            <text:p>965,88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37.75" calcext:value-type="float">
            <text:p>937,75</text:p>
          </table:table-cell>
          <table:table-cell office:value-type="float" office:value="926.374332885544" calcext:value-type="float">
            <text:p>926,37</text:p>
          </table:table-cell>
          <table:table-cell office:value-type="float" office:value="932.333333333333" calcext:value-type="float">
            <text:p>932,33</text:p>
          </table:table-cell>
          <table:table-cell office:value-type="float" office:value="921.676544344025" calcext:value-type="float">
            <text:p>921,68</text:p>
          </table:table-cell>
          <table:table-cell office:value-type="float" office:value="933.166666666667" calcext:value-type="float">
            <text:p>933,17</text:p>
          </table:table-cell>
          <table:table-cell office:value-type="float" office:value="929.896836428575" calcext:value-type="float">
            <text:p>929,90</text:p>
          </table:table-cell>
          <table:table-cell office:value-type="float" office:value="937.75" calcext:value-type="float">
            <text:p>937,75</text:p>
          </table:table-cell>
          <table:table-cell office:value-type="float" office:value="943.955625567229" calcext:value-type="float">
            <text:p>943,96</text:p>
          </table:table-cell>
          <table:table-cell table:number-columns-repeated="1015"/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892.75" calcext:value-type="float">
            <text:p>892,75</text:p>
          </table:table-cell>
          <table:table-cell office:value-type="float" office:value="904.127544667863" calcext:value-type="float">
            <text:p>904,13</text:p>
          </table:table-cell>
          <table:table-cell office:value-type="float" office:value="891.5" calcext:value-type="float">
            <text:p>891,50</text:p>
          </table:table-cell>
          <table:table-cell office:value-type="float" office:value="899.677497508071" calcext:value-type="float">
            <text:p>899,68</text:p>
          </table:table-cell>
          <table:table-cell office:value-type="float" office:value="893.083333333333" calcext:value-type="float">
            <text:p>893,08</text:p>
          </table:table-cell>
          <table:table-cell office:value-type="float" office:value="907.455388101346" calcext:value-type="float">
            <text:p>907,46</text:p>
          </table:table-cell>
          <table:table-cell office:value-type="float" office:value="892.75" calcext:value-type="float">
            <text:p>892,75</text:p>
          </table:table-cell>
          <table:table-cell office:value-type="float" office:value="922.102505502642" calcext:value-type="float">
            <text:p>922,10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95.75" calcext:value-type="float">
            <text:p>895,75</text:p>
          </table:table-cell>
          <table:table-cell office:value-type="float" office:value="881.981598746457" calcext:value-type="float">
            <text:p>881,98</text:p>
          </table:table-cell>
          <table:table-cell office:value-type="float" office:value="890.25" calcext:value-type="float">
            <text:p>890,25</text:p>
          </table:table-cell>
          <table:table-cell office:value-type="float" office:value="877.773627464737" calcext:value-type="float">
            <text:p>877,77</text:p>
          </table:table-cell>
          <table:table-cell office:value-type="float" office:value="895.5" calcext:value-type="float">
            <text:p>895,50</text:p>
          </table:table-cell>
          <table:table-cell office:value-type="float" office:value="885.117877692467" calcext:value-type="float">
            <text:p>885,12</text:p>
          </table:table-cell>
          <table:table-cell office:value-type="float" office:value="895.75" calcext:value-type="float">
            <text:p>895,75</text:p>
          </table:table-cell>
          <table:table-cell office:value-type="float" office:value="900.325440295496" calcext:value-type="float">
            <text:p>900,33</text:p>
          </table:table-cell>
          <table:table-cell table:number-columns-repeated="1015"/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850" calcext:value-type="float">
            <text:p>850,00</text:p>
          </table:table-cell>
          <table:table-cell office:value-type="float" office:value="859.946937843716" calcext:value-type="float">
            <text:p>859,95</text:p>
          </table:table-cell>
          <table:table-cell office:value-type="float" office:value="844.333333333333" calcext:value-type="float">
            <text:p>844,33</text:p>
          </table:table-cell>
          <table:table-cell office:value-type="float" office:value="855.97505540166" calcext:value-type="float">
            <text:p>855,98</text:p>
          </table:table-cell>
          <table:table-cell office:value-type="float" office:value="853.333333333333" calcext:value-type="float">
            <text:p>853,33</text:p>
          </table:table-cell>
          <table:table-cell office:value-type="float" office:value="862.894717311505" calcext:value-type="float">
            <text:p>862,89</text:p>
          </table:table-cell>
          <table:table-cell office:value-type="float" office:value="850" calcext:value-type="float">
            <text:p>850,00</text:p>
          </table:table-cell>
          <table:table-cell office:value-type="float" office:value="878.633860966619" calcext:value-type="float">
            <text:p>878,63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50.333333333333" calcext:value-type="float">
            <text:p>850,33</text:p>
          </table:table-cell>
          <table:table-cell office:value-type="float" office:value="838.033926292635" calcext:value-type="float">
            <text:p>838,03</text:p>
          </table:table-cell>
          <table:table-cell office:value-type="float" office:value="842.666666666667" calcext:value-type="float">
            <text:p>842,67</text:p>
          </table:table-cell>
          <table:table-cell office:value-type="float" office:value="834.291834285515" calcext:value-type="float">
            <text:p>834,29</text:p>
          </table:table-cell>
          <table:table-cell office:value-type="float" office:value="857.666666666667" calcext:value-type="float">
            <text:p>857,67</text:p>
          </table:table-cell>
          <table:table-cell office:value-type="float" office:value="840.796243190574" calcext:value-type="float">
            <text:p>840,80</text:p>
          </table:table-cell>
          <table:table-cell office:value-type="float" office:value="850.333333333333" calcext:value-type="float">
            <text:p>850,33</text:p>
          </table:table-cell>
          <table:table-cell office:value-type="float" office:value="857.037163012939" calcext:value-type="float">
            <text:p>857,04</text:p>
          </table:table-cell>
          <table:table-cell table:number-columns-repeated="1015"/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806.083333333333" calcext:value-type="float">
            <text:p>806,08</text:p>
          </table:table-cell>
          <table:table-cell office:value-type="float" office:value="816.252841912742" calcext:value-type="float">
            <text:p>816,25</text:p>
          </table:table-cell>
          <table:table-cell office:value-type="float" office:value="800.666666666667" calcext:value-type="float">
            <text:p>800,67</text:p>
          </table:table-cell>
          <table:table-cell office:value-type="float" office:value="812.733941252102" calcext:value-type="float">
            <text:p>812,73</text:p>
          </table:table-cell>
          <table:table-cell office:value-type="float" office:value="810.583333333333" calcext:value-type="float">
            <text:p>810,58</text:p>
          </table:table-cell>
          <table:table-cell office:value-type="float" office:value="818.832708227796" calcext:value-type="float">
            <text:p>818,83</text:p>
          </table:table-cell>
          <table:table-cell office:value-type="float" office:value="806.083333333333" calcext:value-type="float">
            <text:p>806,08</text:p>
          </table:table-cell>
          <table:table-cell office:value-type="float" office:value="835.544700603218" calcext:value-type="float">
            <text:p>835,54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4.166666666667" calcext:value-type="float">
            <text:p>804,17</text:p>
          </table:table-cell>
          <table:table-cell office:value-type="float" office:value="794.613867886037" calcext:value-type="float">
            <text:p>794,61</text:p>
          </table:table-cell>
          <table:table-cell office:value-type="float" office:value="803" calcext:value-type="float">
            <text:p>803,00</text:p>
          </table:table-cell>
          <table:table-cell office:value-type="float" office:value="791.311269996422" calcext:value-type="float">
            <text:p>791,31</text:p>
          </table:table-cell>
          <table:table-cell office:value-type="float" office:value="812.833333333333" calcext:value-type="float">
            <text:p>812,83</text:p>
          </table:table-cell>
          <table:table-cell office:value-type="float" office:value="797.014274530761" calcext:value-type="float">
            <text:p>797,01</text:p>
          </table:table-cell>
          <table:table-cell office:value-type="float" office:value="804.166666666667" calcext:value-type="float">
            <text:p>804,17</text:p>
          </table:table-cell>
          <table:table-cell office:value-type="float" office:value="814.165780773793" calcext:value-type="float">
            <text:p>814,17</text:p>
          </table:table-cell>
          <table:table-cell table:number-columns-repeated="1015"/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759.916666666667" calcext:value-type="float">
            <text:p>759,92</text:p>
          </table:table-cell>
          <table:table-cell office:value-type="float" office:value="773.127084632922" calcext:value-type="float">
            <text:p>773,13</text:p>
          </table:table-cell>
          <table:table-cell office:value-type="float" office:value="760.25" calcext:value-type="float">
            <text:p>760,25</text:p>
          </table:table-cell>
          <table:table-cell office:value-type="float" office:value="770.033623162757" calcext:value-type="float">
            <text:p>770,03</text:p>
          </table:table-cell>
          <table:table-cell office:value-type="float" office:value="768" calcext:value-type="float">
            <text:p>768,00</text:p>
          </table:table-cell>
          <table:table-cell office:value-type="float" office:value="775.351005959985" calcext:value-type="float">
            <text:p>775,35</text:p>
          </table:table-cell>
          <table:table-cell office:value-type="float" office:value="759.916666666667" calcext:value-type="float">
            <text:p>759,92</text:p>
          </table:table-cell>
          <table:table-cell office:value-type="float" office:value="792.909657624307" calcext:value-type="float">
            <text:p>792,91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61.666666666667" calcext:value-type="float">
            <text:p>761,67</text:p>
          </table:table-cell>
          <table:table-cell office:value-type="float" office:value="751.80246168814" calcext:value-type="float">
            <text:p>751,80</text:p>
          </table:table-cell>
          <table:table-cell office:value-type="float" office:value="761.833333333333" calcext:value-type="float">
            <text:p>761,83</text:p>
          </table:table-cell>
          <table:table-cell office:value-type="float" office:value="748.910704734753" calcext:value-type="float">
            <text:p>748,91</text:p>
          </table:table-cell>
          <table:table-cell office:value-type="float" office:value="767.75" calcext:value-type="float">
            <text:p>767,75</text:p>
          </table:table-cell>
          <table:table-cell office:value-type="float" office:value="753.852860672367" calcext:value-type="float">
            <text:p>753,85</text:p>
          </table:table-cell>
          <table:table-cell office:value-type="float" office:value="761.666666666667" calcext:value-type="float">
            <text:p>761,67</text:p>
          </table:table-cell>
          <table:table-cell office:value-type="float" office:value="771.785526513452" calcext:value-type="float">
            <text:p>771,79</text:p>
          </table:table-cell>
          <table:table-cell table:number-columns-repeated="1015"/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717.166666666667" calcext:value-type="float">
            <text:p>717,17</text:p>
          </table:table-cell>
          <table:table-cell office:value-type="float" office:value="730.649849576708" calcext:value-type="float">
            <text:p>730,65</text:p>
          </table:table-cell>
          <table:table-cell office:value-type="float" office:value="717.75" calcext:value-type="float">
            <text:p>717,75</text:p>
          </table:table-cell>
          <table:table-cell office:value-type="float" office:value="727.952112425501" calcext:value-type="float">
            <text:p>727,95</text:p>
          </table:table-cell>
          <table:table-cell office:value-type="float" office:value="727.666666666667" calcext:value-type="float">
            <text:p>727,67</text:p>
          </table:table-cell>
          <table:table-cell office:value-type="float" office:value="732.529683664652" calcext:value-type="float">
            <text:p>732,53</text:p>
          </table:table-cell>
          <table:table-cell office:value-type="float" office:value="717.166666666667" calcext:value-type="float">
            <text:p>717,17</text:p>
          </table:table-cell>
          <table:table-cell office:value-type="float" office:value="750.802518254705" calcext:value-type="float">
            <text:p>750,80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0.916666666667" calcext:value-type="float">
            <text:p>720,92</text:p>
          </table:table-cell>
          <table:table-cell office:value-type="float" office:value="709.67897168985" calcext:value-type="float">
            <text:p>709,68</text:p>
          </table:table-cell>
          <table:table-cell office:value-type="float" office:value="716.916666666667" calcext:value-type="float">
            <text:p>716,92</text:p>
          </table:table-cell>
          <table:table-cell office:value-type="float" office:value="707.167330067613" calcext:value-type="float">
            <text:p>707,17</text:p>
          </table:table-cell>
          <table:table-cell office:value-type="float" office:value="728.75" calcext:value-type="float">
            <text:p>728,75</text:p>
          </table:table-cell>
          <table:table-cell office:value-type="float" office:value="711.391199316886" calcext:value-type="float">
            <text:p>711,39</text:p>
          </table:table-cell>
          <table:table-cell office:value-type="float" office:value="720.916666666667" calcext:value-type="float">
            <text:p>720,92</text:p>
          </table:table-cell>
          <table:table-cell office:value-type="float" office:value="729.969693312059" calcext:value-type="float">
            <text:p>729,97</text:p>
          </table:table-cell>
          <table:table-cell table:number-columns-repeated="1015"/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677.583333333333" calcext:value-type="float">
            <text:p>677,58</text:p>
          </table:table-cell>
          <table:table-cell office:value-type="float" office:value="688.899416160934" calcext:value-type="float">
            <text:p>688,90</text:p>
          </table:table-cell>
          <table:table-cell office:value-type="float" office:value="677.083333333333" calcext:value-type="float">
            <text:p>677,08</text:p>
          </table:table-cell>
          <table:table-cell office:value-type="float" office:value="686.565720003307" calcext:value-type="float">
            <text:p>686,57</text:p>
          </table:table-cell>
          <table:table-cell office:value-type="float" office:value="687.333333333333" calcext:value-type="float">
            <text:p>687,33</text:p>
          </table:table-cell>
          <table:table-cell office:value-type="float" office:value="690.447003935876" calcext:value-type="float">
            <text:p>690,45</text:p>
          </table:table-cell>
          <table:table-cell office:value-type="float" office:value="677.583333333333" calcext:value-type="float">
            <text:p>677,58</text:p>
          </table:table-cell>
          <table:table-cell office:value-type="float" office:value="709.296035995769" calcext:value-type="float">
            <text:p>709,3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7.833333333333" calcext:value-type="float">
            <text:p>677,83</text:p>
          </table:table-cell>
          <table:table-cell office:value-type="float" office:value="668.320627741408" calcext:value-type="float">
            <text:p>668,32</text:p>
          </table:table-cell>
          <table:table-cell office:value-type="float" office:value="675.166666666667" calcext:value-type="float">
            <text:p>675,17</text:p>
          </table:table-cell>
          <table:table-cell office:value-type="float" office:value="666.156515474487" calcext:value-type="float">
            <text:p>666,16</text:p>
          </table:table-cell>
          <table:table-cell office:value-type="float" office:value="686.416666666667" calcext:value-type="float">
            <text:p>686,42</text:p>
          </table:table-cell>
          <table:table-cell office:value-type="float" office:value="669.70655829865" calcext:value-type="float">
            <text:p>669,71</text:p>
          </table:table-cell>
          <table:table-cell office:value-type="float" office:value="677.833333333333" calcext:value-type="float">
            <text:p>677,83</text:p>
          </table:table-cell>
          <table:table-cell office:value-type="float" office:value="688.790448658083" calcext:value-type="float">
            <text:p>688,79</text:p>
          </table:table-cell>
          <table:table-cell table:number-columns-repeated="1015"/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636.416666666667" calcext:value-type="float">
            <text:p>636,42</text:p>
          </table:table-cell>
          <table:table-cell office:value-type="float" office:value="647.95189967673" calcext:value-type="float">
            <text:p>647,95</text:p>
          </table:table-cell>
          <table:table-cell office:value-type="float" office:value="638.166666666667" calcext:value-type="float">
            <text:p>638,17</text:p>
          </table:table-cell>
          <table:table-cell office:value-type="float" office:value="645.948813012822" calcext:value-type="float">
            <text:p>645,95</text:p>
          </table:table-cell>
          <table:table-cell office:value-type="float" office:value="645.083333333333" calcext:value-type="float">
            <text:p>645,08</text:p>
          </table:table-cell>
          <table:table-cell office:value-type="float" office:value="649.179180195915" calcext:value-type="float">
            <text:p>649,18</text:p>
          </table:table-cell>
          <table:table-cell office:value-type="float" office:value="636.416666666667" calcext:value-type="float">
            <text:p>636,42</text:p>
          </table:table-cell>
          <table:table-cell office:value-type="float" office:value="668.461745888981" calcext:value-type="float">
            <text:p>668,46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6.833333333333" calcext:value-type="float">
            <text:p>636,83</text:p>
          </table:table-cell>
          <table:table-cell office:value-type="float" office:value="627.802365582306" calcext:value-type="float">
            <text:p>627,80</text:p>
          </table:table-cell>
          <table:table-cell office:value-type="float" office:value="636.333333333333" calcext:value-type="float">
            <text:p>636,33</text:p>
          </table:table-cell>
          <table:table-cell office:value-type="float" office:value="625.951564829826" calcext:value-type="float">
            <text:p>625,95</text:p>
          </table:table-cell>
          <table:table-cell office:value-type="float" office:value="645" calcext:value-type="float">
            <text:p>645,00</text:p>
          </table:table-cell>
          <table:table-cell office:value-type="float" office:value="628.874036975518" calcext:value-type="float">
            <text:p>628,87</text:p>
          </table:table-cell>
          <table:table-cell office:value-type="float" office:value="636.833333333333" calcext:value-type="float">
            <text:p>636,83</text:p>
          </table:table-cell>
          <table:table-cell office:value-type="float" office:value="648.318648711909" calcext:value-type="float">
            <text:p>648,32</text:p>
          </table:table-cell>
          <table:table-cell table:number-columns-repeated="1015"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597.166666666667" calcext:value-type="float">
            <text:p>597,17</text:p>
          </table:table-cell>
          <table:table-cell office:value-type="float" office:value="607.880991319424" calcext:value-type="float">
            <text:p>607,88</text:p>
          </table:table-cell>
          <table:table-cell office:value-type="float" office:value="597.916666666667" calcext:value-type="float">
            <text:p>597,92</text:p>
          </table:table-cell>
          <table:table-cell office:value-type="float" office:value="606.173571206941" calcext:value-type="float">
            <text:p>606,17</text:p>
          </table:table-cell>
          <table:table-cell office:value-type="float" office:value="604.25" calcext:value-type="float">
            <text:p>604,25</text:p>
          </table:table-cell>
          <table:table-cell office:value-type="float" office:value="608.8001380859" calcext:value-type="float">
            <text:p>608,80</text:p>
          </table:table-cell>
          <table:table-cell office:value-type="float" office:value="597.166666666667" calcext:value-type="float">
            <text:p>597,17</text:p>
          </table:table-cell>
          <table:table-cell office:value-type="float" office:value="628.369778779524" calcext:value-type="float">
            <text:p>628,37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6" calcext:value-type="float">
            <text:p>576,00</text:p>
          </table:table-cell>
          <table:table-cell office:value-type="float" office:value="588.196566871189" calcext:value-type="float">
            <text:p>588,20</text:p>
          </table:table-cell>
          <table:table-cell office:value-type="float" office:value="598.083333333333" calcext:value-type="float">
            <text:p>598,08</text:p>
          </table:table-cell>
          <table:table-cell office:value-type="float" office:value="586.623472885615" calcext:value-type="float">
            <text:p>586,62</text:p>
          </table:table-cell>
          <table:table-cell office:value-type="float" office:value="604.583333333333" calcext:value-type="float">
            <text:p>604,58</text:p>
          </table:table-cell>
          <table:table-cell office:value-type="float" office:value="588.966327619561" calcext:value-type="float">
            <text:p>588,97</text:p>
          </table:table-cell>
          <table:table-cell office:value-type="float" office:value="1470.16666666667" calcext:value-type="float">
            <text:p>1470,17</text:p>
          </table:table-cell>
          <table:table-cell office:value-type="float" office:value="608.62365256942" calcext:value-type="float">
            <text:p>608,62</text:p>
          </table:table-cell>
          <table:table-cell table:number-columns-repeated="1015"/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555.666666666667" calcext:value-type="float">
            <text:p>555,67</text:p>
          </table:table-cell>
          <table:table-cell office:value-type="float" office:value="568.757698218458" calcext:value-type="float">
            <text:p>568,76</text:p>
          </table:table-cell>
          <table:table-cell office:value-type="float" office:value="558.75" calcext:value-type="float">
            <text:p>558,75</text:p>
          </table:table-cell>
          <table:table-cell office:value-type="float" office:value="567.309743457385" calcext:value-type="float">
            <text:p>567,31</text:p>
          </table:table-cell>
          <table:table-cell office:value-type="float" office:value="565.583333333333" calcext:value-type="float">
            <text:p>565,58</text:p>
          </table:table-cell>
          <table:table-cell office:value-type="float" office:value="569.381276856513" calcext:value-type="float">
            <text:p>569,38</text:p>
          </table:table-cell>
          <table:table-cell office:value-type="float" office:value="555.666666666667" calcext:value-type="float">
            <text:p>555,67</text:p>
          </table:table-cell>
          <table:table-cell office:value-type="float" office:value="589.088675579874" calcext:value-type="float">
            <text:p>589,09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7.75" calcext:value-type="float">
            <text:p>557,75</text:p>
          </table:table-cell>
          <table:table-cell office:value-type="float" office:value="549.572799215772" calcext:value-type="float">
            <text:p>549,57</text:p>
          </table:table-cell>
          <table:table-cell office:value-type="float" office:value="557.916666666667" calcext:value-type="float">
            <text:p>557,92</text:p>
          </table:table-cell>
          <table:table-cell office:value-type="float" office:value="548.240681753955" calcext:value-type="float">
            <text:p>548,24</text:p>
          </table:table-cell>
          <table:table-cell office:value-type="float" office:value="566.916666666667" calcext:value-type="float">
            <text:p>566,92</text:p>
          </table:table-cell>
          <table:table-cell office:value-type="float" office:value="550.053476807744" calcext:value-type="float">
            <text:p>550,05</text:p>
          </table:table-cell>
          <table:table-cell office:value-type="float" office:value="557.75" calcext:value-type="float">
            <text:p>557,75</text:p>
          </table:table-cell>
          <table:table-cell office:value-type="float" office:value="569.773136525578" calcext:value-type="float">
            <text:p>569,77</text:p>
          </table:table-cell>
          <table:table-cell table:number-columns-repeated="1015"/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518.25" calcext:value-type="float">
            <text:p>518,25</text:p>
          </table:table-cell>
          <table:table-cell office:value-type="float" office:value="530.650083467295" calcext:value-type="float">
            <text:p>530,65</text:p>
          </table:table-cell>
          <table:table-cell office:value-type="float" office:value="520.25" calcext:value-type="float">
            <text:p>520,25</text:p>
          </table:table-cell>
          <table:table-cell office:value-type="float" office:value="529.424404237278" calcext:value-type="float">
            <text:p>529,42</text:p>
          </table:table-cell>
          <table:table-cell office:value-type="float" office:value="529.75" calcext:value-type="float">
            <text:p>529,75</text:p>
          </table:table-cell>
          <table:table-cell office:value-type="float" office:value="530.991230758673" calcext:value-type="float">
            <text:p>530,99</text:p>
          </table:table-cell>
          <table:table-cell office:value-type="float" office:value="518.25" calcext:value-type="float">
            <text:p>518,25</text:p>
          </table:table-cell>
          <table:table-cell office:value-type="float" office:value="550.685201533379" calcext:value-type="float">
            <text:p>550,69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0.25" calcext:value-type="float">
            <text:p>520,25</text:p>
          </table:table-cell>
          <table:table-cell office:value-type="float" office:value="511.997556202744" calcext:value-type="float">
            <text:p>512,00</text:p>
          </table:table-cell>
          <table:table-cell office:value-type="float" office:value="522.333333333333" calcext:value-type="float">
            <text:p>522,33</text:p>
          </table:table-cell>
          <table:table-cell office:value-type="float" office:value="510.868837389638" calcext:value-type="float">
            <text:p>510,87</text:p>
          </table:table-cell>
          <table:table-cell office:value-type="float" office:value="527.166666666667" calcext:value-type="float">
            <text:p>527,17</text:p>
          </table:table-cell>
          <table:table-cell office:value-type="float" office:value="512.202646812612" calcext:value-type="float">
            <text:p>512,20</text:p>
          </table:table-cell>
          <table:table-cell office:value-type="float" office:value="520.25" calcext:value-type="float">
            <text:p>520,25</text:p>
          </table:table-cell>
          <table:table-cell office:value-type="float" office:value="531.832908338014" calcext:value-type="float">
            <text:p>531,83</text:p>
          </table:table-cell>
          <table:table-cell table:number-columns-repeated="1015"/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483.083333333333" calcext:value-type="float">
            <text:p>483,08</text:p>
          </table:table-cell>
          <table:table-cell office:value-type="float" office:value="493.623006153329" calcext:value-type="float">
            <text:p>493,62</text:p>
          </table:table-cell>
          <table:table-cell office:value-type="float" office:value="485.666666666667" calcext:value-type="float">
            <text:p>485,67</text:p>
          </table:table-cell>
          <table:table-cell office:value-type="float" office:value="492.581710103726" calcext:value-type="float">
            <text:p>492,58</text:p>
          </table:table-cell>
          <table:table-cell office:value-type="float" office:value="488.5" calcext:value-type="float">
            <text:p>488,50</text:p>
          </table:table-cell>
          <table:table-cell office:value-type="float" office:value="493.695630434224" calcext:value-type="float">
            <text:p>493,70</text:p>
          </table:table-cell>
          <table:table-cell office:value-type="float" office:value="483.083333333333" calcext:value-type="float">
            <text:p>483,08</text:p>
          </table:table-cell>
          <table:table-cell office:value-type="float" office:value="513.224160477847" calcext:value-type="float">
            <text:p>513,22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3.583333333333" calcext:value-type="float">
            <text:p>483,58</text:p>
          </table:table-cell>
          <table:table-cell office:value-type="float" office:value="475.533997427682" calcext:value-type="float">
            <text:p>475,53</text:p>
          </table:table-cell>
          <table:table-cell office:value-type="float" office:value="483.333333333333" calcext:value-type="float">
            <text:p>483,33</text:p>
          </table:table-cell>
          <table:table-cell office:value-type="float" office:value="474.570546072724" calcext:value-type="float">
            <text:p>474,57</text:p>
          </table:table-cell>
          <table:table-cell office:value-type="float" office:value="487.25" calcext:value-type="float">
            <text:p>487,25</text:p>
          </table:table-cell>
          <table:table-cell office:value-type="float" office:value="475.477876992979" calcext:value-type="float">
            <text:p>475,48</text:p>
          </table:table-cell>
          <table:table-cell office:value-type="float" office:value="483.583333333333" calcext:value-type="float">
            <text:p>483,58</text:p>
          </table:table-cell>
          <table:table-cell office:value-type="float" office:value="494.866721490607" calcext:value-type="float">
            <text:p>494,87</text:p>
          </table:table-cell>
          <table:table-cell table:number-columns-repeated="1015"/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446.583333333333" calcext:value-type="float">
            <text:p>446,58</text:p>
          </table:table-cell>
          <table:table-cell office:value-type="float" office:value="457.737861387796" calcext:value-type="float">
            <text:p>457,74</text:p>
          </table:table-cell>
          <table:table-cell office:value-type="float" office:value="450.083333333333" calcext:value-type="float">
            <text:p>450,08</text:p>
          </table:table-cell>
          <table:table-cell office:value-type="float" office:value="456.842656180387" calcext:value-type="float">
            <text:p>456,84</text:p>
          </table:table-cell>
          <table:table-cell office:value-type="float" office:value="452.083333333333" calcext:value-type="float">
            <text:p>452,08</text:p>
          </table:table-cell>
          <table:table-cell office:value-type="float" office:value="457.556864306618" calcext:value-type="float">
            <text:p>457,56</text:p>
          </table:table-cell>
          <table:table-cell office:value-type="float" office:value="446.583333333333" calcext:value-type="float">
            <text:p>446,58</text:p>
          </table:table-cell>
          <table:table-cell office:value-type="float" office:value="476.768209109126" calcext:value-type="float">
            <text:p>476,77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9.25" calcext:value-type="float">
            <text:p>449,25</text:p>
          </table:table-cell>
          <table:table-cell office:value-type="float" office:value="440.241688524957" calcext:value-type="float">
            <text:p>440,24</text:p>
          </table:table-cell>
          <table:table-cell office:value-type="float" office:value="449.25" calcext:value-type="float">
            <text:p>449,25</text:p>
          </table:table-cell>
          <table:table-cell office:value-type="float" office:value="439.405130891119" calcext:value-type="float">
            <text:p>439,41</text:p>
          </table:table-cell>
          <table:table-cell office:value-type="float" office:value="452.5" calcext:value-type="float">
            <text:p>452,50</text:p>
          </table:table-cell>
          <table:table-cell office:value-type="float" office:value="439.939845184608" calcext:value-type="float">
            <text:p>439,94</text:p>
          </table:table-cell>
          <table:table-cell office:value-type="float" office:value="449.25" calcext:value-type="float">
            <text:p>449,25</text:p>
          </table:table-cell>
          <table:table-cell office:value-type="float" office:value="458.936089457073" calcext:value-type="float">
            <text:p>458,94</text:p>
          </table:table-cell>
          <table:table-cell table:number-columns-repeated="1015"/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415.5" calcext:value-type="float">
            <text:p>415,50</text:p>
          </table:table-cell>
          <table:table-cell office:value-type="float" office:value="423.052320335681" calcext:value-type="float">
            <text:p>423,05</text:p>
          </table:table-cell>
          <table:table-cell office:value-type="float" office:value="415.416666666667" calcext:value-type="float">
            <text:p>415,42</text:p>
          </table:table-cell>
          <table:table-cell office:value-type="float" office:value="422.264832640055" calcext:value-type="float">
            <text:p>422,26</text:p>
          </table:table-cell>
          <table:table-cell office:value-type="float" office:value="416.75" calcext:value-type="float">
            <text:p>416,75</text:p>
          </table:table-cell>
          <table:table-cell office:value-type="float" office:value="422.633839971601" calcext:value-type="float">
            <text:p>422,63</text:p>
          </table:table-cell>
          <table:table-cell office:value-type="float" office:value="415.5" calcext:value-type="float">
            <text:p>415,50</text:p>
          </table:table-cell>
          <table:table-cell office:value-type="float" office:value="441.377671244692" calcext:value-type="float">
            <text:p>441,38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5.083333333333" calcext:value-type="float">
            <text:p>415,08</text:p>
          </table:table-cell>
          <table:table-cell office:value-type="float" office:value="406.176341197646" calcext:value-type="float">
            <text:p>406,18</text:p>
          </table:table-cell>
          <table:table-cell office:value-type="float" office:value="415.166666666667" calcext:value-type="float">
            <text:p>415,17</text:p>
          </table:table-cell>
          <table:table-cell office:value-type="float" office:value="405.428388223147" calcext:value-type="float">
            <text:p>405,43</text:p>
          </table:table-cell>
          <table:table-cell office:value-type="float" office:value="417.25" calcext:value-type="float">
            <text:p>417,25</text:p>
          </table:table-cell>
          <table:table-cell office:value-type="float" office:value="405.645629090896" calcext:value-type="float">
            <text:p>405,65</text:p>
          </table:table-cell>
          <table:table-cell office:value-type="float" office:value="415.083333333333" calcext:value-type="float">
            <text:p>415,08</text:p>
          </table:table-cell>
          <table:table-cell office:value-type="float" office:value="424.100099964542" calcext:value-type="float">
            <text:p>424,10</text:p>
          </table:table-cell>
          <table:table-cell table:number-columns-repeated="1015"/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383.083333333333" calcext:value-type="float">
            <text:p>383,08</text:p>
          </table:table-cell>
          <table:table-cell office:value-type="float" office:value="389.62007024563" calcext:value-type="float">
            <text:p>389,62</text:p>
          </table:table-cell>
          <table:table-cell office:value-type="float" office:value="383.083333333333" calcext:value-type="float">
            <text:p>383,08</text:p>
          </table:table-cell>
          <table:table-cell office:value-type="float" office:value="388.902181187234" calcext:value-type="float">
            <text:p>388,90</text:p>
          </table:table-cell>
          <table:table-cell office:value-type="float" office:value="384.666666666667" calcext:value-type="float">
            <text:p>384,67</text:p>
          </table:table-cell>
          <table:table-cell office:value-type="float" office:value="388.981745587895" calcext:value-type="float">
            <text:p>388,98</text:p>
          </table:table-cell>
          <table:table-cell office:value-type="float" office:value="383.083333333333" calcext:value-type="float">
            <text:p>383,08</text:p>
          </table:table-cell>
          <table:table-cell office:value-type="float" office:value="407.11035208723" calcext:value-type="float">
            <text:p>407,1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1.333333333333" calcext:value-type="float">
            <text:p>381,33</text:p>
          </table:table-cell>
          <table:table-cell office:value-type="float" office:value="373.389553247441" calcext:value-type="float">
            <text:p>373,39</text:p>
          </table:table-cell>
          <table:table-cell office:value-type="float" office:value="381.583333333333" calcext:value-type="float">
            <text:p>381,58</text:p>
          </table:table-cell>
          <table:table-cell office:value-type="float" office:value="372.692344220134" calcext:value-type="float">
            <text:p>372,69</text:p>
          </table:table-cell>
          <table:table-cell office:value-type="float" office:value="387.333333333333" calcext:value-type="float">
            <text:p>387,33</text:p>
          </table:table-cell>
          <table:table-cell office:value-type="float" office:value="372.648467673565" calcext:value-type="float">
            <text:p>372,65</text:p>
          </table:table-cell>
          <table:table-cell office:value-type="float" office:value="381.333333333333" calcext:value-type="float">
            <text:p>381,33</text:p>
          </table:table-cell>
          <table:table-cell office:value-type="float" office:value="390.415229257149" calcext:value-type="float">
            <text:p>390,42</text:p>
          </table:table-cell>
          <table:table-cell table:number-columns-repeated="1015"/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350.666666666667" calcext:value-type="float">
            <text:p>350,67</text:p>
          </table:table-cell>
          <table:table-cell office:value-type="float" office:value="357.490554479859" calcext:value-type="float">
            <text:p>357,49</text:p>
          </table:table-cell>
          <table:table-cell office:value-type="float" office:value="348.083333333333" calcext:value-type="float">
            <text:p>348,08</text:p>
          </table:table-cell>
          <table:table-cell office:value-type="float" office:value="356.804751540713" calcext:value-type="float">
            <text:p>356,80</text:p>
          </table:table-cell>
          <table:table-cell office:value-type="float" office:value="355.166666666667" calcext:value-type="float">
            <text:p>355,17</text:p>
          </table:table-cell>
          <table:table-cell office:value-type="float" office:value="356.65181126789" calcext:value-type="float">
            <text:p>356,65</text:p>
          </table:table-cell>
          <table:table-cell office:value-type="float" office:value="350.666666666667" calcext:value-type="float">
            <text:p>350,67</text:p>
          </table:table-cell>
          <table:table-cell office:value-type="float" office:value="374.021352488219" calcext:value-type="float">
            <text:p>374,02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9.333333333333" calcext:value-type="float">
            <text:p>349,33</text:p>
          </table:table-cell>
          <table:table-cell office:value-type="float" office:value="341.92854860456" calcext:value-type="float">
            <text:p>341,93</text:p>
          </table:table-cell>
          <table:table-cell office:value-type="float" office:value="348.666666666667" calcext:value-type="float">
            <text:p>348,67</text:p>
          </table:table-cell>
          <table:table-cell office:value-type="float" office:value="341.245011288978" calcext:value-type="float">
            <text:p>341,25</text:p>
          </table:table-cell>
          <table:table-cell office:value-type="float" office:value="355.25" calcext:value-type="float">
            <text:p>355,25</text:p>
          </table:table-cell>
          <table:table-cell office:value-type="float" office:value="340.99752254334" calcext:value-type="float">
            <text:p>341,00</text:p>
          </table:table-cell>
          <table:table-cell office:value-type="float" office:value="349.333333333333" calcext:value-type="float">
            <text:p>349,33</text:p>
          </table:table-cell>
          <table:table-cell office:value-type="float" office:value="357.935156359617" calcext:value-type="float">
            <text:p>357,94</text:p>
          </table:table-cell>
          <table:table-cell table:number-columns-repeated="1015"/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319.083333333333" calcext:value-type="float">
            <text:p>319,08</text:p>
          </table:table-cell>
          <table:table-cell office:value-type="float" office:value="326.708712544063" calcext:value-type="float">
            <text:p>326,71</text:p>
          </table:table-cell>
          <table:table-cell office:value-type="float" office:value="314" calcext:value-type="float">
            <text:p>314,00</text:p>
          </table:table-cell>
          <table:table-cell office:value-type="float" office:value="326.018457916146" calcext:value-type="float">
            <text:p>326,02</text:p>
          </table:table-cell>
          <table:table-cell office:value-type="float" office:value="326.166666666667" calcext:value-type="float">
            <text:p>326,17</text:p>
          </table:table-cell>
          <table:table-cell office:value-type="float" office:value="325.691070468321" calcext:value-type="float">
            <text:p>325,69</text:p>
          </table:table-cell>
          <table:table-cell office:value-type="float" office:value="319.083333333333" calcext:value-type="float">
            <text:p>319,08</text:p>
          </table:table-cell>
          <table:table-cell office:value-type="float" office:value="342.162883211518" calcext:value-type="float">
            <text:p>342,16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9.166666666667" calcext:value-type="float">
            <text:p>319,17</text:p>
          </table:table-cell>
          <table:table-cell office:value-type="float" office:value="311.835917357654" calcext:value-type="float">
            <text:p>311,84</text:p>
          </table:table-cell>
          <table:table-cell office:value-type="float" office:value="312.75" calcext:value-type="float">
            <text:p>312,75</text:p>
          </table:table-cell>
          <table:table-cell office:value-type="float" office:value="311.130144574731" calcext:value-type="float">
            <text:p>311,13</text:p>
          </table:table-cell>
          <table:table-cell office:value-type="float" office:value="325.5" calcext:value-type="float">
            <text:p>325,50</text:p>
          </table:table-cell>
          <table:table-cell office:value-type="float" office:value="310.73763935064" calcext:value-type="float">
            <text:p>310,74</text:p>
          </table:table-cell>
          <table:table-cell office:value-type="float" office:value="319.166666666667" calcext:value-type="float">
            <text:p>319,17</text:p>
          </table:table-cell>
          <table:table-cell office:value-type="float" office:value="326.710577340835" calcext:value-type="float">
            <text:p>326,71</text:p>
          </table:table-cell>
          <table:table-cell table:number-columns-repeated="1015"/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90.416666666667" calcext:value-type="float">
            <text:p>290,42</text:p>
          </table:table-cell>
          <table:table-cell office:value-type="float" office:value="297.314720117328" calcext:value-type="float">
            <text:p>297,31</text:p>
          </table:table-cell>
          <table:table-cell office:value-type="float" office:value="284.5" calcext:value-type="float">
            <text:p>284,50</text:p>
          </table:table-cell>
          <table:table-cell office:value-type="float" office:value="296.584835508624" calcext:value-type="float">
            <text:p>296,58</text:p>
          </table:table-cell>
          <table:table-cell office:value-type="float" office:value="294.5" calcext:value-type="float">
            <text:p>294,50</text:p>
          </table:table-cell>
          <table:table-cell office:value-type="float" office:value="296.142121380958" calcext:value-type="float">
            <text:p>296,14</text:p>
          </table:table-cell>
          <table:table-cell office:value-type="float" office:value="290.416666666667" calcext:value-type="float">
            <text:p>290,42</text:p>
          </table:table-cell>
          <table:table-cell office:value-type="float" office:value="311.584079196948" calcext:value-type="float">
            <text:p>311,58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9.333333333333" calcext:value-type="float">
            <text:p>289,33</text:p>
          </table:table-cell>
          <table:table-cell office:value-type="float" office:value="283.149355783719" calcext:value-type="float">
            <text:p>283,15</text:p>
          </table:table-cell>
          <table:table-cell office:value-type="float" office:value="285.666666666667" calcext:value-type="float">
            <text:p>285,67</text:p>
          </table:table-cell>
          <table:table-cell office:value-type="float" office:value="282.386998443172" calcext:value-type="float">
            <text:p>282,39</text:p>
          </table:table-cell>
          <table:table-cell office:value-type="float" office:value="294.666666666667" calcext:value-type="float">
            <text:p>294,67</text:p>
          </table:table-cell>
          <table:table-cell office:value-type="float" office:value="281.909109176257" calcext:value-type="float">
            <text:p>281,91</text:p>
          </table:table-cell>
          <table:table-cell office:value-type="float" office:value="289.333333333333" calcext:value-type="float">
            <text:p>289,33</text:p>
          </table:table-cell>
          <table:table-cell office:value-type="float" office:value="296.789019577449" calcext:value-type="float">
            <text:p>296,79</text:p>
          </table:table-cell>
          <table:table-cell table:number-columns-repeated="1015"/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62.5" calcext:value-type="float">
            <text:p>262,50</text:p>
          </table:table-cell>
          <table:table-cell office:value-type="float" office:value="269.343729082038" calcext:value-type="float">
            <text:p>269,34</text:p>
          </table:table-cell>
          <table:table-cell office:value-type="float" office:value="259.75" calcext:value-type="float">
            <text:p>259,75</text:p>
          </table:table-cell>
          <table:table-cell office:value-type="float" office:value="268.540796975258" calcext:value-type="float">
            <text:p>268,54</text:p>
          </table:table-cell>
          <table:table-cell office:value-type="float" office:value="266.916666666667" calcext:value-type="float">
            <text:p>266,92</text:p>
          </table:table-cell>
          <table:table-cell office:value-type="float" office:value="268.042888323291" calcext:value-type="float">
            <text:p>268,04</text:p>
          </table:table-cell>
          <table:table-cell office:value-type="float" office:value="262.5" calcext:value-type="float">
            <text:p>262,50</text:p>
          </table:table-cell>
          <table:table-cell office:value-type="float" office:value="282.330813823876" calcext:value-type="float">
            <text:p>282,33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2.166666666667" calcext:value-type="float">
            <text:p>262,17</text:p>
          </table:table-cell>
          <table:table-cell office:value-type="float" office:value="255.901406378004" calcext:value-type="float">
            <text:p>255,90</text:p>
          </table:table-cell>
          <table:table-cell office:value-type="float" office:value="255.833333333333" calcext:value-type="float">
            <text:p>255,83</text:p>
          </table:table-cell>
          <table:table-cell office:value-type="float" office:value="255.050082963385" calcext:value-type="float">
            <text:p>255,05</text:p>
          </table:table-cell>
          <table:table-cell office:value-type="float" office:value="265.5" calcext:value-type="float">
            <text:p>265,50</text:p>
          </table:table-cell>
          <table:table-cell office:value-type="float" office:value="254.547429922048" calcext:value-type="float">
            <text:p>254,55</text:p>
          </table:table-cell>
          <table:table-cell office:value-type="float" office:value="262.166666666667" calcext:value-type="float">
            <text:p>262,17</text:p>
          </table:table-cell>
          <table:table-cell office:value-type="float" office:value="268.214656017446" calcext:value-type="float">
            <text:p>268,21</text:p>
          </table:table-cell>
          <table:table-cell table:number-columns-repeated="1015"/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35.833333333333" calcext:value-type="float">
            <text:p>235,83</text:p>
          </table:table-cell>
          <table:table-cell office:value-type="float" office:value="242.825607553784" calcext:value-type="float">
            <text:p>242,83</text:p>
          </table:table-cell>
          <table:table-cell office:value-type="float" office:value="230.416666666667" calcext:value-type="float">
            <text:p>230,42</text:p>
          </table:table-cell>
          <table:table-cell office:value-type="float" office:value="241.918388917752" calcext:value-type="float">
            <text:p>241,92</text:p>
          </table:table-cell>
          <table:table-cell office:value-type="float" office:value="237.083333333333" calcext:value-type="float">
            <text:p>237,08</text:p>
          </table:table-cell>
          <table:table-cell office:value-type="float" office:value="241.426383129211" calcext:value-type="float">
            <text:p>241,43</text:p>
          </table:table-cell>
          <table:table-cell office:value-type="float" office:value="235.833333333333" calcext:value-type="float">
            <text:p>235,83</text:p>
          </table:table-cell>
          <table:table-cell office:value-type="float" office:value="254.445513174799" calcext:value-type="float">
            <text:p>254,4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5.5" calcext:value-type="float">
            <text:p>235,50</text:p>
          </table:table-cell>
          <table:table-cell office:value-type="float" office:value="230.119197883923" calcext:value-type="float">
            <text:p>230,12</text:p>
          </table:table-cell>
          <table:table-cell office:value-type="float" office:value="229.666666666667" calcext:value-type="float">
            <text:p>229,67</text:p>
          </table:table-cell>
          <table:table-cell office:value-type="float" office:value="229.148920390337" calcext:value-type="float">
            <text:p>229,15</text:p>
          </table:table-cell>
          <table:table-cell office:value-type="float" office:value="237.083333333333" calcext:value-type="float">
            <text:p>237,08</text:p>
          </table:table-cell>
          <table:table-cell office:value-type="float" office:value="228.683067701614" calcext:value-type="float">
            <text:p>228,68</text:p>
          </table:table-cell>
          <table:table-cell office:value-type="float" office:value="235.5" calcext:value-type="float">
            <text:p>235,50</text:p>
          </table:table-cell>
          <table:table-cell office:value-type="float" office:value="241.028119443731" calcext:value-type="float">
            <text:p>241,03</text:p>
          </table:table-cell>
          <table:table-cell table:number-columns-repeated="1015"/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1.333333333333" calcext:value-type="float">
            <text:p>211,33</text:p>
          </table:table-cell>
          <table:table-cell office:value-type="float" office:value="217.784679911279" calcext:value-type="float">
            <text:p>217,78</text:p>
          </table:table-cell>
          <table:table-cell office:value-type="float" office:value="205.25" calcext:value-type="float">
            <text:p>205,25</text:p>
          </table:table-cell>
          <table:table-cell office:value-type="float" office:value="216.744548364978" calcext:value-type="float">
            <text:p>216,74</text:p>
          </table:table-cell>
          <table:table-cell office:value-type="float" office:value="212.916666666667" calcext:value-type="float">
            <text:p>212,92</text:p>
          </table:table-cell>
          <table:table-cell office:value-type="float" office:value="216.320466539701" calcext:value-type="float">
            <text:p>216,32</text:p>
          </table:table-cell>
          <table:table-cell office:value-type="float" office:value="211.333333333333" calcext:value-type="float">
            <text:p>211,33</text:p>
          </table:table-cell>
          <table:table-cell office:value-type="float" office:value="227.966970298931" calcext:value-type="float">
            <text:p>227,97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2.083333333333" calcext:value-type="float">
            <text:p>212,08</text:p>
          </table:table-cell>
          <table:table-cell office:value-type="float" office:value="205.824185322961" calcext:value-type="float">
            <text:p>205,82</text:p>
          </table:table-cell>
          <table:table-cell office:value-type="float" office:value="205.166666666667" calcext:value-type="float">
            <text:p>205,17</text:p>
          </table:table-cell>
          <table:table-cell office:value-type="float" office:value="204.707801647452" calcext:value-type="float">
            <text:p>204,71</text:p>
          </table:table-cell>
          <table:table-cell office:value-type="float" office:value="213.833333333333" calcext:value-type="float">
            <text:p>213,83</text:p>
          </table:table-cell>
          <table:table-cell office:value-type="float" office:value="204.341218230987" calcext:value-type="float">
            <text:p>204,34</text:p>
          </table:table-cell>
          <table:table-cell office:value-type="float" office:value="212.083333333333" calcext:value-type="float">
            <text:p>212,08</text:p>
          </table:table-cell>
          <table:table-cell office:value-type="float" office:value="215.266316737719" calcext:value-type="float">
            <text:p>215,27</text:p>
          </table:table-cell>
          <table:table-cell table:number-columns-repeated="1015"/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187.583333333333" calcext:value-type="float">
            <text:p>187,58</text:p>
          </table:table-cell>
          <table:table-cell office:value-type="float" office:value="194.239466826261" calcext:value-type="float">
            <text:p>194,24</text:p>
          </table:table-cell>
          <table:table-cell office:value-type="float" office:value="181.916666666667" calcext:value-type="float">
            <text:p>181,92</text:p>
          </table:table-cell>
          <table:table-cell office:value-type="float" office:value="193.040859255557" calcext:value-type="float">
            <text:p>193,04</text:p>
          </table:table-cell>
          <table:table-cell office:value-type="float" office:value="190.166666666667" calcext:value-type="float">
            <text:p>190,17</text:p>
          </table:table-cell>
          <table:table-cell office:value-type="float" office:value="192.747609593517" calcext:value-type="float">
            <text:p>192,75</text:p>
          </table:table-cell>
          <table:table-cell office:value-type="float" office:value="187.583333333333" calcext:value-type="float">
            <text:p>187,58</text:p>
          </table:table-cell>
          <table:table-cell office:value-type="float" office:value="202.930159475783" calcext:value-type="float">
            <text:p>202,9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8.666666666667" calcext:value-type="float">
            <text:p>188,67</text:p>
          </table:table-cell>
          <table:table-cell office:value-type="float" office:value="183.031890024589" calcext:value-type="float">
            <text:p>183,03</text:p>
          </table:table-cell>
          <table:table-cell office:value-type="float" office:value="182.5" calcext:value-type="float">
            <text:p>182,50</text:p>
          </table:table-cell>
          <table:table-cell office:value-type="float" office:value="181.74554280919" calcext:value-type="float">
            <text:p>181,75</text:p>
          </table:table-cell>
          <table:table-cell office:value-type="float" office:value="190.75" calcext:value-type="float">
            <text:p>190,75</text:p>
          </table:table-cell>
          <table:table-cell office:value-type="float" office:value="181.541568219319" calcext:value-type="float">
            <text:p>181,54</text:p>
          </table:table-cell>
          <table:table-cell office:value-type="float" office:value="188.666666666667" calcext:value-type="float">
            <text:p>188,67</text:p>
          </table:table-cell>
          <table:table-cell office:value-type="float" office:value="190.962243142915" calcext:value-type="float">
            <text:p>190,96</text:p>
          </table:table-cell>
          <table:table-cell table:number-columns-repeated="1015"/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66.166666666667" calcext:value-type="float">
            <text:p>166,17</text:p>
          </table:table-cell>
          <table:table-cell office:value-type="float" office:value="172.202425293407" calcext:value-type="float">
            <text:p>172,20</text:p>
          </table:table-cell>
          <table:table-cell office:value-type="float" office:value="161" calcext:value-type="float">
            <text:p>161,00</text:p>
          </table:table-cell>
          <table:table-cell office:value-type="float" office:value="170.823308920432" calcext:value-type="float">
            <text:p>170,82</text:p>
          </table:table-cell>
          <table:table-cell office:value-type="float" office:value="169.416666666667" calcext:value-type="float">
            <text:p>169,42</text:p>
          </table:table-cell>
          <table:table-cell office:value-type="float" office:value="170.724655017873" calcext:value-type="float">
            <text:p>170,72</text:p>
          </table:table-cell>
          <table:table-cell office:value-type="float" office:value="166.166666666667" calcext:value-type="float">
            <text:p>166,17</text:p>
          </table:table-cell>
          <table:table-cell office:value-type="float" office:value="179.36605047875" calcext:value-type="float">
            <text:p>179,37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6.916666666667" calcext:value-type="float">
            <text:p>166,92</text:p>
          </table:table-cell>
          <table:table-cell office:value-type="float" office:value="161.751639656167" calcext:value-type="float">
            <text:p>161,75</text:p>
          </table:table-cell>
          <table:table-cell office:value-type="float" office:value="160.166666666667" calcext:value-type="float">
            <text:p>160,17</text:p>
          </table:table-cell>
          <table:table-cell office:value-type="float" office:value="160.275241583624" calcext:value-type="float">
            <text:p>160,28</text:p>
          </table:table-cell>
          <table:table-cell office:value-type="float" office:value="169.75" calcext:value-type="float">
            <text:p>169,75</text:p>
          </table:table-cell>
          <table:table-cell office:value-type="float" office:value="160.298056759561" calcext:value-type="float">
            <text:p>160,30</text:p>
          </table:table-cell>
          <table:table-cell office:value-type="float" office:value="166.916666666667" calcext:value-type="float">
            <text:p>166,92</text:p>
          </table:table-cell>
          <table:table-cell office:value-type="float" office:value="168.144796528499" calcext:value-type="float">
            <text:p>168,14</text:p>
          </table:table-cell>
          <table:table-cell table:number-columns-repeated="1015"/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46.75" calcext:value-type="float">
            <text:p>146,75</text:p>
          </table:table-cell>
          <table:table-cell office:value-type="float" office:value="151.679688660242" calcext:value-type="float">
            <text:p>151,68</text:p>
          </table:table-cell>
          <table:table-cell office:value-type="float" office:value="141.083333333333" calcext:value-type="float">
            <text:p>141,08</text:p>
          </table:table-cell>
          <table:table-cell office:value-type="float" office:value="150.102044565449" calcext:value-type="float">
            <text:p>150,10</text:p>
          </table:table-cell>
          <table:table-cell office:value-type="float" office:value="148.666666666667" calcext:value-type="float">
            <text:p>148,67</text:p>
          </table:table-cell>
          <table:table-cell office:value-type="float" office:value="150.262578619129" calcext:value-type="float">
            <text:p>150,26</text:p>
          </table:table-cell>
          <table:table-cell office:value-type="float" office:value="146.75" calcext:value-type="float">
            <text:p>146,75</text:p>
          </table:table-cell>
          <table:table-cell office:value-type="float" office:value="157.301422838693" calcext:value-type="float">
            <text:p>157,30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6.666666666667" calcext:value-type="float">
            <text:p>146,67</text:p>
          </table:table-cell>
          <table:table-cell office:value-type="float" office:value="141.986308252861" calcext:value-type="float">
            <text:p>141,99</text:p>
          </table:table-cell>
          <table:table-cell office:value-type="float" office:value="141.166666666667" calcext:value-type="float">
            <text:p>141,17</text:p>
          </table:table-cell>
          <table:table-cell office:value-type="float" office:value="140.304033795014" calcext:value-type="float">
            <text:p>140,30</text:p>
          </table:table-cell>
          <table:table-cell office:value-type="float" office:value="148.75" calcext:value-type="float">
            <text:p>148,75</text:p>
          </table:table-cell>
          <table:table-cell office:value-type="float" office:value="140.61863671915" calcext:value-type="float">
            <text:p>140,62</text:p>
          </table:table-cell>
          <table:table-cell office:value-type="float" office:value="146.666666666667" calcext:value-type="float">
            <text:p>146,67</text:p>
          </table:table-cell>
          <table:table-cell office:value-type="float" office:value="146.838591652911" calcext:value-type="float">
            <text:p>146,84</text:p>
          </table:table-cell>
          <table:table-cell table:number-columns-repeated="1015"/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28.75" calcext:value-type="float">
            <text:p>128,75</text:p>
          </table:table-cell>
          <table:table-cell office:value-type="float" office:value="132.670806657047" calcext:value-type="float">
            <text:p>132,67</text:p>
          </table:table-cell>
          <table:table-cell office:value-type="float" office:value="123.416666666667" calcext:value-type="float">
            <text:p>123,42</text:p>
          </table:table-cell>
          <table:table-cell office:value-type="float" office:value="130.881129753929" calcext:value-type="float">
            <text:p>130,88</text:p>
          </table:table-cell>
          <table:table-cell office:value-type="float" office:value="129.166666666667" calcext:value-type="float">
            <text:p>129,17</text:p>
          </table:table-cell>
          <table:table-cell office:value-type="float" office:value="131.366250673474" calcext:value-type="float">
            <text:p>131,37</text:p>
          </table:table-cell>
          <table:table-cell office:value-type="float" office:value="128.75" calcext:value-type="float">
            <text:p>128,75</text:p>
          </table:table-cell>
          <table:table-cell office:value-type="float" office:value="136.758680107526" calcext:value-type="float">
            <text:p>136,76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8.75" calcext:value-type="float">
            <text:p>128,75</text:p>
          </table:table-cell>
          <table:table-cell office:value-type="float" office:value="123.732056247547" calcext:value-type="float">
            <text:p>123,73</text:p>
          </table:table-cell>
          <table:table-cell office:value-type="float" office:value="123.5" calcext:value-type="float">
            <text:p>123,50</text:p>
          </table:table-cell>
          <table:table-cell office:value-type="float" office:value="121.832849866387" calcext:value-type="float">
            <text:p>121,83</text:p>
          </table:table-cell>
          <table:table-cell office:value-type="float" office:value="128.5" calcext:value-type="float">
            <text:p>128,50</text:p>
          </table:table-cell>
          <table:table-cell office:value-type="float" office:value="122.505036130697" calcext:value-type="float">
            <text:p>122,51</text:p>
          </table:table-cell>
          <table:table-cell office:value-type="float" office:value="128.75" calcext:value-type="float">
            <text:p>128,75</text:p>
          </table:table-cell>
          <table:table-cell office:value-type="float" office:value="127.063774427433" calcext:value-type="float">
            <text:p>127,06</text:p>
          </table:table-cell>
          <table:table-cell table:number-columns-repeated="1015"/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11.5" calcext:value-type="float">
            <text:p>111,50</text:p>
          </table:table-cell>
          <table:table-cell office:value-type="float" office:value="115.168485426771" calcext:value-type="float">
            <text:p>115,17</text:p>
          </table:table-cell>
          <table:table-cell office:value-type="float" office:value="107.583333333333" calcext:value-type="float">
            <text:p>107,58</text:p>
          </table:table-cell>
          <table:table-cell office:value-type="float" office:value="113.158300889247" calcext:value-type="float">
            <text:p>113,16</text:p>
          </table:table-cell>
          <table:table-cell office:value-type="float" office:value="110.583333333333" calcext:value-type="float">
            <text:p>110,58</text:p>
          </table:table-cell>
          <table:table-cell office:value-type="float" office:value="114.034197317611" calcext:value-type="float">
            <text:p>114,03</text:p>
          </table:table-cell>
          <table:table-cell office:value-type="float" office:value="111.5" calcext:value-type="float">
            <text:p>111,50</text:p>
          </table:table-cell>
          <table:table-cell office:value-type="float" office:value="117.755664121795" calcext:value-type="float">
            <text:p>117,76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.5" calcext:value-type="float">
            <text:p>111,50</text:p>
          </table:table-cell>
          <table:table-cell office:value-type="float" office:value="106.978070500723" calcext:value-type="float">
            <text:p>106,98</text:p>
          </table:table-cell>
          <table:table-cell office:value-type="float" office:value="108.416666666667" calcext:value-type="float">
            <text:p>108,42</text:p>
          </table:table-cell>
          <table:table-cell office:value-type="float" office:value="104.856171302112" calcext:value-type="float">
            <text:p>104,86</text:p>
          </table:table-cell>
          <table:table-cell office:value-type="float" office:value="111.666666666667" calcext:value-type="float">
            <text:p>111,67</text:p>
          </table:table-cell>
          <table:table-cell office:value-type="float" office:value="105.952519582669" calcext:value-type="float">
            <text:p>105,95</text:p>
          </table:table-cell>
          <table:table-cell office:value-type="float" office:value="111.5" calcext:value-type="float">
            <text:p>111,50</text:p>
          </table:table-cell>
          <table:table-cell office:value-type="float" office:value="108.835836179774" calcext:value-type="float">
            <text:p>108,84</text:p>
          </table:table-cell>
          <table:table-cell table:number-columns-repeated="1015"/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96.6666666666667" calcext:value-type="float">
            <text:p>96,67</text:p>
          </table:table-cell>
          <table:table-cell office:value-type="float" office:value="99.1583275549388" calcext:value-type="float">
            <text:p>99,16</text:p>
          </table:table-cell>
          <table:table-cell office:value-type="float" office:value="93.8333333333333" calcext:value-type="float">
            <text:p>93,83</text:p>
          </table:table-cell>
          <table:table-cell office:value-type="float" office:value="96.9247236974096" calcext:value-type="float">
            <text:p>96,92</text:p>
          </table:table-cell>
          <table:table-cell office:value-type="float" office:value="96.5" calcext:value-type="float">
            <text:p>96,50</text:p>
          </table:table-cell>
          <table:table-cell office:value-type="float" office:value="98.2583619394412" calcext:value-type="float">
            <text:p>98,26</text:p>
          </table:table-cell>
          <table:table-cell office:value-type="float" office:value="96.6666666666667" calcext:value-type="float">
            <text:p>96,67</text:p>
          </table:table-cell>
          <table:table-cell office:value-type="float" office:value="100.30546926627" calcext:value-type="float">
            <text:p>100,3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,00</text:p>
          </table:table-cell>
          <table:table-cell office:value-type="float" office:value="91.7063043304183" calcext:value-type="float">
            <text:p>91,71</text:p>
          </table:table-cell>
          <table:table-cell office:value-type="float" office:value="93" calcext:value-type="float">
            <text:p>93,00</text:p>
          </table:table-cell>
          <table:table-cell office:value-type="float" office:value="89.3617871704754" calcext:value-type="float">
            <text:p>89,36</text:p>
          </table:table-cell>
          <table:table-cell office:value-type="float" office:value="95.9166666666667" calcext:value-type="float">
            <text:p>95,92</text:p>
          </table:table-cell>
          <table:table-cell office:value-type="float" office:value="90.949649610075" calcext:value-type="float">
            <text:p>90,95</text:p>
          </table:table-cell>
          <table:table-cell office:value-type="float" office:value="97" calcext:value-type="float">
            <text:p>97,00</text:p>
          </table:table-cell>
          <table:table-cell office:value-type="float" office:value="92.165427917656" calcext:value-type="float">
            <text:p>92,17</text:p>
          </table:table-cell>
          <table:table-cell table:number-columns-repeated="1015"/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83.4166666666667" calcext:value-type="float">
            <text:p>83,42</text:p>
          </table:table-cell>
          <table:table-cell office:value-type="float" office:value="84.6185720995615" calcext:value-type="float">
            <text:p>84,62</text:p>
          </table:table-cell>
          <table:table-cell office:value-type="float" office:value="79.6666666666667" calcext:value-type="float">
            <text:p>79,67</text:p>
          </table:table-cell>
          <table:table-cell office:value-type="float" office:value="82.1647497096299" calcext:value-type="float">
            <text:p>82,16</text:p>
          </table:table-cell>
          <table:table-cell office:value-type="float" office:value="82.0833333333333" calcext:value-type="float">
            <text:p>82,08</text:p>
          </table:table-cell>
          <table:table-cell office:value-type="float" office:value="84.0238665687525" calcext:value-type="float">
            <text:p>84,02</text:p>
          </table:table-cell>
          <table:table-cell office:value-type="float" office:value="83.4166666666667" calcext:value-type="float">
            <text:p>83,42</text:p>
          </table:table-cell>
          <table:table-cell office:value-type="float" office:value="84.4162567375194" calcext:value-type="float">
            <text:p>84,42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.0833333333333" calcext:value-type="float">
            <text:p>83,08</text:p>
          </table:table-cell>
          <table:table-cell office:value-type="float" office:value="77.8912175421031" calcext:value-type="float">
            <text:p>77,89</text:p>
          </table:table-cell>
          <table:table-cell office:value-type="float" office:value="79.9166666666667" calcext:value-type="float">
            <text:p>79,92</text:p>
          </table:table-cell>
          <table:table-cell office:value-type="float" office:value="75.3305505862614" calcext:value-type="float">
            <text:p>75,33</text:p>
          </table:table-cell>
          <table:table-cell office:value-type="float" office:value="81.9166666666667" calcext:value-type="float">
            <text:p>81,92</text:p>
          </table:table-cell>
          <table:table-cell office:value-type="float" office:value="77.4780480851512" calcext:value-type="float">
            <text:p>77,48</text:p>
          </table:table-cell>
          <table:table-cell office:value-type="float" office:value="83.0833333333333" calcext:value-type="float">
            <text:p>83,08</text:p>
          </table:table-cell>
          <table:table-cell office:value-type="float" office:value="77.0581745923947" calcext:value-type="float">
            <text:p>77,06</text:p>
          </table:table-cell>
          <table:table-cell table:number-columns-repeated="1015"/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70" calcext:value-type="float">
            <text:p>70,00</text:p>
          </table:table-cell>
          <table:table-cell office:value-type="float" office:value="71.5198346210465" calcext:value-type="float">
            <text:p>71,52</text:p>
          </table:table-cell>
          <table:table-cell office:value-type="float" office:value="67.6666666666667" calcext:value-type="float">
            <text:p>67,67</text:p>
          </table:table-cell>
          <table:table-cell office:value-type="float" office:value="68.8556727449054" calcext:value-type="float">
            <text:p>68,86</text:p>
          </table:table-cell>
          <table:table-cell office:value-type="float" office:value="69.25" calcext:value-type="float">
            <text:p>69,25</text:p>
          </table:table-cell>
          <table:table-cell office:value-type="float" office:value="71.3087732679013" calcext:value-type="float">
            <text:p>71,31</text:p>
          </table:table-cell>
          <table:table-cell office:value-type="float" office:value="70" calcext:value-type="float">
            <text:p>70,00</text:p>
          </table:table-cell>
          <table:table-cell office:value-type="float" office:value="70.0910688075026" calcext:value-type="float">
            <text:p>70,09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,00</text:p>
          </table:table-cell>
          <table:table-cell office:value-type="float" office:value="65.499516458599" calcext:value-type="float">
            <text:p>65,50</text:p>
          </table:table-cell>
          <table:table-cell office:value-type="float" office:value="67.9166666666667" calcext:value-type="float">
            <text:p>67,92</text:p>
          </table:table-cell>
          <table:table-cell office:value-type="float" office:value="62.7361351933256" calcext:value-type="float">
            <text:p>62,74</text:p>
          </table:table-cell>
          <table:table-cell office:value-type="float" office:value="69.75" calcext:value-type="float">
            <text:p>69,75</text:p>
          </table:table-cell>
          <table:table-cell office:value-type="float" office:value="65.5121576080459" calcext:value-type="float">
            <text:p>65,51</text:p>
          </table:table-cell>
          <table:table-cell office:value-type="float" office:value="70" calcext:value-type="float">
            <text:p>70,00</text:p>
          </table:table-cell>
          <table:table-cell office:value-type="float" office:value="63.5144893624865" calcext:value-type="float">
            <text:p>63,51</text:p>
          </table:table-cell>
          <table:table-cell table:number-columns-repeated="1015"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59.1666666666667" calcext:value-type="float">
            <text:p>59,17</text:p>
          </table:table-cell>
          <table:table-cell office:value-type="float" office:value="59.8248472121065" calcext:value-type="float">
            <text:p>59,82</text:p>
          </table:table-cell>
          <table:table-cell office:value-type="float" office:value="57.75" calcext:value-type="float">
            <text:p>57,75</text:p>
          </table:table-cell>
          <table:table-cell office:value-type="float" office:value="56.9674853925943" calcext:value-type="float">
            <text:p>56,97</text:p>
          </table:table-cell>
          <table:table-cell office:value-type="float" office:value="59.0833333333333" calcext:value-type="float">
            <text:p>59,08</text:p>
          </table:table-cell>
          <table:table-cell office:value-type="float" office:value="60.0838455224989" calcext:value-type="float">
            <text:p>60,08</text:p>
          </table:table-cell>
          <table:table-cell office:value-type="float" office:value="59.1666666666667" calcext:value-type="float">
            <text:p>59,17</text:p>
          </table:table-cell>
          <table:table-cell office:value-type="float" office:value="57.3276430871492" calcext:value-type="float">
            <text:p>57,33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,00</text:p>
          </table:table-cell>
          <table:table-cell office:value-type="float" office:value="54.4898939499878" calcext:value-type="float">
            <text:p>54,49</text:p>
          </table:table-cell>
          <table:table-cell office:value-type="float" office:value="58" calcext:value-type="float">
            <text:p>58,00</text:p>
          </table:table-cell>
          <table:table-cell office:value-type="float" office:value="51.5447916471729" calcext:value-type="float">
            <text:p>51,54</text:p>
          </table:table-cell>
          <table:table-cell office:value-type="float" office:value="59.75" calcext:value-type="float">
            <text:p>59,75</text:p>
          </table:table-cell>
          <table:table-cell office:value-type="float" office:value="55.0190028975045" calcext:value-type="float">
            <text:p>55,02</text:p>
          </table:table-cell>
          <table:table-cell office:value-type="float" office:value="59" calcext:value-type="float">
            <text:p>59,00</text:p>
          </table:table-cell>
          <table:table-cell office:value-type="float" office:value="51.5293878571908" calcext:value-type="float">
            <text:p>51,53</text:p>
          </table:table-cell>
          <table:table-cell table:number-columns-repeated="1015"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49.1666666666667" calcext:value-type="float">
            <text:p>49,17</text:p>
          </table:table-cell>
          <table:table-cell office:value-type="float" office:value="49.4881985276697" calcext:value-type="float">
            <text:p>49,49</text:p>
          </table:table-cell>
          <table:table-cell office:value-type="float" office:value="48.8333333333333" calcext:value-type="float">
            <text:p>48,83</text:p>
          </table:table-cell>
          <table:table-cell office:value-type="float" office:value="46.4626354949924" calcext:value-type="float">
            <text:p>46,46</text:p>
          </table:table-cell>
          <table:table-cell office:value-type="float" office:value="49.75" calcext:value-type="float">
            <text:p>49,75</text:p>
          </table:table-cell>
          <table:table-cell office:value-type="float" office:value="50.3123096320961" calcext:value-type="float">
            <text:p>50,31</text:p>
          </table:table-cell>
          <table:table-cell office:value-type="float" office:value="49.1666666666667" calcext:value-type="float">
            <text:p>49,17</text:p>
          </table:table-cell>
          <table:table-cell office:value-type="float" office:value="46.1182267899447" calcext:value-type="float">
            <text:p>46,12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.0833333333333" calcext:value-type="float">
            <text:p>49,08</text:p>
          </table:table-cell>
          <table:table-cell office:value-type="float" office:value="44.8127694635214" calcext:value-type="float">
            <text:p>44,81</text:p>
          </table:table-cell>
          <table:table-cell office:value-type="float" office:value="48.8333333333333" calcext:value-type="float">
            <text:p>48,83</text:p>
          </table:table-cell>
          <table:table-cell office:value-type="float" office:value="41.7151040975341" calcext:value-type="float">
            <text:p>41,72</text:p>
          </table:table-cell>
          <table:table-cell office:value-type="float" office:value="49.6666666666667" calcext:value-type="float">
            <text:p>49,67</text:p>
          </table:table-cell>
          <table:table-cell office:value-type="float" office:value="45.9579521815549" calcext:value-type="float">
            <text:p>45,96</text:p>
          </table:table-cell>
          <table:table-cell office:value-type="float" office:value="49.0833333333333" calcext:value-type="float">
            <text:p>49,08</text:p>
          </table:table-cell>
          <table:table-cell office:value-type="float" office:value="41.0923024401151" calcext:value-type="float">
            <text:p>41,09</text:p>
          </table:table-cell>
          <table:table-cell table:number-columns-repeated="1015"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40" calcext:value-type="float">
            <text:p>40,00</text:p>
          </table:table-cell>
          <table:table-cell office:value-type="float" office:value="40.4560738147892" calcext:value-type="float">
            <text:p>40,46</text:p>
          </table:table-cell>
          <table:table-cell office:value-type="float" office:value="40" calcext:value-type="float">
            <text:p>40,00</text:p>
          </table:table-cell>
          <table:table-cell office:value-type="float" office:value="37.2957826299098" calcext:value-type="float">
            <text:p>37,30</text:p>
          </table:table-cell>
          <table:table-cell office:value-type="float" office:value="41.4166666666667" calcext:value-type="float">
            <text:p>41,42</text:p>
          </table:table-cell>
          <table:table-cell office:value-type="float" office:value="41.9496161008689" calcext:value-type="float">
            <text:p>41,95</text:p>
          </table:table-cell>
          <table:table-cell office:value-type="float" office:value="40" calcext:value-type="float">
            <text:p>40,00</text:p>
          </table:table-cell>
          <table:table-cell office:value-type="float" office:value="36.4493909955142" calcext:value-type="float">
            <text:p>36,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,00</text:p>
          </table:table-cell>
          <table:table-cell office:value-type="float" office:value="36.4100290535315" calcext:value-type="float">
            <text:p>36,41</text:p>
          </table:table-cell>
          <table:table-cell office:value-type="float" office:value="40" calcext:value-type="float">
            <text:p>40,00</text:p>
          </table:table-cell>
          <table:table-cell office:value-type="float" office:value="33.1977466709427" calcext:value-type="float">
            <text:p>33,20</text:p>
          </table:table-cell>
          <table:table-cell office:value-type="float" office:value="40.9166666666667" calcext:value-type="float">
            <text:p>40,92</text:p>
          </table:table-cell>
          <table:table-cell office:value-type="float" office:value="38.2804785881921" calcext:value-type="float">
            <text:p>38,28</text:p>
          </table:table-cell>
          <table:table-cell office:value-type="float" office:value="40" calcext:value-type="float">
            <text:p>40,00</text:p>
          </table:table-cell>
          <table:table-cell office:value-type="float" office:value="32.1868964727985" calcext:value-type="float">
            <text:p>32,19</text:p>
          </table:table-cell>
          <table:table-cell table:number-columns-repeated="1015"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2.0833333333333" calcext:value-type="float">
            <text:p>32,08</text:p>
          </table:table-cell>
          <table:table-cell office:value-type="float" office:value="32.665994942553" calcext:value-type="float">
            <text:p>32,67</text:p>
          </table:table-cell>
          <table:table-cell office:value-type="float" office:value="32.75" calcext:value-type="float">
            <text:p>32,75</text:p>
          </table:table-cell>
          <table:table-cell office:value-type="float" office:value="29.4135545932476" calcext:value-type="float">
            <text:p>29,41</text:p>
          </table:table-cell>
          <table:table-cell office:value-type="float" office:value="33.0833333333333" calcext:value-type="float">
            <text:p>33,08</text:p>
          </table:table-cell>
          <table:table-cell office:value-type="float" office:value="34.943201028303" calcext:value-type="float">
            <text:p>34,94</text:p>
          </table:table-cell>
          <table:table-cell office:value-type="float" office:value="32.0833333333333" calcext:value-type="float">
            <text:p>32,08</text:p>
          </table:table-cell>
          <table:table-cell office:value-type="float" office:value="28.3018449132068" calcext:value-type="float">
            <text:p>28,30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,00</text:p>
          </table:table-cell>
          <table:table-cell office:value-type="float" office:value="29.2147654113396" calcext:value-type="float">
            <text:p>29,21</text:p>
          </table:table-cell>
          <table:table-cell office:value-type="float" office:value="32.0833333333333" calcext:value-type="float">
            <text:p>32,08</text:p>
          </table:table-cell>
          <table:table-cell office:value-type="float" office:value="25.9352399533116" calcext:value-type="float">
            <text:p>25,94</text:p>
          </table:table-cell>
          <table:table-cell office:value-type="float" office:value="33" calcext:value-type="float">
            <text:p>33,00</text:p>
          </table:table-cell>
          <table:table-cell office:value-type="float" office:value="31.9299215360638" calcext:value-type="float">
            <text:p>31,93</text:p>
          </table:table-cell>
          <table:table-cell office:value-type="float" office:value="32" calcext:value-type="float">
            <text:p>32,00</text:p>
          </table:table-cell>
          <table:table-cell office:value-type="float" office:value="24.7908785782961" calcext:value-type="float">
            <text:p>24,79</text:p>
          </table:table-cell>
          <table:table-cell table:number-columns-repeated="1015"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25.3333333333333" calcext:value-type="float">
            <text:p>25,33</text:p>
          </table:table-cell>
          <table:table-cell office:value-type="float" office:value="26.0465604319931" calcext:value-type="float">
            <text:p>26,05</text:p>
          </table:table-cell>
          <table:table-cell office:value-type="float" office:value="25.8333333333333" calcext:value-type="float">
            <text:p>25,83</text:p>
          </table:table-cell>
          <table:table-cell office:value-type="float" office:value="22.7543038815745" calcext:value-type="float">
            <text:p>22,75</text:p>
          </table:table-cell>
          <table:table-cell office:value-type="float" office:value="25.8333333333333" calcext:value-type="float">
            <text:p>25,83</text:p>
          </table:table-cell>
          <table:table-cell office:value-type="float" office:value="29.2322474998792" calcext:value-type="float">
            <text:p>29,23</text:p>
          </table:table-cell>
          <table:table-cell office:value-type="float" office:value="25.3333333333333" calcext:value-type="float">
            <text:p>25,33</text:p>
          </table:table-cell>
          <table:table-cell office:value-type="float" office:value="21.6502501456795" calcext:value-type="float">
            <text:p>21,6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,00</text:p>
          </table:table-cell>
          <table:table-cell office:value-type="float" office:value="23.1510178951661" calcext:value-type="float">
            <text:p>23,15</text:p>
          </table:table-cell>
          <table:table-cell office:value-type="float" office:value="25.3333333333333" calcext:value-type="float">
            <text:p>25,33</text:p>
          </table:table-cell>
          <table:table-cell office:value-type="float" office:value="19.8617074725097" calcext:value-type="float">
            <text:p>19,86</text:p>
          </table:table-cell>
          <table:table-cell office:value-type="float" office:value="25.6666666666667" calcext:value-type="float">
            <text:p>25,67</text:p>
          </table:table-cell>
          <table:table-cell office:value-type="float" office:value="26.8412481251552" calcext:value-type="float">
            <text:p>26,84</text:p>
          </table:table-cell>
          <table:table-cell office:value-type="float" office:value="25" calcext:value-type="float">
            <text:p>25,00</text:p>
          </table:table-cell>
          <table:table-cell office:value-type="float" office:value="18.8758169047628" calcext:value-type="float">
            <text:p>18,88</text:p>
          </table:table-cell>
          <table:table-cell table:number-columns-repeated="1015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19" calcext:value-type="float">
            <text:p>19,00</text:p>
          </table:table-cell>
          <table:table-cell office:value-type="float" office:value="20.517185485996" calcext:value-type="float">
            <text:p>20,52</text:p>
          </table:table-cell>
          <table:table-cell office:value-type="float" office:value="20" calcext:value-type="float">
            <text:p>20,00</text:p>
          </table:table-cell>
          <table:table-cell office:value-type="float" office:value="17.2478641747039" calcext:value-type="float">
            <text:p>17,25</text:p>
          </table:table-cell>
          <table:table-cell office:value-type="float" office:value="20" calcext:value-type="float">
            <text:p>20,00</text:p>
          </table:table-cell>
          <table:table-cell office:value-type="float" office:value="24.7474469777582" calcext:value-type="float">
            <text:p>24,75</text:p>
          </table:table-cell>
          <table:table-cell office:value-type="float" office:value="19" calcext:value-type="float">
            <text:p>19,00</text:p>
          </table:table-cell>
          <table:table-cell office:value-type="float" office:value="16.4630349524814" calcext:value-type="float">
            <text:p>16,4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,00</text:p>
          </table:table-cell>
          <table:table-cell office:value-type="float" office:value="18.1335125600406" calcext:value-type="float">
            <text:p>18,13</text:p>
          </table:table-cell>
          <table:table-cell office:value-type="float" office:value="20" calcext:value-type="float">
            <text:p>20,00</text:p>
          </table:table-cell>
          <table:table-cell office:value-type="float" office:value="14.9026321809387" calcext:value-type="float">
            <text:p>14,90</text:p>
          </table:table-cell>
          <table:table-cell office:value-type="float" office:value="20" calcext:value-type="float">
            <text:p>20,00</text:p>
          </table:table-cell>
          <table:table-cell office:value-type="float" office:value="22.9408145274739" calcext:value-type="float">
            <text:p>22,94</text:p>
          </table:table-cell>
          <table:table-cell office:value-type="float" office:value="19" calcext:value-type="float">
            <text:p>19,00</text:p>
          </table:table-cell>
          <table:table-cell office:value-type="float" office:value="14.4069533890376" calcext:value-type="float">
            <text:p>14,41</text:p>
          </table:table-cell>
          <table:table-cell table:number-columns-repeated="1015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14.1666666666667" calcext:value-type="float">
            <text:p>14,17</text:p>
          </table:table-cell>
          <table:table-cell office:value-type="float" office:value="15.9878420192118" calcext:value-type="float">
            <text:p>15,99</text:p>
          </table:table-cell>
          <table:table-cell office:value-type="float" office:value="15" calcext:value-type="float">
            <text:p>15,00</text:p>
          </table:table-cell>
          <table:table-cell office:value-type="float" office:value="12.8153068182702" calcext:value-type="float">
            <text:p>12,82</text:p>
          </table:table-cell>
          <table:table-cell office:value-type="float" office:value="15" calcext:value-type="float">
            <text:p>15,00</text:p>
          </table:table-cell>
          <table:table-cell office:value-type="float" office:value="21.4107606914661" calcext:value-type="float">
            <text:p>21,41</text:p>
          </table:table-cell>
          <table:table-cell office:value-type="float" office:value="14.1666666666667" calcext:value-type="float">
            <text:p>14,17</text:p>
          </table:table-cell>
          <table:table-cell office:value-type="float" office:value="12.7022085136375" calcext:value-type="float">
            <text:p>12,7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5833333333333" calcext:value-type="float">
            <text:p>14,58</text:p>
          </table:table-cell>
          <table:table-cell office:value-type="float" office:value="14.0674021877111" calcext:value-type="float">
            <text:p>14,07</text:p>
          </table:table-cell>
          <table:table-cell office:value-type="float" office:value="15" calcext:value-type="float">
            <text:p>15,00</text:p>
          </table:table-cell>
          <table:table-cell office:value-type="float" office:value="10.9746129381101" calcext:value-type="float">
            <text:p>10,97</text:p>
          </table:table-cell>
          <table:table-cell office:value-type="float" office:value="14.75" calcext:value-type="float">
            <text:p>14,75</text:p>
          </table:table-cell>
          <table:table-cell office:value-type="float" office:value="20.1461273777354" calcext:value-type="float">
            <text:p>20,15</text:p>
          </table:table-cell>
          <table:table-cell office:value-type="float" office:value="14.5833333333333" calcext:value-type="float">
            <text:p>14,58</text:p>
          </table:table-cell>
          <table:table-cell office:value-type="float" office:value="11.3430180202279" calcext:value-type="float">
            <text:p>11,34</text:p>
          </table:table-cell>
          <table:table-cell table:number-columns-repeated="1015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10.8333333333333" calcext:value-type="float">
            <text:p>10,83</text:p>
          </table:table-cell>
          <table:table-cell office:value-type="float" office:value="12.3587986879639" calcext:value-type="float">
            <text:p>12,36</text:p>
          </table:table-cell>
          <table:table-cell office:value-type="float" office:value="11" calcext:value-type="float">
            <text:p>11,00</text:p>
          </table:table-cell>
          <table:table-cell office:value-type="float" office:value="9.36869730630581" calcext:value-type="float">
            <text:p>9,37</text:p>
          </table:table-cell>
          <table:table-cell office:value-type="float" office:value="10.75" calcext:value-type="float">
            <text:p>10,75</text:p>
          </table:table-cell>
          <table:table-cell office:value-type="float" office:value="19.1351810285788" calcext:value-type="float">
            <text:p>19,14</text:p>
          </table:table-cell>
          <table:table-cell office:value-type="float" office:value="10.8333333333333" calcext:value-type="float">
            <text:p>10,83</text:p>
          </table:table-cell>
          <table:table-cell office:value-type="float" office:value="10.3231751932333" calcext:value-type="float">
            <text:p>10,3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,00</text:p>
          </table:table-cell>
          <table:table-cell office:value-type="float" office:value="10.8480063165541" calcext:value-type="float">
            <text:p>10,85</text:p>
          </table:table-cell>
          <table:table-cell office:value-type="float" office:value="11" calcext:value-type="float">
            <text:p>11,00</text:p>
          </table:table-cell>
          <table:table-cell office:value-type="float" office:value="7.9851209932214" calcext:value-type="float">
            <text:p>7,99</text:p>
          </table:table-cell>
          <table:table-cell office:value-type="float" office:value="11" calcext:value-type="float">
            <text:p>11,00</text:p>
          </table:table-cell>
          <table:table-cell office:value-type="float" office:value="18.3656051640479" calcext:value-type="float">
            <text:p>18,37</text:p>
          </table:table-cell>
          <table:table-cell office:value-type="float" office:value="11" calcext:value-type="float">
            <text:p>11,00</text:p>
          </table:table-cell>
          <table:table-cell office:value-type="float" office:value="9.63604310329303" calcext:value-type="float">
            <text:p>9,64</text:p>
          </table:table-cell>
          <table:table-cell table:number-columns-repeated="1015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58333333333333" calcext:value-type="float">
            <text:p>7,58</text:p>
          </table:table-cell>
          <table:table-cell office:value-type="float" office:value="9.52036092015907" calcext:value-type="float">
            <text:p>9,52</text:p>
          </table:table-cell>
          <table:table-cell office:value-type="float" office:value="8" calcext:value-type="float">
            <text:p>8,00</text:p>
          </table:table-cell>
          <table:table-cell office:value-type="float" office:value="6.81085176381779" calcext:value-type="float">
            <text:p>6,81</text:p>
          </table:table-cell>
          <table:table-cell office:value-type="float" office:value="8" calcext:value-type="float">
            <text:p>8,00</text:p>
          </table:table-cell>
          <table:table-cell office:value-type="float" office:value="17.824492925408" calcext:value-type="float">
            <text:p>17,82</text:p>
          </table:table-cell>
          <table:table-cell office:value-type="float" office:value="7.58333333333333" calcext:value-type="float">
            <text:p>7,58</text:p>
          </table:table-cell>
          <table:table-cell office:value-type="float" office:value="9.27454880299825" calcext:value-type="float">
            <text:p>9,27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,00</text:p>
          </table:table-cell>
          <table:table-cell office:value-type="float" office:value="8.360551271484" calcext:value-type="float">
            <text:p>8,36</text:p>
          </table:table-cell>
          <table:table-cell office:value-type="float" office:value="8" calcext:value-type="float">
            <text:p>8,00</text:p>
          </table:table-cell>
          <table:table-cell office:value-type="float" office:value="5.83225646773339" calcext:value-type="float">
            <text:p>5,83</text:p>
          </table:table-cell>
          <table:table-cell office:value-type="float" office:value="8" calcext:value-type="float">
            <text:p>8,00</text:p>
          </table:table-cell>
          <table:table-cell office:value-type="float" office:value="17.4983396185973" calcext:value-type="float">
            <text:p>17,50</text:p>
          </table:table-cell>
          <table:table-cell office:value-type="float" office:value="8" calcext:value-type="float">
            <text:p>8,00</text:p>
          </table:table-cell>
          <table:table-cell office:value-type="float" office:value="9.23117752262881" calcext:value-type="float">
            <text:p>9,23</text:p>
          </table:table-cell>
          <table:table-cell table:number-columns-repeated="1015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,00</text:p>
          </table:table-cell>
          <table:table-cell office:value-type="float" office:value="7.35261094519684" calcext:value-type="float">
            <text:p>7,35</text:p>
          </table:table-cell>
          <table:table-cell office:value-type="float" office:value="5.75" calcext:value-type="float">
            <text:p>5,75</text:p>
          </table:table-cell>
          <table:table-cell office:value-type="float" office:value="5.03509342936463" calcext:value-type="float">
            <text:p>5,04</text:p>
          </table:table-cell>
          <table:table-cell office:value-type="float" office:value="5" calcext:value-type="float">
            <text:p>5,00</text:p>
          </table:table-cell>
          <table:table-cell office:value-type="float" office:value="17.3730352576854" calcext:value-type="float">
            <text:p>17,37</text:p>
          </table:table-cell>
          <table:table-cell office:value-type="float" office:value="5" calcext:value-type="float">
            <text:p>5,00</text:p>
          </table:table-cell>
          <table:table-cell office:value-type="float" office:value="9.4979668658904" calcext:value-type="float">
            <text:p>9,5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,00</text:p>
          </table:table-cell>
          <table:table-cell office:value-type="float" office:value="6.47991019386285" calcext:value-type="float">
            <text:p>6,48</text:p>
          </table:table-cell>
          <table:table-cell office:value-type="float" office:value="5.75" calcext:value-type="float">
            <text:p>5,75</text:p>
          </table:table-cell>
          <table:table-cell office:value-type="float" office:value="4.40450483794648" calcext:value-type="float">
            <text:p>4,40</text:p>
          </table:table-cell>
          <table:table-cell office:value-type="float" office:value="5" calcext:value-type="float">
            <text:p>5,00</text:p>
          </table:table-cell>
          <table:table-cell office:value-type="float" office:value="17.4338571083325" calcext:value-type="float">
            <text:p>17,43</text:p>
          </table:table-cell>
          <table:table-cell office:value-type="float" office:value="5" calcext:value-type="float">
            <text:p>5,00</text:p>
          </table:table-cell>
          <table:table-cell office:value-type="float" office:value="10.0665010056514" calcext:value-type="float">
            <text:p>10,07</text:p>
          </table:table-cell>
          <table:table-cell table:number-columns-repeated="1015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,00</text:p>
          </table:table-cell>
          <table:table-cell office:value-type="float" office:value="5.72514782387929" calcext:value-type="float">
            <text:p>5,73</text:p>
          </table:table-cell>
          <table:table-cell office:value-type="float" office:value="4" calcext:value-type="float">
            <text:p>4,00</text:p>
          </table:table-cell>
          <table:table-cell office:value-type="float" office:value="3.92500913763295" calcext:value-type="float">
            <text:p>3,93</text:p>
          </table:table-cell>
          <table:table-cell office:value-type="float" office:value="3.91666666666667" calcext:value-type="float">
            <text:p>3,92</text:p>
          </table:table-cell>
          <table:table-cell office:value-type="float" office:value="17.6654622312483" calcext:value-type="float">
            <text:p>17,67</text:p>
          </table:table-cell>
          <table:table-cell office:value-type="float" office:value="4" calcext:value-type="float">
            <text:p>4,00</text:p>
          </table:table-cell>
          <table:table-cell office:value-type="float" office:value="10.9279048796802" calcext:value-type="float">
            <text:p>10,9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,00</text:p>
          </table:table-cell>
          <table:table-cell office:value-type="float" office:value="5.07034307141013" calcext:value-type="float">
            <text:p>5,07</text:p>
          </table:table-cell>
          <table:table-cell office:value-type="float" office:value="4" calcext:value-type="float">
            <text:p>4,00</text:p>
          </table:table-cell>
          <table:table-cell office:value-type="float" office:value="3.58049341757763" calcext:value-type="float">
            <text:p>3,58</text:p>
          </table:table-cell>
          <table:table-cell office:value-type="float" office:value="4" calcext:value-type="float">
            <text:p>4,00</text:p>
          </table:table-cell>
          <table:table-cell office:value-type="float" office:value="18.0518800256505" calcext:value-type="float">
            <text:p>18,05</text:p>
          </table:table-cell>
          <table:table-cell office:value-type="float" office:value="4" calcext:value-type="float">
            <text:p>4,00</text:p>
          </table:table-cell>
          <table:table-cell office:value-type="float" office:value="12.0728383863816" calcext:value-type="float">
            <text:p>12,07</text:p>
          </table:table-cell>
          <table:table-cell table:number-columns-repeated="1015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,00</text:p>
          </table:table-cell>
          <table:table-cell office:value-type="float" office:value="4.4968274783207" calcext:value-type="float">
            <text:p>4,50</text:p>
          </table:table-cell>
          <table:table-cell office:value-type="float" office:value="2.41666666666667" calcext:value-type="float">
            <text:p>2,42</text:p>
          </table:table-cell>
          <table:table-cell office:value-type="float" office:value="3.35420580201422" calcext:value-type="float">
            <text:p>3,35</text:p>
          </table:table-cell>
          <table:table-cell office:value-type="float" office:value="2" calcext:value-type="float">
            <text:p>2,00</text:p>
          </table:table-cell>
          <table:table-cell office:value-type="float" office:value="18.5765047727244" calcext:value-type="float">
            <text:p>18,58</text:p>
          </table:table-cell>
          <table:table-cell office:value-type="float" office:value="2" calcext:value-type="float">
            <text:p>2,00</text:p>
          </table:table-cell>
          <table:table-cell office:value-type="float" office:value="13.4914905805346" calcext:value-type="float">
            <text:p>13,4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,00</text:p>
          </table:table-cell>
          <table:table-cell office:value-type="float" office:value="3.98523676811238" calcext:value-type="float">
            <text:p>3,99</text:p>
          </table:table-cell>
          <table:table-cell office:value-type="float" office:value="2.5" calcext:value-type="float">
            <text:p>2,50</text:p>
          </table:table-cell>
          <table:table-cell office:value-type="float" office:value="3.22874784033704" calcext:value-type="float">
            <text:p>3,23</text:p>
          </table:table-cell>
          <table:table-cell office:value-type="float" office:value="2" calcext:value-type="float">
            <text:p>2,00</text:p>
          </table:table-cell>
          <table:table-cell office:value-type="float" office:value="19.2220881790811" calcext:value-type="float">
            <text:p>19,22</text:p>
          </table:table-cell>
          <table:table-cell office:value-type="float" office:value="2" calcext:value-type="float">
            <text:p>2,00</text:p>
          </table:table-cell>
          <table:table-cell office:value-type="float" office:value="15.1735738690287" calcext:value-type="float">
            <text:p>15,17</text:p>
          </table:table-cell>
          <table:table-cell table:number-columns-repeated="1015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,00</text:p>
          </table:table-cell>
          <table:table-cell office:value-type="float" office:value="3.51550272185728" calcext:value-type="float">
            <text:p>3,52</text:p>
          </table:table-cell>
          <table:table-cell office:value-type="float" office:value="2" calcext:value-type="float">
            <text:p>2,00</text:p>
          </table:table-cell>
          <table:table-cell office:value-type="float" office:value="3.18606689718153" calcext:value-type="float">
            <text:p>3,19</text:p>
          </table:table-cell>
          <table:table-cell office:value-type="float" office:value="2" calcext:value-type="float">
            <text:p>2,00</text:p>
          </table:table-cell>
          <table:table-cell office:value-type="float" office:value="19.970731920217" calcext:value-type="float">
            <text:p>19,97</text:p>
          </table:table-cell>
          <table:table-cell office:value-type="float" office:value="2" calcext:value-type="float">
            <text:p>2,00</text:p>
          </table:table-cell>
          <table:table-cell office:value-type="float" office:value="17.1083182066013" calcext:value-type="float">
            <text:p>17,1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,00</text:p>
          </table:table-cell>
          <table:table-cell office:value-type="float" office:value="3.06684505413291" calcext:value-type="float">
            <text:p>3,07</text:p>
          </table:table-cell>
          <table:table-cell office:value-type="float" office:value="2" calcext:value-type="float">
            <text:p>2,00</text:p>
          </table:table-cell>
          <table:table-cell office:value-type="float" office:value="3.20744854250485" calcext:value-type="float">
            <text:p>3,21</text:p>
          </table:table-cell>
          <table:table-cell office:value-type="float" office:value="2" calcext:value-type="float">
            <text:p>2,00</text:p>
          </table:table-cell>
          <table:table-cell office:value-type="float" office:value="20.8038801839724" calcext:value-type="float">
            <text:p>20,80</text:p>
          </table:table-cell>
          <table:table-cell office:value-type="float" office:value="2" calcext:value-type="float">
            <text:p>2,00</text:p>
          </table:table-cell>
          <table:table-cell office:value-type="float" office:value="19.2844652915746" calcext:value-type="float">
            <text:p>19,28</text:p>
          </table:table-cell>
          <table:table-cell table:number-columns-repeated="1015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,00</text:p>
          </table:table-cell>
          <table:table-cell office:value-type="float" office:value="2.61776328895685" calcext:value-type="float">
            <text:p>2,62</text:p>
          </table:table-cell>
          <table:table-cell office:value-type="float" office:value="1" calcext:value-type="float">
            <text:p>1,00</text:p>
          </table:table-cell>
          <table:table-cell office:value-type="float" office:value="3.2735089416663" calcext:value-type="float">
            <text:p>3,27</text:p>
          </table:table-cell>
          <table:table-cell office:value-type="float" office:value="1" calcext:value-type="float">
            <text:p>1,00</text:p>
          </table:table-cell>
          <table:table-cell office:value-type="float" office:value="21.7023122139904" calcext:value-type="float">
            <text:p>21,70</text:p>
          </table:table-cell>
          <table:table-cell office:value-type="float" office:value="1" calcext:value-type="float">
            <text:p>1,00</text:p>
          </table:table-cell>
          <table:table-cell office:value-type="float" office:value="21.6902627615925" calcext:value-type="float">
            <text:p>21,6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office:value-type="float" office:value="2.14602863572145" calcext:value-type="float">
            <text:p>2,15</text:p>
          </table:table-cell>
          <table:table-cell office:value-type="float" office:value="1" calcext:value-type="float">
            <text:p>1,00</text:p>
          </table:table-cell>
          <table:table-cell office:value-type="float" office:value="3.36418724550792" calcext:value-type="float">
            <text:p>3,36</text:p>
          </table:table-cell>
          <table:table-cell office:value-type="float" office:value="1" calcext:value-type="float">
            <text:p>1,00</text:p>
          </table:table-cell>
          <table:table-cell office:value-type="float" office:value="22.6461348531758" calcext:value-type="float">
            <text:p>22,65</text:p>
          </table:table-cell>
          <table:table-cell office:value-type="float" office:value="1" calcext:value-type="float">
            <text:p>1,00</text:p>
          </table:table-cell>
          <table:table-cell office:value-type="float" office:value="24.313458389358" calcext:value-type="float">
            <text:p>24,31</text:p>
          </table:table-cell>
          <table:table-cell table:number-columns-repeated="1015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,00</text:p>
          </table:table-cell>
          <table:table-cell office:value-type="float" office:value="1.62867586512851" calcext:value-type="float">
            <text:p>1,63</text:p>
          </table:table-cell>
          <table:table-cell office:value-type="float" office:value="1" calcext:value-type="float">
            <text:p>1,00</text:p>
          </table:table-cell>
          <table:table-cell office:value-type="float" office:value="3.45873798043499" calcext:value-type="float">
            <text:p>3,46</text:p>
          </table:table-cell>
          <table:table-cell office:value-type="float" office:value="61.5" calcext:value-type="float">
            <text:p>61,50</text:p>
          </table:table-cell>
          <table:table-cell office:value-type="float" office:value="23.6147750871541" calcext:value-type="float">
            <text:p>23,61</text:p>
          </table:table-cell>
          <table:table-cell office:value-type="float" office:value="69" calcext:value-type="float">
            <text:p>69,00</text:p>
          </table:table-cell>
          <table:table-cell office:value-type="float" office:value="27.1412942783696" calcext:value-type="float">
            <text:p>27,14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office:value-type="float" office:value="1.04199518512391" calcext:value-type="float">
            <text:p>1,04</text:p>
          </table:table-cell>
          <table:table-cell office:value-type="float" office:value="1" calcext:value-type="float">
            <text:p>1,00</text:p>
          </table:table-cell>
          <table:table-cell office:value-type="float" office:value="3.53572343849655" calcext:value-type="float">
            <text:p>3,54</text:p>
          </table:table-cell>
          <table:table-cell office:value-type="float" office:value="60.1666666666667" calcext:value-type="float">
            <text:p>60,17</text:p>
          </table:table-cell>
          <table:table-cell office:value-type="float" office:value="24.5869725877306" calcext:value-type="float">
            <text:p>24,59</text:p>
          </table:table-cell>
          <table:table-cell office:value-type="float" office:value="60.8333333333333" calcext:value-type="float">
            <text:p>60,83</text:p>
          </table:table-cell>
          <table:table-cell office:value-type="float" office:value="30.1605010586587" calcext:value-type="float">
            <text:p>30,16</text:p>
          </table:table-cell>
          <table:table-cell table:number-columns-repeated="1015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,00</text:p>
          </table:table-cell>
          <table:table-cell office:value-type="float" office:value="0.361524116832346" calcext:value-type="float">
            <text:p>0,36</text:p>
          </table:table-cell>
          <table:table-cell office:value-type="float" office:value="1" calcext:value-type="float">
            <text:p>1,00</text:p>
          </table:table-cell>
          <table:table-cell office:value-type="float" office:value="3.57300606746591" calcext:value-type="float">
            <text:p>3,57</text:p>
          </table:table-cell>
          <table:table-cell office:value-type="float" office:value="89.9166666666667" calcext:value-type="float">
            <text:p>89,92</text:p>
          </table:table-cell>
          <table:table-cell office:value-type="float" office:value="25.5407722563489" calcext:value-type="float">
            <text:p>25,54</text:p>
          </table:table-cell>
          <table:table-cell office:value-type="float" office:value="85.8333333333333" calcext:value-type="float">
            <text:p>85,83</text:p>
          </table:table-cell>
          <table:table-cell office:value-type="float" office:value="33.3572920825265" calcext:value-type="float">
            <text:p>33,3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-0.437960629508012" calcext:value-type="float">
            <text:p>-0,44</text:p>
          </table:table-cell>
          <table:table-cell office:value-type="float" office:value="1" calcext:value-type="float">
            <text:p>1,00</text:p>
          </table:table-cell>
          <table:table-cell office:value-type="float" office:value="3.54774086092119" calcext:value-type="float">
            <text:p>3,55</text:p>
          </table:table-cell>
          <table:table-cell office:value-type="float" office:value="91.0833333333333" calcext:value-type="float">
            <text:p>91,08</text:p>
          </table:table-cell>
          <table:table-cell office:value-type="float" office:value="26.4535167675499" calcext:value-type="float">
            <text:p>26,45</text:p>
          </table:table-cell>
          <table:table-cell office:value-type="float" office:value="91.25" calcext:value-type="float">
            <text:p>91,25</text:p>
          </table:table-cell>
          <table:table-cell office:value-type="float" office:value="36.7173576202811" calcext:value-type="float">
            <text:p>36,72</text:p>
          </table:table-cell>
          <table:table-cell table:number-columns-repeated="1015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,00</text:p>
          </table:table-cell>
          <table:table-cell office:value-type="float" office:value="-1.38245127861086" calcext:value-type="float">
            <text:p>-1,38</text:p>
          </table:table-cell>
          <table:table-cell office:value-type="float" office:value="1" calcext:value-type="float">
            <text:p>1,00</text:p>
          </table:table-cell>
          <table:table-cell office:value-type="float" office:value="3.43636774832585" calcext:value-type="float">
            <text:p>3,44</text:p>
          </table:table-cell>
          <table:table-cell office:value-type="float" office:value="1" calcext:value-type="float">
            <text:p>1,00</text:p>
          </table:table-cell>
          <table:table-cell office:value-type="float" office:value="27.3018391124311" calcext:value-type="float">
            <text:p>27,30</text:p>
          </table:table-cell>
          <table:table-cell office:value-type="float" office:value="1" calcext:value-type="float">
            <text:p>1,00</text:p>
          </table:table-cell>
          <table:table-cell office:value-type="float" office:value="40.2258590559743" calcext:value-type="float">
            <text:p>40,23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</text:p>
          </table:table-cell>
          <table:table-cell office:value-type="float" office:value="-2.49871711420706" calcext:value-type="float">
            <text:p>-2,50</text:p>
          </table:table-cell>
          <table:table-cell office:value-type="float" office:value="1" calcext:value-type="float">
            <text:p>1,00</text:p>
          </table:table-cell>
          <table:table-cell office:value-type="float" office:value="3.2146039851092" calcext:value-type="float">
            <text:p>3,21</text:p>
          </table:table-cell>
          <table:table-cell office:value-type="float" office:value="1" calcext:value-type="float">
            <text:p>1,00</text:p>
          </table:table-cell>
          <table:table-cell office:value-type="float" office:value="28.0616551421051" calcext:value-type="float">
            <text:p>28,06</text:p>
          </table:table-cell>
          <table:table-cell office:value-type="float" office:value="1" calcext:value-type="float">
            <text:p>1,00</text:p>
          </table:table-cell>
          <table:table-cell office:value-type="float" office:value="43.8674230831388" calcext:value-type="float">
            <text:p>43,87</text:p>
          </table:table-cell>
          <table:table-cell table:number-columns-repeated="1015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rbe" table:style-name="ta1">
        <table:shapes>
          <draw:frame draw:z-index="0" draw:style-name="gr1" draw:text-style-name="P1" svg:width="54.49cm" svg:height="32.859cm" svg:x="0.767cm" svg:y="0cm">
            <draw:object draw:notify-on-update-of-ranges="calibration_ECS_Oct_2022.A1:calibration_ECS_Oct_2022.A1 calibration_ECS_Oct_2022.A2:calibration_ECS_Oct_2022.A202 calibration_ECS_Oct_2022.B1:calibration_ECS_Oct_2022.B1 calibration_ECS_Oct_2022.B2:calibration_ECS_Oct_2022.B202 calibration_ECS_Oct_2022.C1:calibration_ECS_Oct_2022.C1 calibration_ECS_Oct_2022.C2:calibration_ECS_Oct_2022.C202 calibration_ECS_Oct_2022.D1:calibration_ECS_Oct_2022.D1 calibration_ECS_Oct_2022.D2:calibration_ECS_Oct_2022.D202 calibration_ECS_Oct_2022.E1:calibration_ECS_Oct_2022.E1 calibration_ECS_Oct_2022.E2:calibration_ECS_Oct_2022.E202 calibration_ECS_Oct_2022.F1:calibration_ECS_Oct_2022.F1 calibration_ECS_Oct_2022.F2:calibration_ECS_Oct_2022.F202 calibration_ECS_Oct_2022.G1:calibration_ECS_Oct_2022.G1 calibration_ECS_Oct_2022.G2:calibration_ECS_Oct_2022.G202 calibration_ECS_Oct_2022.H1:calibration_ECS_Oct_2022.H1 calibration_ECS_Oct_2022.H2:calibration_ECS_Oct_2022.H202 calibration_ECS_Oct_2022.I1:calibration_ECS_Oct_2022.I1 calibration_ECS_Oct_2022.I2:calibration_ECS_Oct_2022.I202 calibration_ECS_Oct_2022.J1:calibration_ECS_Oct_2022.J1 calibration_ECS_Oct_2022.J2:calibration_ECS_Oct_2022.J202 calibration_ECS_Oct_2022.K1:calibration_ECS_Oct_2022.K1 calibration_ECS_Oct_2022.K2:calibration_ECS_Oct_2022.K202 calibration_ECS_Oct_2022.L1:calibration_ECS_Oct_2022.L1 calibration_ECS_Oct_2022.L2:calibration_ECS_Oct_2022.L202 calibration_ECS_Oct_2022.M1:calibration_ECS_Oct_2022.M1 calibration_ECS_Oct_2022.M2:calibration_ECS_Oct_2022.M202 calibration_ECS_Oct_2022.N1:calibration_ECS_Oct_2022.N1 calibration_ECS_Oct_2022.N2:calibration_ECS_Oct_2022.N202 calibration_ECS_Oct_2022.O1:calibration_ECS_Oct_2022.O1 calibration_ECS_Oct_2022.O2:calibration_ECS_Oct_2022.O202 calibration_ECS_Oct_2022.P1:calibration_ECS_Oct_2022.P1 calibration_ECS_Oct_2022.P2:calibration_ECS_Oct_2022.P202 calibration_ECS_Oct_2022.Q1:calibration_ECS_Oct_2022.Q1 calibration_ECS_Oct_2022.Q2:calibration_ECS_Oct_2022.Q202 calibration_ECS_Oct_2022.R1:calibration_ECS_Oct_2022.R1 calibration_ECS_Oct_2022.R2:calibration_ECS_Oct_2022.R202 calibration_ECS_Oct_2022.S1:calibration_ECS_Oct_2022.S1 calibration_ECS_Oct_2022.S2:calibration_ECS_Oct_2022.S202 calibration_ECS_Oct_2022.T1:calibration_ECS_Oct_2022.T1 calibration_ECS_Oct_2022.T2:calibration_ECS_Oct_2022.T202 calibration_ECS_Oct_2022.U1:calibration_ECS_Oct_2022.U1 calibration_ECS_Oct_2022.U2:calibration_ECS_Oct_2022.U202 calibration_ECS_Oct_2022.V1:calibration_ECS_Oct_2022.V1 calibration_ECS_Oct_2022.V2:calibration_ECS_Oct_2022.V202 calibration_ECS_Oct_2022.W1:calibration_ECS_Oct_2022.W1 calibration_ECS_Oct_2022.W2:calibration_ECS_Oct_2022.W202 calibration_ECS_Oct_2022.X1:calibration_ECS_Oct_2022.X1 calibration_ECS_Oct_2022.X2:calibration_ECS_Oct_2022.X202 calibration_ECS_Oct_2022.Y1:calibration_ECS_Oct_2022.Y1 calibration_ECS_Oct_2022.Y2:calibration_ECS_Oct_2022.Y202 calibration_ECS_Oct_2022.Z1:calibration_ECS_Oct_2022.Z1 calibration_ECS_Oct_2022.Z2:calibration_ECS_Oct_2022.Z202 calibration_ECS_Oct_2022.AA1:calibration_ECS_Oct_2022.AA1 calibration_ECS_Oct_2022.AA2:calibration_ECS_Oct_2022.AA202 calibration_ECS_Oct_2022.AB1:calibration_ECS_Oct_2022.AB1 calibration_ECS_Oct_2022.AB2:calibration_ECS_Oct_2022.AB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Feuille4" table:style-name="ta1">
        <table:table-column table:style-name="co3" table:number-columns-repeated="6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90.5" calcext:value-type="float">
            <text:p>2290,5</text:p>
          </table:table-cell>
          <table:table-cell office:value-type="float" office:value="100" calcext:value-type="float">
            <text:p>100</text:p>
          </table:table-cell>
          <table:table-cell office:value-type="float" office:value="2285.95110462044" calcext:value-type="float">
            <text:p>2285,95110462044</text:p>
          </table:table-cell>
          <table:table-cell office:value-type="float" office:value="100" calcext:value-type="float">
            <text:p>100</text:p>
          </table:table-cell>
          <table:table-cell office:value-type="float" office:value="2296.96837705424" calcext:value-type="float">
            <text:p>2296,96837705424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2287.91666666667" calcext:value-type="float">
            <text:p>2287,91666666667</text:p>
          </table:table-cell>
          <table:table-cell office:value-type="float" office:value="99.5" calcext:value-type="float">
            <text:p>99,5</text:p>
          </table:table-cell>
          <table:table-cell office:value-type="float" office:value="2284.03279967624" calcext:value-type="float">
            <text:p>2284,03279967624</text:p>
          </table:table-cell>
          <table:table-cell office:value-type="float" office:value="99.5" calcext:value-type="float">
            <text:p>99,5</text:p>
          </table:table-cell>
          <table:table-cell office:value-type="float" office:value="2292.93952403051" calcext:value-type="float">
            <text:p>2292,939524030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80.33333333333" calcext:value-type="float">
            <text:p>2280,33333333333</text:p>
          </table:table-cell>
          <table:table-cell office:value-type="float" office:value="99" calcext:value-type="float">
            <text:p>99</text:p>
          </table:table-cell>
          <table:table-cell office:value-type="float" office:value="2282.25917150252" calcext:value-type="float">
            <text:p>2282,25917150252</text:p>
          </table:table-cell>
          <table:table-cell office:value-type="float" office:value="99" calcext:value-type="float">
            <text:p>99</text:p>
          </table:table-cell>
          <table:table-cell office:value-type="float" office:value="2289.23588352429" calcext:value-type="float">
            <text:p>2289,23588352429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2276.58333333333" calcext:value-type="float">
            <text:p>2276,58333333333</text:p>
          </table:table-cell>
          <table:table-cell office:value-type="float" office:value="98.5" calcext:value-type="float">
            <text:p>98,5</text:p>
          </table:table-cell>
          <table:table-cell office:value-type="float" office:value="2280.60812372365" calcext:value-type="float">
            <text:p>2280,60812372365</text:p>
          </table:table-cell>
          <table:table-cell office:value-type="float" office:value="98.5" calcext:value-type="float">
            <text:p>98,5</text:p>
          </table:table-cell>
          <table:table-cell office:value-type="float" office:value="2285.82692367313" calcext:value-type="float">
            <text:p>2285,826923673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76.83333333333" calcext:value-type="float">
            <text:p>2276,83333333333</text:p>
          </table:table-cell>
          <table:table-cell office:value-type="float" office:value="98" calcext:value-type="float">
            <text:p>98</text:p>
          </table:table-cell>
          <table:table-cell office:value-type="float" office:value="2279.05816290906" calcext:value-type="float">
            <text:p>2279,05816290906</text:p>
          </table:table-cell>
          <table:table-cell office:value-type="float" office:value="98" calcext:value-type="float">
            <text:p>98</text:p>
          </table:table-cell>
          <table:table-cell office:value-type="float" office:value="2282.68292787234" calcext:value-type="float">
            <text:p>2282,68292787234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2276.5" calcext:value-type="float">
            <text:p>2276,5</text:p>
          </table:table-cell>
          <table:table-cell office:value-type="float" office:value="97.5" calcext:value-type="float">
            <text:p>97,5</text:p>
          </table:table-cell>
          <table:table-cell office:value-type="float" office:value="2277.58839276893" calcext:value-type="float">
            <text:p>2277,58839276893</text:p>
          </table:table-cell>
          <table:table-cell office:value-type="float" office:value="97.5" calcext:value-type="float">
            <text:p>97,5</text:p>
          </table:table-cell>
          <table:table-cell office:value-type="float" office:value="2279.774986651" calcext:value-type="float">
            <text:p>2279,7749866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76.16666666667" calcext:value-type="float">
            <text:p>2276,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276.17850834992" calcext:value-type="float">
            <text:p>2276,17850834992</text:p>
          </table:table-cell>
          <table:table-cell office:value-type="float" office:value="97" calcext:value-type="float">
            <text:p>97</text:p>
          </table:table-cell>
          <table:table-cell office:value-type="float" office:value="2277.07498954779" calcext:value-type="float">
            <text:p>2277,07498954779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2272.41666666667" calcext:value-type="float">
            <text:p>2272,41666666667</text:p>
          </table:table-cell>
          <table:table-cell office:value-type="float" office:value="96.5" calcext:value-type="float">
            <text:p>96,5</text:p>
          </table:table-cell>
          <table:table-cell office:value-type="float" office:value="2274.80879023098" calcext:value-type="float">
            <text:p>2274,80879023098</text:p>
          </table:table-cell>
          <table:table-cell office:value-type="float" office:value="96.5" calcext:value-type="float">
            <text:p>96,5</text:p>
          </table:table-cell>
          <table:table-cell office:value-type="float" office:value="2274.55561698701" calcext:value-type="float">
            <text:p>2274,555616987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73.25" calcext:value-type="float">
            <text:p>2273,25</text:p>
          </table:table-cell>
          <table:table-cell office:value-type="float" office:value="96" calcext:value-type="float">
            <text:p>96</text:p>
          </table:table-cell>
          <table:table-cell office:value-type="float" office:value="2273.46009871899" calcext:value-type="float">
            <text:p>2273,46009871899</text:p>
          </table:table-cell>
          <table:table-cell office:value-type="float" office:value="96" calcext:value-type="float">
            <text:p>96</text:p>
          </table:table-cell>
          <table:table-cell office:value-type="float" office:value="2272.19033215447" calcext:value-type="float">
            <text:p>2272,19033215447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2271.58333333333" calcext:value-type="float">
            <text:p>2271,58333333333</text:p>
          </table:table-cell>
          <table:table-cell office:value-type="float" office:value="95.5" calcext:value-type="float">
            <text:p>95,5</text:p>
          </table:table-cell>
          <table:table-cell office:value-type="float" office:value="2272.11386804456" calcext:value-type="float">
            <text:p>2272,11386804456</text:p>
          </table:table-cell>
          <table:table-cell office:value-type="float" office:value="95.5" calcext:value-type="float">
            <text:p>95,5</text:p>
          </table:table-cell>
          <table:table-cell office:value-type="float" office:value="2269.95337287347" calcext:value-type="float">
            <text:p>2269,953372873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66.25" calcext:value-type="float">
            <text:p>2266,25</text:p>
          </table:table-cell>
          <table:table-cell office:value-type="float" office:value="95" calcext:value-type="float">
            <text:p>95</text:p>
          </table:table-cell>
          <table:table-cell office:value-type="float" office:value="2270.75210055776" calcext:value-type="float">
            <text:p>2270,75210055776</text:p>
          </table:table-cell>
          <table:table-cell office:value-type="float" office:value="95" calcext:value-type="float">
            <text:p>95</text:p>
          </table:table-cell>
          <table:table-cell office:value-type="float" office:value="2267.81974348068" calcext:value-type="float">
            <text:p>2267,81974348068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2270.5" calcext:value-type="float">
            <text:p>2270,5</text:p>
          </table:table-cell>
          <table:table-cell office:value-type="float" office:value="94.5" calcext:value-type="float">
            <text:p>94,5</text:p>
          </table:table-cell>
          <table:table-cell office:value-type="float" office:value="2269.35736092384" calcext:value-type="float">
            <text:p>2269,35736092384</text:p>
          </table:table-cell>
          <table:table-cell office:value-type="float" office:value="94.5" calcext:value-type="float">
            <text:p>94,5</text:p>
          </table:table-cell>
          <table:table-cell office:value-type="float" office:value="2265.76520670209" calcext:value-type="float">
            <text:p>2265,765206702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70.66666666667" calcext:value-type="float">
            <text:p>2270,66666666667</text:p>
          </table:table-cell>
          <table:table-cell office:value-type="float" office:value="94" calcext:value-type="float">
            <text:p>94</text:p>
          </table:table-cell>
          <table:table-cell office:value-type="float" office:value="2267.91277031897" calcext:value-type="float">
            <text:p>2267,91277031897</text:p>
          </table:table-cell>
          <table:table-cell office:value-type="float" office:value="94" calcext:value-type="float">
            <text:p>94</text:p>
          </table:table-cell>
          <table:table-cell office:value-type="float" office:value="2263.76627552896" calcext:value-type="float">
            <text:p>2263,76627552896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2276.41666666667" calcext:value-type="float">
            <text:p>2276,41666666667</text:p>
          </table:table-cell>
          <table:table-cell office:value-type="float" office:value="93.5" calcext:value-type="float">
            <text:p>93,5</text:p>
          </table:table-cell>
          <table:table-cell office:value-type="float" office:value="2266.40200062598" calcext:value-type="float">
            <text:p>2266,40200062598</text:p>
          </table:table-cell>
          <table:table-cell office:value-type="float" office:value="93.5" calcext:value-type="float">
            <text:p>93,5</text:p>
          </table:table-cell>
          <table:table-cell office:value-type="float" office:value="2261.80020509376" calcext:value-type="float">
            <text:p>2261,800205093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85.33333333333" calcext:value-type="float">
            <text:p>2285,33333333333</text:p>
          </table:table-cell>
          <table:table-cell office:value-type="float" office:value="93" calcext:value-type="float">
            <text:p>93</text:p>
          </table:table-cell>
          <table:table-cell office:value-type="float" office:value="2264.80926863011" calcext:value-type="float">
            <text:p>2264,80926863011</text:p>
          </table:table-cell>
          <table:table-cell office:value-type="float" office:value="93" calcext:value-type="float">
            <text:p>93</text:p>
          </table:table-cell>
          <table:table-cell office:value-type="float" office:value="2259.8449845461" calcext:value-type="float">
            <text:p>2259,8449845461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2275.41666666667" calcext:value-type="float">
            <text:p>2275,41666666667</text:p>
          </table:table-cell>
          <table:table-cell office:value-type="float" office:value="92.5" calcext:value-type="float">
            <text:p>92,5</text:p>
          </table:table-cell>
          <table:table-cell office:value-type="float" office:value="2263.11933021472" calcext:value-type="float">
            <text:p>2263,11933021472</text:p>
          </table:table-cell>
          <table:table-cell office:value-type="float" office:value="92.5" calcext:value-type="float">
            <text:p>92,5</text:p>
          </table:table-cell>
          <table:table-cell office:value-type="float" office:value="2257.87932892863" calcext:value-type="float">
            <text:p>2257,879328928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82.16666666667" calcext:value-type="float">
            <text:p>2282,16666666667</text:p>
          </table:table-cell>
          <table:table-cell office:value-type="float" office:value="92" calcext:value-type="float">
            <text:p>92</text:p>
          </table:table-cell>
          <table:table-cell office:value-type="float" office:value="2261.31747455705" calcext:value-type="float">
            <text:p>2261,31747455705</text:p>
          </table:table-cell>
          <table:table-cell office:value-type="float" office:value="92" calcext:value-type="float">
            <text:p>92</text:p>
          </table:table-cell>
          <table:table-cell office:value-type="float" office:value="2255.88267105301" calcext:value-type="float">
            <text:p>2255,88267105301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2270.33333333333" calcext:value-type="float">
            <text:p>2270,33333333333</text:p>
          </table:table-cell>
          <table:table-cell office:value-type="float" office:value="91.5" calcext:value-type="float">
            <text:p>91,5</text:p>
          </table:table-cell>
          <table:table-cell office:value-type="float" office:value="2259.38951832395" calcext:value-type="float">
            <text:p>2259,38951832395</text:p>
          </table:table-cell>
          <table:table-cell office:value-type="float" office:value="91.5" calcext:value-type="float">
            <text:p>91,5</text:p>
          </table:table-cell>
          <table:table-cell office:value-type="float" office:value="2253.83515337584" calcext:value-type="float">
            <text:p>2253,835153375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67.66666666667" calcext:value-type="float">
            <text:p>2267,66666666667</text:p>
          </table:table-cell>
          <table:table-cell office:value-type="float" office:value="91" calcext:value-type="float">
            <text:p>91</text:p>
          </table:table-cell>
          <table:table-cell office:value-type="float" office:value="2257.32179986763" calcext:value-type="float">
            <text:p>2257,32179986763</text:p>
          </table:table-cell>
          <table:table-cell office:value-type="float" office:value="91" calcext:value-type="float">
            <text:p>91</text:p>
          </table:table-cell>
          <table:table-cell office:value-type="float" office:value="2251.71761987461" calcext:value-type="float">
            <text:p>2251,71761987461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2258.75" calcext:value-type="float">
            <text:p>2258,75</text:p>
          </table:table-cell>
          <table:table-cell office:value-type="float" office:value="90.5" calcext:value-type="float">
            <text:p>90,5</text:p>
          </table:table-cell>
          <table:table-cell office:value-type="float" office:value="2255.10117342135" calcext:value-type="float">
            <text:p>2255,10117342135</text:p>
          </table:table-cell>
          <table:table-cell office:value-type="float" office:value="90.5" calcext:value-type="float">
            <text:p>90,5</text:p>
          </table:table-cell>
          <table:table-cell office:value-type="float" office:value="2249.5116079236" calcext:value-type="float">
            <text:p>2249,51160792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51.16666666667" calcext:value-type="float">
            <text:p>2251,16666666667</text:p>
          </table:table-cell>
          <table:table-cell office:value-type="float" office:value="90" calcext:value-type="float">
            <text:p>90</text:p>
          </table:table-cell>
          <table:table-cell office:value-type="float" office:value="2252.71500329522" calcext:value-type="float">
            <text:p>2252,71500329522</text:p>
          </table:table-cell>
          <table:table-cell office:value-type="float" office:value="90" calcext:value-type="float">
            <text:p>90</text:p>
          </table:table-cell>
          <table:table-cell office:value-type="float" office:value="2247.1993401698" calcext:value-type="float">
            <text:p>2247,1993401698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2243.33333333333" calcext:value-type="float">
            <text:p>2243,33333333333</text:p>
          </table:table-cell>
          <table:table-cell office:value-type="float" office:value="89.5" calcext:value-type="float">
            <text:p>89,5</text:p>
          </table:table-cell>
          <table:table-cell office:value-type="float" office:value="2250.1511580719" calcext:value-type="float">
            <text:p>2250,1511580719</text:p>
          </table:table-cell>
          <table:table-cell office:value-type="float" office:value="89.5" calcext:value-type="float">
            <text:p>89,5</text:p>
          </table:table-cell>
          <table:table-cell office:value-type="float" office:value="2244.76371640894" calcext:value-type="float">
            <text:p>2244,763716408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43.33333333333" calcext:value-type="float">
            <text:p>2243,33333333333</text:p>
          </table:table-cell>
          <table:table-cell office:value-type="float" office:value="89" calcext:value-type="float">
            <text:p>89</text:p>
          </table:table-cell>
          <table:table-cell office:value-type="float" office:value="2247.39800480233" calcext:value-type="float">
            <text:p>2247,39800480233</text:p>
          </table:table-cell>
          <table:table-cell office:value-type="float" office:value="89" calcext:value-type="float">
            <text:p>89</text:p>
          </table:table-cell>
          <table:table-cell office:value-type="float" office:value="2242.18830546132" calcext:value-type="float">
            <text:p>2242,18830546132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2235.58333333333" calcext:value-type="float">
            <text:p>2235,58333333333</text:p>
          </table:table-cell>
          <table:table-cell office:value-type="float" office:value="88.5" calcext:value-type="float">
            <text:p>88,5</text:p>
          </table:table-cell>
          <table:table-cell office:value-type="float" office:value="2244.44440320149" calcext:value-type="float">
            <text:p>2244,44440320149</text:p>
          </table:table-cell>
          <table:table-cell office:value-type="float" office:value="88.5" calcext:value-type="float">
            <text:p>88,5</text:p>
          </table:table-cell>
          <table:table-cell office:value-type="float" office:value="2239.45733704777" calcext:value-type="float">
            <text:p>2239,457337047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34.33333333333" calcext:value-type="float">
            <text:p>2234,33333333333</text:p>
          </table:table-cell>
          <table:table-cell office:value-type="float" office:value="88" calcext:value-type="float">
            <text:p>88</text:p>
          </table:table-cell>
          <table:table-cell office:value-type="float" office:value="2241.27969984415" calcext:value-type="float">
            <text:p>2241,27969984415</text:p>
          </table:table-cell>
          <table:table-cell office:value-type="float" office:value="88" calcext:value-type="float">
            <text:p>88</text:p>
          </table:table-cell>
          <table:table-cell office:value-type="float" office:value="2236.55569366564" calcext:value-type="float">
            <text:p>2236,55569366564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2228.16666666667" calcext:value-type="float">
            <text:p>2228,16666666667</text:p>
          </table:table-cell>
          <table:table-cell office:value-type="float" office:value="87.5" calcext:value-type="float">
            <text:p>87,5</text:p>
          </table:table-cell>
          <table:table-cell office:value-type="float" office:value="2237.89372236055" calcext:value-type="float">
            <text:p>2237,89372236055</text:p>
          </table:table-cell>
          <table:table-cell office:value-type="float" office:value="87.5" calcext:value-type="float">
            <text:p>87,5</text:p>
          </table:table-cell>
          <table:table-cell office:value-type="float" office:value="2233.46890246467" calcext:value-type="float">
            <text:p>2233,468902464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24.33333333333" calcext:value-type="float">
            <text:p>2224,33333333333</text:p>
          </table:table-cell>
          <table:table-cell office:value-type="float" office:value="87" calcext:value-type="float">
            <text:p>87</text:p>
          </table:table-cell>
          <table:table-cell office:value-type="float" office:value="2234.2767736322" calcext:value-type="float">
            <text:p>2234,2767736322</text:p>
          </table:table-cell>
          <table:table-cell office:value-type="float" office:value="87" calcext:value-type="float">
            <text:p>87</text:p>
          </table:table-cell>
          <table:table-cell office:value-type="float" office:value="2230.18312712295" calcext:value-type="float">
            <text:p>2230,18312712295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2219.33333333333" calcext:value-type="float">
            <text:p>2219,33333333333</text:p>
          </table:table-cell>
          <table:table-cell office:value-type="float" office:value="86.5" calcext:value-type="float">
            <text:p>86,5</text:p>
          </table:table-cell>
          <table:table-cell office:value-type="float" office:value="2230.41962598756" calcext:value-type="float">
            <text:p>2230,41962598756</text:p>
          </table:table-cell>
          <table:table-cell office:value-type="float" office:value="86.5" calcext:value-type="float">
            <text:p>86,5</text:p>
          </table:table-cell>
          <table:table-cell office:value-type="float" office:value="2226.68515972286" calcext:value-type="float">
            <text:p>2226,685159722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17.91666666667" calcext:value-type="float">
            <text:p>2217,91666666667</text:p>
          </table:table-cell>
          <table:table-cell office:value-type="float" office:value="86" calcext:value-type="float">
            <text:p>86</text:p>
          </table:table-cell>
          <table:table-cell office:value-type="float" office:value="2226.31351539784" calcext:value-type="float">
            <text:p>2226,31351539784</text:p>
          </table:table-cell>
          <table:table-cell office:value-type="float" office:value="86" calcext:value-type="float">
            <text:p>86</text:p>
          </table:table-cell>
          <table:table-cell office:value-type="float" office:value="2222.962412627" calcext:value-type="float">
            <text:p>2222,962412627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2207.66666666667" calcext:value-type="float">
            <text:p>2207,66666666667</text:p>
          </table:table-cell>
          <table:table-cell office:value-type="float" office:value="85.5" calcext:value-type="float">
            <text:p>85,5</text:p>
          </table:table-cell>
          <table:table-cell office:value-type="float" office:value="2221.95013567269" calcext:value-type="float">
            <text:p>2221,95013567269</text:p>
          </table:table-cell>
          <table:table-cell office:value-type="float" office:value="85.5" calcext:value-type="float">
            <text:p>85,5</text:p>
          </table:table-cell>
          <table:table-cell office:value-type="float" office:value="2219.0029103541" calcext:value-type="float">
            <text:p>2219,00291035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02.5" calcext:value-type="float">
            <text:p>2202,5</text:p>
          </table:table-cell>
          <table:table-cell office:value-type="float" office:value="85" calcext:value-type="float">
            <text:p>85</text:p>
          </table:table-cell>
          <table:table-cell office:value-type="float" office:value="2217.32163265593" calcext:value-type="float">
            <text:p>2217,32163265593</text:p>
          </table:table-cell>
          <table:table-cell office:value-type="float" office:value="85" calcext:value-type="float">
            <text:p>85</text:p>
          </table:table-cell>
          <table:table-cell office:value-type="float" office:value="2214.79528145503" calcext:value-type="float">
            <text:p>2214,79528145503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2188.08333333333" calcext:value-type="float">
            <text:p>2188,08333333333</text:p>
          </table:table-cell>
          <table:table-cell office:value-type="float" office:value="84.5" calcext:value-type="float">
            <text:p>84,5</text:p>
          </table:table-cell>
          <table:table-cell office:value-type="float" office:value="2212.42059842134" calcext:value-type="float">
            <text:p>2212,42059842134</text:p>
          </table:table-cell>
          <table:table-cell office:value-type="float" office:value="84.5" calcext:value-type="float">
            <text:p>84,5</text:p>
          </table:table-cell>
          <table:table-cell office:value-type="float" office:value="2210.32875038861" calcext:value-type="float">
            <text:p>2210,328750388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89.41666666667" calcext:value-type="float">
            <text:p>2189,41666666667</text:p>
          </table:table-cell>
          <table:table-cell office:value-type="float" office:value="84" calcext:value-type="float">
            <text:p>84</text:p>
          </table:table-cell>
          <table:table-cell office:value-type="float" office:value="2207.24006546835" calcext:value-type="float">
            <text:p>2207,24006546835</text:p>
          </table:table-cell>
          <table:table-cell office:value-type="float" office:value="84" calcext:value-type="float">
            <text:p>84</text:p>
          </table:table-cell>
          <table:table-cell office:value-type="float" office:value="2205.59312939768" calcext:value-type="float">
            <text:p>2205,59312939768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2177.91666666667" calcext:value-type="float">
            <text:p>2177,91666666667</text:p>
          </table:table-cell>
          <table:table-cell office:value-type="float" office:value="83.5" calcext:value-type="float">
            <text:p>83,5</text:p>
          </table:table-cell>
          <table:table-cell office:value-type="float" office:value="2201.77350091778" calcext:value-type="float">
            <text:p>2201,77350091778</text:p>
          </table:table-cell>
          <table:table-cell office:value-type="float" office:value="83.5" calcext:value-type="float">
            <text:p>83,5</text:p>
          </table:table-cell>
          <table:table-cell office:value-type="float" office:value="2200.57881038493" calcext:value-type="float">
            <text:p>2200,578810384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78.75" calcext:value-type="float">
            <text:p>2178,75</text:p>
          </table:table-cell>
          <table:table-cell office:value-type="float" office:value="83" calcext:value-type="float">
            <text:p>83</text:p>
          </table:table-cell>
          <table:table-cell office:value-type="float" office:value="2196.0148007076" calcext:value-type="float">
            <text:p>2196,0148007076</text:p>
          </table:table-cell>
          <table:table-cell office:value-type="float" office:value="83" calcext:value-type="float">
            <text:p>83</text:p>
          </table:table-cell>
          <table:table-cell office:value-type="float" office:value="2195.27675678891" calcext:value-type="float">
            <text:p>2195,27675678891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2165.41666666667" calcext:value-type="float">
            <text:p>2165,41666666667</text:p>
          </table:table-cell>
          <table:table-cell office:value-type="float" office:value="82.5" calcext:value-type="float">
            <text:p>82,5</text:p>
          </table:table-cell>
          <table:table-cell office:value-type="float" office:value="2189.95828378867" calcext:value-type="float">
            <text:p>2189,95828378867</text:p>
          </table:table-cell>
          <table:table-cell office:value-type="float" office:value="82.5" calcext:value-type="float">
            <text:p>82,5</text:p>
          </table:table-cell>
          <table:table-cell office:value-type="float" office:value="2189.67849545991" calcext:value-type="float">
            <text:p>2189,678495459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67.91666666667" calcext:value-type="float">
            <text:p>2167,91666666667</text:p>
          </table:table-cell>
          <table:table-cell office:value-type="float" office:value="82" calcext:value-type="float">
            <text:p>82</text:p>
          </table:table-cell>
          <table:table-cell office:value-type="float" office:value="2183.59868632043" calcext:value-type="float">
            <text:p>2183,59868632043</text:p>
          </table:table-cell>
          <table:table-cell office:value-type="float" office:value="82" calcext:value-type="float">
            <text:p>82</text:p>
          </table:table-cell>
          <table:table-cell office:value-type="float" office:value="2183.77610853591" calcext:value-type="float">
            <text:p>2183,77610853591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2162.91666666667" calcext:value-type="float">
            <text:p>2162,91666666667</text:p>
          </table:table-cell>
          <table:table-cell office:value-type="float" office:value="81.5" calcext:value-type="float">
            <text:p>81,5</text:p>
          </table:table-cell>
          <table:table-cell office:value-type="float" office:value="2176.9311558667" calcext:value-type="float">
            <text:p>2176,9311558667</text:p>
          </table:table-cell>
          <table:table-cell office:value-type="float" office:value="81.5" calcext:value-type="float">
            <text:p>81,5</text:p>
          </table:table-cell>
          <table:table-cell office:value-type="float" office:value="2177.56222531853" calcext:value-type="float">
            <text:p>2177,562225318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69.58333333333" calcext:value-type="float">
            <text:p>2169,58333333333</text:p>
          </table:table-cell>
          <table:table-cell office:value-type="float" office:value="81" calcext:value-type="float">
            <text:p>81</text:p>
          </table:table-cell>
          <table:table-cell office:value-type="float" office:value="2169.95124559136" calcext:value-type="float">
            <text:p>2169,95124559136</text:p>
          </table:table-cell>
          <table:table-cell office:value-type="float" office:value="81" calcext:value-type="float">
            <text:p>81</text:p>
          </table:table-cell>
          <table:table-cell office:value-type="float" office:value="2171.03001414897" calcext:value-type="float">
            <text:p>2171,03001414897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2154.66666666667" calcext:value-type="float">
            <text:p>2154,66666666667</text:p>
          </table:table-cell>
          <table:table-cell office:value-type="float" office:value="80.5" calcext:value-type="float">
            <text:p>80,5</text:p>
          </table:table-cell>
          <table:table-cell office:value-type="float" office:value="2162.65490845414" calcext:value-type="float">
            <text:p>2162,65490845414</text:p>
          </table:table-cell>
          <table:table-cell office:value-type="float" office:value="80.5" calcext:value-type="float">
            <text:p>80,5</text:p>
          </table:table-cell>
          <table:table-cell office:value-type="float" office:value="2164.1731742839" calcext:value-type="float">
            <text:p>2164,17317428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52.66666666667" calcext:value-type="float">
            <text:p>2152,66666666667</text:p>
          </table:table-cell>
          <table:table-cell office:value-type="float" office:value="80" calcext:value-type="float">
            <text:p>80</text:p>
          </table:table-cell>
          <table:table-cell office:value-type="float" office:value="2155.0384914063" calcext:value-type="float">
            <text:p>2155,0384914063</text:p>
          </table:table-cell>
          <table:table-cell office:value-type="float" office:value="80" calcext:value-type="float">
            <text:p>80</text:p>
          </table:table-cell>
          <table:table-cell office:value-type="float" office:value="2156.98592777145" calcext:value-type="float">
            <text:p>2156,98592777145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2142.25" calcext:value-type="float">
            <text:p>2142,25</text:p>
          </table:table-cell>
          <table:table-cell office:value-type="float" office:value="79.5" calcext:value-type="float">
            <text:p>79,5</text:p>
          </table:table-cell>
          <table:table-cell office:value-type="float" office:value="2147.09872958643" calcext:value-type="float">
            <text:p>2147,09872958643</text:p>
          </table:table-cell>
          <table:table-cell office:value-type="float" office:value="79.5" calcext:value-type="float">
            <text:p>79,5</text:p>
          </table:table-cell>
          <table:table-cell office:value-type="float" office:value="2149.4630113271" calcext:value-type="float">
            <text:p>2149,46301132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51" calcext:value-type="float">
            <text:p>2151</text:p>
          </table:table-cell>
          <table:table-cell office:value-type="float" office:value="79" calcext:value-type="float">
            <text:p>79</text:p>
          </table:table-cell>
          <table:table-cell office:value-type="float" office:value="2138.83274051613" calcext:value-type="float">
            <text:p>2138,83274051613</text:p>
          </table:table-cell>
          <table:table-cell office:value-type="float" office:value="79" calcext:value-type="float">
            <text:p>79</text:p>
          </table:table-cell>
          <table:table-cell office:value-type="float" office:value="2141.59966820964" calcext:value-type="float">
            <text:p>2141,59966820964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2132.08333333333" calcext:value-type="float">
            <text:p>2132,08333333333</text:p>
          </table:table-cell>
          <table:table-cell office:value-type="float" office:value="78.5" calcext:value-type="float">
            <text:p>78,5</text:p>
          </table:table-cell>
          <table:table-cell office:value-type="float" office:value="2130.23801829578" calcext:value-type="float">
            <text:p>2130,23801829578</text:p>
          </table:table-cell>
          <table:table-cell office:value-type="float" office:value="78.5" calcext:value-type="float">
            <text:p>78,5</text:p>
          </table:table-cell>
          <table:table-cell office:value-type="float" office:value="2133.39164009711" calcext:value-type="float">
            <text:p>2133,391640097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30.16666666667" calcext:value-type="float">
            <text:p>2130,16666666667</text:p>
          </table:table-cell>
          <table:table-cell office:value-type="float" office:value="78" calcext:value-type="float">
            <text:p>78</text:p>
          </table:table-cell>
          <table:table-cell office:value-type="float" office:value="2121.31242780026" calcext:value-type="float">
            <text:p>2121,31242780026</text:p>
          </table:table-cell>
          <table:table-cell office:value-type="float" office:value="78" calcext:value-type="float">
            <text:p>78</text:p>
          </table:table-cell>
          <table:table-cell office:value-type="float" office:value="2124.8351589627" calcext:value-type="float">
            <text:p>2124,8351589627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2115.25" calcext:value-type="float">
            <text:p>2115,25</text:p>
          </table:table-cell>
          <table:table-cell office:value-type="float" office:value="77.5" calcext:value-type="float">
            <text:p>77,5</text:p>
          </table:table-cell>
          <table:table-cell office:value-type="float" office:value="2112.05419887472" calcext:value-type="float">
            <text:p>2112,05419887472</text:p>
          </table:table-cell>
          <table:table-cell office:value-type="float" office:value="77.5" calcext:value-type="float">
            <text:p>77,5</text:p>
          </table:table-cell>
          <table:table-cell office:value-type="float" office:value="2115.92693895074" calcext:value-type="float">
            <text:p>2115,926938950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13.58333333333" calcext:value-type="float">
            <text:p>2113,58333333333</text:p>
          </table:table-cell>
          <table:table-cell office:value-type="float" office:value="77" calcext:value-type="float">
            <text:p>77</text:p>
          </table:table-cell>
          <table:table-cell office:value-type="float" office:value="2102.46192053027" calcext:value-type="float">
            <text:p>2102,46192053027</text:p>
          </table:table-cell>
          <table:table-cell office:value-type="float" office:value="77" calcext:value-type="float">
            <text:p>77</text:p>
          </table:table-cell>
          <table:table-cell office:value-type="float" office:value="2106.66416825256" calcext:value-type="float">
            <text:p>2106,66416825256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2095.75" calcext:value-type="float">
            <text:p>2095,75</text:p>
          </table:table-cell>
          <table:table-cell office:value-type="float" office:value="76.5" calcext:value-type="float">
            <text:p>76,5</text:p>
          </table:table-cell>
          <table:table-cell office:value-type="float" office:value="2092.53453513974" calcext:value-type="float">
            <text:p>2092,53453513974</text:p>
          </table:table-cell>
          <table:table-cell office:value-type="float" office:value="76.5" calcext:value-type="float">
            <text:p>76,5</text:p>
          </table:table-cell>
          <table:table-cell office:value-type="float" office:value="2097.04450098251" calcext:value-type="float">
            <text:p>2097,044500982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01.91666666667" calcext:value-type="float">
            <text:p>2101,91666666667</text:p>
          </table:table-cell>
          <table:table-cell office:value-type="float" office:value="76" calcext:value-type="float">
            <text:p>76</text:p>
          </table:table-cell>
          <table:table-cell office:value-type="float" office:value="2082.27133263343" calcext:value-type="float">
            <text:p>2082,27133263343</text:p>
          </table:table-cell>
          <table:table-cell office:value-type="float" office:value="76" calcext:value-type="float">
            <text:p>76</text:p>
          </table:table-cell>
          <table:table-cell office:value-type="float" office:value="2087.06604905383" calcext:value-type="float">
            <text:p>2087,06604905383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2087.16666666667" calcext:value-type="float">
            <text:p>2087,16666666667</text:p>
          </table:table-cell>
          <table:table-cell office:value-type="float" office:value="75.5" calcext:value-type="float">
            <text:p>75,5</text:p>
          </table:table-cell>
          <table:table-cell office:value-type="float" office:value="2071.67194469481" calcext:value-type="float">
            <text:p>2071,67194469481</text:p>
          </table:table-cell>
          <table:table-cell office:value-type="float" office:value="75.5" calcext:value-type="float">
            <text:p>75,5</text:p>
          </table:table-cell>
          <table:table-cell office:value-type="float" office:value="2076.7273740546" calcext:value-type="float">
            <text:p>2076,72737405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77.5" calcext:value-type="float">
            <text:p>2077,5</text:p>
          </table:table-cell>
          <table:table-cell office:value-type="float" office:value="75" calcext:value-type="float">
            <text:p>75</text:p>
          </table:table-cell>
          <table:table-cell office:value-type="float" office:value="2060.73633895631" calcext:value-type="float">
            <text:p>2060,73633895631</text:p>
          </table:table-cell>
          <table:table-cell office:value-type="float" office:value="75" calcext:value-type="float">
            <text:p>75</text:p>
          </table:table-cell>
          <table:table-cell office:value-type="float" office:value="2066.02747912369" calcext:value-type="float">
            <text:p>2066,02747912369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2055.33333333333" calcext:value-type="float">
            <text:p>2055,33333333333</text:p>
          </table:table-cell>
          <table:table-cell office:value-type="float" office:value="74.5" calcext:value-type="float">
            <text:p>74,5</text:p>
          </table:table-cell>
          <table:table-cell office:value-type="float" office:value="2049.46481319501" calcext:value-type="float">
            <text:p>2049,46481319501</text:p>
          </table:table-cell>
          <table:table-cell office:value-type="float" office:value="74.5" calcext:value-type="float">
            <text:p>74,5</text:p>
          </table:table-cell>
          <table:table-cell office:value-type="float" office:value="2054.9658008267" calcext:value-type="float">
            <text:p>2054,96580082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52.83333333333" calcext:value-type="float">
            <text:p>2052,83333333333</text:p>
          </table:table-cell>
          <table:table-cell office:value-type="float" office:value="74" calcext:value-type="float">
            <text:p>74</text:p>
          </table:table-cell>
          <table:table-cell office:value-type="float" office:value="2037.8579895284" calcext:value-type="float">
            <text:p>2037,8579895284</text:p>
          </table:table-cell>
          <table:table-cell office:value-type="float" office:value="74" calcext:value-type="float">
            <text:p>74</text:p>
          </table:table-cell>
          <table:table-cell office:value-type="float" office:value="2043.54220103185" calcext:value-type="float">
            <text:p>2043,54220103185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2032.75" calcext:value-type="float">
            <text:p>2032,75</text:p>
          </table:table-cell>
          <table:table-cell office:value-type="float" office:value="73.5" calcext:value-type="float">
            <text:p>73,5</text:p>
          </table:table-cell>
          <table:table-cell office:value-type="float" office:value="2025.9168086101" calcext:value-type="float">
            <text:p>2025,9168086101</text:p>
          </table:table-cell>
          <table:table-cell office:value-type="float" office:value="73.5" calcext:value-type="float">
            <text:p>73,5</text:p>
          </table:table-cell>
          <table:table-cell office:value-type="float" office:value="2031.75695878597" calcext:value-type="float">
            <text:p>2031,756958785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33.83333333333" calcext:value-type="float">
            <text:p>2033,83333333333</text:p>
          </table:table-cell>
          <table:table-cell office:value-type="float" office:value="73" calcext:value-type="float">
            <text:p>73</text:p>
          </table:table-cell>
          <table:table-cell office:value-type="float" office:value="2013.64252382562" calcext:value-type="float">
            <text:p>2013,64252382562</text:p>
          </table:table-cell>
          <table:table-cell office:value-type="float" office:value="73" calcext:value-type="float">
            <text:p>73</text:p>
          </table:table-cell>
          <table:table-cell office:value-type="float" office:value="2019.6107621904" calcext:value-type="float">
            <text:p>2019,6107621904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2008.83333333333" calcext:value-type="float">
            <text:p>2008,83333333333</text:p>
          </table:table-cell>
          <table:table-cell office:value-type="float" office:value="72.5" calcext:value-type="float">
            <text:p>72,5</text:p>
          </table:table-cell>
          <table:table-cell office:value-type="float" office:value="2001.03669548808" calcext:value-type="float">
            <text:p>2001,03669548808</text:p>
          </table:table-cell>
          <table:table-cell office:value-type="float" office:value="72.5" calcext:value-type="float">
            <text:p>72,5</text:p>
          </table:table-cell>
          <table:table-cell office:value-type="float" office:value="2007.10470027693" calcext:value-type="float">
            <text:p>2007,104700276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0.66666666667" calcext:value-type="float">
            <text:p>2010,66666666667</text:p>
          </table:table-cell>
          <table:table-cell office:value-type="float" office:value="72" calcext:value-type="float">
            <text:p>72</text:p>
          </table:table-cell>
          <table:table-cell office:value-type="float" office:value="1988.10118503397" calcext:value-type="float">
            <text:p>1988,10118503397</text:p>
          </table:table-cell>
          <table:table-cell office:value-type="float" office:value="72" calcext:value-type="float">
            <text:p>72</text:p>
          </table:table-cell>
          <table:table-cell office:value-type="float" office:value="1994.24025488376" calcext:value-type="float">
            <text:p>1994,24025488376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1983.33333333333" calcext:value-type="float">
            <text:p>1983,33333333333</text:p>
          </table:table-cell>
          <table:table-cell office:value-type="float" office:value="71.5" calcext:value-type="float">
            <text:p>71,5</text:p>
          </table:table-cell>
          <table:table-cell office:value-type="float" office:value="1974.83814921883" calcext:value-type="float">
            <text:p>1974,83814921883</text:p>
          </table:table-cell>
          <table:table-cell office:value-type="float" office:value="71.5" calcext:value-type="float">
            <text:p>71,5</text:p>
          </table:table-cell>
          <table:table-cell office:value-type="float" office:value="1981.01929253138" calcext:value-type="float">
            <text:p>1981,019292531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84.66666666667" calcext:value-type="float">
            <text:p>1984,66666666667</text:p>
          </table:table-cell>
          <table:table-cell office:value-type="float" office:value="71" calcext:value-type="float">
            <text:p>71</text:p>
          </table:table-cell>
          <table:table-cell office:value-type="float" office:value="1961.25003431308" calcext:value-type="float">
            <text:p>1961,25003431308</text:p>
          </table:table-cell>
          <table:table-cell office:value-type="float" office:value="71" calcext:value-type="float">
            <text:p>71</text:p>
          </table:table-cell>
          <table:table-cell office:value-type="float" office:value="1967.44405629858" calcext:value-type="float">
            <text:p>1967,44405629858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1956" calcext:value-type="float">
            <text:p>1956</text:p>
          </table:table-cell>
          <table:table-cell office:value-type="float" office:value="70.5" calcext:value-type="float">
            <text:p>70,5</text:p>
          </table:table-cell>
          <table:table-cell office:value-type="float" office:value="1947.33957029764" calcext:value-type="float">
            <text:p>1947,33957029764</text:p>
          </table:table-cell>
          <table:table-cell office:value-type="float" office:value="70.5" calcext:value-type="float">
            <text:p>70,5</text:p>
          </table:table-cell>
          <table:table-cell office:value-type="float" office:value="1953.5171576983" calcext:value-type="float">
            <text:p>1953,51715769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57" calcext:value-type="float">
            <text:p>1957</text:p>
          </table:table-cell>
          <table:table-cell office:value-type="float" office:value="70" calcext:value-type="float">
            <text:p>70</text:p>
          </table:table-cell>
          <table:table-cell office:value-type="float" office:value="1933.1097650598" calcext:value-type="float">
            <text:p>1933,1097650598</text:p>
          </table:table-cell>
          <table:table-cell office:value-type="float" office:value="70" calcext:value-type="float">
            <text:p>70</text:p>
          </table:table-cell>
          <table:table-cell office:value-type="float" office:value="1939.24156855365" calcext:value-type="float">
            <text:p>1939,24156855365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1929.83333333333" calcext:value-type="float">
            <text:p>1929,83333333333</text:p>
          </table:table-cell>
          <table:table-cell office:value-type="float" office:value="69.5" calcext:value-type="float">
            <text:p>69,5</text:p>
          </table:table-cell>
          <table:table-cell office:value-type="float" office:value="1918.56389858882" calcext:value-type="float">
            <text:p>1918,56389858882</text:p>
          </table:table-cell>
          <table:table-cell office:value-type="float" office:value="69.5" calcext:value-type="float">
            <text:p>69,5</text:p>
          </table:table-cell>
          <table:table-cell office:value-type="float" office:value="1924.62061287375" calcext:value-type="float">
            <text:p>1924,620612873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27.58333333333" calcext:value-type="float">
            <text:p>1927,58333333333</text:p>
          </table:table-cell>
          <table:table-cell office:value-type="float" office:value="69" calcext:value-type="float">
            <text:p>69</text:p>
          </table:table-cell>
          <table:table-cell office:value-type="float" office:value="1903.70551717179" calcext:value-type="float">
            <text:p>1903,70551717179</text:p>
          </table:table-cell>
          <table:table-cell office:value-type="float" office:value="69" calcext:value-type="float">
            <text:p>69</text:p>
          </table:table-cell>
          <table:table-cell office:value-type="float" office:value="1909.65795872978" calcext:value-type="float">
            <text:p>1909,65795872978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1893.33333333333" calcext:value-type="float">
            <text:p>1893,33333333333</text:p>
          </table:table-cell>
          <table:table-cell office:value-type="float" office:value="68.5" calcext:value-type="float">
            <text:p>68,5</text:p>
          </table:table-cell>
          <table:table-cell office:value-type="float" office:value="1888.53842758928" calcext:value-type="float">
            <text:p>1888,53842758928</text:p>
          </table:table-cell>
          <table:table-cell office:value-type="float" office:value="68.5" calcext:value-type="float">
            <text:p>68,5</text:p>
          </table:table-cell>
          <table:table-cell office:value-type="float" office:value="1894.35761013081" calcext:value-type="float">
            <text:p>1894,357610130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94.41666666667" calcext:value-type="float">
            <text:p>1894,41666666667</text:p>
          </table:table-cell>
          <table:table-cell office:value-type="float" office:value="68" calcext:value-type="float">
            <text:p>68</text:p>
          </table:table-cell>
          <table:table-cell office:value-type="float" office:value="1873.06669131112" calcext:value-type="float">
            <text:p>1873,06669131112</text:p>
          </table:table-cell>
          <table:table-cell office:value-type="float" office:value="68" calcext:value-type="float">
            <text:p>68</text:p>
          </table:table-cell>
          <table:table-cell office:value-type="float" office:value="1878.72389889978" calcext:value-type="float">
            <text:p>1878,72389889978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1865.66666666667" calcext:value-type="float">
            <text:p>1865,66666666667</text:p>
          </table:table-cell>
          <table:table-cell office:value-type="float" office:value="67.5" calcext:value-type="float">
            <text:p>67,5</text:p>
          </table:table-cell>
          <table:table-cell office:value-type="float" office:value="1857.29461869211" calcext:value-type="float">
            <text:p>1857,29461869211</text:p>
          </table:table-cell>
          <table:table-cell office:value-type="float" office:value="67.5" calcext:value-type="float">
            <text:p>67,5</text:p>
          </table:table-cell>
          <table:table-cell office:value-type="float" office:value="1862.76147654945" calcext:value-type="float">
            <text:p>1862,761476549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61" calcext:value-type="float">
            <text:p>1861</text:p>
          </table:table-cell>
          <table:table-cell office:value-type="float" office:value="67" calcext:value-type="float">
            <text:p>67</text:p>
          </table:table-cell>
          <table:table-cell office:value-type="float" office:value="1841.22676316779" calcext:value-type="float">
            <text:p>1841,22676316779</text:p>
          </table:table-cell>
          <table:table-cell office:value-type="float" office:value="67" calcext:value-type="float">
            <text:p>67</text:p>
          </table:table-cell>
          <table:table-cell office:value-type="float" office:value="1846.47530615829" calcext:value-type="float">
            <text:p>1846,47530615829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1828.08333333333" calcext:value-type="float">
            <text:p>1828,08333333333</text:p>
          </table:table-cell>
          <table:table-cell office:value-type="float" office:value="66.5" calcext:value-type="float">
            <text:p>66,5</text:p>
          </table:table-cell>
          <table:table-cell office:value-type="float" office:value="1824.86791545016" calcext:value-type="float">
            <text:p>1824,86791545016</text:p>
          </table:table-cell>
          <table:table-cell office:value-type="float" office:value="66.5" calcext:value-type="float">
            <text:p>66,5</text:p>
          </table:table-cell>
          <table:table-cell office:value-type="float" office:value="1829.87065424647" calcext:value-type="float">
            <text:p>1829,870654246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22.75" calcext:value-type="float">
            <text:p>1822,75</text:p>
          </table:table-cell>
          <table:table-cell office:value-type="float" office:value="66" calcext:value-type="float">
            <text:p>66</text:p>
          </table:table-cell>
          <table:table-cell office:value-type="float" office:value="1808.22309772341" calcext:value-type="float">
            <text:p>1808,22309772341</text:p>
          </table:table-cell>
          <table:table-cell office:value-type="float" office:value="66" calcext:value-type="float">
            <text:p>66</text:p>
          </table:table-cell>
          <table:table-cell office:value-type="float" office:value="1812.95308265175" calcext:value-type="float">
            <text:p>1812,95308265175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1785.16666666667" calcext:value-type="float">
            <text:p>1785,16666666667</text:p>
          </table:table-cell>
          <table:table-cell office:value-type="float" office:value="65.5" calcext:value-type="float">
            <text:p>65,5</text:p>
          </table:table-cell>
          <table:table-cell office:value-type="float" office:value="1791.29755783966" calcext:value-type="float">
            <text:p>1791,29755783966</text:p>
          </table:table-cell>
          <table:table-cell office:value-type="float" office:value="65.5" calcext:value-type="float">
            <text:p>65,5</text:p>
          </table:table-cell>
          <table:table-cell office:value-type="float" office:value="1795.72844040542" calcext:value-type="float">
            <text:p>1795,728440405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82.25" calcext:value-type="float">
            <text:p>1782,25</text:p>
          </table:table-cell>
          <table:table-cell office:value-type="float" office:value="65" calcext:value-type="float">
            <text:p>65</text:p>
          </table:table-cell>
          <table:table-cell office:value-type="float" office:value="1774.0967635147" calcext:value-type="float">
            <text:p>1774,0967635147</text:p>
          </table:table-cell>
          <table:table-cell office:value-type="float" office:value="65" calcext:value-type="float">
            <text:p>65</text:p>
          </table:table-cell>
          <table:table-cell office:value-type="float" office:value="1778.20285560826" calcext:value-type="float">
            <text:p>1778,20285560826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1745.25" calcext:value-type="float">
            <text:p>1745,25</text:p>
          </table:table-cell>
          <table:table-cell office:value-type="float" office:value="64.5" calcext:value-type="float">
            <text:p>64,5</text:p>
          </table:table-cell>
          <table:table-cell office:value-type="float" office:value="1756.62639652374" calcext:value-type="float">
            <text:p>1756,62639652374</text:p>
          </table:table-cell>
          <table:table-cell office:value-type="float" office:value="64.5" calcext:value-type="float">
            <text:p>64,5</text:p>
          </table:table-cell>
          <table:table-cell office:value-type="float" office:value="1760.38272730646" calcext:value-type="float">
            <text:p>1760,382727306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44.91666666667" calcext:value-type="float">
            <text:p>1744,91666666667</text:p>
          </table:table-cell>
          <table:table-cell office:value-type="float" office:value="64" calcext:value-type="float">
            <text:p>64</text:p>
          </table:table-cell>
          <table:table-cell office:value-type="float" office:value="1738.89234689712" calcext:value-type="float">
            <text:p>1738,89234689712</text:p>
          </table:table-cell>
          <table:table-cell office:value-type="float" office:value="64" calcext:value-type="float">
            <text:p>64</text:p>
          </table:table-cell>
          <table:table-cell office:value-type="float" office:value="1742.27471736754" calcext:value-type="float">
            <text:p>1742,27471736754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704.33333333333" calcext:value-type="float">
            <text:p>1704,33333333333</text:p>
          </table:table-cell>
          <table:table-cell office:value-type="float" office:value="63.5" calcext:value-type="float">
            <text:p>63,5</text:p>
          </table:table-cell>
          <table:table-cell office:value-type="float" office:value="1720.90070711606" calcext:value-type="float">
            <text:p>1720,90070711606</text:p>
          </table:table-cell>
          <table:table-cell office:value-type="float" office:value="63.5" calcext:value-type="float">
            <text:p>63,5</text:p>
          </table:table-cell>
          <table:table-cell office:value-type="float" office:value="1723.88574235632" calcext:value-type="float">
            <text:p>1723,885742356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09.66666666667" calcext:value-type="float">
            <text:p>1709,66666666667</text:p>
          </table:table-cell>
          <table:table-cell office:value-type="float" office:value="63" calcext:value-type="float">
            <text:p>63</text:p>
          </table:table-cell>
          <table:table-cell office:value-type="float" office:value="1702.65776630843" calcext:value-type="float">
            <text:p>1702,65776630843</text:p>
          </table:table-cell>
          <table:table-cell office:value-type="float" office:value="63" calcext:value-type="float">
            <text:p>63</text:p>
          </table:table-cell>
          <table:table-cell office:value-type="float" office:value="1705.22296541081" calcext:value-type="float">
            <text:p>1705,22296541081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1674.66666666667" calcext:value-type="float">
            <text:p>1674,66666666667</text:p>
          </table:table-cell>
          <table:table-cell office:value-type="float" office:value="62.5" calcext:value-type="float">
            <text:p>62,5</text:p>
          </table:table-cell>
          <table:table-cell office:value-type="float" office:value="1684.17000444441" calcext:value-type="float">
            <text:p>1684,17000444441</text:p>
          </table:table-cell>
          <table:table-cell office:value-type="float" office:value="62.5" calcext:value-type="float">
            <text:p>62,5</text:p>
          </table:table-cell>
          <table:table-cell office:value-type="float" office:value="1686.29378811818" calcext:value-type="float">
            <text:p>1686,293788118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76.5" calcext:value-type="float">
            <text:p>1676,5</text:p>
          </table:table-cell>
          <table:table-cell office:value-type="float" office:value="62" calcext:value-type="float">
            <text:p>62</text:p>
          </table:table-cell>
          <table:table-cell office:value-type="float" office:value="1665.4440865323" calcext:value-type="float">
            <text:p>1665,4440865323</text:p>
          </table:table-cell>
          <table:table-cell office:value-type="float" office:value="62" calcext:value-type="float">
            <text:p>62</text:p>
          </table:table-cell>
          <table:table-cell office:value-type="float" office:value="1667.10584239069" calcext:value-type="float">
            <text:p>1667,10584239069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1633.58333333333" calcext:value-type="float">
            <text:p>1633,58333333333</text:p>
          </table:table-cell>
          <table:table-cell office:value-type="float" office:value="61.5" calcext:value-type="float">
            <text:p>61,5</text:p>
          </table:table-cell>
          <table:table-cell office:value-type="float" office:value="1646.48685681423" calcext:value-type="float">
            <text:p>1646,48685681423</text:p>
          </table:table-cell>
          <table:table-cell office:value-type="float" office:value="61.5" calcext:value-type="float">
            <text:p>61,5</text:p>
          </table:table-cell>
          <table:table-cell office:value-type="float" office:value="1647.6669823416" calcext:value-type="float">
            <text:p>1647,66698234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24.5" calcext:value-type="float">
            <text:p>1624,5</text:p>
          </table:table-cell>
          <table:table-cell office:value-type="float" office:value="61" calcext:value-type="float">
            <text:p>61</text:p>
          </table:table-cell>
          <table:table-cell office:value-type="float" office:value="1627.30533296188" calcext:value-type="float">
            <text:p>1627,30533296188</text:p>
          </table:table-cell>
          <table:table-cell office:value-type="float" office:value="61" calcext:value-type="float">
            <text:p>61</text:p>
          </table:table-cell>
          <table:table-cell office:value-type="float" office:value="1627.98527616114" calcext:value-type="float">
            <text:p>1627,98527616114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1583" calcext:value-type="float">
            <text:p>1583</text:p>
          </table:table-cell>
          <table:table-cell office:value-type="float" office:value="60.5" calcext:value-type="float">
            <text:p>60,5</text:p>
          </table:table-cell>
          <table:table-cell office:value-type="float" office:value="1607.90670027225" calcext:value-type="float">
            <text:p>1607,90670027225</text:p>
          </table:table-cell>
          <table:table-cell office:value-type="float" office:value="60.5" calcext:value-type="float">
            <text:p>60,5</text:p>
          </table:table-cell>
          <table:table-cell office:value-type="float" office:value="1608.06899799241" calcext:value-type="float">
            <text:p>1608,068997992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83.83333333333" calcext:value-type="float">
            <text:p>1583,8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1588.29830586337" calcext:value-type="float">
            <text:p>1588,29830586337</text:p>
          </table:table-cell>
          <table:table-cell office:value-type="float" office:value="60" calcext:value-type="float">
            <text:p>60</text:p>
          </table:table-cell>
          <table:table-cell office:value-type="float" office:value="1587.92661980734" calcext:value-type="float">
            <text:p>1587,92661980734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1546.08333333333" calcext:value-type="float">
            <text:p>1546,08333333333</text:p>
          </table:table-cell>
          <table:table-cell office:value-type="float" office:value="59.5" calcext:value-type="float">
            <text:p>59,5</text:p>
          </table:table-cell>
          <table:table-cell office:value-type="float" office:value="1568.48765287005" calcext:value-type="float">
            <text:p>1568,48765287005</text:p>
          </table:table-cell>
          <table:table-cell office:value-type="float" office:value="59.5" calcext:value-type="float">
            <text:p>59,5</text:p>
          </table:table-cell>
          <table:table-cell office:value-type="float" office:value="1567.56680328263" calcext:value-type="float">
            <text:p>1567,566803282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45.16666666667" calcext:value-type="float">
            <text:p>1545,16666666667</text:p>
          </table:table-cell>
          <table:table-cell office:value-type="float" office:value="59" calcext:value-type="float">
            <text:p>59</text:p>
          </table:table-cell>
          <table:table-cell office:value-type="float" office:value="1548.48239463963" calcext:value-type="float">
            <text:p>1548,48239463963</text:p>
          </table:table-cell>
          <table:table-cell office:value-type="float" office:value="59" calcext:value-type="float">
            <text:p>59</text:p>
          </table:table-cell>
          <table:table-cell office:value-type="float" office:value="1546.99839167564" calcext:value-type="float">
            <text:p>1546,99839167564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1504" calcext:value-type="float">
            <text:p>1504</text:p>
          </table:table-cell>
          <table:table-cell office:value-type="float" office:value="58.5" calcext:value-type="float">
            <text:p>58,5</text:p>
          </table:table-cell>
          <table:table-cell office:value-type="float" office:value="1528.29032892767" calcext:value-type="float">
            <text:p>1528,29032892767</text:p>
          </table:table-cell>
          <table:table-cell office:value-type="float" office:value="58.5" calcext:value-type="float">
            <text:p>58,5</text:p>
          </table:table-cell>
          <table:table-cell office:value-type="float" office:value="1526.23040170038" calcext:value-type="float">
            <text:p>1526,230401700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07.16666666667" calcext:value-type="float">
            <text:p>1507,16666666667</text:p>
          </table:table-cell>
          <table:table-cell office:value-type="float" office:value="58" calcext:value-type="float">
            <text:p>58</text:p>
          </table:table-cell>
          <table:table-cell office:value-type="float" office:value="1507.91939209374" calcext:value-type="float">
            <text:p>1507,91939209374</text:p>
          </table:table-cell>
          <table:table-cell office:value-type="float" office:value="58" calcext:value-type="float">
            <text:p>58</text:p>
          </table:table-cell>
          <table:table-cell office:value-type="float" office:value="1505.27201540341" calcext:value-type="float">
            <text:p>1505,27201540341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1463.33333333333" calcext:value-type="float">
            <text:p>1463,33333333333</text:p>
          </table:table-cell>
          <table:table-cell office:value-type="float" office:value="57.5" calcext:value-type="float">
            <text:p>57,5</text:p>
          </table:table-cell>
          <table:table-cell office:value-type="float" office:value="1487.37765329714" calcext:value-type="float">
            <text:p>1487,37765329714</text:p>
          </table:table-cell>
          <table:table-cell office:value-type="float" office:value="57.5" calcext:value-type="float">
            <text:p>57,5</text:p>
          </table:table-cell>
          <table:table-cell office:value-type="float" office:value="1484.13257203978" calcext:value-type="float">
            <text:p>1484,132572039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65" calcext:value-type="float">
            <text:p>1465</text:p>
          </table:table-cell>
          <table:table-cell office:value-type="float" office:value="57" calcext:value-type="float">
            <text:p>57</text:p>
          </table:table-cell>
          <table:table-cell office:value-type="float" office:value="1466.67330869261" calcext:value-type="float">
            <text:p>1466,67330869261</text:p>
          </table:table-cell>
          <table:table-cell office:value-type="float" office:value="57" calcext:value-type="float">
            <text:p>57</text:p>
          </table:table-cell>
          <table:table-cell office:value-type="float" office:value="1462.821559949" calcext:value-type="float">
            <text:p>1462,821559949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1425.25" calcext:value-type="float">
            <text:p>1425,25</text:p>
          </table:table-cell>
          <table:table-cell office:value-type="float" office:value="56.5" calcext:value-type="float">
            <text:p>56,5</text:p>
          </table:table-cell>
          <table:table-cell office:value-type="float" office:value="1445.81467562612" calcext:value-type="float">
            <text:p>1445,81467562612</text:p>
          </table:table-cell>
          <table:table-cell office:value-type="float" office:value="56.5" calcext:value-type="float">
            <text:p>56,5</text:p>
          </table:table-cell>
          <table:table-cell office:value-type="float" office:value="1441.3486084309" calcext:value-type="float">
            <text:p>1441,34860843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4.58333333333" calcext:value-type="float">
            <text:p>1434,58333333333</text:p>
          </table:table-cell>
          <table:table-cell office:value-type="float" office:value="56" calcext:value-type="float">
            <text:p>56</text:p>
          </table:table-cell>
          <table:table-cell office:value-type="float" office:value="1424.81018683055" calcext:value-type="float">
            <text:p>1424,81018683055</text:p>
          </table:table-cell>
          <table:table-cell office:value-type="float" office:value="56" calcext:value-type="float">
            <text:p>56</text:p>
          </table:table-cell>
          <table:table-cell office:value-type="float" office:value="1419.72347962164" calcext:value-type="float">
            <text:p>1419,72347962164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1387.41666666667" calcext:value-type="float">
            <text:p>1387,41666666667</text:p>
          </table:table-cell>
          <table:table-cell office:value-type="float" office:value="55.5" calcext:value-type="float">
            <text:p>55,5</text:p>
          </table:table-cell>
          <table:table-cell office:value-type="float" office:value="1403.66838462146" calcext:value-type="float">
            <text:p>1403,66838462146</text:p>
          </table:table-cell>
          <table:table-cell office:value-type="float" office:value="55.5" calcext:value-type="float">
            <text:p>55,5</text:p>
          </table:table-cell>
          <table:table-cell office:value-type="float" office:value="1397.95606036959" calcext:value-type="float">
            <text:p>1397,956060369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87.16666666667" calcext:value-type="float">
            <text:p>1387,16666666667</text:p>
          </table:table-cell>
          <table:table-cell office:value-type="float" office:value="55" calcext:value-type="float">
            <text:p>55</text:p>
          </table:table-cell>
          <table:table-cell office:value-type="float" office:value="1382.39791509283" calcext:value-type="float">
            <text:p>1382,39791509283</text:p>
          </table:table-cell>
          <table:table-cell office:value-type="float" office:value="55" calcext:value-type="float">
            <text:p>55</text:p>
          </table:table-cell>
          <table:table-cell office:value-type="float" office:value="1376.05635411132" calcext:value-type="float">
            <text:p>1376,05635411132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1346.16666666667" calcext:value-type="float">
            <text:p>1346,16666666667</text:p>
          </table:table-cell>
          <table:table-cell office:value-type="float" office:value="54.5" calcext:value-type="float">
            <text:p>54,5</text:p>
          </table:table-cell>
          <table:table-cell office:value-type="float" office:value="1361.00752231278" calcext:value-type="float">
            <text:p>1361,00752231278</text:p>
          </table:table-cell>
          <table:table-cell office:value-type="float" office:value="54.5" calcext:value-type="float">
            <text:p>54,5</text:p>
          </table:table-cell>
          <table:table-cell office:value-type="float" office:value="1354.03447274748" calcext:value-type="float">
            <text:p>1354,034472747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45.5" calcext:value-type="float">
            <text:p>1345,5</text:p>
          </table:table-cell>
          <table:table-cell office:value-type="float" office:value="54" calcext:value-type="float">
            <text:p>54</text:p>
          </table:table-cell>
          <table:table-cell office:value-type="float" office:value="1339.50604251932" calcext:value-type="float">
            <text:p>1339,50604251932</text:p>
          </table:table-cell>
          <table:table-cell office:value-type="float" office:value="54" calcext:value-type="float">
            <text:p>54</text:p>
          </table:table-cell>
          <table:table-cell office:value-type="float" office:value="1331.90062851875" calcext:value-type="float">
            <text:p>1331,90062851875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1300.58333333333" calcext:value-type="float">
            <text:p>1300,58333333333</text:p>
          </table:table-cell>
          <table:table-cell office:value-type="float" office:value="53.5" calcext:value-type="float">
            <text:p>53,5</text:p>
          </table:table-cell>
          <table:table-cell office:value-type="float" office:value="1317.90239831607" calcext:value-type="float">
            <text:p>1317,90239831607</text:p>
          </table:table-cell>
          <table:table-cell office:value-type="float" office:value="53.5" calcext:value-type="float">
            <text:p>53,5</text:p>
          </table:table-cell>
          <table:table-cell office:value-type="float" office:value="1309.66512588181" calcext:value-type="float">
            <text:p>1309,665125881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03" calcext:value-type="float">
            <text:p>1303</text:p>
          </table:table-cell>
          <table:table-cell office:value-type="float" office:value="53" calcext:value-type="float">
            <text:p>53</text:p>
          </table:table-cell>
          <table:table-cell office:value-type="float" office:value="1296.20559286802" calcext:value-type="float">
            <text:p>1296,20559286802</text:p>
          </table:table-cell>
          <table:table-cell office:value-type="float" office:value="53" calcext:value-type="float">
            <text:p>53</text:p>
          </table:table-cell>
          <table:table-cell office:value-type="float" office:value="1287.33835338523" calcext:value-type="float">
            <text:p>1287,33835338523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1259.5" calcext:value-type="float">
            <text:p>1259,5</text:p>
          </table:table-cell>
          <table:table-cell office:value-type="float" office:value="52.5" calcext:value-type="float">
            <text:p>52,5</text:p>
          </table:table-cell>
          <table:table-cell office:value-type="float" office:value="1274.42470409726" calcext:value-type="float">
            <text:p>1274,42470409726</text:p>
          </table:table-cell>
          <table:table-cell office:value-type="float" office:value="52.5" calcext:value-type="float">
            <text:p>52,5</text:p>
          </table:table-cell>
          <table:table-cell office:value-type="float" office:value="1264.93077554542" calcext:value-type="float">
            <text:p>1264,930775545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58.83333333333" calcext:value-type="float">
            <text:p>1258,83333333333</text:p>
          </table:table-cell>
          <table:table-cell office:value-type="float" office:value="52" calcext:value-type="float">
            <text:p>52</text:p>
          </table:table-cell>
          <table:table-cell office:value-type="float" office:value="1252.56887887868" calcext:value-type="float">
            <text:p>1252,56887887868</text:p>
          </table:table-cell>
          <table:table-cell office:value-type="float" office:value="52" calcext:value-type="float">
            <text:p>52</text:p>
          </table:table-cell>
          <table:table-cell office:value-type="float" office:value="1242.45292472256" calcext:value-type="float">
            <text:p>1242,45292472256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1212.91666666667" calcext:value-type="float">
            <text:p>1212,91666666667</text:p>
          </table:table-cell>
          <table:table-cell office:value-type="float" office:value="51.5" calcext:value-type="float">
            <text:p>51,5</text:p>
          </table:table-cell>
          <table:table-cell office:value-type="float" office:value="1230.64732723579" calcext:value-type="float">
            <text:p>1230,64732723579</text:p>
          </table:table-cell>
          <table:table-cell office:value-type="float" office:value="51.5" calcext:value-type="float">
            <text:p>51,5</text:p>
          </table:table-cell>
          <table:table-cell office:value-type="float" office:value="1219.91539299657" calcext:value-type="float">
            <text:p>1219,915392996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13.58333333333" calcext:value-type="float">
            <text:p>1213,58333333333</text:p>
          </table:table-cell>
          <table:table-cell office:value-type="float" office:value="51" calcext:value-type="float">
            <text:p>51</text:p>
          </table:table-cell>
          <table:table-cell office:value-type="float" office:value="1208.66931653637" calcext:value-type="float">
            <text:p>1208,66931653637</text:p>
          </table:table-cell>
          <table:table-cell office:value-type="float" office:value="51" calcext:value-type="float">
            <text:p>51</text:p>
          </table:table-cell>
          <table:table-cell office:value-type="float" office:value="1197.32882404298" calcext:value-type="float">
            <text:p>1197,32882404298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1169.58333333333" calcext:value-type="float">
            <text:p>1169,58333333333</text:p>
          </table:table-cell>
          <table:table-cell office:value-type="float" office:value="50.5" calcext:value-type="float">
            <text:p>50,5</text:p>
          </table:table-cell>
          <table:table-cell office:value-type="float" office:value="1186.64416568825" calcext:value-type="float">
            <text:p>1186,64416568825</text:p>
          </table:table-cell>
          <table:table-cell office:value-type="float" office:value="50.5" calcext:value-type="float">
            <text:p>50,5</text:p>
          </table:table-cell>
          <table:table-cell office:value-type="float" office:value="1174.70390500892" calcext:value-type="float">
            <text:p>1174,703905008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73.16666666667" calcext:value-type="float">
            <text:p>1173,1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1164.58123933505" calcext:value-type="float">
            <text:p>1164,58123933505</text:p>
          </table:table-cell>
          <table:table-cell office:value-type="float" office:value="50" calcext:value-type="float">
            <text:p>50</text:p>
          </table:table-cell>
          <table:table-cell office:value-type="float" office:value="1152.05135838904" calcext:value-type="float">
            <text:p>1152,05135838904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1128.75" calcext:value-type="float">
            <text:p>1128,75</text:p>
          </table:table-cell>
          <table:table-cell office:value-type="float" office:value="49.5" calcext:value-type="float">
            <text:p>49,5</text:p>
          </table:table-cell>
          <table:table-cell office:value-type="float" office:value="1142.4899420519" calcext:value-type="float">
            <text:p>1142,4899420519</text:p>
          </table:table-cell>
          <table:table-cell office:value-type="float" office:value="49.5" calcext:value-type="float">
            <text:p>49,5</text:p>
          </table:table-cell>
          <table:table-cell office:value-type="float" office:value="1129.38193390143" calcext:value-type="float">
            <text:p>1129,381933901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20.91666666667" calcext:value-type="float">
            <text:p>1120,91666666667</text:p>
          </table:table-cell>
          <table:table-cell office:value-type="float" office:value="49" calcext:value-type="float">
            <text:p>49</text:p>
          </table:table-cell>
          <table:table-cell office:value-type="float" office:value="1120.37971254118" calcext:value-type="float">
            <text:p>1120,37971254118</text:p>
          </table:table-cell>
          <table:table-cell office:value-type="float" office:value="49" calcext:value-type="float">
            <text:p>49</text:p>
          </table:table-cell>
          <table:table-cell office:value-type="float" office:value="1106.70640036356" calcext:value-type="float">
            <text:p>1106,70640036356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1075.58333333333" calcext:value-type="float">
            <text:p>1075,58333333333</text:p>
          </table:table-cell>
          <table:table-cell office:value-type="float" office:value="48.5" calcext:value-type="float">
            <text:p>48,5</text:p>
          </table:table-cell>
          <table:table-cell office:value-type="float" office:value="1098.26001782828" calcext:value-type="float">
            <text:p>1098,26001782828</text:p>
          </table:table-cell>
          <table:table-cell office:value-type="float" office:value="48.5" calcext:value-type="float">
            <text:p>48,5</text:p>
          </table:table-cell>
          <table:table-cell office:value-type="float" office:value="1084.03553756822" calcext:value-type="float">
            <text:p>1084,035537568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77.16666666667" calcext:value-type="float">
            <text:p>1077,16666666667</text:p>
          </table:table-cell>
          <table:table-cell office:value-type="float" office:value="48" calcext:value-type="float">
            <text:p>48</text:p>
          </table:table-cell>
          <table:table-cell office:value-type="float" office:value="1076.1403474573" calcext:value-type="float">
            <text:p>1076,1403474573</text:p>
          </table:table-cell>
          <table:table-cell office:value-type="float" office:value="48" calcext:value-type="float">
            <text:p>48</text:p>
          </table:table-cell>
          <table:table-cell office:value-type="float" office:value="1061.38012815947" calcext:value-type="float">
            <text:p>1061,38012815947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1030.58333333333" calcext:value-type="float">
            <text:p>1030,58333333333</text:p>
          </table:table-cell>
          <table:table-cell office:value-type="float" office:value="47.5" calcext:value-type="float">
            <text:p>47,5</text:p>
          </table:table-cell>
          <table:table-cell office:value-type="float" office:value="1054.03020768681" calcext:value-type="float">
            <text:p>1054,03020768681</text:p>
          </table:table-cell>
          <table:table-cell office:value-type="float" office:value="47.5" calcext:value-type="float">
            <text:p>47,5</text:p>
          </table:table-cell>
          <table:table-cell office:value-type="float" office:value="1038.75094950855" calcext:value-type="float">
            <text:p>1038,750949508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29.16666666667" calcext:value-type="float">
            <text:p>1029,16666666667</text:p>
          </table:table-cell>
          <table:table-cell office:value-type="float" office:value="47" calcext:value-type="float">
            <text:p>47</text:p>
          </table:table-cell>
          <table:table-cell office:value-type="float" office:value="1031.93911568559" calcext:value-type="float">
            <text:p>1031,93911568559</text:p>
          </table:table-cell>
          <table:table-cell office:value-type="float" office:value="47" calcext:value-type="float">
            <text:p>47</text:p>
          </table:table-cell>
          <table:table-cell office:value-type="float" office:value="1016.15876558981" calcext:value-type="float">
            <text:p>1016,15876558981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986.583333333333" calcext:value-type="float">
            <text:p>986,583333333333</text:p>
          </table:table-cell>
          <table:table-cell office:value-type="float" office:value="46.5" calcext:value-type="float">
            <text:p>46,5</text:p>
          </table:table-cell>
          <table:table-cell office:value-type="float" office:value="1009.87659372835" calcext:value-type="float">
            <text:p>1009,87659372835</text:p>
          </table:table-cell>
          <table:table-cell office:value-type="float" office:value="46.5" calcext:value-type="float">
            <text:p>46,5</text:p>
          </table:table-cell>
          <table:table-cell office:value-type="float" office:value="993.614318856671" calcext:value-type="float">
            <text:p>993,6143188566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7.416666666667" calcext:value-type="float">
            <text:p>987,416666666667</text:p>
          </table:table-cell>
          <table:table-cell office:value-type="float" office:value="46" calcext:value-type="float">
            <text:p>46</text:p>
          </table:table-cell>
          <table:table-cell office:value-type="float" office:value="987.852163391482" calcext:value-type="float">
            <text:p>987,852163391482</text:p>
          </table:table-cell>
          <table:table-cell office:value-type="float" office:value="46" calcext:value-type="float">
            <text:p>46</text:p>
          </table:table-cell>
          <table:table-cell office:value-type="float" office:value="971.128322117545" calcext:value-type="float">
            <text:p>971,128322117545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939.916666666667" calcext:value-type="float">
            <text:p>939,916666666667</text:p>
          </table:table-cell>
          <table:table-cell office:value-type="float" office:value="45.5" calcext:value-type="float">
            <text:p>45,5</text:p>
          </table:table-cell>
          <table:table-cell office:value-type="float" office:value="965.87533974879" calcext:value-type="float">
            <text:p>965,87533974879</text:p>
          </table:table-cell>
          <table:table-cell office:value-type="float" office:value="45.5" calcext:value-type="float">
            <text:p>45,5</text:p>
          </table:table-cell>
          <table:table-cell office:value-type="float" office:value="948.71145041177" calcext:value-type="float">
            <text:p>948,711450411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37.75" calcext:value-type="float">
            <text:p>937,75</text:p>
          </table:table-cell>
          <table:table-cell office:value-type="float" office:value="45" calcext:value-type="float">
            <text:p>45</text:p>
          </table:table-cell>
          <table:table-cell office:value-type="float" office:value="943.955625567229" calcext:value-type="float">
            <text:p>943,955625567229</text:p>
          </table:table-cell>
          <table:table-cell office:value-type="float" office:value="45" calcext:value-type="float">
            <text:p>45</text:p>
          </table:table-cell>
          <table:table-cell office:value-type="float" office:value="926.374332885544" calcext:value-type="float">
            <text:p>926,374332885544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892.75" calcext:value-type="float">
            <text:p>892,75</text:p>
          </table:table-cell>
          <table:table-cell office:value-type="float" office:value="44.5" calcext:value-type="float">
            <text:p>44,5</text:p>
          </table:table-cell>
          <table:table-cell office:value-type="float" office:value="922.102505502642" calcext:value-type="float">
            <text:p>922,102505502642</text:p>
          </table:table-cell>
          <table:table-cell office:value-type="float" office:value="44.5" calcext:value-type="float">
            <text:p>44,5</text:p>
          </table:table-cell>
          <table:table-cell office:value-type="float" office:value="904.127544667863" calcext:value-type="float">
            <text:p>904,1275446678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95.75" calcext:value-type="float">
            <text:p>895,75</text:p>
          </table:table-cell>
          <table:table-cell office:value-type="float" office:value="44" calcext:value-type="float">
            <text:p>44</text:p>
          </table:table-cell>
          <table:table-cell office:value-type="float" office:value="900.325440295496" calcext:value-type="float">
            <text:p>900,325440295496</text:p>
          </table:table-cell>
          <table:table-cell office:value-type="float" office:value="44" calcext:value-type="float">
            <text:p>44</text:p>
          </table:table-cell>
          <table:table-cell office:value-type="float" office:value="881.981598746457" calcext:value-type="float">
            <text:p>881,98159874645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850" calcext:value-type="float">
            <text:p>850</text:p>
          </table:table-cell>
          <table:table-cell office:value-type="float" office:value="43.5" calcext:value-type="float">
            <text:p>43,5</text:p>
          </table:table-cell>
          <table:table-cell office:value-type="float" office:value="878.633860966619" calcext:value-type="float">
            <text:p>878,633860966619</text:p>
          </table:table-cell>
          <table:table-cell office:value-type="float" office:value="43.5" calcext:value-type="float">
            <text:p>43,5</text:p>
          </table:table-cell>
          <table:table-cell office:value-type="float" office:value="859.946937843716" calcext:value-type="float">
            <text:p>859,9469378437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50.333333333333" calcext:value-type="float">
            <text:p>850,333333333333</text:p>
          </table:table-cell>
          <table:table-cell office:value-type="float" office:value="43" calcext:value-type="float">
            <text:p>43</text:p>
          </table:table-cell>
          <table:table-cell office:value-type="float" office:value="857.037163012939" calcext:value-type="float">
            <text:p>857,037163012939</text:p>
          </table:table-cell>
          <table:table-cell office:value-type="float" office:value="43" calcext:value-type="float">
            <text:p>43</text:p>
          </table:table-cell>
          <table:table-cell office:value-type="float" office:value="838.033926292635" calcext:value-type="float">
            <text:p>838,033926292635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806.083333333333" calcext:value-type="float">
            <text:p>806,083333333333</text:p>
          </table:table-cell>
          <table:table-cell office:value-type="float" office:value="42.5" calcext:value-type="float">
            <text:p>42,5</text:p>
          </table:table-cell>
          <table:table-cell office:value-type="float" office:value="835.544700603218" calcext:value-type="float">
            <text:p>835,544700603218</text:p>
          </table:table-cell>
          <table:table-cell office:value-type="float" office:value="42.5" calcext:value-type="float">
            <text:p>42,5</text:p>
          </table:table-cell>
          <table:table-cell office:value-type="float" office:value="816.252841912742" calcext:value-type="float">
            <text:p>816,2528419127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4.166666666667" calcext:value-type="float">
            <text:p>804,166666666667</text:p>
          </table:table-cell>
          <table:table-cell office:value-type="float" office:value="42" calcext:value-type="float">
            <text:p>42</text:p>
          </table:table-cell>
          <table:table-cell office:value-type="float" office:value="814.165780773793" calcext:value-type="float">
            <text:p>814,165780773793</text:p>
          </table:table-cell>
          <table:table-cell office:value-type="float" office:value="42" calcext:value-type="float">
            <text:p>42</text:p>
          </table:table-cell>
          <table:table-cell office:value-type="float" office:value="794.613867886037" calcext:value-type="float">
            <text:p>794,613867886037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759.916666666667" calcext:value-type="float">
            <text:p>759,916666666667</text:p>
          </table:table-cell>
          <table:table-cell office:value-type="float" office:value="41.5" calcext:value-type="float">
            <text:p>41,5</text:p>
          </table:table-cell>
          <table:table-cell office:value-type="float" office:value="792.909657624307" calcext:value-type="float">
            <text:p>792,909657624307</text:p>
          </table:table-cell>
          <table:table-cell office:value-type="float" office:value="41.5" calcext:value-type="float">
            <text:p>41,5</text:p>
          </table:table-cell>
          <table:table-cell office:value-type="float" office:value="773.127084632922" calcext:value-type="float">
            <text:p>773,1270846329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61.666666666667" calcext:value-type="float">
            <text:p>761,666666666667</text:p>
          </table:table-cell>
          <table:table-cell office:value-type="float" office:value="41" calcext:value-type="float">
            <text:p>41</text:p>
          </table:table-cell>
          <table:table-cell office:value-type="float" office:value="771.785526513452" calcext:value-type="float">
            <text:p>771,785526513452</text:p>
          </table:table-cell>
          <table:table-cell office:value-type="float" office:value="41" calcext:value-type="float">
            <text:p>41</text:p>
          </table:table-cell>
          <table:table-cell office:value-type="float" office:value="751.80246168814" calcext:value-type="float">
            <text:p>751,80246168814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717.166666666667" calcext:value-type="float">
            <text:p>717,166666666667</text:p>
          </table:table-cell>
          <table:table-cell office:value-type="float" office:value="40.5" calcext:value-type="float">
            <text:p>40,5</text:p>
          </table:table-cell>
          <table:table-cell office:value-type="float" office:value="750.802518254705" calcext:value-type="float">
            <text:p>750,802518254705</text:p>
          </table:table-cell>
          <table:table-cell office:value-type="float" office:value="40.5" calcext:value-type="float">
            <text:p>40,5</text:p>
          </table:table-cell>
          <table:table-cell office:value-type="float" office:value="730.649849576708" calcext:value-type="float">
            <text:p>730,6498495767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0.916666666667" calcext:value-type="float">
            <text:p>720,91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729.969693312059" calcext:value-type="float">
            <text:p>729,969693312059</text:p>
          </table:table-cell>
          <table:table-cell office:value-type="float" office:value="40" calcext:value-type="float">
            <text:p>40</text:p>
          </table:table-cell>
          <table:table-cell office:value-type="float" office:value="709.67897168985" calcext:value-type="float">
            <text:p>709,67897168985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677.583333333333" calcext:value-type="float">
            <text:p>677,583333333333</text:p>
          </table:table-cell>
          <table:table-cell office:value-type="float" office:value="39.5" calcext:value-type="float">
            <text:p>39,5</text:p>
          </table:table-cell>
          <table:table-cell office:value-type="float" office:value="709.296035995769" calcext:value-type="float">
            <text:p>709,296035995769</text:p>
          </table:table-cell>
          <table:table-cell office:value-type="float" office:value="39.5" calcext:value-type="float">
            <text:p>39,5</text:p>
          </table:table-cell>
          <table:table-cell office:value-type="float" office:value="688.899416160934" calcext:value-type="float">
            <text:p>688,8994161609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7.833333333333" calcext:value-type="float">
            <text:p>677,833333333333</text:p>
          </table:table-cell>
          <table:table-cell office:value-type="float" office:value="39" calcext:value-type="float">
            <text:p>39</text:p>
          </table:table-cell>
          <table:table-cell office:value-type="float" office:value="688.790448658083" calcext:value-type="float">
            <text:p>688,790448658083</text:p>
          </table:table-cell>
          <table:table-cell office:value-type="float" office:value="39" calcext:value-type="float">
            <text:p>39</text:p>
          </table:table-cell>
          <table:table-cell office:value-type="float" office:value="668.320627741408" calcext:value-type="float">
            <text:p>668,320627741408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636.416666666667" calcext:value-type="float">
            <text:p>636,416666666667</text:p>
          </table:table-cell>
          <table:table-cell office:value-type="float" office:value="38.5" calcext:value-type="float">
            <text:p>38,5</text:p>
          </table:table-cell>
          <table:table-cell office:value-type="float" office:value="668.461745888981" calcext:value-type="float">
            <text:p>668,461745888981</text:p>
          </table:table-cell>
          <table:table-cell office:value-type="float" office:value="38.5" calcext:value-type="float">
            <text:p>38,5</text:p>
          </table:table-cell>
          <table:table-cell office:value-type="float" office:value="647.95189967673" calcext:value-type="float">
            <text:p>647,951899676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6.833333333333" calcext:value-type="float">
            <text:p>636,833333333333</text:p>
          </table:table-cell>
          <table:table-cell office:value-type="float" office:value="38" calcext:value-type="float">
            <text:p>38</text:p>
          </table:table-cell>
          <table:table-cell office:value-type="float" office:value="648.318648711909" calcext:value-type="float">
            <text:p>648,318648711909</text:p>
          </table:table-cell>
          <table:table-cell office:value-type="float" office:value="38" calcext:value-type="float">
            <text:p>38</text:p>
          </table:table-cell>
          <table:table-cell office:value-type="float" office:value="627.802365582306" calcext:value-type="float">
            <text:p>627,802365582306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597.166666666667" calcext:value-type="float">
            <text:p>597,166666666667</text:p>
          </table:table-cell>
          <table:table-cell office:value-type="float" office:value="37.5" calcext:value-type="float">
            <text:p>37,5</text:p>
          </table:table-cell>
          <table:table-cell office:value-type="float" office:value="628.369778779524" calcext:value-type="float">
            <text:p>628,369778779524</text:p>
          </table:table-cell>
          <table:table-cell office:value-type="float" office:value="37.5" calcext:value-type="float">
            <text:p>37,5</text:p>
          </table:table-cell>
          <table:table-cell office:value-type="float" office:value="607.880991319424" calcext:value-type="float">
            <text:p>607,8809913194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0.16666666667" calcext:value-type="float">
            <text:p>1470,16666666667</text:p>
          </table:table-cell>
          <table:table-cell office:value-type="float" office:value="37" calcext:value-type="float">
            <text:p>37</text:p>
          </table:table-cell>
          <table:table-cell office:value-type="float" office:value="608.62365256942" calcext:value-type="float">
            <text:p>608,62365256942</text:p>
          </table:table-cell>
          <table:table-cell office:value-type="float" office:value="37" calcext:value-type="float">
            <text:p>37</text:p>
          </table:table-cell>
          <table:table-cell office:value-type="float" office:value="588.196566871189" calcext:value-type="float">
            <text:p>588,196566871189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555.666666666667" calcext:value-type="float">
            <text:p>555,666666666667</text:p>
          </table:table-cell>
          <table:table-cell office:value-type="float" office:value="36.5" calcext:value-type="float">
            <text:p>36,5</text:p>
          </table:table-cell>
          <table:table-cell office:value-type="float" office:value="589.088675579874" calcext:value-type="float">
            <text:p>589,088675579874</text:p>
          </table:table-cell>
          <table:table-cell office:value-type="float" office:value="36.5" calcext:value-type="float">
            <text:p>36,5</text:p>
          </table:table-cell>
          <table:table-cell office:value-type="float" office:value="568.757698218458" calcext:value-type="float">
            <text:p>568,7576982184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7.75" calcext:value-type="float">
            <text:p>557,75</text:p>
          </table:table-cell>
          <table:table-cell office:value-type="float" office:value="36" calcext:value-type="float">
            <text:p>36</text:p>
          </table:table-cell>
          <table:table-cell office:value-type="float" office:value="569.773136525578" calcext:value-type="float">
            <text:p>569,773136525578</text:p>
          </table:table-cell>
          <table:table-cell office:value-type="float" office:value="36" calcext:value-type="float">
            <text:p>36</text:p>
          </table:table-cell>
          <table:table-cell office:value-type="float" office:value="549.572799215772" calcext:value-type="float">
            <text:p>549,572799215772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518.25" calcext:value-type="float">
            <text:p>518,25</text:p>
          </table:table-cell>
          <table:table-cell office:value-type="float" office:value="35.5" calcext:value-type="float">
            <text:p>35,5</text:p>
          </table:table-cell>
          <table:table-cell office:value-type="float" office:value="550.685201533379" calcext:value-type="float">
            <text:p>550,685201533379</text:p>
          </table:table-cell>
          <table:table-cell office:value-type="float" office:value="35.5" calcext:value-type="float">
            <text:p>35,5</text:p>
          </table:table-cell>
          <table:table-cell office:value-type="float" office:value="530.650083467295" calcext:value-type="float">
            <text:p>530,6500834672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0.25" calcext:value-type="float">
            <text:p>520,25</text:p>
          </table:table-cell>
          <table:table-cell office:value-type="float" office:value="35" calcext:value-type="float">
            <text:p>35</text:p>
          </table:table-cell>
          <table:table-cell office:value-type="float" office:value="531.832908338014" calcext:value-type="float">
            <text:p>531,832908338014</text:p>
          </table:table-cell>
          <table:table-cell office:value-type="float" office:value="35" calcext:value-type="float">
            <text:p>35</text:p>
          </table:table-cell>
          <table:table-cell office:value-type="float" office:value="511.997556202744" calcext:value-type="float">
            <text:p>511,997556202744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483.083333333333" calcext:value-type="float">
            <text:p>483,083333333333</text:p>
          </table:table-cell>
          <table:table-cell office:value-type="float" office:value="34.5" calcext:value-type="float">
            <text:p>34,5</text:p>
          </table:table-cell>
          <table:table-cell office:value-type="float" office:value="513.224160477847" calcext:value-type="float">
            <text:p>513,224160477847</text:p>
          </table:table-cell>
          <table:table-cell office:value-type="float" office:value="34.5" calcext:value-type="float">
            <text:p>34,5</text:p>
          </table:table-cell>
          <table:table-cell office:value-type="float" office:value="493.623006153329" calcext:value-type="float">
            <text:p>493,6230061533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3.583333333333" calcext:value-type="float">
            <text:p>483,583333333333</text:p>
          </table:table-cell>
          <table:table-cell office:value-type="float" office:value="34" calcext:value-type="float">
            <text:p>34</text:p>
          </table:table-cell>
          <table:table-cell office:value-type="float" office:value="494.866721490607" calcext:value-type="float">
            <text:p>494,866721490607</text:p>
          </table:table-cell>
          <table:table-cell office:value-type="float" office:value="34" calcext:value-type="float">
            <text:p>34</text:p>
          </table:table-cell>
          <table:table-cell office:value-type="float" office:value="475.533997427682" calcext:value-type="float">
            <text:p>475,533997427682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446.583333333333" calcext:value-type="float">
            <text:p>446,583333333333</text:p>
          </table:table-cell>
          <table:table-cell office:value-type="float" office:value="33.5" calcext:value-type="float">
            <text:p>33,5</text:p>
          </table:table-cell>
          <table:table-cell office:value-type="float" office:value="476.768209109126" calcext:value-type="float">
            <text:p>476,768209109126</text:p>
          </table:table-cell>
          <table:table-cell office:value-type="float" office:value="33.5" calcext:value-type="float">
            <text:p>33,5</text:p>
          </table:table-cell>
          <table:table-cell office:value-type="float" office:value="457.737861387796" calcext:value-type="float">
            <text:p>457,7378613877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9.25" calcext:value-type="float">
            <text:p>449,25</text:p>
          </table:table-cell>
          <table:table-cell office:value-type="float" office:value="33" calcext:value-type="float">
            <text:p>33</text:p>
          </table:table-cell>
          <table:table-cell office:value-type="float" office:value="458.936089457073" calcext:value-type="float">
            <text:p>458,936089457073</text:p>
          </table:table-cell>
          <table:table-cell office:value-type="float" office:value="33" calcext:value-type="float">
            <text:p>33</text:p>
          </table:table-cell>
          <table:table-cell office:value-type="float" office:value="440.241688524957" calcext:value-type="float">
            <text:p>440,241688524957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415.5" calcext:value-type="float">
            <text:p>415,5</text:p>
          </table:table-cell>
          <table:table-cell office:value-type="float" office:value="32.5" calcext:value-type="float">
            <text:p>32,5</text:p>
          </table:table-cell>
          <table:table-cell office:value-type="float" office:value="441.377671244692" calcext:value-type="float">
            <text:p>441,377671244692</text:p>
          </table:table-cell>
          <table:table-cell office:value-type="float" office:value="32.5" calcext:value-type="float">
            <text:p>32,5</text:p>
          </table:table-cell>
          <table:table-cell office:value-type="float" office:value="423.052320335681" calcext:value-type="float">
            <text:p>423,0523203356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5.083333333333" calcext:value-type="float">
            <text:p>415,083333333333</text:p>
          </table:table-cell>
          <table:table-cell office:value-type="float" office:value="32" calcext:value-type="float">
            <text:p>32</text:p>
          </table:table-cell>
          <table:table-cell office:value-type="float" office:value="424.100099964542" calcext:value-type="float">
            <text:p>424,100099964542</text:p>
          </table:table-cell>
          <table:table-cell office:value-type="float" office:value="32" calcext:value-type="float">
            <text:p>32</text:p>
          </table:table-cell>
          <table:table-cell office:value-type="float" office:value="406.176341197646" calcext:value-type="float">
            <text:p>406,176341197646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383.083333333333" calcext:value-type="float">
            <text:p>383,083333333333</text:p>
          </table:table-cell>
          <table:table-cell office:value-type="float" office:value="31.5" calcext:value-type="float">
            <text:p>31,5</text:p>
          </table:table-cell>
          <table:table-cell office:value-type="float" office:value="407.11035208723" calcext:value-type="float">
            <text:p>407,11035208723</text:p>
          </table:table-cell>
          <table:table-cell office:value-type="float" office:value="31.5" calcext:value-type="float">
            <text:p>31,5</text:p>
          </table:table-cell>
          <table:table-cell office:value-type="float" office:value="389.62007024563" calcext:value-type="float">
            <text:p>389,620070245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1.333333333333" calcext:value-type="float">
            <text:p>381,333333333333</text:p>
          </table:table-cell>
          <table:table-cell office:value-type="float" office:value="31" calcext:value-type="float">
            <text:p>31</text:p>
          </table:table-cell>
          <table:table-cell office:value-type="float" office:value="390.415229257149" calcext:value-type="float">
            <text:p>390,415229257149</text:p>
          </table:table-cell>
          <table:table-cell office:value-type="float" office:value="31" calcext:value-type="float">
            <text:p>31</text:p>
          </table:table-cell>
          <table:table-cell office:value-type="float" office:value="373.389553247441" calcext:value-type="float">
            <text:p>373,389553247441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350.666666666667" calcext:value-type="float">
            <text:p>350,666666666667</text:p>
          </table:table-cell>
          <table:table-cell office:value-type="float" office:value="30.5" calcext:value-type="float">
            <text:p>30,5</text:p>
          </table:table-cell>
          <table:table-cell office:value-type="float" office:value="374.021352488219" calcext:value-type="float">
            <text:p>374,021352488219</text:p>
          </table:table-cell>
          <table:table-cell office:value-type="float" office:value="30.5" calcext:value-type="float">
            <text:p>30,5</text:p>
          </table:table-cell>
          <table:table-cell office:value-type="float" office:value="357.490554479859" calcext:value-type="float">
            <text:p>357,4905544798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9.333333333333" calcext:value-type="float">
            <text:p>349,333333333333</text:p>
          </table:table-cell>
          <table:table-cell office:value-type="float" office:value="30" calcext:value-type="float">
            <text:p>30</text:p>
          </table:table-cell>
          <table:table-cell office:value-type="float" office:value="357.935156359617" calcext:value-type="float">
            <text:p>357,935156359617</text:p>
          </table:table-cell>
          <table:table-cell office:value-type="float" office:value="30" calcext:value-type="float">
            <text:p>30</text:p>
          </table:table-cell>
          <table:table-cell office:value-type="float" office:value="341.92854860456" calcext:value-type="float">
            <text:p>341,92854860456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319.083333333333" calcext:value-type="float">
            <text:p>319,083333333333</text:p>
          </table:table-cell>
          <table:table-cell office:value-type="float" office:value="29.5" calcext:value-type="float">
            <text:p>29,5</text:p>
          </table:table-cell>
          <table:table-cell office:value-type="float" office:value="342.162883211518" calcext:value-type="float">
            <text:p>342,162883211518</text:p>
          </table:table-cell>
          <table:table-cell office:value-type="float" office:value="29.5" calcext:value-type="float">
            <text:p>29,5</text:p>
          </table:table-cell>
          <table:table-cell office:value-type="float" office:value="326.708712544063" calcext:value-type="float">
            <text:p>326,7087125440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9.166666666667" calcext:value-type="float">
            <text:p>319,166666666667</text:p>
          </table:table-cell>
          <table:table-cell office:value-type="float" office:value="29" calcext:value-type="float">
            <text:p>29</text:p>
          </table:table-cell>
          <table:table-cell office:value-type="float" office:value="326.710577340835" calcext:value-type="float">
            <text:p>326,710577340835</text:p>
          </table:table-cell>
          <table:table-cell office:value-type="float" office:value="29" calcext:value-type="float">
            <text:p>29</text:p>
          </table:table-cell>
          <table:table-cell office:value-type="float" office:value="311.835917357654" calcext:value-type="float">
            <text:p>311,835917357654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90.416666666667" calcext:value-type="float">
            <text:p>290,416666666667</text:p>
          </table:table-cell>
          <table:table-cell office:value-type="float" office:value="28.5" calcext:value-type="float">
            <text:p>28,5</text:p>
          </table:table-cell>
          <table:table-cell office:value-type="float" office:value="311.584079196948" calcext:value-type="float">
            <text:p>311,584079196948</text:p>
          </table:table-cell>
          <table:table-cell office:value-type="float" office:value="28.5" calcext:value-type="float">
            <text:p>28,5</text:p>
          </table:table-cell>
          <table:table-cell office:value-type="float" office:value="297.314720117328" calcext:value-type="float">
            <text:p>297,3147201173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9.333333333333" calcext:value-type="float">
            <text:p>289,333333333333</text:p>
          </table:table-cell>
          <table:table-cell office:value-type="float" office:value="28" calcext:value-type="float">
            <text:p>28</text:p>
          </table:table-cell>
          <table:table-cell office:value-type="float" office:value="296.789019577449" calcext:value-type="float">
            <text:p>296,789019577449</text:p>
          </table:table-cell>
          <table:table-cell office:value-type="float" office:value="28" calcext:value-type="float">
            <text:p>28</text:p>
          </table:table-cell>
          <table:table-cell office:value-type="float" office:value="283.149355783719" calcext:value-type="float">
            <text:p>283,149355783719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62.5" calcext:value-type="float">
            <text:p>262,5</text:p>
          </table:table-cell>
          <table:table-cell office:value-type="float" office:value="27.5" calcext:value-type="float">
            <text:p>27,5</text:p>
          </table:table-cell>
          <table:table-cell office:value-type="float" office:value="282.330813823876" calcext:value-type="float">
            <text:p>282,330813823876</text:p>
          </table:table-cell>
          <table:table-cell office:value-type="float" office:value="27.5" calcext:value-type="float">
            <text:p>27,5</text:p>
          </table:table-cell>
          <table:table-cell office:value-type="float" office:value="269.343729082038" calcext:value-type="float">
            <text:p>269,3437290820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2.166666666667" calcext:value-type="float">
            <text:p>262,166666666667</text:p>
          </table:table-cell>
          <table:table-cell office:value-type="float" office:value="27" calcext:value-type="float">
            <text:p>27</text:p>
          </table:table-cell>
          <table:table-cell office:value-type="float" office:value="268.214656017446" calcext:value-type="float">
            <text:p>268,214656017446</text:p>
          </table:table-cell>
          <table:table-cell office:value-type="float" office:value="27" calcext:value-type="float">
            <text:p>27</text:p>
          </table:table-cell>
          <table:table-cell office:value-type="float" office:value="255.901406378004" calcext:value-type="float">
            <text:p>255,901406378004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35.833333333333" calcext:value-type="float">
            <text:p>235,833333333333</text:p>
          </table:table-cell>
          <table:table-cell office:value-type="float" office:value="26.5" calcext:value-type="float">
            <text:p>26,5</text:p>
          </table:table-cell>
          <table:table-cell office:value-type="float" office:value="254.445513174799" calcext:value-type="float">
            <text:p>254,445513174799</text:p>
          </table:table-cell>
          <table:table-cell office:value-type="float" office:value="26.5" calcext:value-type="float">
            <text:p>26,5</text:p>
          </table:table-cell>
          <table:table-cell office:value-type="float" office:value="242.825607553784" calcext:value-type="float">
            <text:p>242,8256075537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5.5" calcext:value-type="float">
            <text:p>235,5</text:p>
          </table:table-cell>
          <table:table-cell office:value-type="float" office:value="26" calcext:value-type="float">
            <text:p>26</text:p>
          </table:table-cell>
          <table:table-cell office:value-type="float" office:value="241.028119443731" calcext:value-type="float">
            <text:p>241,028119443731</text:p>
          </table:table-cell>
          <table:table-cell office:value-type="float" office:value="26" calcext:value-type="float">
            <text:p>26</text:p>
          </table:table-cell>
          <table:table-cell office:value-type="float" office:value="230.119197883923" calcext:value-type="float">
            <text:p>230,119197883923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1.333333333333" calcext:value-type="float">
            <text:p>211,333333333333</text:p>
          </table:table-cell>
          <table:table-cell office:value-type="float" office:value="25.5" calcext:value-type="float">
            <text:p>25,5</text:p>
          </table:table-cell>
          <table:table-cell office:value-type="float" office:value="227.966970298931" calcext:value-type="float">
            <text:p>227,966970298931</text:p>
          </table:table-cell>
          <table:table-cell office:value-type="float" office:value="25.5" calcext:value-type="float">
            <text:p>25,5</text:p>
          </table:table-cell>
          <table:table-cell office:value-type="float" office:value="217.784679911279" calcext:value-type="float">
            <text:p>217,7846799112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2.083333333333" calcext:value-type="float">
            <text:p>212,08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215.266316737719" calcext:value-type="float">
            <text:p>215,266316737719</text:p>
          </table:table-cell>
          <table:table-cell office:value-type="float" office:value="25" calcext:value-type="float">
            <text:p>25</text:p>
          </table:table-cell>
          <table:table-cell office:value-type="float" office:value="205.824185322961" calcext:value-type="float">
            <text:p>205,824185322961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187.583333333333" calcext:value-type="float">
            <text:p>187,583333333333</text:p>
          </table:table-cell>
          <table:table-cell office:value-type="float" office:value="24.5" calcext:value-type="float">
            <text:p>24,5</text:p>
          </table:table-cell>
          <table:table-cell office:value-type="float" office:value="202.930159475783" calcext:value-type="float">
            <text:p>202,930159475783</text:p>
          </table:table-cell>
          <table:table-cell office:value-type="float" office:value="24.5" calcext:value-type="float">
            <text:p>24,5</text:p>
          </table:table-cell>
          <table:table-cell office:value-type="float" office:value="194.239466826261" calcext:value-type="float">
            <text:p>194,2394668262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8.666666666667" calcext:value-type="float">
            <text:p>188,666666666667</text:p>
          </table:table-cell>
          <table:table-cell office:value-type="float" office:value="24" calcext:value-type="float">
            <text:p>24</text:p>
          </table:table-cell>
          <table:table-cell office:value-type="float" office:value="190.962243142915" calcext:value-type="float">
            <text:p>190,962243142915</text:p>
          </table:table-cell>
          <table:table-cell office:value-type="float" office:value="24" calcext:value-type="float">
            <text:p>24</text:p>
          </table:table-cell>
          <table:table-cell office:value-type="float" office:value="183.031890024589" calcext:value-type="float">
            <text:p>183,031890024589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66.166666666667" calcext:value-type="float">
            <text:p>166,166666666667</text:p>
          </table:table-cell>
          <table:table-cell office:value-type="float" office:value="23.5" calcext:value-type="float">
            <text:p>23,5</text:p>
          </table:table-cell>
          <table:table-cell office:value-type="float" office:value="179.36605047875" calcext:value-type="float">
            <text:p>179,36605047875</text:p>
          </table:table-cell>
          <table:table-cell office:value-type="float" office:value="23.5" calcext:value-type="float">
            <text:p>23,5</text:p>
          </table:table-cell>
          <table:table-cell office:value-type="float" office:value="172.202425293407" calcext:value-type="float">
            <text:p>172,2024252934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6.916666666667" calcext:value-type="float">
            <text:p>166,916666666667</text:p>
          </table:table-cell>
          <table:table-cell office:value-type="float" office:value="23" calcext:value-type="float">
            <text:p>23</text:p>
          </table:table-cell>
          <table:table-cell office:value-type="float" office:value="168.144796528499" calcext:value-type="float">
            <text:p>168,144796528499</text:p>
          </table:table-cell>
          <table:table-cell office:value-type="float" office:value="23" calcext:value-type="float">
            <text:p>23</text:p>
          </table:table-cell>
          <table:table-cell office:value-type="float" office:value="161.751639656167" calcext:value-type="float">
            <text:p>161,75163965616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46.75" calcext:value-type="float">
            <text:p>146,75</text:p>
          </table:table-cell>
          <table:table-cell office:value-type="float" office:value="22.5" calcext:value-type="float">
            <text:p>22,5</text:p>
          </table:table-cell>
          <table:table-cell office:value-type="float" office:value="157.301422838693" calcext:value-type="float">
            <text:p>157,301422838693</text:p>
          </table:table-cell>
          <table:table-cell office:value-type="float" office:value="22.5" calcext:value-type="float">
            <text:p>22,5</text:p>
          </table:table-cell>
          <table:table-cell office:value-type="float" office:value="151.679688660242" calcext:value-type="float">
            <text:p>151,6796886602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6.666666666667" calcext:value-type="float">
            <text:p>146,66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146.838591652911" calcext:value-type="float">
            <text:p>146,838591652911</text:p>
          </table:table-cell>
          <table:table-cell office:value-type="float" office:value="22" calcext:value-type="float">
            <text:p>22</text:p>
          </table:table-cell>
          <table:table-cell office:value-type="float" office:value="141.986308252861" calcext:value-type="float">
            <text:p>141,986308252861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28.75" calcext:value-type="float">
            <text:p>128,75</text:p>
          </table:table-cell>
          <table:table-cell office:value-type="float" office:value="21.5" calcext:value-type="float">
            <text:p>21,5</text:p>
          </table:table-cell>
          <table:table-cell office:value-type="float" office:value="136.758680107526" calcext:value-type="float">
            <text:p>136,758680107526</text:p>
          </table:table-cell>
          <table:table-cell office:value-type="float" office:value="21.5" calcext:value-type="float">
            <text:p>21,5</text:p>
          </table:table-cell>
          <table:table-cell office:value-type="float" office:value="132.670806657047" calcext:value-type="float">
            <text:p>132,6708066570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8.75" calcext:value-type="float">
            <text:p>128,75</text:p>
          </table:table-cell>
          <table:table-cell office:value-type="float" office:value="21" calcext:value-type="float">
            <text:p>21</text:p>
          </table:table-cell>
          <table:table-cell office:value-type="float" office:value="127.063774427433" calcext:value-type="float">
            <text:p>127,063774427433</text:p>
          </table:table-cell>
          <table:table-cell office:value-type="float" office:value="21" calcext:value-type="float">
            <text:p>21</text:p>
          </table:table-cell>
          <table:table-cell office:value-type="float" office:value="123.732056247547" calcext:value-type="float">
            <text:p>123,732056247547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11.5" calcext:value-type="float">
            <text:p>111,5</text:p>
          </table:table-cell>
          <table:table-cell office:value-type="float" office:value="20.5" calcext:value-type="float">
            <text:p>20,5</text:p>
          </table:table-cell>
          <table:table-cell office:value-type="float" office:value="117.755664121795" calcext:value-type="float">
            <text:p>117,755664121795</text:p>
          </table:table-cell>
          <table:table-cell office:value-type="float" office:value="20.5" calcext:value-type="float">
            <text:p>20,5</text:p>
          </table:table-cell>
          <table:table-cell office:value-type="float" office:value="115.168485426771" calcext:value-type="float">
            <text:p>115,1684854267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.5" calcext:value-type="float">
            <text:p>111,5</text:p>
          </table:table-cell>
          <table:table-cell office:value-type="float" office:value="20" calcext:value-type="float">
            <text:p>20</text:p>
          </table:table-cell>
          <table:table-cell office:value-type="float" office:value="108.835836179774" calcext:value-type="float">
            <text:p>108,835836179774</text:p>
          </table:table-cell>
          <table:table-cell office:value-type="float" office:value="20" calcext:value-type="float">
            <text:p>20</text:p>
          </table:table-cell>
          <table:table-cell office:value-type="float" office:value="106.978070500723" calcext:value-type="float">
            <text:p>106,978070500723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96.6666666666667" calcext:value-type="float">
            <text:p>96,6666666666667</text:p>
          </table:table-cell>
          <table:table-cell office:value-type="float" office:value="19.5" calcext:value-type="float">
            <text:p>19,5</text:p>
          </table:table-cell>
          <table:table-cell office:value-type="float" office:value="100.30546926627" calcext:value-type="float">
            <text:p>100,30546926627</text:p>
          </table:table-cell>
          <table:table-cell office:value-type="float" office:value="19.5" calcext:value-type="float">
            <text:p>19,5</text:p>
          </table:table-cell>
          <table:table-cell office:value-type="float" office:value="99.1583275549388" calcext:value-type="float">
            <text:p>99,15832755493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92.165427917656" calcext:value-type="float">
            <text:p>92,165427917656</text:p>
          </table:table-cell>
          <table:table-cell office:value-type="float" office:value="19" calcext:value-type="float">
            <text:p>19</text:p>
          </table:table-cell>
          <table:table-cell office:value-type="float" office:value="91.7063043304183" calcext:value-type="float">
            <text:p>91,7063043304183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83.4166666666667" calcext:value-type="float">
            <text:p>83,4166666666667</text:p>
          </table:table-cell>
          <table:table-cell office:value-type="float" office:value="18.5" calcext:value-type="float">
            <text:p>18,5</text:p>
          </table:table-cell>
          <table:table-cell office:value-type="float" office:value="84.4162567375194" calcext:value-type="float">
            <text:p>84,4162567375194</text:p>
          </table:table-cell>
          <table:table-cell office:value-type="float" office:value="18.5" calcext:value-type="float">
            <text:p>18,5</text:p>
          </table:table-cell>
          <table:table-cell office:value-type="float" office:value="84.6185720995615" calcext:value-type="float">
            <text:p>84,61857209956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.0833333333333" calcext:value-type="float">
            <text:p>83,08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77.0581745923947" calcext:value-type="float">
            <text:p>77,0581745923947</text:p>
          </table:table-cell>
          <table:table-cell office:value-type="float" office:value="18" calcext:value-type="float">
            <text:p>18</text:p>
          </table:table-cell>
          <table:table-cell office:value-type="float" office:value="77.8912175421031" calcext:value-type="float">
            <text:p>77,8912175421031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70" calcext:value-type="float">
            <text:p>70</text:p>
          </table:table-cell>
          <table:table-cell office:value-type="float" office:value="17.5" calcext:value-type="float">
            <text:p>17,5</text:p>
          </table:table-cell>
          <table:table-cell office:value-type="float" office:value="70.0910688075026" calcext:value-type="float">
            <text:p>70,0910688075026</text:p>
          </table:table-cell>
          <table:table-cell office:value-type="float" office:value="17.5" calcext:value-type="float">
            <text:p>17,5</text:p>
          </table:table-cell>
          <table:table-cell office:value-type="float" office:value="71.5198346210465" calcext:value-type="float">
            <text:p>71,51983462104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63.5144893624865" calcext:value-type="float">
            <text:p>63,5144893624865</text:p>
          </table:table-cell>
          <table:table-cell office:value-type="float" office:value="17" calcext:value-type="float">
            <text:p>17</text:p>
          </table:table-cell>
          <table:table-cell office:value-type="float" office:value="65.499516458599" calcext:value-type="float">
            <text:p>65,499516458599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59.1666666666667" calcext:value-type="float">
            <text:p>59,1666666666667</text:p>
          </table:table-cell>
          <table:table-cell office:value-type="float" office:value="16.5" calcext:value-type="float">
            <text:p>16,5</text:p>
          </table:table-cell>
          <table:table-cell office:value-type="float" office:value="57.3276430871492" calcext:value-type="float">
            <text:p>57,3276430871492</text:p>
          </table:table-cell>
          <table:table-cell office:value-type="float" office:value="16.5" calcext:value-type="float">
            <text:p>16,5</text:p>
          </table:table-cell>
          <table:table-cell office:value-type="float" office:value="59.8248472121065" calcext:value-type="float">
            <text:p>59,82484721210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51.5293878571908" calcext:value-type="float">
            <text:p>51,5293878571908</text:p>
          </table:table-cell>
          <table:table-cell office:value-type="float" office:value="16" calcext:value-type="float">
            <text:p>16</text:p>
          </table:table-cell>
          <table:table-cell office:value-type="float" office:value="54.4898939499878" calcext:value-type="float">
            <text:p>54,4898939499878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49.1666666666667" calcext:value-type="float">
            <text:p>49,1666666666667</text:p>
          </table:table-cell>
          <table:table-cell office:value-type="float" office:value="15.5" calcext:value-type="float">
            <text:p>15,5</text:p>
          </table:table-cell>
          <table:table-cell office:value-type="float" office:value="46.1182267899447" calcext:value-type="float">
            <text:p>46,1182267899447</text:p>
          </table:table-cell>
          <table:table-cell office:value-type="float" office:value="15.5" calcext:value-type="float">
            <text:p>15,5</text:p>
          </table:table-cell>
          <table:table-cell office:value-type="float" office:value="49.4881985276697" calcext:value-type="float">
            <text:p>49,48819852766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.0833333333333" calcext:value-type="float">
            <text:p>49,0833333333333</text:p>
          </table:table-cell>
          <table:table-cell office:value-type="float" office:value="15" calcext:value-type="float">
            <text:p>15</text:p>
          </table:table-cell>
          <table:table-cell office:value-type="float" office:value="41.0923024401151" calcext:value-type="float">
            <text:p>41,0923024401151</text:p>
          </table:table-cell>
          <table:table-cell office:value-type="float" office:value="15" calcext:value-type="float">
            <text:p>15</text:p>
          </table:table-cell>
          <table:table-cell office:value-type="float" office:value="44.8127694635214" calcext:value-type="float">
            <text:p>44,8127694635214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40" calcext:value-type="float">
            <text:p>40</text:p>
          </table:table-cell>
          <table:table-cell office:value-type="float" office:value="14.5" calcext:value-type="float">
            <text:p>14,5</text:p>
          </table:table-cell>
          <table:table-cell office:value-type="float" office:value="36.4493909955142" calcext:value-type="float">
            <text:p>36,4493909955142</text:p>
          </table:table-cell>
          <table:table-cell office:value-type="float" office:value="14.5" calcext:value-type="float">
            <text:p>14,5</text:p>
          </table:table-cell>
          <table:table-cell office:value-type="float" office:value="40.4560738147892" calcext:value-type="float">
            <text:p>40,45607381478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32.1868964727985" calcext:value-type="float">
            <text:p>32,1868964727985</text:p>
          </table:table-cell>
          <table:table-cell office:value-type="float" office:value="14" calcext:value-type="float">
            <text:p>14</text:p>
          </table:table-cell>
          <table:table-cell office:value-type="float" office:value="36.4100290535315" calcext:value-type="float">
            <text:p>36,4100290535315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2.0833333333333" calcext:value-type="float">
            <text:p>32,0833333333333</text:p>
          </table:table-cell>
          <table:table-cell office:value-type="float" office:value="13.5" calcext:value-type="float">
            <text:p>13,5</text:p>
          </table:table-cell>
          <table:table-cell office:value-type="float" office:value="28.3018449132068" calcext:value-type="float">
            <text:p>28,3018449132068</text:p>
          </table:table-cell>
          <table:table-cell office:value-type="float" office:value="13.5" calcext:value-type="float">
            <text:p>13,5</text:p>
          </table:table-cell>
          <table:table-cell office:value-type="float" office:value="32.665994942553" calcext:value-type="float">
            <text:p>32,6659949425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4.7908785782961" calcext:value-type="float">
            <text:p>24,7908785782961</text:p>
          </table:table-cell>
          <table:table-cell office:value-type="float" office:value="13" calcext:value-type="float">
            <text:p>13</text:p>
          </table:table-cell>
          <table:table-cell office:value-type="float" office:value="29.2147654113396" calcext:value-type="float">
            <text:p>29,214765411339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25.3333333333333" calcext:value-type="float">
            <text:p>25,3333333333333</text:p>
          </table:table-cell>
          <table:table-cell office:value-type="float" office:value="12.5" calcext:value-type="float">
            <text:p>12,5</text:p>
          </table:table-cell>
          <table:table-cell office:value-type="float" office:value="21.6502501456795" calcext:value-type="float">
            <text:p>21,6502501456795</text:p>
          </table:table-cell>
          <table:table-cell office:value-type="float" office:value="12.5" calcext:value-type="float">
            <text:p>12,5</text:p>
          </table:table-cell>
          <table:table-cell office:value-type="float" office:value="26.0465604319931" calcext:value-type="float">
            <text:p>26,04656043199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8.8758169047628" calcext:value-type="float">
            <text:p>18,8758169047628</text:p>
          </table:table-cell>
          <table:table-cell office:value-type="float" office:value="12" calcext:value-type="float">
            <text:p>12</text:p>
          </table:table-cell>
          <table:table-cell office:value-type="float" office:value="23.1510178951661" calcext:value-type="float">
            <text:p>23,1510178951661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19" calcext:value-type="float">
            <text:p>19</text:p>
          </table:table-cell>
          <table:table-cell office:value-type="float" office:value="11.5" calcext:value-type="float">
            <text:p>11,5</text:p>
          </table:table-cell>
          <table:table-cell office:value-type="float" office:value="16.4630349524814" calcext:value-type="float">
            <text:p>16,4630349524814</text:p>
          </table:table-cell>
          <table:table-cell office:value-type="float" office:value="11.5" calcext:value-type="float">
            <text:p>11,5</text:p>
          </table:table-cell>
          <table:table-cell office:value-type="float" office:value="20.517185485996" calcext:value-type="float">
            <text:p>20,5171854859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.4069533890376" calcext:value-type="float">
            <text:p>14,4069533890376</text:p>
          </table:table-cell>
          <table:table-cell office:value-type="float" office:value="11" calcext:value-type="float">
            <text:p>11</text:p>
          </table:table-cell>
          <table:table-cell office:value-type="float" office:value="18.1335125600406" calcext:value-type="float">
            <text:p>18,1335125600406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14.1666666666667" calcext:value-type="float">
            <text:p>14,1666666666667</text:p>
          </table:table-cell>
          <table:table-cell office:value-type="float" office:value="10.5" calcext:value-type="float">
            <text:p>10,5</text:p>
          </table:table-cell>
          <table:table-cell office:value-type="float" office:value="12.7022085136375" calcext:value-type="float">
            <text:p>12,7022085136375</text:p>
          </table:table-cell>
          <table:table-cell office:value-type="float" office:value="10.5" calcext:value-type="float">
            <text:p>10,5</text:p>
          </table:table-cell>
          <table:table-cell office:value-type="float" office:value="15.9878420192118" calcext:value-type="float">
            <text:p>15,9878420192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5833333333333" calcext:value-type="float">
            <text:p>14,5833333333333</text:p>
          </table:table-cell>
          <table:table-cell office:value-type="float" office:value="10" calcext:value-type="float">
            <text:p>10</text:p>
          </table:table-cell>
          <table:table-cell office:value-type="float" office:value="11.3430180202279" calcext:value-type="float">
            <text:p>11,3430180202279</text:p>
          </table:table-cell>
          <table:table-cell office:value-type="float" office:value="10" calcext:value-type="float">
            <text:p>10</text:p>
          </table:table-cell>
          <table:table-cell office:value-type="float" office:value="14.0674021877111" calcext:value-type="float">
            <text:p>14,0674021877111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10.8333333333333" calcext:value-type="float">
            <text:p>10,8333333333333</text:p>
          </table:table-cell>
          <table:table-cell office:value-type="float" office:value="9.5" calcext:value-type="float">
            <text:p>9,5</text:p>
          </table:table-cell>
          <table:table-cell office:value-type="float" office:value="10.3231751932333" calcext:value-type="float">
            <text:p>10,3231751932333</text:p>
          </table:table-cell>
          <table:table-cell office:value-type="float" office:value="9.5" calcext:value-type="float">
            <text:p>9,5</text:p>
          </table:table-cell>
          <table:table-cell office:value-type="float" office:value="12.3587986879639" calcext:value-type="float">
            <text:p>12,35879868796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.63604310329303" calcext:value-type="float">
            <text:p>9,63604310329303</text:p>
          </table:table-cell>
          <table:table-cell office:value-type="float" office:value="9" calcext:value-type="float">
            <text:p>9</text:p>
          </table:table-cell>
          <table:table-cell office:value-type="float" office:value="10.8480063165541" calcext:value-type="float">
            <text:p>10,8480063165541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58333333333333" calcext:value-type="float">
            <text:p>7,58333333333333</text:p>
          </table:table-cell>
          <table:table-cell office:value-type="float" office:value="8.5" calcext:value-type="float">
            <text:p>8,5</text:p>
          </table:table-cell>
          <table:table-cell office:value-type="float" office:value="9.27454880299825" calcext:value-type="float">
            <text:p>9,27454880299825</text:p>
          </table:table-cell>
          <table:table-cell office:value-type="float" office:value="8.5" calcext:value-type="float">
            <text:p>8,5</text:p>
          </table:table-cell>
          <table:table-cell office:value-type="float" office:value="9.52036092015907" calcext:value-type="float">
            <text:p>9,52036092015907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9.23117752262881" calcext:value-type="float">
            <text:p>9,23117752262881</text:p>
          </table:table-cell>
          <table:table-cell office:value-type="float" office:value="8" calcext:value-type="float">
            <text:p>8</text:p>
          </table:table-cell>
          <table:table-cell office:value-type="float" office:value="8.360551271484" calcext:value-type="float">
            <text:p>8,36055127148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9.4979668658904" calcext:value-type="float">
            <text:p>9,4979668658904</text:p>
          </table:table-cell>
          <table:table-cell office:value-type="float" office:value="7.5" calcext:value-type="float">
            <text:p>7,5</text:p>
          </table:table-cell>
          <table:table-cell office:value-type="float" office:value="7.35261094519684" calcext:value-type="float">
            <text:p>7,352610945196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.0665010056514" calcext:value-type="float">
            <text:p>10,0665010056514</text:p>
          </table:table-cell>
          <table:table-cell office:value-type="float" office:value="7" calcext:value-type="float">
            <text:p>7</text:p>
          </table:table-cell>
          <table:table-cell office:value-type="float" office:value="6.47991019386285" calcext:value-type="float">
            <text:p>6,4799101938628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10.9279048796802" calcext:value-type="float">
            <text:p>10,9279048796802</text:p>
          </table:table-cell>
          <table:table-cell office:value-type="float" office:value="6.5" calcext:value-type="float">
            <text:p>6,5</text:p>
          </table:table-cell>
          <table:table-cell office:value-type="float" office:value="5.72514782387929" calcext:value-type="float">
            <text:p>5,725147823879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.0728383863816" calcext:value-type="float">
            <text:p>12,0728383863816</text:p>
          </table:table-cell>
          <table:table-cell office:value-type="float" office:value="6" calcext:value-type="float">
            <text:p>6</text:p>
          </table:table-cell>
          <table:table-cell office:value-type="float" office:value="5.07034307141013" calcext:value-type="float">
            <text:p>5,0703430714101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13.4914905805346" calcext:value-type="float">
            <text:p>13,4914905805346</text:p>
          </table:table-cell>
          <table:table-cell office:value-type="float" office:value="5.5" calcext:value-type="float">
            <text:p>5,5</text:p>
          </table:table-cell>
          <table:table-cell office:value-type="float" office:value="4.4968274783207" calcext:value-type="float">
            <text:p>4,49682747832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.1735738690287" calcext:value-type="float">
            <text:p>15,1735738690287</text:p>
          </table:table-cell>
          <table:table-cell office:value-type="float" office:value="5" calcext:value-type="float">
            <text:p>5</text:p>
          </table:table-cell>
          <table:table-cell office:value-type="float" office:value="3.98523676811238" calcext:value-type="float">
            <text:p>3,9852367681123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float" office:value="17.1083182066013" calcext:value-type="float">
            <text:p>17,1083182066013</text:p>
          </table:table-cell>
          <table:table-cell office:value-type="float" office:value="4.5" calcext:value-type="float">
            <text:p>4,5</text:p>
          </table:table-cell>
          <table:table-cell office:value-type="float" office:value="3.51550272185728" calcext:value-type="float">
            <text:p>3,51550272185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.2844652915746" calcext:value-type="float">
            <text:p>19,2844652915746</text:p>
          </table:table-cell>
          <table:table-cell office:value-type="float" office:value="4" calcext:value-type="float">
            <text:p>4</text:p>
          </table:table-cell>
          <table:table-cell office:value-type="float" office:value="3.06684505413291" calcext:value-type="float">
            <text:p>3,06684505413291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21.6902627615925" calcext:value-type="float">
            <text:p>21,6902627615925</text:p>
          </table:table-cell>
          <table:table-cell office:value-type="float" office:value="3.5" calcext:value-type="float">
            <text:p>3,5</text:p>
          </table:table-cell>
          <table:table-cell office:value-type="float" office:value="2.61776328895685" calcext:value-type="float">
            <text:p>2,617763288956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.313458389358" calcext:value-type="float">
            <text:p>24,313458389358</text:p>
          </table:table-cell>
          <table:table-cell office:value-type="float" office:value="3" calcext:value-type="float">
            <text:p>3</text:p>
          </table:table-cell>
          <table:table-cell office:value-type="float" office:value="2.14602863572145" calcext:value-type="float">
            <text:p>2,1460286357214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69" calcext:value-type="float">
            <text:p>69</text:p>
          </table:table-cell>
          <table:table-cell office:value-type="float" office:value="2.5" calcext:value-type="float">
            <text:p>2,5</text:p>
          </table:table-cell>
          <table:table-cell office:value-type="float" office:value="27.1412942783696" calcext:value-type="float">
            <text:p>27,1412942783696</text:p>
          </table:table-cell>
          <table:table-cell office:value-type="float" office:value="2.5" calcext:value-type="float">
            <text:p>2,5</text:p>
          </table:table-cell>
          <table:table-cell office:value-type="float" office:value="1.62867586512851" calcext:value-type="float">
            <text:p>1,62867586512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.8333333333333" calcext:value-type="float">
            <text:p>60,8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30.1605010586587" calcext:value-type="float">
            <text:p>30,1605010586587</text:p>
          </table:table-cell>
          <table:table-cell office:value-type="float" office:value="2" calcext:value-type="float">
            <text:p>2</text:p>
          </table:table-cell>
          <table:table-cell office:value-type="float" office:value="1.04199518512391" calcext:value-type="float">
            <text:p>1,0419951851239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85.8333333333333" calcext:value-type="float">
            <text:p>85,8333333333333</text:p>
          </table:table-cell>
          <table:table-cell office:value-type="float" office:value="1.5" calcext:value-type="float">
            <text:p>1,5</text:p>
          </table:table-cell>
          <table:table-cell office:value-type="float" office:value="33.3572920825265" calcext:value-type="float">
            <text:p>33,3572920825265</text:p>
          </table:table-cell>
          <table:table-cell office:value-type="float" office:value="1.5" calcext:value-type="float">
            <text:p>1,5</text:p>
          </table:table-cell>
          <table:table-cell office:value-type="float" office:value="0.361524116832346" calcext:value-type="float">
            <text:p>0,361524116832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25" calcext:value-type="float">
            <text:p>91,25</text:p>
          </table:table-cell>
          <table:table-cell office:value-type="float" office:value="1" calcext:value-type="float">
            <text:p>1</text:p>
          </table:table-cell>
          <table:table-cell office:value-type="float" office:value="36.7173576202811" calcext:value-type="float">
            <text:p>36,7173576202811</text:p>
          </table:table-cell>
          <table:table-cell office:value-type="float" office:value="1" calcext:value-type="float">
            <text:p>1</text:p>
          </table:table-cell>
          <table:table-cell office:value-type="float" office:value="-0.437960629508012" calcext:value-type="float">
            <text:p>-0,43796062950801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40.2258590559743" calcext:value-type="float">
            <text:p>40,2258590559743</text:p>
          </table:table-cell>
          <table:table-cell office:value-type="float" office:value="0.5" calcext:value-type="float">
            <text:p>0,5</text:p>
          </table:table-cell>
          <table:table-cell office:value-type="float" office:value="-1.38245127861086" calcext:value-type="float">
            <text:p>-1,38245127861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.8674230831388" calcext:value-type="float">
            <text:p>43,8674230831388</text:p>
          </table:table-cell>
          <table:table-cell office:value-type="float" office:value="0" calcext:value-type="float">
            <text:p>0</text:p>
          </table:table-cell>
          <table:table-cell office:value-type="float" office:value="-2.49871711420706" calcext:value-type="float">
            <text:p>-2,49871711420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 style:data-style-name="N2" text:time-value="09:22:40.116006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2T10:38:30.630503898</dc:date>
    <meta:editing-duration>PT2H52M42S</meta:editing-duration>
    <meta:editing-cycles>10</meta:editing-cycles>
    <meta:generator>LibreOffice/6.4.7.2$Linux_X86_64 LibreOffice_project/40$Build-2</meta:generator>
    <meta:document-statistic meta:table-count="3" meta:cell-count="30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horizontal-bar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cm" chart:symbol-height="0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05cm" chart:symbol-height="0.05cm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cm" chart:symbol-height="0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up" chart:symbol-width="0cm" chart:symbol-height="0cm"/>
    </style:style>
    <style:style style:name="ch12" style:family="chart" style:data-style-name="N2">
      <style:chart-properties chart:symbol-type="named-symbol" chart:symbol-name="arrow-right" chart:symbol-width="0.05cm" chart:symbol-height="0.05cm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right" chart:symbol-width="0.05cm" chart:symbol-height="0.05cm"/>
    </style:style>
    <style:style style:name="ch14" style:family="chart" style:data-style-name="N2">
      <style:chart-properties chart:symbol-type="named-symbol" chart:symbol-name="arrow-left" chart:symbol-width="0cm" chart:symbol-height="0cm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horizontal-bar" chart:symbol-width="0.1cm" chart:symbol-height="0.1cm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cm" chart:symbol-height="0cm" chart:link-data-style-to-source="true"/>
      <style:graphic-properties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6" style:family="chart">
      <style:graphic-properties draw:stroke="solid" svg:stroke-color="#b3b3b3" draw:fill="none" draw:fill-color="#e6e6e6"/>
    </style:style>
    <style:style style:name="ch37" style:family="chart">
      <style:graphic-properties svg:stroke-color="#b3b3b3" draw:fill-color="#cccccc"/>
    </style:style>
  </office:automatic-styles>
  <office:body>
    <office:chart>
      <chart:chart svg:width="54.491cm" svg:height="32.86cm" xlink:href=".." xlink:type="simple" chart:class="chart:scatter" chart:style-name="ch1">
        <chart:legend chart:legend-position="end" svg:x="48.833cm" svg:y="25.861cm" style:legend-expansion="custom" chartooo:width="3.259cm" chartooo:height="2.5cm" style:legend-expansion-aspect-ratio="1.3036" chart:style-name="ch2"/>
        <chart:plot-area chart:style-name="ch3" table:cell-range-address="calibration_ECS_Oct_2022.A1:calibration_ECS_Oct_2022.AB202" chart:data-source-has-labels="both" svg:x="3.591cm" svg:y="2.023cm" svg:width="50.27cm" svg:height="27.788cm">
          <chartooo:coordinate-region svg:x="4.583cm" svg:y="2.223cm" svg:width="48.999cm" svg:height="27.389cm"/>
          <chart:axis chart:dimension="x" chart:name="primary-x" chart:style-name="ch4" chartooo:axis-type="auto">
            <chart:categories table:cell-range-address="calibration_ECS_Oct_2022.A2:calibration_ECS_Oct_2022.A2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_ECS_Oct_2022.B2:calibration_ECS_Oct_2022.B202" chart:label-cell-address="calibration_ECS_Oct_2022.B1:calibration_ECS_Oct_2022.B1" chart:class="chart:scatter">
            <chart:domain table:cell-range-address="calibration_ECS_Oct_2022.A2:calibration_ECS_Oct_2022.A202"/>
            <chart:data-point chart:repeated="201"/>
          </chart:series>
          <chart:series chart:style-name="ch8" chart:values-cell-range-address="calibration_ECS_Oct_2022.C2:calibration_ECS_Oct_2022.C202" chart:label-cell-address="calibration_ECS_Oct_2022.C1:calibration_ECS_Oct_2022.C1" chart:class="chart:scatter">
            <chart:data-point chart:repeated="201"/>
          </chart:series>
          <chart:series chart:style-name="ch9" chart:values-cell-range-address="calibration_ECS_Oct_2022.D2:calibration_ECS_Oct_2022.D202" chart:label-cell-address="calibration_ECS_Oct_2022.D1:calibration_ECS_Oct_2022.D1" chart:class="chart:scatter">
            <chart:data-point chart:repeated="201"/>
          </chart:series>
          <chart:series chart:style-name="ch10" chart:values-cell-range-address="calibration_ECS_Oct_2022.E2:calibration_ECS_Oct_2022.E202" chart:label-cell-address="calibration_ECS_Oct_2022.E1:calibration_ECS_Oct_2022.E1" chart:class="chart:scatter">
            <chart:data-point chart:repeated="45"/>
            <chart:data-point chart:style-name="ch11"/>
            <chart:data-point chart:repeated="155"/>
          </chart:series>
          <chart:series chart:style-name="ch12" chart:values-cell-range-address="calibration_ECS_Oct_2022.F2:calibration_ECS_Oct_2022.F202" chart:label-cell-address="calibration_ECS_Oct_2022.F1:calibration_ECS_Oct_2022.F1" chart:class="chart:scatter">
            <chart:data-point chart:repeated="38"/>
            <chart:data-point chart:style-name="ch13"/>
            <chart:data-point chart:repeated="162"/>
          </chart:series>
          <chart:series chart:style-name="ch14" chart:values-cell-range-address="calibration_ECS_Oct_2022.G2:calibration_ECS_Oct_2022.G202" chart:label-cell-address="calibration_ECS_Oct_2022.G1:calibration_ECS_Oct_2022.G1" chart:class="chart:scatter">
            <chart:data-point chart:repeated="201"/>
          </chart:series>
          <chart:series chart:style-name="ch15" chart:values-cell-range-address="calibration_ECS_Oct_2022.H2:calibration_ECS_Oct_2022.H202" chart:label-cell-address="calibration_ECS_Oct_2022.H1:calibration_ECS_Oct_2022.H1" chart:class="chart:scatter">
            <chart:data-point chart:repeated="201"/>
          </chart:series>
          <chart:series chart:style-name="ch16" chart:values-cell-range-address="calibration_ECS_Oct_2022.I2:calibration_ECS_Oct_2022.I202" chart:label-cell-address="calibration_ECS_Oct_2022.I1:calibration_ECS_Oct_2022.I1" chart:class="chart:scatter">
            <chart:data-point chart:repeated="201"/>
          </chart:series>
          <chart:series chart:style-name="ch17" chart:values-cell-range-address="calibration_ECS_Oct_2022.J2:calibration_ECS_Oct_2022.J202" chart:label-cell-address="calibration_ECS_Oct_2022.J1:calibration_ECS_Oct_2022.J1" chart:class="chart:scatter">
            <chart:data-point chart:repeated="201"/>
          </chart:series>
          <chart:series chart:style-name="ch18" chart:values-cell-range-address="calibration_ECS_Oct_2022.K2:calibration_ECS_Oct_2022.K202" chart:label-cell-address="calibration_ECS_Oct_2022.K1:calibration_ECS_Oct_2022.K1" chart:class="chart:scatter">
            <chart:data-point chart:repeated="201"/>
          </chart:series>
          <chart:series chart:style-name="ch19" chart:values-cell-range-address="calibration_ECS_Oct_2022.L2:calibration_ECS_Oct_2022.L202" chart:label-cell-address="calibration_ECS_Oct_2022.L1:calibration_ECS_Oct_2022.L1" chart:class="chart:scatter">
            <chart:data-point chart:repeated="201"/>
          </chart:series>
          <chart:series chart:style-name="ch20" chart:values-cell-range-address="calibration_ECS_Oct_2022.M2:calibration_ECS_Oct_2022.M202" chart:label-cell-address="calibration_ECS_Oct_2022.M1:calibration_ECS_Oct_2022.M1" chart:class="chart:scatter">
            <chart:data-point chart:repeated="201"/>
          </chart:series>
          <chart:series chart:style-name="ch21" chart:values-cell-range-address="calibration_ECS_Oct_2022.N2:calibration_ECS_Oct_2022.N202" chart:label-cell-address="calibration_ECS_Oct_2022.N1:calibration_ECS_Oct_2022.N1" chart:class="chart:scatter">
            <chart:data-point chart:repeated="201"/>
          </chart:series>
          <chart:series chart:style-name="ch22" chart:values-cell-range-address="calibration_ECS_Oct_2022.O2:calibration_ECS_Oct_2022.O202" chart:label-cell-address="calibration_ECS_Oct_2022.O1:calibration_ECS_Oct_2022.O1" chart:class="chart:scatter">
            <chart:data-point chart:repeated="201"/>
          </chart:series>
          <chart:series chart:style-name="ch23" chart:values-cell-range-address="calibration_ECS_Oct_2022.P2:calibration_ECS_Oct_2022.P202" chart:label-cell-address="calibration_ECS_Oct_2022.P1:calibration_ECS_Oct_2022.P1" chart:class="chart:scatter">
            <chart:data-point chart:repeated="201"/>
          </chart:series>
          <chart:series chart:style-name="ch24" chart:values-cell-range-address="calibration_ECS_Oct_2022.Q2:calibration_ECS_Oct_2022.Q202" chart:label-cell-address="calibration_ECS_Oct_2022.Q1:calibration_ECS_Oct_2022.Q1" chart:class="chart:scatter">
            <chart:data-point chart:repeated="201"/>
          </chart:series>
          <chart:series chart:style-name="ch25" chart:values-cell-range-address="calibration_ECS_Oct_2022.R2:calibration_ECS_Oct_2022.R202" chart:label-cell-address="calibration_ECS_Oct_2022.R1:calibration_ECS_Oct_2022.R1" chart:class="chart:scatter">
            <chart:data-point chart:repeated="201"/>
          </chart:series>
          <chart:series chart:style-name="ch26" chart:values-cell-range-address="calibration_ECS_Oct_2022.S2:calibration_ECS_Oct_2022.S202" chart:label-cell-address="calibration_ECS_Oct_2022.S1:calibration_ECS_Oct_2022.S1" chart:class="chart:scatter">
            <chart:data-point chart:repeated="201"/>
          </chart:series>
          <chart:series chart:style-name="ch27" chart:values-cell-range-address="calibration_ECS_Oct_2022.T2:calibration_ECS_Oct_2022.T202" chart:label-cell-address="calibration_ECS_Oct_2022.T1:calibration_ECS_Oct_2022.T1" chart:class="chart:scatter">
            <chart:data-point chart:repeated="201"/>
          </chart:series>
          <chart:series chart:style-name="ch28" chart:values-cell-range-address="calibration_ECS_Oct_2022.U2:calibration_ECS_Oct_2022.U202" chart:label-cell-address="calibration_ECS_Oct_2022.U1:calibration_ECS_Oct_2022.U1" chart:class="chart:scatter">
            <chart:data-point chart:repeated="201"/>
          </chart:series>
          <chart:series chart:style-name="ch29" chart:values-cell-range-address="calibration_ECS_Oct_2022.V2:calibration_ECS_Oct_2022.V202" chart:label-cell-address="calibration_ECS_Oct_2022.V1:calibration_ECS_Oct_2022.V1" chart:class="chart:scatter">
            <chart:data-point chart:repeated="201"/>
          </chart:series>
          <chart:series chart:style-name="ch30" chart:values-cell-range-address="calibration_ECS_Oct_2022.W2:calibration_ECS_Oct_2022.W202" chart:label-cell-address="calibration_ECS_Oct_2022.W1:calibration_ECS_Oct_2022.W1" chart:class="chart:scatter">
            <chart:data-point chart:repeated="201"/>
          </chart:series>
          <chart:series chart:style-name="ch31" chart:values-cell-range-address="calibration_ECS_Oct_2022.X2:calibration_ECS_Oct_2022.X202" chart:label-cell-address="calibration_ECS_Oct_2022.X1:calibration_ECS_Oct_2022.X1" chart:class="chart:scatter">
            <chart:data-point chart:repeated="201"/>
          </chart:series>
          <chart:series chart:style-name="ch32" chart:values-cell-range-address="calibration_ECS_Oct_2022.Y2:calibration_ECS_Oct_2022.Y202" chart:label-cell-address="calibration_ECS_Oct_2022.Y1:calibration_ECS_Oct_2022.Y1" chart:class="chart:scatter">
            <chart:data-point chart:repeated="201"/>
          </chart:series>
          <chart:series chart:style-name="ch33" chart:values-cell-range-address="calibration_ECS_Oct_2022.Z2:calibration_ECS_Oct_2022.Z202" chart:label-cell-address="calibration_ECS_Oct_2022.Z1:calibration_ECS_Oct_2022.Z1" chart:class="chart:scatter">
            <chart:data-point chart:repeated="201"/>
          </chart:series>
          <chart:series chart:style-name="ch34" chart:values-cell-range-address="calibration_ECS_Oct_2022.AA2:calibration_ECS_Oct_2022.AA202" chart:label-cell-address="calibration_ECS_Oct_2022.AA1:calibration_ECS_Oct_2022.AA1" chart:class="chart:scatter">
            <chart:data-point chart:repeated="201"/>
          </chart:series>
          <chart:series chart:style-name="ch35" chart:values-cell-range-address="calibration_ECS_Oct_2022.AB2:calibration_ECS_Oct_2022.AB202" chart:label-cell-address="calibration_ECS_Oct_2022.AB1:calibration_ECS_Oct_2022.AB1" chart:class="chart:scatter">
            <chart:data-point chart:repeated="201"/>
          </chart:series>
          <chart:wall chart:style-name="ch36"/>
          <chart:floor chart:style-name="ch3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S</text:p>
                <draw:g>
                  <svg:desc>calibration_ECS_Oct_2022.B1:calibration_ECS_Oct_2022.B1</svg:desc>
                </draw:g>
              </table:table-cell>
              <table:table-cell office:value-type="string">
                <text:p>ESC-Poly</text:p>
                <draw:g>
                  <svg:desc>calibration_ECS_Oct_2022.C1:calibration_ECS_Oct_2022.C1</svg:desc>
                </draw:g>
              </table:table-cell>
              <table:table-cell office:value-type="string">
                <text:p>ECS-01</text:p>
                <draw:g>
                  <svg:desc>calibration_ECS_Oct_2022.D1:calibration_ECS_Oct_2022.D1</svg:desc>
                </draw:g>
              </table:table-cell>
              <table:table-cell office:value-type="string">
                <text:p>Poly-01</text:p>
                <draw:g>
                  <svg:desc>calibration_ECS_Oct_2022.E1:calibration_ECS_Oct_2022.E1</svg:desc>
                </draw:g>
              </table:table-cell>
              <table:table-cell office:value-type="string">
                <text:p>ECS-02</text:p>
                <draw:g>
                  <svg:desc>calibration_ECS_Oct_2022.F1:calibration_ECS_Oct_2022.F1</svg:desc>
                </draw:g>
              </table:table-cell>
              <table:table-cell office:value-type="string">
                <text:p>Poly-02</text:p>
                <draw:g>
                  <svg:desc>calibration_ECS_Oct_2022.G1:calibration_ECS_Oct_2022.G1</svg:desc>
                </draw:g>
              </table:table-cell>
              <table:table-cell office:value-type="string">
                <text:p>ECS-03</text:p>
                <draw:g>
                  <svg:desc>calibration_ECS_Oct_2022.H1:calibration_ECS_Oct_2022.H1</svg:desc>
                </draw:g>
              </table:table-cell>
              <table:table-cell office:value-type="string">
                <text:p>Poly-03</text:p>
                <draw:g>
                  <svg:desc>calibration_ECS_Oct_2022.I1:calibration_ECS_Oct_2022.I1</svg:desc>
                </draw:g>
              </table:table-cell>
              <table:table-cell office:value-type="string">
                <text:p/>
                <draw:g>
                  <svg:desc>calibration_ECS_Oct_2022.J1:calibration_ECS_Oct_2022.J1</svg:desc>
                </draw:g>
              </table:table-cell>
              <table:table-cell office:value-type="string">
                <text:p/>
                <draw:g>
                  <svg:desc>calibration_ECS_Oct_2022.K1:calibration_ECS_Oct_2022.K1</svg:desc>
                </draw:g>
              </table:table-cell>
              <table:table-cell office:value-type="string">
                <text:p/>
                <draw:g>
                  <svg:desc>calibration_ECS_Oct_2022.L1:calibration_ECS_Oct_2022.L1</svg:desc>
                </draw:g>
              </table:table-cell>
              <table:table-cell office:value-type="string">
                <text:p/>
                <draw:g>
                  <svg:desc>calibration_ECS_Oct_2022.M1:calibration_ECS_Oct_2022.M1</svg:desc>
                </draw:g>
              </table:table-cell>
              <table:table-cell office:value-type="string">
                <text:p/>
                <draw:g>
                  <svg:desc>calibration_ECS_Oct_2022.N1:calibration_ECS_Oct_2022.N1</svg:desc>
                </draw:g>
              </table:table-cell>
              <table:table-cell office:value-type="string">
                <text:p/>
                <draw:g>
                  <svg:desc>calibration_ECS_Oct_2022.O1:calibration_ECS_Oct_2022.O1</svg:desc>
                </draw:g>
              </table:table-cell>
              <table:table-cell office:value-type="string">
                <text:p/>
                <draw:g>
                  <svg:desc>calibration_ECS_Oct_2022.P1:calibration_ECS_Oct_2022.P1</svg:desc>
                </draw:g>
              </table:table-cell>
              <table:table-cell office:value-type="string">
                <text:p/>
                <draw:g>
                  <svg:desc>calibration_ECS_Oct_2022.Q1:calibration_ECS_Oct_2022.Q1</svg:desc>
                </draw:g>
              </table:table-cell>
              <table:table-cell office:value-type="string">
                <text:p/>
                <draw:g>
                  <svg:desc>calibration_ECS_Oct_2022.R1:calibration_ECS_Oct_2022.R1</svg:desc>
                </draw:g>
              </table:table-cell>
              <table:table-cell office:value-type="string">
                <text:p/>
                <draw:g>
                  <svg:desc>calibration_ECS_Oct_2022.S1:calibration_ECS_Oct_2022.S1</svg:desc>
                </draw:g>
              </table:table-cell>
              <table:table-cell office:value-type="string">
                <text:p/>
                <draw:g>
                  <svg:desc>calibration_ECS_Oct_2022.T1:calibration_ECS_Oct_2022.T1</svg:desc>
                </draw:g>
              </table:table-cell>
              <table:table-cell office:value-type="string">
                <text:p/>
                <draw:g>
                  <svg:desc>calibration_ECS_Oct_2022.U1:calibration_ECS_Oct_2022.U1</svg:desc>
                </draw:g>
              </table:table-cell>
              <table:table-cell office:value-type="string">
                <text:p/>
                <draw:g>
                  <svg:desc>calibration_ECS_Oct_2022.V1:calibration_ECS_Oct_2022.V1</svg:desc>
                </draw:g>
              </table:table-cell>
              <table:table-cell office:value-type="string">
                <text:p/>
                <draw:g>
                  <svg:desc>calibration_ECS_Oct_2022.W1:calibration_ECS_Oct_2022.W1</svg:desc>
                </draw:g>
              </table:table-cell>
              <table:table-cell office:value-type="string">
                <text:p/>
                <draw:g>
                  <svg:desc>calibration_ECS_Oct_2022.X1:calibration_ECS_Oct_2022.X1</svg:desc>
                </draw:g>
              </table:table-cell>
              <table:table-cell office:value-type="string">
                <text:p/>
                <draw:g>
                  <svg:desc>calibration_ECS_Oct_2022.Y1:calibration_ECS_Oct_2022.Y1</svg:desc>
                </draw:g>
              </table:table-cell>
              <table:table-cell office:value-type="string">
                <text:p/>
                <draw:g>
                  <svg:desc>calibration_ECS_Oct_2022.Z1:calibration_ECS_Oct_2022.Z1</svg:desc>
                </draw:g>
              </table:table-cell>
              <table:table-cell office:value-type="string">
                <text:p/>
                <draw:g>
                  <svg:desc>calibration_ECS_Oct_2022.AA1:calibration_ECS_Oct_2022.AA1</svg:desc>
                </draw:g>
              </table:table-cell>
              <table:table-cell office:value-type="string">
                <text:p/>
                <draw:g>
                  <svg:desc>calibration_ECS_Oct_2022.AB1:calibration_ECS_Oct_2022.AB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alibration_ECS_Oct_2022.A2:calibration_ECS_Oct_2022.A202</svg:desc>
                </draw:g>
              </table:table-cell>
              <table:table-cell office:value-type="float" office:value="2290.5">
                <text:p>2290.5</text:p>
                <draw:g>
                  <svg:desc>calibration_ECS_Oct_2022.B2:calibration_ECS_Oct_2022.B202</svg:desc>
                </draw:g>
              </table:table-cell>
              <table:table-cell office:value-type="float" office:value="2296.96837705424">
                <text:p>2296.96837705424</text:p>
                <draw:g>
                  <svg:desc>calibration_ECS_Oct_2022.C2:calibration_ECS_Oct_2022.C202</svg:desc>
                </draw:g>
              </table:table-cell>
              <table:table-cell office:value-type="float" office:value="2276.08333333333">
                <text:p>2276.08333333333</text:p>
                <draw:g>
                  <svg:desc>calibration_ECS_Oct_2022.D2:calibration_ECS_Oct_2022.D202</svg:desc>
                </draw:g>
              </table:table-cell>
              <table:table-cell office:value-type="float" office:value="2293.70898973781">
                <text:p>2293.70898973781</text:p>
                <draw:g>
                  <svg:desc>calibration_ECS_Oct_2022.E2:calibration_ECS_Oct_2022.E202</svg:desc>
                </draw:g>
              </table:table-cell>
              <table:table-cell office:value-type="float" office:value="2284.25">
                <text:p>2284.25</text:p>
                <draw:g>
                  <svg:desc>calibration_ECS_Oct_2022.F2:calibration_ECS_Oct_2022.F202</svg:desc>
                </draw:g>
              </table:table-cell>
              <table:table-cell office:value-type="float" office:value="2265.95858342654">
                <text:p>2265.95858342654</text:p>
                <draw:g>
                  <svg:desc>calibration_ECS_Oct_2022.G2:calibration_ECS_Oct_2022.G202</svg:desc>
                </draw:g>
              </table:table-cell>
              <table:table-cell office:value-type="float" office:value="2290.5">
                <text:p>2290.5</text:p>
                <draw:g>
                  <svg:desc>calibration_ECS_Oct_2022.H2:calibration_ECS_Oct_2022.H202</svg:desc>
                </draw:g>
              </table:table-cell>
              <table:table-cell office:value-type="float" office:value="2285.95110462044">
                <text:p>2285.95110462044</text:p>
                <draw:g>
                  <svg:desc>calibration_ECS_Oct_2022.I2:calibration_ECS_Oct_2022.I202</svg:desc>
                </draw:g>
              </table:table-cell>
              <table:table-cell office:value-type="float" office:value="NaN">
                <text:p>NaN</text:p>
                <draw:g>
                  <svg:desc>calibration_ECS_Oct_2022.J2:calibration_ECS_Oct_2022.J202</svg:desc>
                </draw:g>
              </table:table-cell>
              <table:table-cell office:value-type="float" office:value="NaN">
                <text:p>NaN</text:p>
                <draw:g>
                  <svg:desc>calibration_ECS_Oct_2022.K2:calibration_ECS_Oct_2022.K202</svg:desc>
                </draw:g>
              </table:table-cell>
              <table:table-cell office:value-type="float" office:value="NaN">
                <text:p>NaN</text:p>
                <draw:g>
                  <svg:desc>calibration_ECS_Oct_2022.L2:calibration_ECS_Oct_2022.L202</svg:desc>
                </draw:g>
              </table:table-cell>
              <table:table-cell office:value-type="float" office:value="NaN">
                <text:p>NaN</text:p>
                <draw:g>
                  <svg:desc>calibration_ECS_Oct_2022.M2:calibration_ECS_Oct_2022.M202</svg:desc>
                </draw:g>
              </table:table-cell>
              <table:table-cell office:value-type="float" office:value="NaN">
                <text:p>NaN</text:p>
                <draw:g>
                  <svg:desc>calibration_ECS_Oct_2022.N2:calibration_ECS_Oct_2022.N202</svg:desc>
                </draw:g>
              </table:table-cell>
              <table:table-cell office:value-type="float" office:value="NaN">
                <text:p>NaN</text:p>
                <draw:g>
                  <svg:desc>calibration_ECS_Oct_2022.O2:calibration_ECS_Oct_2022.O202</svg:desc>
                </draw:g>
              </table:table-cell>
              <table:table-cell office:value-type="float" office:value="NaN">
                <text:p>NaN</text:p>
                <draw:g>
                  <svg:desc>calibration_ECS_Oct_2022.P2:calibration_ECS_Oct_2022.P202</svg:desc>
                </draw:g>
              </table:table-cell>
              <table:table-cell office:value-type="float" office:value="NaN">
                <text:p>NaN</text:p>
                <draw:g>
                  <svg:desc>calibration_ECS_Oct_2022.Q2:calibration_ECS_Oct_2022.Q202</svg:desc>
                </draw:g>
              </table:table-cell>
              <table:table-cell office:value-type="float" office:value="NaN">
                <text:p>NaN</text:p>
                <draw:g>
                  <svg:desc>calibration_ECS_Oct_2022.R2:calibration_ECS_Oct_2022.R202</svg:desc>
                </draw:g>
              </table:table-cell>
              <table:table-cell office:value-type="float" office:value="NaN">
                <text:p>NaN</text:p>
                <draw:g>
                  <svg:desc>calibration_ECS_Oct_2022.S2:calibration_ECS_Oct_2022.S202</svg:desc>
                </draw:g>
              </table:table-cell>
              <table:table-cell office:value-type="float" office:value="NaN">
                <text:p>NaN</text:p>
                <draw:g>
                  <svg:desc>calibration_ECS_Oct_2022.T2:calibration_ECS_Oct_2022.T202</svg:desc>
                </draw:g>
              </table:table-cell>
              <table:table-cell office:value-type="float" office:value="NaN">
                <text:p>NaN</text:p>
                <draw:g>
                  <svg:desc>calibration_ECS_Oct_2022.U2:calibration_ECS_Oct_2022.U202</svg:desc>
                </draw:g>
              </table:table-cell>
              <table:table-cell office:value-type="float" office:value="NaN">
                <text:p>NaN</text:p>
                <draw:g>
                  <svg:desc>calibration_ECS_Oct_2022.V2:calibration_ECS_Oct_2022.V202</svg:desc>
                </draw:g>
              </table:table-cell>
              <table:table-cell office:value-type="float" office:value="NaN">
                <text:p>NaN</text:p>
                <draw:g>
                  <svg:desc>calibration_ECS_Oct_2022.W2:calibration_ECS_Oct_2022.W202</svg:desc>
                </draw:g>
              </table:table-cell>
              <table:table-cell office:value-type="float" office:value="NaN">
                <text:p>NaN</text:p>
                <draw:g>
                  <svg:desc>calibration_ECS_Oct_2022.X2:calibration_ECS_Oct_2022.X202</svg:desc>
                </draw:g>
              </table:table-cell>
              <table:table-cell office:value-type="float" office:value="NaN">
                <text:p>NaN</text:p>
                <draw:g>
                  <svg:desc>calibration_ECS_Oct_2022.Y2:calibration_ECS_Oct_2022.Y202</svg:desc>
                </draw:g>
              </table:table-cell>
              <table:table-cell office:value-type="float" office:value="NaN">
                <text:p>NaN</text:p>
                <draw:g>
                  <svg:desc>calibration_ECS_Oct_2022.Z2:calibration_ECS_Oct_2022.Z202</svg:desc>
                </draw:g>
              </table:table-cell>
              <table:table-cell office:value-type="float" office:value="NaN">
                <text:p>NaN</text:p>
                <draw:g>
                  <svg:desc>calibration_ECS_Oct_2022.AA2:calibration_ECS_Oct_2022.AA202</svg:desc>
                </draw:g>
              </table:table-cell>
              <table:table-cell office:value-type="float" office:value="NaN">
                <text:p>NaN</text:p>
                <draw:g>
                  <svg:desc>calibration_ECS_Oct_2022.AB2:calibration_ECS_Oct_2022.AB202</svg:desc>
                </draw:g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2287.91666666667">
                <text:p>2287.91666666667</text:p>
              </table:table-cell>
              <table:table-cell office:value-type="float" office:value="2292.93952403051">
                <text:p>2292.93952403051</text:p>
              </table:table-cell>
              <table:table-cell office:value-type="float" office:value="2271.41666666667">
                <text:p>2271.41666666667</text:p>
              </table:table-cell>
              <table:table-cell office:value-type="float" office:value="2289.58097430211">
                <text:p>2289.58097430211</text:p>
              </table:table-cell>
              <table:table-cell office:value-type="float" office:value="2282.83333333333">
                <text:p>2282.83333333333</text:p>
              </table:table-cell>
              <table:table-cell office:value-type="float" office:value="2264.93315220625">
                <text:p>2264.93315220625</text:p>
              </table:table-cell>
              <table:table-cell office:value-type="float" office:value="2287.91666666667">
                <text:p>2287.91666666667</text:p>
              </table:table-cell>
              <table:table-cell office:value-type="float" office:value="2284.03279967624">
                <text:p>2284.03279967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280.33333333333">
                <text:p>2280.33333333333</text:p>
              </table:table-cell>
              <table:table-cell office:value-type="float" office:value="2289.23588352429">
                <text:p>2289.23588352429</text:p>
              </table:table-cell>
              <table:table-cell office:value-type="float" office:value="2274.16666666667">
                <text:p>2274.16666666667</text:p>
              </table:table-cell>
              <table:table-cell office:value-type="float" office:value="2285.75276891083">
                <text:p>2285.75276891083</text:p>
              </table:table-cell>
              <table:table-cell office:value-type="float" office:value="2282.58333333333">
                <text:p>2282.58333333333</text:p>
              </table:table-cell>
              <table:table-cell office:value-type="float" office:value="2264.10258985975">
                <text:p>2264.10258985975</text:p>
              </table:table-cell>
              <table:table-cell office:value-type="float" office:value="2280.33333333333">
                <text:p>2280.33333333333</text:p>
              </table:table-cell>
              <table:table-cell office:value-type="float" office:value="2282.25917150252">
                <text:p>2282.2591715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2276.58333333333">
                <text:p>2276.58333333333</text:p>
              </table:table-cell>
              <table:table-cell office:value-type="float" office:value="2285.82692367313">
                <text:p>2285.82692367313</text:p>
              </table:table-cell>
              <table:table-cell office:value-type="float" office:value="2267.08333333333">
                <text:p>2267.08333333333</text:p>
              </table:table-cell>
              <table:table-cell office:value-type="float" office:value="2282.1955404987">
                <text:p>2282.1955404987</text:p>
              </table:table-cell>
              <table:table-cell office:value-type="float" office:value="2218.58333333333">
                <text:p>2218.58333333333</text:p>
              </table:table-cell>
              <table:table-cell office:value-type="float" office:value="2263.44013283286">
                <text:p>2263.44013283286</text:p>
              </table:table-cell>
              <table:table-cell office:value-type="float" office:value="2276.58333333333">
                <text:p>2276.58333333333</text:p>
              </table:table-cell>
              <table:table-cell office:value-type="float" office:value="2280.60812372365">
                <text:p>2280.6081237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276.83333333333">
                <text:p>2276.83333333333</text:p>
              </table:table-cell>
              <table:table-cell office:value-type="float" office:value="2282.68292787234">
                <text:p>2282.68292787234</text:p>
              </table:table-cell>
              <table:table-cell office:value-type="float" office:value="2266">
                <text:p>2266</text:p>
              </table:table-cell>
              <table:table-cell office:value-type="float" office:value="2278.88122487064">
                <text:p>2278.88122487064</text:p>
              </table:table-cell>
              <table:table-cell office:value-type="float" office:value="2231.91666666667">
                <text:p>2231.91666666667</text:p>
              </table:table-cell>
              <table:table-cell office:value-type="float" office:value="2262.91976191346">
                <text:p>2262.91976191346</text:p>
              </table:table-cell>
              <table:table-cell office:value-type="float" office:value="2276.83333333333">
                <text:p>2276.83333333333</text:p>
              </table:table-cell>
              <table:table-cell office:value-type="float" office:value="2279.05816290906">
                <text:p>2279.05816290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2276.5">
                <text:p>2276.5</text:p>
              </table:table-cell>
              <table:table-cell office:value-type="float" office:value="2279.774986651">
                <text:p>2279.774986651</text:p>
              </table:table-cell>
              <table:table-cell office:value-type="float" office:value="2264.75">
                <text:p>2264.75</text:p>
              </table:table-cell>
              <table:table-cell office:value-type="float" office:value="2275.78251909182">
                <text:p>2275.78251909182</text:p>
              </table:table-cell>
              <table:table-cell office:value-type="float" office:value="2241.33333333333">
                <text:p>2241.33333333333</text:p>
              </table:table-cell>
              <table:table-cell office:value-type="float" office:value="2262.51619477493">
                <text:p>2262.51619477493</text:p>
              </table:table-cell>
              <table:table-cell office:value-type="float" office:value="2276.5">
                <text:p>2276.5</text:p>
              </table:table-cell>
              <table:table-cell office:value-type="float" office:value="2277.58839276893">
                <text:p>2277.5883927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276.16666666667">
                <text:p>2276.16666666667</text:p>
              </table:table-cell>
              <table:table-cell office:value-type="float" office:value="2277.07498954779">
                <text:p>2277.07498954779</text:p>
              </table:table-cell>
              <table:table-cell office:value-type="float" office:value="2267.58333333333">
                <text:p>2267.58333333333</text:p>
              </table:table-cell>
              <table:table-cell office:value-type="float" office:value="2272.87287387777">
                <text:p>2272.87287387777</text:p>
              </table:table-cell>
              <table:table-cell office:value-type="float" office:value="2274.25">
                <text:p>2274.25</text:p>
              </table:table-cell>
              <table:table-cell office:value-type="float" office:value="2262.20487851967">
                <text:p>2262.20487851967</text:p>
              </table:table-cell>
              <table:table-cell office:value-type="float" office:value="2276.16666666667">
                <text:p>2276.16666666667</text:p>
              </table:table-cell>
              <table:table-cell office:value-type="float" office:value="2276.17850834992">
                <text:p>2276.17850834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2272.41666666667">
                <text:p>2272.41666666667</text:p>
              </table:table-cell>
              <table:table-cell office:value-type="float" office:value="2274.55561698701">
                <text:p>2274.55561698701</text:p>
              </table:table-cell>
              <table:table-cell office:value-type="float" office:value="2270.5">
                <text:p>2270.5</text:p>
              </table:table-cell>
              <table:table-cell office:value-type="float" office:value="2270.12648598444">
                <text:p>2270.12648598444</text:p>
              </table:table-cell>
              <table:table-cell office:value-type="float" office:value="2272.58333333333">
                <text:p>2272.58333333333</text:p>
              </table:table-cell>
              <table:table-cell office:value-type="float" office:value="2261.96198222252">
                <text:p>2261.96198222252</text:p>
              </table:table-cell>
              <table:table-cell office:value-type="float" office:value="2272.41666666667">
                <text:p>2272.41666666667</text:p>
              </table:table-cell>
              <table:table-cell office:value-type="float" office:value="2274.80879023098">
                <text:p>2274.80879023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273.25">
                <text:p>2273.25</text:p>
              </table:table-cell>
              <table:table-cell office:value-type="float" office:value="2272.19033215447">
                <text:p>2272.19033215447</text:p>
              </table:table-cell>
              <table:table-cell office:value-type="float" office:value="2268.08333333333">
                <text:p>2268.08333333333</text:p>
              </table:table-cell>
              <table:table-cell office:value-type="float" office:value="2267.51829059828">
                <text:p>2267.51829059828</text:p>
              </table:table-cell>
              <table:table-cell office:value-type="float" office:value="2279.16666666667">
                <text:p>2279.16666666667</text:p>
              </table:table-cell>
              <table:table-cell office:value-type="float" office:value="2261.76438947421">
                <text:p>2261.76438947421</text:p>
              </table:table-cell>
              <table:table-cell office:value-type="float" office:value="2273.25">
                <text:p>2273.25</text:p>
              </table:table-cell>
              <table:table-cell office:value-type="float" office:value="2273.46009871899">
                <text:p>2273.4600987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271.58333333333">
                <text:p>2271.58333333333</text:p>
              </table:table-cell>
              <table:table-cell office:value-type="float" office:value="2269.95337287347">
                <text:p>2269.95337287347</text:p>
              </table:table-cell>
              <table:table-cell office:value-type="float" office:value="2271">
                <text:p>2271</text:p>
              </table:table-cell>
              <table:table-cell office:value-type="float" office:value="2265.02395372633">
                <text:p>2265.02395372633</text:p>
              </table:table-cell>
              <table:table-cell office:value-type="float" office:value="2272.33333333333">
                <text:p>2272.33333333333</text:p>
              </table:table-cell>
              <table:table-cell office:value-type="float" office:value="2261.58969092484">
                <text:p>2261.58969092484</text:p>
              </table:table-cell>
              <table:table-cell office:value-type="float" office:value="2271.58333333333">
                <text:p>2271.58333333333</text:p>
              </table:table-cell>
              <table:table-cell office:value-type="float" office:value="2272.11386804456">
                <text:p>2272.11386804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266.25">
                <text:p>2266.25</text:p>
              </table:table-cell>
              <table:table-cell office:value-type="float" office:value="2267.81974348068">
                <text:p>2267.81974348068</text:p>
              </table:table-cell>
              <table:table-cell office:value-type="float" office:value="2274.75">
                <text:p>2274.75</text:p>
              </table:table-cell>
              <table:table-cell office:value-type="float" office:value="2262.6198645863">
                <text:p>2262.6198645863</text:p>
              </table:table-cell>
              <table:table-cell office:value-type="float" office:value="2273.41666666667">
                <text:p>2273.41666666667</text:p>
              </table:table-cell>
              <table:table-cell office:value-type="float" office:value="2261.41617682734">
                <text:p>2261.41617682734</text:p>
              </table:table-cell>
              <table:table-cell office:value-type="float" office:value="2266.25">
                <text:p>2266.25</text:p>
              </table:table-cell>
              <table:table-cell office:value-type="float" office:value="2270.75210055776">
                <text:p>2270.75210055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2270.5">
                <text:p>2270.5</text:p>
              </table:table-cell>
              <table:table-cell office:value-type="float" office:value="2265.76520670209">
                <text:p>2265.76520670209</text:p>
              </table:table-cell>
              <table:table-cell office:value-type="float" office:value="2269.75">
                <text:p>2269.75</text:p>
              </table:table-cell>
              <table:table-cell office:value-type="float" office:value="2260.28312799664">
                <text:p>2260.28312799664</text:p>
              </table:table-cell>
              <table:table-cell office:value-type="float" office:value="2275.08333333333">
                <text:p>2275.08333333333</text:p>
              </table:table-cell>
              <table:table-cell office:value-type="float" office:value="2261.22282958092">
                <text:p>2261.22282958092</text:p>
              </table:table-cell>
              <table:table-cell office:value-type="float" office:value="2270.5">
                <text:p>2270.5</text:p>
              </table:table-cell>
              <table:table-cell office:value-type="float" office:value="2269.35736092384">
                <text:p>2269.35736092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270.66666666667">
                <text:p>2270.66666666667</text:p>
              </table:table-cell>
              <table:table-cell office:value-type="float" office:value="2263.76627552896">
                <text:p>2263.76627552896</text:p>
              </table:table-cell>
              <table:table-cell office:value-type="float" office:value="2269.66666666667">
                <text:p>2269.66666666667</text:p>
              </table:table-cell>
              <table:table-cell office:value-type="float" office:value="2257.99155676663">
                <text:p>2257.99155676663</text:p>
              </table:table-cell>
              <table:table-cell office:value-type="float" office:value="2275.25">
                <text:p>2275.25</text:p>
              </table:table-cell>
              <table:table-cell office:value-type="float" office:value="2260.98931627452">
                <text:p>2260.98931627452</text:p>
              </table:table-cell>
              <table:table-cell office:value-type="float" office:value="2270.66666666667">
                <text:p>2270.66666666667</text:p>
              </table:table-cell>
              <table:table-cell office:value-type="float" office:value="2267.91277031897">
                <text:p>2267.9127703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276.41666666667">
                <text:p>2276.41666666667</text:p>
              </table:table-cell>
              <table:table-cell office:value-type="float" office:value="2261.80020509376">
                <text:p>2261.80020509376</text:p>
              </table:table-cell>
              <table:table-cell office:value-type="float" office:value="2270.91666666667">
                <text:p>2270.91666666667</text:p>
              </table:table-cell>
              <table:table-cell office:value-type="float" office:value="2255.72366408646">
                <text:p>2255.72366408646</text:p>
              </table:table-cell>
              <table:table-cell office:value-type="float" office:value="2272.91666666667">
                <text:p>2272.91666666667</text:p>
              </table:table-cell>
              <table:table-cell office:value-type="float" office:value="2260.69598123029">
                <text:p>2260.69598123029</text:p>
              </table:table-cell>
              <table:table-cell office:value-type="float" office:value="2276.41666666667">
                <text:p>2276.41666666667</text:p>
              </table:table-cell>
              <table:table-cell office:value-type="float" office:value="2266.40200062598">
                <text:p>2266.4020006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285.33333333333">
                <text:p>2285.33333333333</text:p>
              </table:table-cell>
              <table:table-cell office:value-type="float" office:value="2259.8449845461">
                <text:p>2259.8449845461</text:p>
              </table:table-cell>
              <table:table-cell office:value-type="float" office:value="2280.33333333333">
                <text:p>2280.33333333333</text:p>
              </table:table-cell>
              <table:table-cell office:value-type="float" office:value="2253.45865591731">
                <text:p>2253.45865591731</text:p>
              </table:table-cell>
              <table:table-cell office:value-type="float" office:value="2272.08333333333">
                <text:p>2272.08333333333</text:p>
              </table:table-cell>
              <table:table-cell office:value-type="float" office:value="2260.32383854704">
                <text:p>2260.32383854704</text:p>
              </table:table-cell>
              <table:table-cell office:value-type="float" office:value="2285.33333333333">
                <text:p>2285.33333333333</text:p>
              </table:table-cell>
              <table:table-cell office:value-type="float" office:value="2264.80926863011">
                <text:p>2264.80926863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2275.41666666667">
                <text:p>2275.41666666667</text:p>
              </table:table-cell>
              <table:table-cell office:value-type="float" office:value="2257.87932892863">
                <text:p>2257.87932892863</text:p>
              </table:table-cell>
              <table:table-cell office:value-type="float" office:value="2276.5">
                <text:p>2276.5</text:p>
              </table:table-cell>
              <table:table-cell office:value-type="float" office:value="2251.17642338142">
                <text:p>2251.17642338142</text:p>
              </table:table-cell>
              <table:table-cell office:value-type="float" office:value="2260.33333333333">
                <text:p>2260.33333333333</text:p>
              </table:table-cell>
              <table:table-cell office:value-type="float" office:value="2259.85456464368">
                <text:p>2259.85456464368</text:p>
              </table:table-cell>
              <table:table-cell office:value-type="float" office:value="2275.41666666667">
                <text:p>2275.41666666667</text:p>
              </table:table-cell>
              <table:table-cell office:value-type="float" office:value="2263.11933021472">
                <text:p>2263.1193302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282.16666666667">
                <text:p>2282.16666666667</text:p>
              </table:table-cell>
              <table:table-cell office:value-type="float" office:value="2255.88267105301">
                <text:p>2255.88267105301</text:p>
              </table:table-cell>
              <table:table-cell office:value-type="float" office:value="2273.33333333333">
                <text:p>2273.33333333333</text:p>
              </table:table-cell>
              <table:table-cell office:value-type="float" office:value="2248.85753515219">
                <text:p>2248.85753515219</text:p>
              </table:table-cell>
              <table:table-cell office:value-type="float" office:value="2270.41666666667">
                <text:p>2270.41666666667</text:p>
              </table:table-cell>
              <table:table-cell office:value-type="float" office:value="2259.27049080272">
                <text:p>2259.27049080272</text:p>
              </table:table-cell>
              <table:table-cell office:value-type="float" office:value="2282.16666666667">
                <text:p>2282.16666666667</text:p>
              </table:table-cell>
              <table:table-cell office:value-type="float" office:value="2261.31747455705">
                <text:p>2261.3174745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2270.33333333333">
                <text:p>2270.33333333333</text:p>
              </table:table-cell>
              <table:table-cell office:value-type="float" office:value="2253.83515337584">
                <text:p>2253.83515337584</text:p>
              </table:table-cell>
              <table:table-cell office:value-type="float" office:value="2271.91666666667">
                <text:p>2271.91666666667</text:p>
              </table:table-cell>
              <table:table-cell office:value-type="float" office:value="2246.48322984425">
                <text:p>2246.48322984425</text:p>
              </table:table-cell>
              <table:table-cell office:value-type="float" office:value="2257">
                <text:p>2257</text:p>
              </table:table-cell>
              <table:table-cell office:value-type="float" office:value="2258.55459571368">
                <text:p>2258.55459571368</text:p>
              </table:table-cell>
              <table:table-cell office:value-type="float" office:value="2270.33333333333">
                <text:p>2270.33333333333</text:p>
              </table:table-cell>
              <table:table-cell office:value-type="float" office:value="2259.38951832395">
                <text:p>2259.38951832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267.66666666667">
                <text:p>2267.66666666667</text:p>
              </table:table-cell>
              <table:table-cell office:value-type="float" office:value="2251.71761987461">
                <text:p>2251.71761987461</text:p>
              </table:table-cell>
              <table:table-cell office:value-type="float" office:value="2274.58333333333">
                <text:p>2274.58333333333</text:p>
              </table:table-cell>
              <table:table-cell office:value-type="float" office:value="2244.03540840353">
                <text:p>2244.03540840353</text:p>
              </table:table-cell>
              <table:table-cell office:value-type="float" office:value="2251.83333333333">
                <text:p>2251.83333333333</text:p>
              </table:table-cell>
              <table:table-cell office:value-type="float" office:value="2257.6904980166">
                <text:p>2257.6904980166</text:p>
              </table:table-cell>
              <table:table-cell office:value-type="float" office:value="2267.66666666667">
                <text:p>2267.66666666667</text:p>
              </table:table-cell>
              <table:table-cell office:value-type="float" office:value="2257.32179986763">
                <text:p>2257.3217998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2258.75">
                <text:p>2258.75</text:p>
              </table:table-cell>
              <table:table-cell office:value-type="float" office:value="2249.5116079236">
                <text:p>2249.5116079236</text:p>
              </table:table-cell>
              <table:table-cell office:value-type="float" office:value="2268.83333333333">
                <text:p>2268.83333333333</text:p>
              </table:table-cell>
              <table:table-cell office:value-type="float" office:value="2241.49662649736">
                <text:p>2241.49662649736</text:p>
              </table:table-cell>
              <table:table-cell office:value-type="float" office:value="2248.66666666667">
                <text:p>2248.66666666667</text:p>
              </table:table-cell>
              <table:table-cell office:value-type="float" office:value="2256.66244884544">
                <text:p>2256.66244884544</text:p>
              </table:table-cell>
              <table:table-cell office:value-type="float" office:value="2258.75">
                <text:p>2258.75</text:p>
              </table:table-cell>
              <table:table-cell office:value-type="float" office:value="2255.10117342135">
                <text:p>2255.1011734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51.16666666667">
                <text:p>2251.16666666667</text:p>
              </table:table-cell>
              <table:table-cell office:value-type="float" office:value="2247.1993401698">
                <text:p>2247.1993401698</text:p>
              </table:table-cell>
              <table:table-cell office:value-type="float" office:value="2250.75">
                <text:p>2250.75</text:p>
              </table:table-cell>
              <table:table-cell office:value-type="float" office:value="2238.85008690455">
                <text:p>2238.85008690455</text:p>
              </table:table-cell>
              <table:table-cell office:value-type="float" office:value="2255.66666666667">
                <text:p>2255.66666666667</text:p>
              </table:table-cell>
              <table:table-cell office:value-type="float" office:value="2255.45532437162">
                <text:p>2255.45532437162</text:p>
              </table:table-cell>
              <table:table-cell office:value-type="float" office:value="2251.16666666667">
                <text:p>2251.16666666667</text:p>
              </table:table-cell>
              <table:table-cell office:value-type="float" office:value="2252.71500329522">
                <text:p>2252.71500329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2243.33333333333">
                <text:p>2243.33333333333</text:p>
              </table:table-cell>
              <table:table-cell office:value-type="float" office:value="2244.76371640894">
                <text:p>2244.76371640894</text:p>
              </table:table-cell>
              <table:table-cell office:value-type="float" office:value="2225.5">
                <text:p>2225.5</text:p>
              </table:table-cell>
              <table:table-cell office:value-type="float" office:value="2236.07963190543">
                <text:p>2236.07963190543</text:p>
              </table:table-cell>
              <table:table-cell office:value-type="float" office:value="2245.75">
                <text:p>2245.75</text:p>
              </table:table-cell>
              <table:table-cell office:value-type="float" office:value="2254.05461834737">
                <text:p>2254.05461834737</text:p>
              </table:table-cell>
              <table:table-cell office:value-type="float" office:value="2243.33333333333">
                <text:p>2243.33333333333</text:p>
              </table:table-cell>
              <table:table-cell office:value-type="float" office:value="2250.1511580719">
                <text:p>2250.1511580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243.33333333333">
                <text:p>2243.33333333333</text:p>
              </table:table-cell>
              <table:table-cell office:value-type="float" office:value="2242.18830546132">
                <text:p>2242.18830546132</text:p>
              </table:table-cell>
              <table:table-cell office:value-type="float" office:value="2227">
                <text:p>2227</text:p>
              </table:table-cell>
              <table:table-cell office:value-type="float" office:value="2233.16973567201">
                <text:p>2233.16973567201</text:p>
              </table:table-cell>
              <table:table-cell office:value-type="float" office:value="2248.08333333333">
                <text:p>2248.08333333333</text:p>
              </table:table-cell>
              <table:table-cell office:value-type="float" office:value="2252.4464346493">
                <text:p>2252.4464346493</text:p>
              </table:table-cell>
              <table:table-cell office:value-type="float" office:value="2243.33333333333">
                <text:p>2243.33333333333</text:p>
              </table:table-cell>
              <table:table-cell office:value-type="float" office:value="2247.39800480233">
                <text:p>2247.3980048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2235.58333333333">
                <text:p>2235.58333333333</text:p>
              </table:table-cell>
              <table:table-cell office:value-type="float" office:value="2239.45733704777">
                <text:p>2239.45733704777</text:p>
              </table:table-cell>
              <table:table-cell office:value-type="float" office:value="2219.83333333333">
                <text:p>2219.83333333333</text:p>
              </table:table-cell>
              <table:table-cell office:value-type="float" office:value="2230.10549665798">
                <text:p>2230.10549665798</text:p>
              </table:table-cell>
              <table:table-cell office:value-type="float" office:value="2246.66666666667">
                <text:p>2246.66666666667</text:p>
              </table:table-cell>
              <table:table-cell office:value-type="float" office:value="2250.61747982179">
                <text:p>2250.61747982179</text:p>
              </table:table-cell>
              <table:table-cell office:value-type="float" office:value="2235.58333333333">
                <text:p>2235.58333333333</text:p>
              </table:table-cell>
              <table:table-cell office:value-type="float" office:value="2244.44440320149">
                <text:p>2244.4444032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34.33333333333">
                <text:p>2234.33333333333</text:p>
              </table:table-cell>
              <table:table-cell office:value-type="float" office:value="2236.55569366564">
                <text:p>2236.55569366564</text:p>
              </table:table-cell>
              <table:table-cell office:value-type="float" office:value="2219.66666666667">
                <text:p>2219.66666666667</text:p>
              </table:table-cell>
              <table:table-cell office:value-type="float" office:value="2226.87262998883">
                <text:p>2226.87262998883</text:p>
              </table:table-cell>
              <table:table-cell office:value-type="float" office:value="2244.83333333333">
                <text:p>2244.83333333333</text:p>
              </table:table-cell>
              <table:table-cell office:value-type="float" office:value="2248.55505562045">
                <text:p>2248.55505562045</text:p>
              </table:table-cell>
              <table:table-cell office:value-type="float" office:value="2234.33333333333">
                <text:p>2234.33333333333</text:p>
              </table:table-cell>
              <table:table-cell office:value-type="float" office:value="2241.27969984415">
                <text:p>2241.2796998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2228.16666666667">
                <text:p>2228.16666666667</text:p>
              </table:table-cell>
              <table:table-cell office:value-type="float" office:value="2233.46890246467">
                <text:p>2233.46890246467</text:p>
              </table:table-cell>
              <table:table-cell office:value-type="float" office:value="2214.5">
                <text:p>2214.5</text:p>
              </table:table-cell>
              <table:table-cell office:value-type="float" office:value="2223.45745985192">
                <text:p>2223.45745985192</text:p>
              </table:table-cell>
              <table:table-cell office:value-type="float" office:value="2228.83333333333">
                <text:p>2228.83333333333</text:p>
              </table:table-cell>
              <table:table-cell office:value-type="float" office:value="2246.24705155563">
                <text:p>2246.24705155563</text:p>
              </table:table-cell>
              <table:table-cell office:value-type="float" office:value="2228.16666666667">
                <text:p>2228.16666666667</text:p>
              </table:table-cell>
              <table:table-cell office:value-type="float" office:value="2237.89372236055">
                <text:p>2237.8937223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224.33333333333">
                <text:p>2224.33333333333</text:p>
              </table:table-cell>
              <table:table-cell office:value-type="float" office:value="2230.18312712295">
                <text:p>2230.18312712295</text:p>
              </table:table-cell>
              <table:table-cell office:value-type="float" office:value="2214">
                <text:p>2214</text:p>
              </table:table-cell>
              <table:table-cell office:value-type="float" office:value="2219.84691188658">
                <text:p>2219.84691188658</text:p>
              </table:table-cell>
              <table:table-cell office:value-type="float" office:value="2216.91666666667">
                <text:p>2216.91666666667</text:p>
              </table:table-cell>
              <table:table-cell office:value-type="float" office:value="2243.68193743582">
                <text:p>2243.68193743582</text:p>
              </table:table-cell>
              <table:table-cell office:value-type="float" office:value="2224.33333333333">
                <text:p>2224.33333333333</text:p>
              </table:table-cell>
              <table:table-cell office:value-type="float" office:value="2234.2767736322">
                <text:p>2234.276773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2219.33333333333">
                <text:p>2219.33333333333</text:p>
              </table:table-cell>
              <table:table-cell office:value-type="float" office:value="2226.68515972286">
                <text:p>2226.68515972286</text:p>
              </table:table-cell>
              <table:table-cell office:value-type="float" office:value="2212.75">
                <text:p>2212.75</text:p>
              </table:table-cell>
              <table:table-cell office:value-type="float" office:value="2216.02850557417">
                <text:p>2216.02850557417</text:p>
              </table:table-cell>
              <table:table-cell office:value-type="float" office:value="2209.16666666667">
                <text:p>2209.16666666667</text:p>
              </table:table-cell>
              <table:table-cell office:value-type="float" office:value="2240.84875591116">
                <text:p>2240.84875591116</text:p>
              </table:table-cell>
              <table:table-cell office:value-type="float" office:value="2219.33333333333">
                <text:p>2219.33333333333</text:p>
              </table:table-cell>
              <table:table-cell office:value-type="float" office:value="2230.41962598756">
                <text:p>2230.41962598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217.91666666667">
                <text:p>2217.91666666667</text:p>
              </table:table-cell>
              <table:table-cell office:value-type="float" office:value="2222.962412627">
                <text:p>2222.962412627</text:p>
              </table:table-cell>
              <table:table-cell office:value-type="float" office:value="2217.91666666667">
                <text:p>2217.91666666667</text:p>
              </table:table-cell>
              <table:table-cell office:value-type="float" office:value="2211.99034662814">
                <text:p>2211.99034662814</text:p>
              </table:table-cell>
              <table:table-cell office:value-type="float" office:value="2207.75">
                <text:p>2207.75</text:p>
              </table:table-cell>
              <table:table-cell office:value-type="float" office:value="2237.73711501682">
                <text:p>2237.73711501682</text:p>
              </table:table-cell>
              <table:table-cell office:value-type="float" office:value="2217.91666666667">
                <text:p>2217.91666666667</text:p>
              </table:table-cell>
              <table:table-cell office:value-type="float" office:value="2226.31351539784">
                <text:p>2226.31351539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2207.66666666667">
                <text:p>2207.66666666667</text:p>
              </table:table-cell>
              <table:table-cell office:value-type="float" office:value="2219.0029103541">
                <text:p>2219.0029103541</text:p>
              </table:table-cell>
              <table:table-cell office:value-type="float" office:value="2214.58333333333">
                <text:p>2214.58333333333</text:p>
              </table:table-cell>
              <table:table-cell office:value-type="float" office:value="2207.72111938419">
                <text:p>2207.72111938419</text:p>
              </table:table-cell>
              <table:table-cell office:value-type="float" office:value="2205.66666666667">
                <text:p>2205.66666666667</text:p>
              </table:table-cell>
              <table:table-cell office:value-type="float" office:value="2234.33718071658">
                <text:p>2234.33718071658</text:p>
              </table:table-cell>
              <table:table-cell office:value-type="float" office:value="2207.66666666667">
                <text:p>2207.66666666667</text:p>
              </table:table-cell>
              <table:table-cell office:value-type="float" office:value="2221.95013567269">
                <text:p>2221.95013567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202.5">
                <text:p>2202.5</text:p>
              </table:table-cell>
              <table:table-cell office:value-type="float" office:value="2214.79528145503">
                <text:p>2214.79528145503</text:p>
              </table:table-cell>
              <table:table-cell office:value-type="float" office:value="2212.66666666667">
                <text:p>2212.66666666667</text:p>
              </table:table-cell>
              <table:table-cell office:value-type="float" office:value="2203.21007919026">
                <text:p>2203.21007919026</text:p>
              </table:table-cell>
              <table:table-cell office:value-type="float" office:value="2205.83333333333">
                <text:p>2205.83333333333</text:p>
              </table:table-cell>
              <table:table-cell office:value-type="float" office:value="2230.63966944617">
                <text:p>2230.63966944617</text:p>
              </table:table-cell>
              <table:table-cell office:value-type="float" office:value="2202.5">
                <text:p>2202.5</text:p>
              </table:table-cell>
              <table:table-cell office:value-type="float" office:value="2217.32163265593">
                <text:p>2217.32163265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2188.08333333333">
                <text:p>2188.08333333333</text:p>
              </table:table-cell>
              <table:table-cell office:value-type="float" office:value="2210.32875038861">
                <text:p>2210.32875038861</text:p>
              </table:table-cell>
              <table:table-cell office:value-type="float" office:value="2198.5">
                <text:p>2198.5</text:p>
              </table:table-cell>
              <table:table-cell office:value-type="float" office:value="2198.44704479663">
                <text:p>2198.44704479663</text:p>
              </table:table-cell>
              <table:table-cell office:value-type="float" office:value="2193">
                <text:p>2193</text:p>
              </table:table-cell>
              <table:table-cell office:value-type="float" office:value="2226.63584065679">
                <text:p>2226.63584065679</text:p>
              </table:table-cell>
              <table:table-cell office:value-type="float" office:value="2188.08333333333">
                <text:p>2188.08333333333</text:p>
              </table:table-cell>
              <table:table-cell office:value-type="float" office:value="2212.42059842134">
                <text:p>2212.4205984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89.41666666667">
                <text:p>2189.41666666667</text:p>
              </table:table-cell>
              <table:table-cell office:value-type="float" office:value="2205.59312939768">
                <text:p>2205.59312939768</text:p>
              </table:table-cell>
              <table:table-cell office:value-type="float" office:value="2194.41666666667">
                <text:p>2194.41666666667</text:p>
              </table:table-cell>
              <table:table-cell office:value-type="float" office:value="2193.42239074606">
                <text:p>2193.42239074606</text:p>
              </table:table-cell>
              <table:table-cell office:value-type="float" office:value="2190.58333333333">
                <text:p>2190.58333333333</text:p>
              </table:table-cell>
              <table:table-cell office:value-type="float" office:value="2222.31748935859">
                <text:p>2222.31748935859</text:p>
              </table:table-cell>
              <table:table-cell office:value-type="float" office:value="2189.41666666667">
                <text:p>2189.41666666667</text:p>
              </table:table-cell>
              <table:table-cell office:value-type="float" office:value="2207.24006546835">
                <text:p>2207.24006546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2177.91666666667">
                <text:p>2177.91666666667</text:p>
              </table:table-cell>
              <table:table-cell office:value-type="float" office:value="2200.57881038493">
                <text:p>2200.57881038493</text:p>
              </table:table-cell>
              <table:table-cell office:value-type="float" office:value="2178.33333333333">
                <text:p>2178.33333333333</text:p>
              </table:table-cell>
              <table:table-cell office:value-type="float" office:value="2188.12703976381">
                <text:p>2188.12703976381</text:p>
              </table:table-cell>
              <table:table-cell office:value-type="float" office:value="2178.83333333333">
                <text:p>2178.83333333333</text:p>
              </table:table-cell>
              <table:table-cell office:value-type="float" office:value="2217.67693866406">
                <text:p>2217.67693866406</text:p>
              </table:table-cell>
              <table:table-cell office:value-type="float" office:value="2177.91666666667">
                <text:p>2177.91666666667</text:p>
              </table:table-cell>
              <table:table-cell office:value-type="float" office:value="2201.77350091778">
                <text:p>2201.7735009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178.75">
                <text:p>2178.75</text:p>
              </table:table-cell>
              <table:table-cell office:value-type="float" office:value="2195.27675678891">
                <text:p>2195.27675678891</text:p>
              </table:table-cell>
              <table:table-cell office:value-type="float" office:value="2180.91666666667">
                <text:p>2180.91666666667</text:p>
              </table:table-cell>
              <table:table-cell office:value-type="float" office:value="2182.55245514774">
                <text:p>2182.55245514774</text:p>
              </table:table-cell>
              <table:table-cell office:value-type="float" office:value="2251.83333333333">
                <text:p>2251.83333333333</text:p>
              </table:table-cell>
              <table:table-cell office:value-type="float" office:value="2212.70703233154">
                <text:p>2212.70703233154</text:p>
              </table:table-cell>
              <table:table-cell office:value-type="float" office:value="2178.75">
                <text:p>2178.75</text:p>
              </table:table-cell>
              <table:table-cell office:value-type="float" office:value="2196.0148007076">
                <text:p>2196.0148007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2165.41666666667">
                <text:p>2165.41666666667</text:p>
              </table:table-cell>
              <table:table-cell office:value-type="float" office:value="2189.67849545991">
                <text:p>2189.67849545991</text:p>
              </table:table-cell>
              <table:table-cell office:value-type="float" office:value="2167.41666666667">
                <text:p>2167.41666666667</text:p>
              </table:table-cell>
              <table:table-cell office:value-type="float" office:value="2176.69063315838">
                <text:p>2176.69063315838</text:p>
              </table:table-cell>
              <table:table-cell office:value-type="float" office:value="2242.91666666667">
                <text:p>2242.91666666667</text:p>
              </table:table-cell>
              <table:table-cell office:value-type="float" office:value="2207.40112730866">
                <text:p>2207.40112730866</text:p>
              </table:table-cell>
              <table:table-cell office:value-type="float" office:value="2165.41666666667">
                <text:p>2165.41666666667</text:p>
              </table:table-cell>
              <table:table-cell office:value-type="float" office:value="2189.95828378867">
                <text:p>2189.9582837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167.91666666667">
                <text:p>2167.91666666667</text:p>
              </table:table-cell>
              <table:table-cell office:value-type="float" office:value="2183.77610853591">
                <text:p>2183.77610853591</text:p>
              </table:table-cell>
              <table:table-cell office:value-type="float" office:value="2167.58333333333">
                <text:p>2167.58333333333</text:p>
              </table:table-cell>
              <table:table-cell office:value-type="float" office:value="2170.53409540904">
                <text:p>2170.53409540904</text:p>
              </table:table-cell>
              <table:table-cell office:value-type="float" office:value="2243.08333333333">
                <text:p>2243.08333333333</text:p>
              </table:table-cell>
              <table:table-cell office:value-type="float" office:value="2201.75308627581">
                <text:p>2201.75308627581</text:p>
              </table:table-cell>
              <table:table-cell office:value-type="float" office:value="2167.91666666667">
                <text:p>2167.91666666667</text:p>
              </table:table-cell>
              <table:table-cell office:value-type="float" office:value="2183.59868632043">
                <text:p>2183.5986863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2162.91666666667">
                <text:p>2162.91666666667</text:p>
              </table:table-cell>
              <table:table-cell office:value-type="float" office:value="2177.56222531853">
                <text:p>2177.56222531853</text:p>
              </table:table-cell>
              <table:table-cell office:value-type="float" office:value="2155.83333333333">
                <text:p>2155.83333333333</text:p>
              </table:table-cell>
              <table:table-cell office:value-type="float" office:value="2164.07588125584">
                <text:p>2164.07588125584</text:p>
              </table:table-cell>
              <table:table-cell office:value-type="float" office:value="2229.91666666667">
                <text:p>2229.91666666667</text:p>
              </table:table-cell>
              <table:table-cell office:value-type="float" office:value="2195.7572701896">
                <text:p>2195.7572701896</text:p>
              </table:table-cell>
              <table:table-cell office:value-type="float" office:value="2162.91666666667">
                <text:p>2162.91666666667</text:p>
              </table:table-cell>
              <table:table-cell office:value-type="float" office:value="2176.9311558667">
                <text:p>2176.9311558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169.58333333333">
                <text:p>2169.58333333333</text:p>
              </table:table-cell>
              <table:table-cell office:value-type="float" office:value="2171.03001414897">
                <text:p>2171.03001414897</text:p>
              </table:table-cell>
              <table:table-cell office:value-type="float" office:value="2151.58333333333">
                <text:p>2151.58333333333</text:p>
              </table:table-cell>
              <table:table-cell office:value-type="float" office:value="2157.30954018787">
                <text:p>2157.30954018787</text:p>
              </table:table-cell>
              <table:table-cell office:value-type="float" office:value="2225.16666666667">
                <text:p>2225.16666666667</text:p>
              </table:table-cell>
              <table:table-cell office:value-type="float" office:value="2189.40853082631">
                <text:p>2189.40853082631</text:p>
              </table:table-cell>
              <table:table-cell office:value-type="float" office:value="2169.58333333333">
                <text:p>2169.58333333333</text:p>
              </table:table-cell>
              <table:table-cell office:value-type="float" office:value="2169.95124559136">
                <text:p>2169.9512455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2154.66666666667">
                <text:p>2154.66666666667</text:p>
              </table:table-cell>
              <table:table-cell office:value-type="float" office:value="2164.1731742839">
                <text:p>2164.1731742839</text:p>
              </table:table-cell>
              <table:table-cell office:value-type="float" office:value="2144.75">
                <text:p>2144.75</text:p>
              </table:table-cell>
              <table:table-cell office:value-type="float" office:value="2150.22912421717">
                <text:p>2150.22912421717</text:p>
              </table:table-cell>
              <table:table-cell office:value-type="float" office:value="2220.5">
                <text:p>2220.5</text:p>
              </table:table-cell>
              <table:table-cell office:value-type="float" office:value="2182.70220332533">
                <text:p>2182.70220332533</text:p>
              </table:table-cell>
              <table:table-cell office:value-type="float" office:value="2154.66666666667">
                <text:p>2154.66666666667</text:p>
              </table:table-cell>
              <table:table-cell office:value-type="float" office:value="2162.65490845414">
                <text:p>2162.6549084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52.66666666667">
                <text:p>2152.66666666667</text:p>
              </table:table-cell>
              <table:table-cell office:value-type="float" office:value="2156.98592777145">
                <text:p>2156.98592777145</text:p>
              </table:table-cell>
              <table:table-cell office:value-type="float" office:value="2142.91666666667">
                <text:p>2142.91666666667</text:p>
              </table:table-cell>
              <table:table-cell office:value-type="float" office:value="2142.82918026889">
                <text:p>2142.82918026889</text:p>
              </table:table-cell>
              <table:table-cell office:value-type="float" office:value="2226.66666666667">
                <text:p>2226.66666666667</text:p>
              </table:table-cell>
              <table:table-cell office:value-type="float" office:value="2175.63409873266">
                <text:p>2175.63409873266</text:p>
              </table:table-cell>
              <table:table-cell office:value-type="float" office:value="2152.66666666667">
                <text:p>2152.66666666667</text:p>
              </table:table-cell>
              <table:table-cell office:value-type="float" office:value="2155.0384914063">
                <text:p>2155.03849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2142.25">
                <text:p>2142.25</text:p>
              </table:table-cell>
              <table:table-cell office:value-type="float" office:value="2149.4630113271">
                <text:p>2149.4630113271</text:p>
              </table:table-cell>
              <table:table-cell office:value-type="float" office:value="2125.5">
                <text:p>2125.5</text:p>
              </table:table-cell>
              <table:table-cell office:value-type="float" office:value="2135.10474257134">
                <text:p>2135.10474257134</text:p>
              </table:table-cell>
              <table:table-cell office:value-type="float" office:value="2195.5">
                <text:p>2195.5</text:p>
              </table:table-cell>
              <table:table-cell office:value-type="float" office:value="2168.20049654434">
                <text:p>2168.20049654434</text:p>
              </table:table-cell>
              <table:table-cell office:value-type="float" office:value="2142.25">
                <text:p>2142.25</text:p>
              </table:table-cell>
              <table:table-cell office:value-type="float" office:value="2147.09872958643">
                <text:p>2147.09872958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151">
                <text:p>2151</text:p>
              </table:table-cell>
              <table:table-cell office:value-type="float" office:value="2141.59966820964">
                <text:p>2141.59966820964</text:p>
              </table:table-cell>
              <table:table-cell office:value-type="float" office:value="2127.5">
                <text:p>2127.5</text:p>
              </table:table-cell>
              <table:table-cell office:value-type="float" office:value="2127.05132504606">
                <text:p>2127.05132504606</text:p>
              </table:table-cell>
              <table:table-cell office:value-type="float" office:value="2137.16666666667">
                <text:p>2137.16666666667</text:p>
              </table:table-cell>
              <table:table-cell office:value-type="float" office:value="2160.39813724993">
                <text:p>2160.39813724993</text:p>
              </table:table-cell>
              <table:table-cell office:value-type="float" office:value="2151">
                <text:p>2151</text:p>
              </table:table-cell>
              <table:table-cell office:value-type="float" office:value="2138.83274051613">
                <text:p>2138.8327405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2132.08333333333">
                <text:p>2132.08333333333</text:p>
              </table:table-cell>
              <table:table-cell office:value-type="float" office:value="2133.39164009711">
                <text:p>2133.39164009711</text:p>
              </table:table-cell>
              <table:table-cell office:value-type="float" office:value="2105.83333333333">
                <text:p>2105.83333333333</text:p>
              </table:table-cell>
              <table:table-cell office:value-type="float" office:value="2118.66491369794">
                <text:p>2118.66491369794</text:p>
              </table:table-cell>
              <table:table-cell office:value-type="float" office:value="2115.66666666667">
                <text:p>2115.66666666667</text:p>
              </table:table-cell>
              <table:table-cell office:value-type="float" office:value="2152.22421487594">
                <text:p>2152.22421487594</text:p>
              </table:table-cell>
              <table:table-cell office:value-type="float" office:value="2132.08333333333">
                <text:p>2132.08333333333</text:p>
              </table:table-cell>
              <table:table-cell office:value-type="float" office:value="2130.23801829578">
                <text:p>2130.23801829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130.16666666667">
                <text:p>2130.16666666667</text:p>
              </table:table-cell>
              <table:table-cell office:value-type="float" office:value="2124.8351589627">
                <text:p>2124.8351589627</text:p>
              </table:table-cell>
              <table:table-cell office:value-type="float" office:value="2103.41666666667">
                <text:p>2103.41666666667</text:p>
              </table:table-cell>
              <table:table-cell office:value-type="float" office:value="2109.94195900524">
                <text:p>2109.94195900524</text:p>
              </table:table-cell>
              <table:table-cell office:value-type="float" office:value="2118.58333333333">
                <text:p>2118.58333333333</text:p>
              </table:table-cell>
              <table:table-cell office:value-type="float" office:value="2143.67636952933">
                <text:p>2143.67636952933</text:p>
              </table:table-cell>
              <table:table-cell office:value-type="float" office:value="2130.16666666667">
                <text:p>2130.16666666667</text:p>
              </table:table-cell>
              <table:table-cell office:value-type="float" office:value="2121.31242780026">
                <text:p>2121.3124278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2115.25">
                <text:p>2115.25</text:p>
              </table:table-cell>
              <table:table-cell office:value-type="float" office:value="2115.92693895074">
                <text:p>2115.92693895074</text:p>
              </table:table-cell>
              <table:table-cell office:value-type="float" office:value="2082.58333333333">
                <text:p>2082.58333333333</text:p>
              </table:table-cell>
              <table:table-cell office:value-type="float" office:value="2100.87936830975">
                <text:p>2100.87936830975</text:p>
              </table:table-cell>
              <table:table-cell office:value-type="float" office:value="2095.5">
                <text:p>2095.5</text:p>
              </table:table-cell>
              <table:table-cell office:value-type="float" office:value="2134.75267994091">
                <text:p>2134.75267994091</text:p>
              </table:table-cell>
              <table:table-cell office:value-type="float" office:value="2115.25">
                <text:p>2115.25</text:p>
              </table:table-cell>
              <table:table-cell office:value-type="float" office:value="2112.05419887472">
                <text:p>2112.05419887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113.58333333333">
                <text:p>2113.58333333333</text:p>
              </table:table-cell>
              <table:table-cell office:value-type="float" office:value="2106.66416825256">
                <text:p>2106.66416825256</text:p>
              </table:table-cell>
              <table:table-cell office:value-type="float" office:value="2080.58333333333">
                <text:p>2080.58333333333</text:p>
              </table:table-cell>
              <table:table-cell office:value-type="float" office:value="2091.47449820677">
                <text:p>2091.47449820677</text:p>
              </table:table-cell>
              <table:table-cell office:value-type="float" office:value="2096.41666666667">
                <text:p>2096.41666666667</text:p>
              </table:table-cell>
              <table:table-cell office:value-type="float" office:value="2125.45165600885">
                <text:p>2125.45165600885</text:p>
              </table:table-cell>
              <table:table-cell office:value-type="float" office:value="2113.58333333333">
                <text:p>2113.58333333333</text:p>
              </table:table-cell>
              <table:table-cell office:value-type="float" office:value="2102.46192053027">
                <text:p>2102.46192053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2095.75">
                <text:p>2095.75</text:p>
              </table:table-cell>
              <table:table-cell office:value-type="float" office:value="2097.04450098251">
                <text:p>2097.04450098251</text:p>
              </table:table-cell>
              <table:table-cell office:value-type="float" office:value="2061.83333333333">
                <text:p>2061.83333333333</text:p>
              </table:table-cell>
              <table:table-cell office:value-type="float" office:value="2081.72514693529">
                <text:p>2081.72514693529</text:p>
              </table:table-cell>
              <table:table-cell office:value-type="float" office:value="2080.25">
                <text:p>2080.25</text:p>
              </table:table-cell>
              <table:table-cell office:value-type="float" office:value="2115.77223134214">
                <text:p>2115.77223134214</text:p>
              </table:table-cell>
              <table:table-cell office:value-type="float" office:value="2095.75">
                <text:p>2095.75</text:p>
              </table:table-cell>
              <table:table-cell office:value-type="float" office:value="2092.53453513974">
                <text:p>2092.5345351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101.91666666667">
                <text:p>2101.91666666667</text:p>
              </table:table-cell>
              <table:table-cell office:value-type="float" office:value="2087.06604905383">
                <text:p>2087.06604905383</text:p>
              </table:table-cell>
              <table:table-cell office:value-type="float" office:value="2059.91666666667">
                <text:p>2059.91666666667</text:p>
              </table:table-cell>
              <table:table-cell office:value-type="float" office:value="2071.629546768">
                <text:p>2071.629546768</text:p>
              </table:table-cell>
              <table:table-cell office:value-type="float" office:value="2080.83333333333">
                <text:p>2080.83333333333</text:p>
              </table:table-cell>
              <table:table-cell office:value-type="float" office:value="2105.713755804">
                <text:p>2105.713755804</text:p>
              </table:table-cell>
              <table:table-cell office:value-type="float" office:value="2101.91666666667">
                <text:p>2101.91666666667</text:p>
              </table:table-cell>
              <table:table-cell office:value-type="float" office:value="2082.27133263343">
                <text:p>2082.27133263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2087.16666666667">
                <text:p>2087.16666666667</text:p>
              </table:table-cell>
              <table:table-cell office:value-type="float" office:value="2076.7273740546">
                <text:p>2076.7273740546</text:p>
              </table:table-cell>
              <table:table-cell office:value-type="float" office:value="2045.16666666667">
                <text:p>2045.16666666667</text:p>
              </table:table-cell>
              <table:table-cell office:value-type="float" office:value="2061.18635640142">
                <text:p>2061.18635640142</text:p>
              </table:table-cell>
              <table:table-cell office:value-type="float" office:value="2058.25">
                <text:p>2058.25</text:p>
              </table:table-cell>
              <table:table-cell office:value-type="float" office:value="2095.27598805539">
                <text:p>2095.27598805539</text:p>
              </table:table-cell>
              <table:table-cell office:value-type="float" office:value="2087.16666666667">
                <text:p>2087.16666666667</text:p>
              </table:table-cell>
              <table:table-cell office:value-type="float" office:value="2071.67194469481">
                <text:p>2071.67194469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077.5">
                <text:p>2077.5</text:p>
              </table:table-cell>
              <table:table-cell office:value-type="float" office:value="2066.02747912369">
                <text:p>2066.02747912369</text:p>
              </table:table-cell>
              <table:table-cell office:value-type="float" office:value="2047.25">
                <text:p>2047.25</text:p>
              </table:table-cell>
              <table:table-cell office:value-type="float" office:value="2050.39465334594">
                <text:p>2050.39465334594</text:p>
              </table:table-cell>
              <table:table-cell office:value-type="float" office:value="2051.66666666667">
                <text:p>2051.66666666667</text:p>
              </table:table-cell>
              <table:table-cell office:value-type="float" office:value="2084.45908809845">
                <text:p>2084.45908809845</text:p>
              </table:table-cell>
              <table:table-cell office:value-type="float" office:value="2077.5">
                <text:p>2077.5</text:p>
              </table:table-cell>
              <table:table-cell office:value-type="float" office:value="2060.73633895631">
                <text:p>2060.73633895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2055.33333333333">
                <text:p>2055.33333333333</text:p>
              </table:table-cell>
              <table:table-cell office:value-type="float" office:value="2054.9658008267">
                <text:p>2054.9658008267</text:p>
              </table:table-cell>
              <table:table-cell office:value-type="float" office:value="2022.25">
                <text:p>2022.25</text:p>
              </table:table-cell>
              <table:table-cell office:value-type="float" office:value="2039.25392631592">
                <text:p>2039.25392631592</text:p>
              </table:table-cell>
              <table:table-cell office:value-type="float" office:value="2029.91666666667">
                <text:p>2029.91666666667</text:p>
              </table:table-cell>
              <table:table-cell office:value-type="float" office:value="2073.26360981994">
                <text:p>2073.26360981994</text:p>
              </table:table-cell>
              <table:table-cell office:value-type="float" office:value="2055.33333333333">
                <text:p>2055.33333333333</text:p>
              </table:table-cell>
              <table:table-cell office:value-type="float" office:value="2049.46481319501">
                <text:p>2049.46481319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052.83333333333">
                <text:p>2052.83333333333</text:p>
              </table:table-cell>
              <table:table-cell office:value-type="float" office:value="2043.54220103185">
                <text:p>2043.54220103185</text:p>
              </table:table-cell>
              <table:table-cell office:value-type="float" office:value="2020.91666666667">
                <text:p>2020.91666666667</text:p>
              </table:table-cell>
              <table:table-cell office:value-type="float" office:value="2027.76406761978">
                <text:p>2027.76406761978</text:p>
              </table:table-cell>
              <table:table-cell office:value-type="float" office:value="2026.5">
                <text:p>2026.5</text:p>
              </table:table-cell>
              <table:table-cell office:value-type="float" office:value="2061.69049353473">
                <text:p>2061.69049353473</text:p>
              </table:table-cell>
              <table:table-cell office:value-type="float" office:value="2052.83333333333">
                <text:p>2052.83333333333</text:p>
              </table:table-cell>
              <table:table-cell office:value-type="float" office:value="2037.8579895284">
                <text:p>2037.857989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2032.75">
                <text:p>2032.75</text:p>
              </table:table-cell>
              <table:table-cell office:value-type="float" office:value="2031.75695878597">
                <text:p>2031.75695878597</text:p>
              </table:table-cell>
              <table:table-cell office:value-type="float" office:value="1998">
                <text:p>1998</text:p>
              </table:table-cell>
              <table:table-cell office:value-type="float" office:value="2015.92536555005">
                <text:p>2015.92536555005</text:p>
              </table:table-cell>
              <table:table-cell office:value-type="float" office:value="2000.83333333333">
                <text:p>2000.83333333333</text:p>
              </table:table-cell>
              <table:table-cell office:value-type="float" office:value="2049.74105852925">
                <text:p>2049.74105852925</text:p>
              </table:table-cell>
              <table:table-cell office:value-type="float" office:value="2032.75">
                <text:p>2032.75</text:p>
              </table:table-cell>
              <table:table-cell office:value-type="float" office:value="2025.9168086101">
                <text:p>2025.9168086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033.83333333333">
                <text:p>2033.83333333333</text:p>
              </table:table-cell>
              <table:table-cell office:value-type="float" office:value="2019.6107621904">
                <text:p>2019.6107621904</text:p>
              </table:table-cell>
              <table:table-cell office:value-type="float" office:value="1995.75">
                <text:p>1995.75</text:p>
              </table:table-cell>
              <table:table-cell office:value-type="float" office:value="2003.73849677349">
                <text:p>2003.73849677349</text:p>
              </table:table-cell>
              <table:table-cell office:value-type="float" office:value="2004.5">
                <text:p>2004.5</text:p>
              </table:table-cell>
              <table:table-cell office:value-type="float" office:value="2037.41699560493">
                <text:p>2037.41699560493</text:p>
              </table:table-cell>
              <table:table-cell office:value-type="float" office:value="2033.83333333333">
                <text:p>2033.83333333333</text:p>
              </table:table-cell>
              <table:table-cell office:value-type="float" office:value="2013.64252382562">
                <text:p>2013.6425238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2008.83333333333">
                <text:p>2008.83333333333</text:p>
              </table:table-cell>
              <table:table-cell office:value-type="float" office:value="2007.10470027693">
                <text:p>2007.10470027693</text:p>
              </table:table-cell>
              <table:table-cell office:value-type="float" office:value="1971.5">
                <text:p>1971.5</text:p>
              </table:table-cell>
              <table:table-cell office:value-type="float" office:value="1991.20451872113">
                <text:p>1991.20451872113</text:p>
              </table:table-cell>
              <table:table-cell office:value-type="float" office:value="2048.33333333333">
                <text:p>2048.33333333333</text:p>
              </table:table-cell>
              <table:table-cell office:value-type="float" office:value="2024.72035962169">
                <text:p>2024.72035962169</text:p>
              </table:table-cell>
              <table:table-cell office:value-type="float" office:value="2008.83333333333">
                <text:p>2008.83333333333</text:p>
              </table:table-cell>
              <table:table-cell office:value-type="float" office:value="2001.03669548808">
                <text:p>2001.03669548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010.66666666667">
                <text:p>2010.66666666667</text:p>
              </table:table-cell>
              <table:table-cell office:value-type="float" office:value="1994.24025488376">
                <text:p>1994.24025488376</text:p>
              </table:table-cell>
              <table:table-cell office:value-type="float" office:value="1971.83333333333">
                <text:p>1971.83333333333</text:p>
              </table:table-cell>
              <table:table-cell office:value-type="float" office:value="1978.32486197838">
                <text:p>1978.32486197838</text:p>
              </table:table-cell>
              <table:table-cell office:value-type="float" office:value="2053.66666666667">
                <text:p>2053.66666666667</text:p>
              </table:table-cell>
              <table:table-cell office:value-type="float" office:value="2011.65356204136">
                <text:p>2011.65356204136</text:p>
              </table:table-cell>
              <table:table-cell office:value-type="float" office:value="2010.66666666667">
                <text:p>2010.66666666667</text:p>
              </table:table-cell>
              <table:table-cell office:value-type="float" office:value="1988.10118503397">
                <text:p>1988.1011850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983.33333333333">
                <text:p>1983.33333333333</text:p>
              </table:table-cell>
              <table:table-cell office:value-type="float" office:value="1981.01929253138">
                <text:p>1981.01929253138</text:p>
              </table:table-cell>
              <table:table-cell office:value-type="float" office:value="1950.66666666667">
                <text:p>1950.66666666667</text:p>
              </table:table-cell>
              <table:table-cell office:value-type="float" office:value="1965.10132267511">
                <text:p>1965.10132267511</text:p>
              </table:table-cell>
              <table:table-cell office:value-type="float" office:value="2018.75">
                <text:p>2018.75</text:p>
              </table:table-cell>
              <table:table-cell office:value-type="float" office:value="1998.2193634712">
                <text:p>1998.2193634712</text:p>
              </table:table-cell>
              <table:table-cell office:value-type="float" office:value="1983.33333333333">
                <text:p>1983.33333333333</text:p>
              </table:table-cell>
              <table:table-cell office:value-type="float" office:value="1974.83814921883">
                <text:p>1974.8381492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984.66666666667">
                <text:p>1984.66666666667</text:p>
              </table:table-cell>
              <table:table-cell office:value-type="float" office:value="1967.44405629858">
                <text:p>1967.44405629858</text:p>
              </table:table-cell>
              <table:table-cell office:value-type="float" office:value="1946.16666666667">
                <text:p>1946.16666666667</text:p>
              </table:table-cell>
              <table:table-cell office:value-type="float" office:value="1951.53605487571">
                <text:p>1951.53605487571</text:p>
              </table:table-cell>
              <table:table-cell office:value-type="float" office:value="2301.08333333333">
                <text:p>2301.08333333333</text:p>
              </table:table-cell>
              <table:table-cell office:value-type="float" office:value="1984.42086620727">
                <text:p>1984.42086620727</text:p>
              </table:table-cell>
              <table:table-cell office:value-type="float" office:value="1984.66666666667">
                <text:p>1984.66666666667</text:p>
              </table:table-cell>
              <table:table-cell office:value-type="float" office:value="1961.25003431308">
                <text:p>1961.2500343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956">
                <text:p>1956</text:p>
              </table:table-cell>
              <table:table-cell office:value-type="float" office:value="1953.5171576983">
                <text:p>1953.5171576983</text:p>
              </table:table-cell>
              <table:table-cell office:value-type="float" office:value="1918.75">
                <text:p>1918.75</text:p>
              </table:table-cell>
              <table:table-cell office:value-type="float" office:value="1937.63156296919">
                <text:p>1937.63156296919</text:p>
              </table:table-cell>
              <table:table-cell office:value-type="float" office:value="1986.83333333333">
                <text:p>1986.83333333333</text:p>
              </table:table-cell>
              <table:table-cell office:value-type="float" office:value="1970.26150677798">
                <text:p>1970.26150677798</text:p>
              </table:table-cell>
              <table:table-cell office:value-type="float" office:value="1956">
                <text:p>1956</text:p>
              </table:table-cell>
              <table:table-cell office:value-type="float" office:value="1947.33957029764">
                <text:p>1947.3395702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57">
                <text:p>1957</text:p>
              </table:table-cell>
              <table:table-cell office:value-type="float" office:value="1939.24156855365">
                <text:p>1939.24156855365</text:p>
              </table:table-cell>
              <table:table-cell office:value-type="float" office:value="1917.75">
                <text:p>1917.75</text:p>
              </table:table-cell>
              <table:table-cell office:value-type="float" office:value="1923.39069405923">
                <text:p>1923.39069405923</text:p>
              </table:table-cell>
              <table:table-cell office:value-type="float" office:value="1986.41666666667">
                <text:p>1986.41666666667</text:p>
              </table:table-cell>
              <table:table-cell office:value-type="float" office:value="1955.74504848749">
                <text:p>1955.74504848749</text:p>
              </table:table-cell>
              <table:table-cell office:value-type="float" office:value="1957">
                <text:p>1957</text:p>
              </table:table-cell>
              <table:table-cell office:value-type="float" office:value="1933.1097650598">
                <text:p>1933.1097650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929.83333333333">
                <text:p>1929.83333333333</text:p>
              </table:table-cell>
              <table:table-cell office:value-type="float" office:value="1924.62061287375">
                <text:p>1924.62061287375</text:p>
              </table:table-cell>
              <table:table-cell office:value-type="float" office:value="1886.83333333333">
                <text:p>1886.83333333333</text:p>
              </table:table-cell>
              <table:table-cell office:value-type="float" office:value="1908.81663035432">
                <text:p>1908.81663035432</text:p>
              </table:table-cell>
              <table:table-cell office:value-type="float" office:value="1950.5">
                <text:p>1950.5</text:p>
              </table:table-cell>
              <table:table-cell office:value-type="float" office:value="1940.87557395919">
                <text:p>1940.87557395919</text:p>
              </table:table-cell>
              <table:table-cell office:value-type="float" office:value="1929.83333333333">
                <text:p>1929.83333333333</text:p>
              </table:table-cell>
              <table:table-cell office:value-type="float" office:value="1918.56389858882">
                <text:p>1918.5638985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927.58333333333">
                <text:p>1927.58333333333</text:p>
              </table:table-cell>
              <table:table-cell office:value-type="float" office:value="1909.65795872978">
                <text:p>1909.65795872978</text:p>
              </table:table-cell>
              <table:table-cell office:value-type="float" office:value="1887.91666666667">
                <text:p>1887.91666666667</text:p>
              </table:table-cell>
              <table:table-cell office:value-type="float" office:value="1893.91288155778">
                <text:p>1893.91288155778</text:p>
              </table:table-cell>
              <table:table-cell office:value-type="float" office:value="1944.75">
                <text:p>1944.75</text:p>
              </table:table-cell>
              <table:table-cell office:value-type="float" office:value="1925.65747767915">
                <text:p>1925.65747767915</text:p>
              </table:table-cell>
              <table:table-cell office:value-type="float" office:value="1927.58333333333">
                <text:p>1927.58333333333</text:p>
              </table:table-cell>
              <table:table-cell office:value-type="float" office:value="1903.70551717179">
                <text:p>1903.70551717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893.33333333333">
                <text:p>1893.33333333333</text:p>
              </table:table-cell>
              <table:table-cell office:value-type="float" office:value="1894.35761013081">
                <text:p>1894.35761013081</text:p>
              </table:table-cell>
              <table:table-cell office:value-type="float" office:value="1856.66666666667">
                <text:p>1856.66666666667</text:p>
              </table:table-cell>
              <table:table-cell office:value-type="float" office:value="1878.68327725787">
                <text:p>1878.68327725787</text:p>
              </table:table-cell>
              <table:table-cell office:value-type="float" office:value="1915.5">
                <text:p>1915.5</text:p>
              </table:table-cell>
              <table:table-cell office:value-type="float" office:value="1910.0954585396">
                <text:p>1910.0954585396</text:p>
              </table:table-cell>
              <table:table-cell office:value-type="float" office:value="1893.33333333333">
                <text:p>1893.33333333333</text:p>
              </table:table-cell>
              <table:table-cell office:value-type="float" office:value="1888.53842758928">
                <text:p>1888.53842758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894.41666666667">
                <text:p>1894.41666666667</text:p>
              </table:table-cell>
              <table:table-cell office:value-type="float" office:value="1878.72389889978">
                <text:p>1878.72389889978</text:p>
              </table:table-cell>
              <table:table-cell office:value-type="float" office:value="1856.5">
                <text:p>1856.5</text:p>
              </table:table-cell>
              <table:table-cell office:value-type="float" office:value="1863.13195931786">
                <text:p>1863.13195931786</text:p>
              </table:table-cell>
              <table:table-cell office:value-type="float" office:value="1909.75">
                <text:p>1909.75</text:p>
              </table:table-cell>
              <table:table-cell office:value-type="float" office:value="1894.19451238235">
                <text:p>1894.19451238235</text:p>
              </table:table-cell>
              <table:table-cell office:value-type="float" office:value="1894.41666666667">
                <text:p>1894.41666666667</text:p>
              </table:table-cell>
              <table:table-cell office:value-type="float" office:value="1873.06669131112">
                <text:p>1873.0666913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865.66666666667">
                <text:p>1865.66666666667</text:p>
              </table:table-cell>
              <table:table-cell office:value-type="float" office:value="1862.76147654945">
                <text:p>1862.76147654945</text:p>
              </table:table-cell>
              <table:table-cell office:value-type="float" office:value="1860.66666666667">
                <text:p>1860.66666666667</text:p>
              </table:table-cell>
              <table:table-cell office:value-type="float" office:value="1847.26337426611">
                <text:p>1847.26337426611</text:p>
              </table:table-cell>
              <table:table-cell office:value-type="float" office:value="1875.91666666667">
                <text:p>1875.91666666667</text:p>
              </table:table-cell>
              <table:table-cell office:value-type="float" office:value="1877.9599245423">
                <text:p>1877.9599245423</text:p>
              </table:table-cell>
              <table:table-cell office:value-type="float" office:value="1865.66666666667">
                <text:p>1865.66666666667</text:p>
              </table:table-cell>
              <table:table-cell office:value-type="float" office:value="1857.29461869211">
                <text:p>1857.29461869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861">
                <text:p>1861</text:p>
              </table:table-cell>
              <table:table-cell office:value-type="float" office:value="1846.47530615829">
                <text:p>1846.47530615829</text:p>
              </table:table-cell>
              <table:table-cell office:value-type="float" office:value="1865.83333333333">
                <text:p>1865.83333333333</text:p>
              </table:table-cell>
              <table:table-cell office:value-type="float" office:value="1831.08226568619">
                <text:p>1831.08226568619</text:p>
              </table:table-cell>
              <table:table-cell office:value-type="float" office:value="1873.33333333333">
                <text:p>1873.33333333333</text:p>
              </table:table-cell>
              <table:table-cell office:value-type="float" office:value="1861.39726239085">
                <text:p>1861.39726239085</text:p>
              </table:table-cell>
              <table:table-cell office:value-type="float" office:value="1861">
                <text:p>1861</text:p>
              </table:table-cell>
              <table:table-cell office:value-type="float" office:value="1841.22676316779">
                <text:p>1841.22676316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828.08333333333">
                <text:p>1828.08333333333</text:p>
              </table:table-cell>
              <table:table-cell office:value-type="float" office:value="1829.87065424647">
                <text:p>1829.87065424647</text:p>
              </table:table-cell>
              <table:table-cell office:value-type="float" office:value="1826.08333333333">
                <text:p>1826.08333333333</text:p>
              </table:table-cell>
              <table:table-cell office:value-type="float" office:value="1814.59366660687">
                <text:p>1814.59366660687</text:p>
              </table:table-cell>
              <table:table-cell office:value-type="float" office:value="1838.75">
                <text:p>1838.75</text:p>
              </table:table-cell>
              <table:table-cell office:value-type="float" office:value="1844.51236787939">
                <text:p>1844.51236787939</text:p>
              </table:table-cell>
              <table:table-cell office:value-type="float" office:value="1828.08333333333">
                <text:p>1828.08333333333</text:p>
              </table:table-cell>
              <table:table-cell office:value-type="float" office:value="1824.86791545016">
                <text:p>1824.86791545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822.75">
                <text:p>1822.75</text:p>
              </table:table-cell>
              <table:table-cell office:value-type="float" office:value="1812.95308265175">
                <text:p>1812.95308265175</text:p>
              </table:table-cell>
              <table:table-cell office:value-type="float" office:value="1822.5">
                <text:p>1822.5</text:p>
              </table:table-cell>
              <table:table-cell office:value-type="float" office:value="1797.80289189232">
                <text:p>1797.80289189232</text:p>
              </table:table-cell>
              <table:table-cell office:value-type="float" office:value="1839.66666666667">
                <text:p>1839.66666666667</text:p>
              </table:table-cell>
              <table:table-cell office:value-type="float" office:value="1827.31135008275">
                <text:p>1827.31135008275</text:p>
              </table:table-cell>
              <table:table-cell office:value-type="float" office:value="1822.75">
                <text:p>1822.75</text:p>
              </table:table-cell>
              <table:table-cell office:value-type="float" office:value="1808.22309772341">
                <text:p>1808.22309772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785.16666666667">
                <text:p>1785.16666666667</text:p>
              </table:table-cell>
              <table:table-cell office:value-type="float" office:value="1795.72844040542">
                <text:p>1795.72844040542</text:p>
              </table:table-cell>
              <table:table-cell office:value-type="float" office:value="1788.91666666667">
                <text:p>1788.91666666667</text:p>
              </table:table-cell>
              <table:table-cell office:value-type="float" office:value="1780.71553063207">
                <text:p>1780.71553063207</text:p>
              </table:table-cell>
              <table:table-cell office:value-type="float" office:value="1807.16666666667">
                <text:p>1807.16666666667</text:p>
              </table:table-cell>
              <table:table-cell office:value-type="float" office:value="1809.80057774265">
                <text:p>1809.80057774265</text:p>
              </table:table-cell>
              <table:table-cell office:value-type="float" office:value="1785.16666666667">
                <text:p>1785.16666666667</text:p>
              </table:table-cell>
              <table:table-cell office:value-type="float" office:value="1791.29755783966">
                <text:p>1791.29755783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82.25">
                <text:p>1782.25</text:p>
              </table:table-cell>
              <table:table-cell office:value-type="float" office:value="1778.20285560826">
                <text:p>1778.20285560826</text:p>
              </table:table-cell>
              <table:table-cell office:value-type="float" office:value="1791.08333333333">
                <text:p>1791.08333333333</text:p>
              </table:table-cell>
              <table:table-cell office:value-type="float" office:value="1763.33743853118">
                <text:p>1763.33743853118</text:p>
              </table:table-cell>
              <table:table-cell office:value-type="float" office:value="1807.16666666667">
                <text:p>1807.16666666667</text:p>
              </table:table-cell>
              <table:table-cell office:value-type="float" office:value="1791.98667181118">
                <text:p>1791.98667181118</text:p>
              </table:table-cell>
              <table:table-cell office:value-type="float" office:value="1782.25">
                <text:p>1782.25</text:p>
              </table:table-cell>
              <table:table-cell office:value-type="float" office:value="1774.0967635147">
                <text:p>1774.0967635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745.25">
                <text:p>1745.25</text:p>
              </table:table-cell>
              <table:table-cell office:value-type="float" office:value="1760.38272730646">
                <text:p>1760.38272730646</text:p>
              </table:table-cell>
              <table:table-cell office:value-type="float" office:value="1752.16666666667">
                <text:p>1752.16666666667</text:p>
              </table:table-cell>
              <table:table-cell office:value-type="float" office:value="1745.67473030029">
                <text:p>1745.67473030029</text:p>
              </table:table-cell>
              <table:table-cell office:value-type="float" office:value="1770.91666666667">
                <text:p>1770.91666666667</text:p>
              </table:table-cell>
              <table:table-cell office:value-type="float" office:value="1773.87649799423">
                <text:p>1773.87649799423</text:p>
              </table:table-cell>
              <table:table-cell office:value-type="float" office:value="1745.25">
                <text:p>1745.25</text:p>
              </table:table-cell>
              <table:table-cell office:value-type="float" office:value="1756.62639652374">
                <text:p>1756.6263965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44.91666666667">
                <text:p>1744.91666666667</text:p>
              </table:table-cell>
              <table:table-cell office:value-type="float" office:value="1742.27471736754">
                <text:p>1742.27471736754</text:p>
              </table:table-cell>
              <table:table-cell office:value-type="float" office:value="1753.08333333333">
                <text:p>1753.08333333333</text:p>
              </table:table-cell>
              <table:table-cell office:value-type="float" office:value="1727.73377204569">
                <text:p>1727.73377204569</text:p>
              </table:table-cell>
              <table:table-cell office:value-type="float" office:value="1776.41666666667">
                <text:p>1776.41666666667</text:p>
              </table:table-cell>
              <table:table-cell office:value-type="float" office:value="1755.47715929498">
                <text:p>1755.47715929498</text:p>
              </table:table-cell>
              <table:table-cell office:value-type="float" office:value="1744.91666666667">
                <text:p>1744.91666666667</text:p>
              </table:table-cell>
              <table:table-cell office:value-type="float" office:value="1738.89234689712">
                <text:p>1738.8923468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704.33333333333">
                <text:p>1704.33333333333</text:p>
              </table:table-cell>
              <table:table-cell office:value-type="float" office:value="1723.88574235632">
                <text:p>1723.88574235632</text:p>
              </table:table-cell>
              <table:table-cell office:value-type="float" office:value="1714.58333333333">
                <text:p>1714.58333333333</text:p>
              </table:table-cell>
              <table:table-cell office:value-type="float" office:value="1709.52117365939">
                <text:p>1709.52117365939</text:p>
              </table:table-cell>
              <table:table-cell office:value-type="float" office:value="1730">
                <text:p>1730</text:p>
              </table:table-cell>
              <table:table-cell office:value-type="float" office:value="1736.79598855734">
                <text:p>1736.79598855734</text:p>
              </table:table-cell>
              <table:table-cell office:value-type="float" office:value="1704.33333333333">
                <text:p>1704.33333333333</text:p>
              </table:table-cell>
              <table:table-cell office:value-type="float" office:value="1720.90070711606">
                <text:p>1720.9007071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709.66666666667">
                <text:p>1709.66666666667</text:p>
              </table:table-cell>
              <table:table-cell office:value-type="float" office:value="1705.22296541081">
                <text:p>1705.22296541081</text:p>
              </table:table-cell>
              <table:table-cell office:value-type="float" office:value="1715.41666666667">
                <text:p>1715.41666666667</text:p>
              </table:table-cell>
              <table:table-cell office:value-type="float" office:value="1691.04378120926">
                <text:p>1691.04378120926</text:p>
              </table:table-cell>
              <table:table-cell office:value-type="float" office:value="1727.33333333333">
                <text:p>1727.33333333333</text:p>
              </table:table-cell>
              <table:table-cell office:value-type="float" office:value="1717.8405410094">
                <text:p>1717.8405410094</text:p>
              </table:table-cell>
              <table:table-cell office:value-type="float" office:value="1709.66666666667">
                <text:p>1709.66666666667</text:p>
              </table:table-cell>
              <table:table-cell office:value-type="float" office:value="1702.65776630843">
                <text:p>1702.65776630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674.66666666667">
                <text:p>1674.66666666667</text:p>
              </table:table-cell>
              <table:table-cell office:value-type="float" office:value="1686.29378811818">
                <text:p>1686.29378811818</text:p>
              </table:table-cell>
              <table:table-cell office:value-type="float" office:value="1674.83333333333">
                <text:p>1674.83333333333</text:p>
              </table:table-cell>
              <table:table-cell office:value-type="float" office:value="1672.30866932905">
                <text:p>1672.30866932905</text:p>
              </table:table-cell>
              <table:table-cell office:value-type="float" office:value="1691">
                <text:p>1691</text:p>
              </table:table-cell>
              <table:table-cell office:value-type="float" office:value="1698.61858680693">
                <text:p>1698.61858680693</text:p>
              </table:table-cell>
              <table:table-cell office:value-type="float" office:value="1674.66666666667">
                <text:p>1674.66666666667</text:p>
              </table:table-cell>
              <table:table-cell office:value-type="float" office:value="1684.17000444441">
                <text:p>1684.17000444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676.5">
                <text:p>1676.5</text:p>
              </table:table-cell>
              <table:table-cell office:value-type="float" office:value="1667.10584239069">
                <text:p>1667.10584239069</text:p>
              </table:table-cell>
              <table:table-cell office:value-type="float" office:value="1682.91666666667">
                <text:p>1682.91666666667</text:p>
              </table:table-cell>
              <table:table-cell office:value-type="float" office:value="1653.32313360848">
                <text:p>1653.32313360848</text:p>
              </table:table-cell>
              <table:table-cell office:value-type="float" office:value="1688.91666666667">
                <text:p>1688.91666666667</text:p>
              </table:table-cell>
              <table:table-cell office:value-type="float" office:value="1679.13810357677">
                <text:p>1679.13810357677</text:p>
              </table:table-cell>
              <table:table-cell office:value-type="float" office:value="1676.5">
                <text:p>1676.5</text:p>
              </table:table-cell>
              <table:table-cell office:value-type="float" office:value="1665.4440865323">
                <text:p>1665.444086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633.58333333333">
                <text:p>1633.58333333333</text:p>
              </table:table-cell>
              <table:table-cell office:value-type="float" office:value="1647.6669823416">
                <text:p>1647.6669823416</text:p>
              </table:table-cell>
              <table:table-cell office:value-type="float" office:value="1644.08333333333">
                <text:p>1644.08333333333</text:p>
              </table:table-cell>
              <table:table-cell office:value-type="float" office:value="1634.09468298335">
                <text:p>1634.09468298335</text:p>
              </table:table-cell>
              <table:table-cell office:value-type="float" office:value="1644.08333333333">
                <text:p>1644.08333333333</text:p>
              </table:table-cell>
              <table:table-cell office:value-type="float" office:value="1659.40726896037">
                <text:p>1659.40726896037</text:p>
              </table:table-cell>
              <table:table-cell office:value-type="float" office:value="1633.58333333333">
                <text:p>1633.58333333333</text:p>
              </table:table-cell>
              <table:table-cell office:value-type="float" office:value="1646.48685681423">
                <text:p>1646.4868568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624.5">
                <text:p>1624.5</text:p>
              </table:table-cell>
              <table:table-cell office:value-type="float" office:value="1627.98527616114">
                <text:p>1627.98527616114</text:p>
              </table:table-cell>
              <table:table-cell office:value-type="float" office:value="1643">
                <text:p>1643</text:p>
              </table:table-cell>
              <table:table-cell office:value-type="float" office:value="1614.63103212559">
                <text:p>1614.63103212559</text:p>
              </table:table-cell>
              <table:table-cell office:value-type="float" office:value="1647.25">
                <text:p>1647.25</text:p>
              </table:table-cell>
              <table:table-cell office:value-type="float" office:value="1639.43445315718">
                <text:p>1639.43445315718</text:p>
              </table:table-cell>
              <table:table-cell office:value-type="float" office:value="1624.5">
                <text:p>1624.5</text:p>
              </table:table-cell>
              <table:table-cell office:value-type="float" office:value="1627.30533296188">
                <text:p>1627.30533296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583">
                <text:p>1583</text:p>
              </table:table-cell>
              <table:table-cell office:value-type="float" office:value="1608.06899799241">
                <text:p>1608.06899799241</text:p>
              </table:table-cell>
              <table:table-cell office:value-type="float" office:value="1602.25">
                <text:p>1602.25</text:p>
              </table:table-cell>
              <table:table-cell office:value-type="float" office:value="1594.94009383337">
                <text:p>1594.94009383337</text:p>
              </table:table-cell>
              <table:table-cell office:value-type="float" office:value="1607.66666666667">
                <text:p>1607.66666666667</text:p>
              </table:table-cell>
              <table:table-cell office:value-type="float" office:value="1619.22821146815">
                <text:p>1619.22821146815</text:p>
              </table:table-cell>
              <table:table-cell office:value-type="float" office:value="1583">
                <text:p>1583</text:p>
              </table:table-cell>
              <table:table-cell office:value-type="float" office:value="1607.90670027225">
                <text:p>1607.9067002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83.83333333333">
                <text:p>1583.83333333333</text:p>
              </table:table-cell>
              <table:table-cell office:value-type="float" office:value="1587.92661980734">
                <text:p>1587.92661980734</text:p>
              </table:table-cell>
              <table:table-cell office:value-type="float" office:value="1599.08333333333">
                <text:p>1599.08333333333</text:p>
              </table:table-cell>
              <table:table-cell office:value-type="float" office:value="1575.02997142114">
                <text:p>1575.02997142114</text:p>
              </table:table-cell>
              <table:table-cell office:value-type="float" office:value="1604.75">
                <text:p>1604.75</text:p>
              </table:table-cell>
              <table:table-cell office:value-type="float" office:value="1598.79727683918">
                <text:p>1598.79727683918</text:p>
              </table:table-cell>
              <table:table-cell office:value-type="float" office:value="1583.83333333333">
                <text:p>1583.83333333333</text:p>
              </table:table-cell>
              <table:table-cell office:value-type="float" office:value="1588.29830586337">
                <text:p>1588.29830586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546.08333333333">
                <text:p>1546.08333333333</text:p>
              </table:table-cell>
              <table:table-cell office:value-type="float" office:value="1567.56680328263">
                <text:p>1567.56680328263</text:p>
              </table:table-cell>
              <table:table-cell office:value-type="float" office:value="1555.91666666667">
                <text:p>1555.91666666667</text:p>
              </table:table-cell>
              <table:table-cell office:value-type="float" office:value="1554.90895110974">
                <text:p>1554.90895110974</text:p>
              </table:table-cell>
              <table:table-cell office:value-type="float" office:value="1565.58333333333">
                <text:p>1565.58333333333</text:p>
              </table:table-cell>
              <table:table-cell office:value-type="float" office:value="1578.15055240456">
                <text:p>1578.15055240456</text:p>
              </table:table-cell>
              <table:table-cell office:value-type="float" office:value="1546.08333333333">
                <text:p>1546.08333333333</text:p>
              </table:table-cell>
              <table:table-cell office:value-type="float" office:value="1568.48765287005">
                <text:p>1568.4876528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45.16666666667">
                <text:p>1545.16666666667</text:p>
              </table:table-cell>
              <table:table-cell office:value-type="float" office:value="1546.99839167564">
                <text:p>1546.99839167564</text:p>
              </table:table-cell>
              <table:table-cell office:value-type="float" office:value="1556.08333333333">
                <text:p>1556.08333333333</text:p>
              </table:table-cell>
              <table:table-cell office:value-type="float" office:value="1534.58549441649">
                <text:p>1534.58549441649</text:p>
              </table:table-cell>
              <table:table-cell office:value-type="float" office:value="1567.41666666667">
                <text:p>1567.41666666667</text:p>
              </table:table-cell>
              <table:table-cell office:value-type="float" office:value="1557.29710403046">
                <text:p>1557.29710403046</text:p>
              </table:table-cell>
              <table:table-cell office:value-type="float" office:value="1545.16666666667">
                <text:p>1545.16666666667</text:p>
              </table:table-cell>
              <table:table-cell office:value-type="float" office:value="1548.48239463963">
                <text:p>1548.48239463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504">
                <text:p>1504</text:p>
              </table:table-cell>
              <table:table-cell office:value-type="float" office:value="1526.23040170038">
                <text:p>1526.23040170038</text:p>
              </table:table-cell>
              <table:table-cell office:value-type="float" office:value="1512.75">
                <text:p>1512.75</text:p>
              </table:table-cell>
              <table:table-cell office:value-type="float" office:value="1514.06823054523">
                <text:p>1514.06823054523</text:p>
              </table:table-cell>
              <table:table-cell office:value-type="float" office:value="1523.58333333333">
                <text:p>1523.58333333333</text:p>
              </table:table-cell>
              <table:table-cell office:value-type="float" office:value="1536.24615285836">
                <text:p>1536.24615285836</text:p>
              </table:table-cell>
              <table:table-cell office:value-type="float" office:value="1504">
                <text:p>1504</text:p>
              </table:table-cell>
              <table:table-cell office:value-type="float" office:value="1528.29032892767">
                <text:p>1528.2903289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07.16666666667">
                <text:p>1507.16666666667</text:p>
              </table:table-cell>
              <table:table-cell office:value-type="float" office:value="1505.27201540341">
                <text:p>1505.27201540341</text:p>
              </table:table-cell>
              <table:table-cell office:value-type="float" office:value="1512.41666666667">
                <text:p>1512.41666666667</text:p>
              </table:table-cell>
              <table:table-cell office:value-type="float" office:value="1493.36594877645">
                <text:p>1493.36594877645</text:p>
              </table:table-cell>
              <table:table-cell office:value-type="float" office:value="1522.08333333333">
                <text:p>1522.08333333333</text:p>
              </table:table-cell>
              <table:table-cell office:value-type="float" office:value="1515.00706784853">
                <text:p>1515.00706784853</text:p>
              </table:table-cell>
              <table:table-cell office:value-type="float" office:value="1507.16666666667">
                <text:p>1507.16666666667</text:p>
              </table:table-cell>
              <table:table-cell office:value-type="float" office:value="1507.91939209374">
                <text:p>1507.91939209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463.33333333333">
                <text:p>1463.33333333333</text:p>
              </table:table-cell>
              <table:table-cell office:value-type="float" office:value="1484.13257203978">
                <text:p>1484.13257203978</text:p>
              </table:table-cell>
              <table:table-cell office:value-type="float" office:value="1464.83333333333">
                <text:p>1464.83333333333</text:p>
              </table:table-cell>
              <table:table-cell office:value-type="float" office:value="1472.48759085733">
                <text:p>1472.48759085733</text:p>
              </table:table-cell>
              <table:table-cell office:value-type="float" office:value="1476.25">
                <text:p>1476.25</text:p>
              </table:table-cell>
              <table:table-cell office:value-type="float" office:value="1493.58935832347">
                <text:p>1493.58935832347</text:p>
              </table:table-cell>
              <table:table-cell office:value-type="float" office:value="1463.33333333333">
                <text:p>1463.33333333333</text:p>
              </table:table-cell>
              <table:table-cell office:value-type="float" office:value="1487.37765329714">
                <text:p>1487.37765329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65">
                <text:p>1465</text:p>
              </table:table-cell>
              <table:table-cell office:value-type="float" office:value="1462.821559949">
                <text:p>1462.821559949</text:p>
              </table:table-cell>
              <table:table-cell office:value-type="float" office:value="1460.16666666667">
                <text:p>1460.16666666667</text:p>
              </table:table-cell>
              <table:table-cell office:value-type="float" office:value="1451.44224339184">
                <text:p>1451.44224339184</text:p>
              </table:table-cell>
              <table:table-cell office:value-type="float" office:value="1480.41666666667">
                <text:p>1480.41666666667</text:p>
              </table:table-cell>
              <table:table-cell office:value-type="float" office:value="1472.00266651141">
                <text:p>1472.00266651141</text:p>
              </table:table-cell>
              <table:table-cell office:value-type="float" office:value="1465">
                <text:p>1465</text:p>
              </table:table-cell>
              <table:table-cell office:value-type="float" office:value="1466.67330869261">
                <text:p>1466.67330869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425.25">
                <text:p>1425.25</text:p>
              </table:table-cell>
              <table:table-cell office:value-type="float" office:value="1441.3486084309">
                <text:p>1441.3486084309</text:p>
              </table:table-cell>
              <table:table-cell office:value-type="float" office:value="1416.41666666667">
                <text:p>1416.41666666667</text:p>
              </table:table-cell>
              <table:table-cell office:value-type="float" office:value="1430.23913023082">
                <text:p>1430.23913023082</text:p>
              </table:table-cell>
              <table:table-cell office:value-type="float" office:value="1429.75">
                <text:p>1429.75</text:p>
              </table:table-cell>
              <table:table-cell office:value-type="float" office:value="1450.2567600897">
                <text:p>1450.2567600897</text:p>
              </table:table-cell>
              <table:table-cell office:value-type="float" office:value="1425.25">
                <text:p>1425.25</text:p>
              </table:table-cell>
              <table:table-cell office:value-type="float" office:value="1445.81467562612">
                <text:p>1445.8146756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34.58333333333">
                <text:p>1434.58333333333</text:p>
              </table:table-cell>
              <table:table-cell office:value-type="float" office:value="1419.72347962164">
                <text:p>1419.72347962164</text:p>
              </table:table-cell>
              <table:table-cell office:value-type="float" office:value="1413.66666666667">
                <text:p>1413.66666666667</text:p>
              </table:table-cell>
              <table:table-cell office:value-type="float" office:value="1408.88760486205">
                <text:p>1408.88760486205</text:p>
              </table:table-cell>
              <table:table-cell office:value-type="float" office:value="1425.58333333333">
                <text:p>1425.58333333333</text:p>
              </table:table-cell>
              <table:table-cell office:value-type="float" office:value="1428.36152472832">
                <text:p>1428.36152472832</text:p>
              </table:table-cell>
              <table:table-cell office:value-type="float" office:value="1434.58333333333">
                <text:p>1434.58333333333</text:p>
              </table:table-cell>
              <table:table-cell office:value-type="float" office:value="1424.81018683055">
                <text:p>1424.81018683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387.41666666667">
                <text:p>1387.41666666667</text:p>
              </table:table-cell>
              <table:table-cell office:value-type="float" office:value="1397.95606036959">
                <text:p>1397.95606036959</text:p>
              </table:table-cell>
              <table:table-cell office:value-type="float" office:value="1372.25">
                <text:p>1372.25</text:p>
              </table:table-cell>
              <table:table-cell office:value-type="float" office:value="1387.39714280034">
                <text:p>1387.39714280034</text:p>
              </table:table-cell>
              <table:table-cell office:value-type="float" office:value="1381.33333333333">
                <text:p>1381.33333333333</text:p>
              </table:table-cell>
              <table:table-cell office:value-type="float" office:value="1406.32695663334">
                <text:p>1406.32695663334</text:p>
              </table:table-cell>
              <table:table-cell office:value-type="float" office:value="1387.41666666667">
                <text:p>1387.41666666667</text:p>
              </table:table-cell>
              <table:table-cell office:value-type="float" office:value="1403.66838462146">
                <text:p>1403.6683846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387.16666666667">
                <text:p>1387.16666666667</text:p>
              </table:table-cell>
              <table:table-cell office:value-type="float" office:value="1376.05635411132">
                <text:p>1376.05635411132</text:p>
              </table:table-cell>
              <table:table-cell office:value-type="float" office:value="1370.91666666667">
                <text:p>1370.91666666667</text:p>
              </table:table-cell>
              <table:table-cell office:value-type="float" office:value="1365.77733397762">
                <text:p>1365.77733397762</text:p>
              </table:table-cell>
              <table:table-cell office:value-type="float" office:value="1381.66666666667">
                <text:p>1381.66666666667</text:p>
              </table:table-cell>
              <table:table-cell office:value-type="float" office:value="1384.16315509035">
                <text:p>1384.16315509035</text:p>
              </table:table-cell>
              <table:table-cell office:value-type="float" office:value="1387.16666666667">
                <text:p>1387.16666666667</text:p>
              </table:table-cell>
              <table:table-cell office:value-type="float" office:value="1382.39791509283">
                <text:p>1382.39791509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346.16666666667">
                <text:p>1346.16666666667</text:p>
              </table:table-cell>
              <table:table-cell office:value-type="float" office:value="1354.03447274748">
                <text:p>1354.03447274748</text:p>
              </table:table-cell>
              <table:table-cell office:value-type="float" office:value="1331.25">
                <text:p>1331.25</text:p>
              </table:table-cell>
              <table:table-cell office:value-type="float" office:value="1344.03787513299">
                <text:p>1344.03787513299</text:p>
              </table:table-cell>
              <table:table-cell office:value-type="float" office:value="1335.33333333333">
                <text:p>1335.33333333333</text:p>
              </table:table-cell>
              <table:table-cell office:value-type="float" office:value="1361.88031500795">
                <text:p>1361.88031500795</text:p>
              </table:table-cell>
              <table:table-cell office:value-type="float" office:value="1346.16666666667">
                <text:p>1346.16666666667</text:p>
              </table:table-cell>
              <table:table-cell office:value-type="float" office:value="1361.00752231278">
                <text:p>1361.0075223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45.5">
                <text:p>1345.5</text:p>
              </table:table-cell>
              <table:table-cell office:value-type="float" office:value="1331.90062851875">
                <text:p>1331.90062851875</text:p>
              </table:table-cell>
              <table:table-cell office:value-type="float" office:value="1332">
                <text:p>1332</text:p>
              </table:table-cell>
              <table:table-cell office:value-type="float" office:value="1322.18856220283">
                <text:p>1322.18856220283</text:p>
              </table:table-cell>
              <table:table-cell office:value-type="float" office:value="1335.41666666667">
                <text:p>1335.41666666667</text:p>
              </table:table-cell>
              <table:table-cell office:value-type="float" office:value="1339.48871946117">
                <text:p>1339.48871946117</text:p>
              </table:table-cell>
              <table:table-cell office:value-type="float" office:value="1345.5">
                <text:p>1345.5</text:p>
              </table:table-cell>
              <table:table-cell office:value-type="float" office:value="1339.50604251932">
                <text:p>1339.5060425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1300.58333333333">
                <text:p>1300.58333333333</text:p>
              </table:table-cell>
              <table:table-cell office:value-type="float" office:value="1309.66512588181">
                <text:p>1309.66512588181</text:p>
              </table:table-cell>
              <table:table-cell office:value-type="float" office:value="1283.91666666667">
                <text:p>1283.91666666667</text:p>
              </table:table-cell>
              <table:table-cell office:value-type="float" office:value="1300.23928271087">
                <text:p>1300.23928271087</text:p>
              </table:table-cell>
              <table:table-cell office:value-type="float" office:value="1293.58333333333">
                <text:p>1293.58333333333</text:p>
              </table:table-cell>
              <table:table-cell office:value-type="float" office:value="1316.99873223497">
                <text:p>1316.99873223497</text:p>
              </table:table-cell>
              <table:table-cell office:value-type="float" office:value="1300.58333333333">
                <text:p>1300.58333333333</text:p>
              </table:table-cell>
              <table:table-cell office:value-type="float" office:value="1317.90239831607">
                <text:p>1317.9023983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303">
                <text:p>1303</text:p>
              </table:table-cell>
              <table:table-cell office:value-type="float" office:value="1287.33835338523">
                <text:p>1287.33835338523</text:p>
              </table:table-cell>
              <table:table-cell office:value-type="float" office:value="1282.83333333333">
                <text:p>1282.83333333333</text:p>
              </table:table-cell>
              <table:table-cell office:value-type="float" office:value="1278.20000815827">
                <text:p>1278.20000815827</text:p>
              </table:table-cell>
              <table:table-cell office:value-type="float" office:value="1297.66666666667">
                <text:p>1297.66666666667</text:p>
              </table:table-cell>
              <table:table-cell office:value-type="float" office:value="1294.42079036768">
                <text:p>1294.42079036768</text:p>
              </table:table-cell>
              <table:table-cell office:value-type="float" office:value="1303">
                <text:p>1303</text:p>
              </table:table-cell>
              <table:table-cell office:value-type="float" office:value="1296.20559286802">
                <text:p>1296.20559286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1259.5">
                <text:p>1259.5</text:p>
              </table:table-cell>
              <table:table-cell office:value-type="float" office:value="1264.93077554542">
                <text:p>1264.93077554542</text:p>
              </table:table-cell>
              <table:table-cell office:value-type="float" office:value="1241.08333333333">
                <text:p>1241.08333333333</text:p>
              </table:table-cell>
              <table:table-cell office:value-type="float" office:value="1256.0807864137">
                <text:p>1256.0807864137</text:p>
              </table:table-cell>
              <table:table-cell office:value-type="float" office:value="1254">
                <text:p>1254</text:p>
              </table:table-cell>
              <table:table-cell office:value-type="float" office:value="1271.76539669444">
                <text:p>1271.76539669444</text:p>
              </table:table-cell>
              <table:table-cell office:value-type="float" office:value="1259.5">
                <text:p>1259.5</text:p>
              </table:table-cell>
              <table:table-cell office:value-type="float" office:value="1274.42470409726">
                <text:p>1274.42470409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258.83333333333">
                <text:p>1258.83333333333</text:p>
              </table:table-cell>
              <table:table-cell office:value-type="float" office:value="1242.45292472256">
                <text:p>1242.45292472256</text:p>
              </table:table-cell>
              <table:table-cell office:value-type="float" office:value="1241.83333333333">
                <text:p>1241.83333333333</text:p>
              </table:table-cell>
              <table:table-cell office:value-type="float" office:value="1233.89173410342">
                <text:p>1233.89173410342</text:p>
              </table:table-cell>
              <table:table-cell office:value-type="float" office:value="1247.5">
                <text:p>1247.5</text:p>
              </table:table-cell>
              <table:table-cell office:value-type="float" office:value="1249.04311239072">
                <text:p>1249.04311239072</text:p>
              </table:table-cell>
              <table:table-cell office:value-type="float" office:value="1258.83333333333">
                <text:p>1258.83333333333</text:p>
              </table:table-cell>
              <table:table-cell office:value-type="float" office:value="1252.56887887868">
                <text:p>1252.56887887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212.91666666667">
                <text:p>1212.91666666667</text:p>
              </table:table-cell>
              <table:table-cell office:value-type="float" office:value="1219.91539299657">
                <text:p>1219.91539299657</text:p>
              </table:table-cell>
              <table:table-cell office:value-type="float" office:value="1198.08333333333">
                <text:p>1198.08333333333</text:p>
              </table:table-cell>
              <table:table-cell office:value-type="float" office:value="1211.64302900137">
                <text:p>1211.64302900137</text:p>
              </table:table-cell>
              <table:table-cell office:value-type="float" office:value="1203.41666666667">
                <text:p>1203.41666666667</text:p>
              </table:table-cell>
              <table:table-cell office:value-type="float" office:value="1226.26454951569">
                <text:p>1226.26454951569</text:p>
              </table:table-cell>
              <table:table-cell office:value-type="float" office:value="1212.91666666667">
                <text:p>1212.91666666667</text:p>
              </table:table-cell>
              <table:table-cell office:value-type="float" office:value="1230.64732723579">
                <text:p>1230.6473272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213.58333333333">
                <text:p>1213.58333333333</text:p>
              </table:table-cell>
              <table:table-cell office:value-type="float" office:value="1197.32882404298">
                <text:p>1197.32882404298</text:p>
              </table:table-cell>
              <table:table-cell office:value-type="float" office:value="1198.5">
                <text:p>1198.5</text:p>
              </table:table-cell>
              <table:table-cell office:value-type="float" office:value="1189.34490241922">
                <text:p>1189.34490241922</text:p>
              </table:table-cell>
              <table:table-cell office:value-type="float" office:value="1196.58333333333">
                <text:p>1196.58333333333</text:p>
              </table:table-cell>
              <table:table-cell office:value-type="float" office:value="1203.44036355576">
                <text:p>1203.44036355576</text:p>
              </table:table-cell>
              <table:table-cell office:value-type="float" office:value="1213.58333333333">
                <text:p>1213.58333333333</text:p>
              </table:table-cell>
              <table:table-cell office:value-type="float" office:value="1208.66931653637">
                <text:p>1208.66931653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169.58333333333">
                <text:p>1169.58333333333</text:p>
              </table:table-cell>
              <table:table-cell office:value-type="float" office:value="1174.70390500892">
                <text:p>1174.70390500892</text:p>
              </table:table-cell>
              <table:table-cell office:value-type="float" office:value="1149.91666666667">
                <text:p>1149.91666666667</text:p>
              </table:table-cell>
              <table:table-cell office:value-type="float" office:value="1167.0076315965">
                <text:p>1167.0076315965</text:p>
              </table:table-cell>
              <table:table-cell office:value-type="float" office:value="1148.66666666667">
                <text:p>1148.66666666667</text:p>
              </table:table-cell>
              <table:table-cell office:value-type="float" office:value="1180.58124596799">
                <text:p>1180.58124596799</text:p>
              </table:table-cell>
              <table:table-cell office:value-type="float" office:value="1169.58333333333">
                <text:p>1169.58333333333</text:p>
              </table:table-cell>
              <table:table-cell office:value-type="float" office:value="1186.64416568825">
                <text:p>1186.6441656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73.16666666667">
                <text:p>1173.16666666667</text:p>
              </table:table-cell>
              <table:table-cell office:value-type="float" office:value="1152.05135838904">
                <text:p>1152.05135838904</text:p>
              </table:table-cell>
              <table:table-cell office:value-type="float" office:value="1150.33333333333">
                <text:p>1150.33333333333</text:p>
              </table:table-cell>
              <table:table-cell office:value-type="float" office:value="1144.64153209065">
                <text:p>1144.64153209065</text:p>
              </table:table-cell>
              <table:table-cell office:value-type="float" office:value="1153.33333333333">
                <text:p>1153.33333333333</text:p>
              </table:table-cell>
              <table:table-cell office:value-type="float" office:value="1157.69791672357">
                <text:p>1157.69791672357</text:p>
              </table:table-cell>
              <table:table-cell office:value-type="float" office:value="1173.16666666667">
                <text:p>1173.16666666667</text:p>
              </table:table-cell>
              <table:table-cell office:value-type="float" office:value="1164.58123933505">
                <text:p>1164.58123933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128.75">
                <text:p>1128.75</text:p>
              </table:table-cell>
              <table:table-cell office:value-type="float" office:value="1129.38193390143">
                <text:p>1129.38193390143</text:p>
              </table:table-cell>
              <table:table-cell office:value-type="float" office:value="1105.41666666667">
                <text:p>1105.41666666667</text:p>
              </table:table-cell>
              <table:table-cell office:value-type="float" office:value="1122.25695016708">
                <text:p>1122.25695016708</text:p>
              </table:table-cell>
              <table:table-cell office:value-type="float" office:value="1113.25">
                <text:p>1113.25</text:p>
              </table:table-cell>
              <table:table-cell office:value-type="float" office:value="1134.80111685126">
                <text:p>1134.80111685126</text:p>
              </table:table-cell>
              <table:table-cell office:value-type="float" office:value="1128.75">
                <text:p>1128.75</text:p>
              </table:table-cell>
              <table:table-cell office:value-type="float" office:value="1142.4899420519">
                <text:p>1142.48994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20.91666666667">
                <text:p>1120.91666666667</text:p>
              </table:table-cell>
              <table:table-cell office:value-type="float" office:value="1106.70640036356">
                <text:p>1106.70640036356</text:p>
              </table:table-cell>
              <table:table-cell office:value-type="float" office:value="1105.41666666667">
                <text:p>1105.41666666667</text:p>
              </table:table-cell>
              <table:table-cell office:value-type="float" office:value="1099.8642551893">
                <text:p>1099.8642551893</text:p>
              </table:table-cell>
              <table:table-cell office:value-type="float" office:value="1115.83333333333">
                <text:p>1115.83333333333</text:p>
              </table:table-cell>
              <table:table-cell office:value-type="float" office:value="1111.90160098089">
                <text:p>1111.90160098089</text:p>
              </table:table-cell>
              <table:table-cell office:value-type="float" office:value="1120.91666666667">
                <text:p>1120.91666666667</text:p>
              </table:table-cell>
              <table:table-cell office:value-type="float" office:value="1120.37971254118">
                <text:p>1120.3797125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075.58333333333">
                <text:p>1075.58333333333</text:p>
              </table:table-cell>
              <table:table-cell office:value-type="float" office:value="1084.03553756822">
                <text:p>1084.03553756822</text:p>
              </table:table-cell>
              <table:table-cell office:value-type="float" office:value="1062.41666666667">
                <text:p>1062.41666666667</text:p>
              </table:table-cell>
              <table:table-cell office:value-type="float" office:value="1077.47383200897">
                <text:p>1077.47383200897</text:p>
              </table:table-cell>
              <table:table-cell office:value-type="float" office:value="1065.5">
                <text:p>1065.5</text:p>
              </table:table-cell>
              <table:table-cell office:value-type="float" office:value="1089.01012988677">
                <text:p>1089.01012988677</text:p>
              </table:table-cell>
              <table:table-cell office:value-type="float" office:value="1075.58333333333">
                <text:p>1075.58333333333</text:p>
              </table:table-cell>
              <table:table-cell office:value-type="float" office:value="1098.26001782828">
                <text:p>1098.2600178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77.16666666667">
                <text:p>1077.16666666667</text:p>
              </table:table-cell>
              <table:table-cell office:value-type="float" office:value="1061.38012815947">
                <text:p>1061.38012815947</text:p>
              </table:table-cell>
              <table:table-cell office:value-type="float" office:value="1063.08333333333">
                <text:p>1063.08333333333</text:p>
              </table:table-cell>
              <table:table-cell office:value-type="float" office:value="1055.09607335598">
                <text:p>1055.09607335598</text:p>
              </table:table-cell>
              <table:table-cell office:value-type="float" office:value="1060.75">
                <text:p>1060.75</text:p>
              </table:table-cell>
              <table:table-cell office:value-type="float" office:value="1066.13746303117">
                <text:p>1066.13746303117</text:p>
              </table:table-cell>
              <table:table-cell office:value-type="float" office:value="1077.16666666667">
                <text:p>1077.16666666667</text:p>
              </table:table-cell>
              <table:table-cell office:value-type="float" office:value="1076.1403474573">
                <text:p>1076.140347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030.58333333333">
                <text:p>1030.58333333333</text:p>
              </table:table-cell>
              <table:table-cell office:value-type="float" office:value="1038.75094950855">
                <text:p>1038.75094950855</text:p>
              </table:table-cell>
              <table:table-cell office:value-type="float" office:value="1017.75">
                <text:p>1017.75</text:p>
              </table:table-cell>
              <table:table-cell office:value-type="float" office:value="1032.74137222853">
                <text:p>1032.74137222853</text:p>
              </table:table-cell>
              <table:table-cell office:value-type="float" office:value="1012.83333333333">
                <text:p>1012.83333333333</text:p>
              </table:table-cell>
              <table:table-cell office:value-type="float" office:value="1043.29435110779">
                <text:p>1043.29435110779</text:p>
              </table:table-cell>
              <table:table-cell office:value-type="float" office:value="1030.58333333333">
                <text:p>1030.58333333333</text:p>
              </table:table-cell>
              <table:table-cell office:value-type="float" office:value="1054.03020768681">
                <text:p>1054.03020768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029.16666666667">
                <text:p>1029.16666666667</text:p>
              </table:table-cell>
              <table:table-cell office:value-type="float" office:value="1016.15876558981">
                <text:p>1016.15876558981</text:p>
              </table:table-cell>
              <table:table-cell office:value-type="float" office:value="1017.25">
                <text:p>1017.25</text:p>
              </table:table-cell>
              <table:table-cell office:value-type="float" office:value="1010.42011428323">
                <text:p>1010.42011428323</text:p>
              </table:table-cell>
              <table:table-cell office:value-type="float" office:value="1012.58333333333">
                <text:p>1012.58333333333</text:p>
              </table:table-cell>
              <table:table-cell office:value-type="float" office:value="1020.4915285852">
                <text:p>1020.4915285852</text:p>
              </table:table-cell>
              <table:table-cell office:value-type="float" office:value="1029.16666666667">
                <text:p>1029.16666666667</text:p>
              </table:table-cell>
              <table:table-cell office:value-type="float" office:value="1031.93911568559">
                <text:p>1031.93911568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986.583333333333">
                <text:p>986.583333333333</text:p>
              </table:table-cell>
              <table:table-cell office:value-type="float" office:value="993.614318856671">
                <text:p>993.614318856671</text:p>
              </table:table-cell>
              <table:table-cell office:value-type="float" office:value="973.583333333333">
                <text:p>973.583333333333</text:p>
              </table:table-cell>
              <table:table-cell office:value-type="float" office:value="988.14267022516">
                <text:p>988.14267022516</text:p>
              </table:table-cell>
              <table:table-cell office:value-type="float" office:value="969.416666666667">
                <text:p>969.416666666667</text:p>
              </table:table-cell>
              <table:table-cell office:value-type="float" office:value="997.739706250308">
                <text:p>997.739706250308</text:p>
              </table:table-cell>
              <table:table-cell office:value-type="float" office:value="986.583333333333">
                <text:p>986.583333333333</text:p>
              </table:table-cell>
              <table:table-cell office:value-type="float" office:value="1009.87659372835">
                <text:p>1009.8765937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87.416666666667">
                <text:p>987.416666666667</text:p>
              </table:table-cell>
              <table:table-cell office:value-type="float" office:value="971.128322117545">
                <text:p>971.128322117545</text:p>
              </table:table-cell>
              <table:table-cell office:value-type="float" office:value="974.083333333333">
                <text:p>974.083333333333</text:p>
              </table:table-cell>
              <table:table-cell office:value-type="float" office:value="965.919388197965">
                <text:p>965.919388197965</text:p>
              </table:table-cell>
              <table:table-cell office:value-type="float" office:value="975.916666666667">
                <text:p>975.916666666667</text:p>
              </table:table-cell>
              <table:table-cell office:value-type="float" office:value="975.049563751814">
                <text:p>975.049563751814</text:p>
              </table:table-cell>
              <table:table-cell office:value-type="float" office:value="987.416666666667">
                <text:p>987.416666666667</text:p>
              </table:table-cell>
              <table:table-cell office:value-type="float" office:value="987.852163391482">
                <text:p>987.85216339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939.916666666667">
                <text:p>939.916666666667</text:p>
              </table:table-cell>
              <table:table-cell office:value-type="float" office:value="948.71145041177">
                <text:p>948.71145041177</text:p>
              </table:table-cell>
              <table:table-cell office:value-type="float" office:value="931.5">
                <text:p>931.5</text:p>
              </table:table-cell>
              <table:table-cell office:value-type="float" office:value="943.760586173922">
                <text:p>943.760586173922</text:p>
              </table:table-cell>
              <table:table-cell office:value-type="float" office:value="933.333333333333">
                <text:p>933.333333333333</text:p>
              </table:table-cell>
              <table:table-cell office:value-type="float" office:value="952.431742143679">
                <text:p>952.431742143679</text:p>
              </table:table-cell>
              <table:table-cell office:value-type="float" office:value="939.916666666667">
                <text:p>939.916666666667</text:p>
              </table:table-cell>
              <table:table-cell office:value-type="float" office:value="965.87533974879">
                <text:p>965.87533974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37.75">
                <text:p>937.75</text:p>
              </table:table-cell>
              <table:table-cell office:value-type="float" office:value="926.374332885544">
                <text:p>926.374332885544</text:p>
              </table:table-cell>
              <table:table-cell office:value-type="float" office:value="932.333333333333">
                <text:p>932.333333333333</text:p>
              </table:table-cell>
              <table:table-cell office:value-type="float" office:value="921.676544344025">
                <text:p>921.676544344025</text:p>
              </table:table-cell>
              <table:table-cell office:value-type="float" office:value="933.166666666667">
                <text:p>933.166666666667</text:p>
              </table:table-cell>
              <table:table-cell office:value-type="float" office:value="929.896836428575">
                <text:p>929.896836428575</text:p>
              </table:table-cell>
              <table:table-cell office:value-type="float" office:value="937.75">
                <text:p>937.75</text:p>
              </table:table-cell>
              <table:table-cell office:value-type="float" office:value="943.955625567229">
                <text:p>943.955625567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892.75">
                <text:p>892.75</text:p>
              </table:table-cell>
              <table:table-cell office:value-type="float" office:value="904.127544667863">
                <text:p>904.127544667863</text:p>
              </table:table-cell>
              <table:table-cell office:value-type="float" office:value="891.5">
                <text:p>891.5</text:p>
              </table:table-cell>
              <table:table-cell office:value-type="float" office:value="899.677497508071">
                <text:p>899.677497508071</text:p>
              </table:table-cell>
              <table:table-cell office:value-type="float" office:value="893.083333333333">
                <text:p>893.083333333333</text:p>
              </table:table-cell>
              <table:table-cell office:value-type="float" office:value="907.455388101346">
                <text:p>907.455388101346</text:p>
              </table:table-cell>
              <table:table-cell office:value-type="float" office:value="892.75">
                <text:p>892.75</text:p>
              </table:table-cell>
              <table:table-cell office:value-type="float" office:value="922.102505502642">
                <text:p>922.10250550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95.75">
                <text:p>895.75</text:p>
              </table:table-cell>
              <table:table-cell office:value-type="float" office:value="881.981598746457">
                <text:p>881.981598746457</text:p>
              </table:table-cell>
              <table:table-cell office:value-type="float" office:value="890.25">
                <text:p>890.25</text:p>
              </table:table-cell>
              <table:table-cell office:value-type="float" office:value="877.773627464737">
                <text:p>877.773627464737</text:p>
              </table:table-cell>
              <table:table-cell office:value-type="float" office:value="895.5">
                <text:p>895.5</text:p>
              </table:table-cell>
              <table:table-cell office:value-type="float" office:value="885.117877692467">
                <text:p>885.117877692467</text:p>
              </table:table-cell>
              <table:table-cell office:value-type="float" office:value="895.75">
                <text:p>895.75</text:p>
              </table:table-cell>
              <table:table-cell office:value-type="float" office:value="900.325440295496">
                <text:p>900.325440295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850">
                <text:p>850</text:p>
              </table:table-cell>
              <table:table-cell office:value-type="float" office:value="859.946937843716">
                <text:p>859.946937843716</text:p>
              </table:table-cell>
              <table:table-cell office:value-type="float" office:value="844.333333333333">
                <text:p>844.333333333333</text:p>
              </table:table-cell>
              <table:table-cell office:value-type="float" office:value="855.97505540166">
                <text:p>855.97505540166</text:p>
              </table:table-cell>
              <table:table-cell office:value-type="float" office:value="853.333333333333">
                <text:p>853.333333333333</text:p>
              </table:table-cell>
              <table:table-cell office:value-type="float" office:value="862.894717311505">
                <text:p>862.894717311505</text:p>
              </table:table-cell>
              <table:table-cell office:value-type="float" office:value="850">
                <text:p>850</text:p>
              </table:table-cell>
              <table:table-cell office:value-type="float" office:value="878.633860966619">
                <text:p>878.633860966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50.333333333333">
                <text:p>850.333333333333</text:p>
              </table:table-cell>
              <table:table-cell office:value-type="float" office:value="838.033926292635">
                <text:p>838.033926292635</text:p>
              </table:table-cell>
              <table:table-cell office:value-type="float" office:value="842.666666666667">
                <text:p>842.666666666667</text:p>
              </table:table-cell>
              <table:table-cell office:value-type="float" office:value="834.291834285515">
                <text:p>834.291834285515</text:p>
              </table:table-cell>
              <table:table-cell office:value-type="float" office:value="857.666666666667">
                <text:p>857.666666666667</text:p>
              </table:table-cell>
              <table:table-cell office:value-type="float" office:value="840.796243190574">
                <text:p>840.796243190574</text:p>
              </table:table-cell>
              <table:table-cell office:value-type="float" office:value="850.333333333333">
                <text:p>850.333333333333</text:p>
              </table:table-cell>
              <table:table-cell office:value-type="float" office:value="857.037163012939">
                <text:p>857.03716301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806.083333333333">
                <text:p>806.083333333333</text:p>
              </table:table-cell>
              <table:table-cell office:value-type="float" office:value="816.252841912742">
                <text:p>816.252841912742</text:p>
              </table:table-cell>
              <table:table-cell office:value-type="float" office:value="800.666666666667">
                <text:p>800.666666666667</text:p>
              </table:table-cell>
              <table:table-cell office:value-type="float" office:value="812.733941252102">
                <text:p>812.733941252102</text:p>
              </table:table-cell>
              <table:table-cell office:value-type="float" office:value="810.583333333333">
                <text:p>810.583333333333</text:p>
              </table:table-cell>
              <table:table-cell office:value-type="float" office:value="818.832708227796">
                <text:p>818.832708227796</text:p>
              </table:table-cell>
              <table:table-cell office:value-type="float" office:value="806.083333333333">
                <text:p>806.083333333333</text:p>
              </table:table-cell>
              <table:table-cell office:value-type="float" office:value="835.544700603218">
                <text:p>835.544700603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04.166666666667">
                <text:p>804.166666666667</text:p>
              </table:table-cell>
              <table:table-cell office:value-type="float" office:value="794.613867886037">
                <text:p>794.613867886037</text:p>
              </table:table-cell>
              <table:table-cell office:value-type="float" office:value="803">
                <text:p>803</text:p>
              </table:table-cell>
              <table:table-cell office:value-type="float" office:value="791.311269996422">
                <text:p>791.311269996422</text:p>
              </table:table-cell>
              <table:table-cell office:value-type="float" office:value="812.833333333333">
                <text:p>812.833333333333</text:p>
              </table:table-cell>
              <table:table-cell office:value-type="float" office:value="797.014274530761">
                <text:p>797.014274530761</text:p>
              </table:table-cell>
              <table:table-cell office:value-type="float" office:value="804.166666666667">
                <text:p>804.166666666667</text:p>
              </table:table-cell>
              <table:table-cell office:value-type="float" office:value="814.165780773793">
                <text:p>814.16578077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59.916666666667">
                <text:p>759.916666666667</text:p>
              </table:table-cell>
              <table:table-cell office:value-type="float" office:value="773.127084632922">
                <text:p>773.127084632922</text:p>
              </table:table-cell>
              <table:table-cell office:value-type="float" office:value="760.25">
                <text:p>760.25</text:p>
              </table:table-cell>
              <table:table-cell office:value-type="float" office:value="770.033623162757">
                <text:p>770.033623162757</text:p>
              </table:table-cell>
              <table:table-cell office:value-type="float" office:value="768">
                <text:p>768</text:p>
              </table:table-cell>
              <table:table-cell office:value-type="float" office:value="775.351005959985">
                <text:p>775.351005959985</text:p>
              </table:table-cell>
              <table:table-cell office:value-type="float" office:value="759.916666666667">
                <text:p>759.916666666667</text:p>
              </table:table-cell>
              <table:table-cell office:value-type="float" office:value="792.909657624307">
                <text:p>792.909657624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61.666666666667">
                <text:p>761.666666666667</text:p>
              </table:table-cell>
              <table:table-cell office:value-type="float" office:value="751.80246168814">
                <text:p>751.80246168814</text:p>
              </table:table-cell>
              <table:table-cell office:value-type="float" office:value="761.833333333333">
                <text:p>761.833333333333</text:p>
              </table:table-cell>
              <table:table-cell office:value-type="float" office:value="748.910704734753">
                <text:p>748.910704734753</text:p>
              </table:table-cell>
              <table:table-cell office:value-type="float" office:value="767.75">
                <text:p>767.75</text:p>
              </table:table-cell>
              <table:table-cell office:value-type="float" office:value="753.852860672367">
                <text:p>753.852860672367</text:p>
              </table:table-cell>
              <table:table-cell office:value-type="float" office:value="761.666666666667">
                <text:p>761.666666666667</text:p>
              </table:table-cell>
              <table:table-cell office:value-type="float" office:value="771.785526513452">
                <text:p>771.785526513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717.166666666667">
                <text:p>717.166666666667</text:p>
              </table:table-cell>
              <table:table-cell office:value-type="float" office:value="730.649849576708">
                <text:p>730.649849576708</text:p>
              </table:table-cell>
              <table:table-cell office:value-type="float" office:value="717.75">
                <text:p>717.75</text:p>
              </table:table-cell>
              <table:table-cell office:value-type="float" office:value="727.952112425501">
                <text:p>727.952112425501</text:p>
              </table:table-cell>
              <table:table-cell office:value-type="float" office:value="727.666666666667">
                <text:p>727.666666666667</text:p>
              </table:table-cell>
              <table:table-cell office:value-type="float" office:value="732.529683664652">
                <text:p>732.529683664652</text:p>
              </table:table-cell>
              <table:table-cell office:value-type="float" office:value="717.166666666667">
                <text:p>717.166666666667</text:p>
              </table:table-cell>
              <table:table-cell office:value-type="float" office:value="750.802518254705">
                <text:p>750.802518254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20.916666666667">
                <text:p>720.916666666667</text:p>
              </table:table-cell>
              <table:table-cell office:value-type="float" office:value="709.67897168985">
                <text:p>709.67897168985</text:p>
              </table:table-cell>
              <table:table-cell office:value-type="float" office:value="716.916666666667">
                <text:p>716.916666666667</text:p>
              </table:table-cell>
              <table:table-cell office:value-type="float" office:value="707.167330067613">
                <text:p>707.167330067613</text:p>
              </table:table-cell>
              <table:table-cell office:value-type="float" office:value="728.75">
                <text:p>728.75</text:p>
              </table:table-cell>
              <table:table-cell office:value-type="float" office:value="711.391199316886">
                <text:p>711.391199316886</text:p>
              </table:table-cell>
              <table:table-cell office:value-type="float" office:value="720.916666666667">
                <text:p>720.916666666667</text:p>
              </table:table-cell>
              <table:table-cell office:value-type="float" office:value="729.969693312059">
                <text:p>729.96969331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77.583333333333">
                <text:p>677.583333333333</text:p>
              </table:table-cell>
              <table:table-cell office:value-type="float" office:value="688.899416160934">
                <text:p>688.899416160934</text:p>
              </table:table-cell>
              <table:table-cell office:value-type="float" office:value="677.083333333333">
                <text:p>677.083333333333</text:p>
              </table:table-cell>
              <table:table-cell office:value-type="float" office:value="686.565720003307">
                <text:p>686.565720003307</text:p>
              </table:table-cell>
              <table:table-cell office:value-type="float" office:value="687.333333333333">
                <text:p>687.333333333333</text:p>
              </table:table-cell>
              <table:table-cell office:value-type="float" office:value="690.447003935876">
                <text:p>690.447003935876</text:p>
              </table:table-cell>
              <table:table-cell office:value-type="float" office:value="677.583333333333">
                <text:p>677.583333333333</text:p>
              </table:table-cell>
              <table:table-cell office:value-type="float" office:value="709.296035995769">
                <text:p>709.29603599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77.833333333333">
                <text:p>677.833333333333</text:p>
              </table:table-cell>
              <table:table-cell office:value-type="float" office:value="668.320627741408">
                <text:p>668.320627741408</text:p>
              </table:table-cell>
              <table:table-cell office:value-type="float" office:value="675.166666666667">
                <text:p>675.166666666667</text:p>
              </table:table-cell>
              <table:table-cell office:value-type="float" office:value="666.156515474487">
                <text:p>666.156515474487</text:p>
              </table:table-cell>
              <table:table-cell office:value-type="float" office:value="686.416666666667">
                <text:p>686.416666666667</text:p>
              </table:table-cell>
              <table:table-cell office:value-type="float" office:value="669.70655829865">
                <text:p>669.70655829865</text:p>
              </table:table-cell>
              <table:table-cell office:value-type="float" office:value="677.833333333333">
                <text:p>677.833333333333</text:p>
              </table:table-cell>
              <table:table-cell office:value-type="float" office:value="688.790448658083">
                <text:p>688.790448658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36.416666666667">
                <text:p>636.416666666667</text:p>
              </table:table-cell>
              <table:table-cell office:value-type="float" office:value="647.95189967673">
                <text:p>647.95189967673</text:p>
              </table:table-cell>
              <table:table-cell office:value-type="float" office:value="638.166666666667">
                <text:p>638.166666666667</text:p>
              </table:table-cell>
              <table:table-cell office:value-type="float" office:value="645.948813012822">
                <text:p>645.948813012822</text:p>
              </table:table-cell>
              <table:table-cell office:value-type="float" office:value="645.083333333333">
                <text:p>645.083333333333</text:p>
              </table:table-cell>
              <table:table-cell office:value-type="float" office:value="649.179180195915">
                <text:p>649.179180195915</text:p>
              </table:table-cell>
              <table:table-cell office:value-type="float" office:value="636.416666666667">
                <text:p>636.416666666667</text:p>
              </table:table-cell>
              <table:table-cell office:value-type="float" office:value="668.461745888981">
                <text:p>668.461745888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36.833333333333">
                <text:p>636.833333333333</text:p>
              </table:table-cell>
              <table:table-cell office:value-type="float" office:value="627.802365582306">
                <text:p>627.802365582306</text:p>
              </table:table-cell>
              <table:table-cell office:value-type="float" office:value="636.333333333333">
                <text:p>636.333333333333</text:p>
              </table:table-cell>
              <table:table-cell office:value-type="float" office:value="625.951564829826">
                <text:p>625.951564829826</text:p>
              </table:table-cell>
              <table:table-cell office:value-type="float" office:value="645">
                <text:p>645</text:p>
              </table:table-cell>
              <table:table-cell office:value-type="float" office:value="628.874036975518">
                <text:p>628.874036975518</text:p>
              </table:table-cell>
              <table:table-cell office:value-type="float" office:value="636.833333333333">
                <text:p>636.833333333333</text:p>
              </table:table-cell>
              <table:table-cell office:value-type="float" office:value="648.318648711909">
                <text:p>648.31864871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597.166666666667">
                <text:p>597.166666666667</text:p>
              </table:table-cell>
              <table:table-cell office:value-type="float" office:value="607.880991319424">
                <text:p>607.880991319424</text:p>
              </table:table-cell>
              <table:table-cell office:value-type="float" office:value="597.916666666667">
                <text:p>597.916666666667</text:p>
              </table:table-cell>
              <table:table-cell office:value-type="float" office:value="606.173571206941">
                <text:p>606.173571206941</text:p>
              </table:table-cell>
              <table:table-cell office:value-type="float" office:value="604.25">
                <text:p>604.25</text:p>
              </table:table-cell>
              <table:table-cell office:value-type="float" office:value="608.8001380859">
                <text:p>608.8001380859</text:p>
              </table:table-cell>
              <table:table-cell office:value-type="float" office:value="597.166666666667">
                <text:p>597.166666666667</text:p>
              </table:table-cell>
              <table:table-cell office:value-type="float" office:value="628.369778779524">
                <text:p>628.36977877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76">
                <text:p>576</text:p>
              </table:table-cell>
              <table:table-cell office:value-type="float" office:value="588.196566871189">
                <text:p>588.196566871189</text:p>
              </table:table-cell>
              <table:table-cell office:value-type="float" office:value="598.083333333333">
                <text:p>598.083333333333</text:p>
              </table:table-cell>
              <table:table-cell office:value-type="float" office:value="586.623472885615">
                <text:p>586.623472885615</text:p>
              </table:table-cell>
              <table:table-cell office:value-type="float" office:value="604.583333333333">
                <text:p>604.583333333333</text:p>
              </table:table-cell>
              <table:table-cell office:value-type="float" office:value="588.966327619561">
                <text:p>588.966327619561</text:p>
              </table:table-cell>
              <table:table-cell office:value-type="float" office:value="1470.16666666667">
                <text:p>1470.16666666667</text:p>
              </table:table-cell>
              <table:table-cell office:value-type="float" office:value="608.62365256942">
                <text:p>608.62365256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555.666666666667">
                <text:p>555.666666666667</text:p>
              </table:table-cell>
              <table:table-cell office:value-type="float" office:value="568.757698218458">
                <text:p>568.757698218458</text:p>
              </table:table-cell>
              <table:table-cell office:value-type="float" office:value="558.75">
                <text:p>558.75</text:p>
              </table:table-cell>
              <table:table-cell office:value-type="float" office:value="567.309743457385">
                <text:p>567.309743457385</text:p>
              </table:table-cell>
              <table:table-cell office:value-type="float" office:value="565.583333333333">
                <text:p>565.583333333333</text:p>
              </table:table-cell>
              <table:table-cell office:value-type="float" office:value="569.381276856513">
                <text:p>569.381276856513</text:p>
              </table:table-cell>
              <table:table-cell office:value-type="float" office:value="555.666666666667">
                <text:p>555.666666666667</text:p>
              </table:table-cell>
              <table:table-cell office:value-type="float" office:value="589.088675579874">
                <text:p>589.0886755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57.75">
                <text:p>557.75</text:p>
              </table:table-cell>
              <table:table-cell office:value-type="float" office:value="549.572799215772">
                <text:p>549.572799215772</text:p>
              </table:table-cell>
              <table:table-cell office:value-type="float" office:value="557.916666666667">
                <text:p>557.916666666667</text:p>
              </table:table-cell>
              <table:table-cell office:value-type="float" office:value="548.240681753955">
                <text:p>548.240681753955</text:p>
              </table:table-cell>
              <table:table-cell office:value-type="float" office:value="566.916666666667">
                <text:p>566.916666666667</text:p>
              </table:table-cell>
              <table:table-cell office:value-type="float" office:value="550.053476807744">
                <text:p>550.053476807744</text:p>
              </table:table-cell>
              <table:table-cell office:value-type="float" office:value="557.75">
                <text:p>557.75</text:p>
              </table:table-cell>
              <table:table-cell office:value-type="float" office:value="569.773136525578">
                <text:p>569.773136525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518.25">
                <text:p>518.25</text:p>
              </table:table-cell>
              <table:table-cell office:value-type="float" office:value="530.650083467295">
                <text:p>530.650083467295</text:p>
              </table:table-cell>
              <table:table-cell office:value-type="float" office:value="520.25">
                <text:p>520.25</text:p>
              </table:table-cell>
              <table:table-cell office:value-type="float" office:value="529.424404237278">
                <text:p>529.424404237278</text:p>
              </table:table-cell>
              <table:table-cell office:value-type="float" office:value="529.75">
                <text:p>529.75</text:p>
              </table:table-cell>
              <table:table-cell office:value-type="float" office:value="530.991230758673">
                <text:p>530.991230758673</text:p>
              </table:table-cell>
              <table:table-cell office:value-type="float" office:value="518.25">
                <text:p>518.25</text:p>
              </table:table-cell>
              <table:table-cell office:value-type="float" office:value="550.685201533379">
                <text:p>550.685201533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20.25">
                <text:p>520.25</text:p>
              </table:table-cell>
              <table:table-cell office:value-type="float" office:value="511.997556202744">
                <text:p>511.997556202744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0.868837389638">
                <text:p>510.868837389638</text:p>
              </table:table-cell>
              <table:table-cell office:value-type="float" office:value="527.166666666667">
                <text:p>527.166666666667</text:p>
              </table:table-cell>
              <table:table-cell office:value-type="float" office:value="512.202646812612">
                <text:p>512.202646812612</text:p>
              </table:table-cell>
              <table:table-cell office:value-type="float" office:value="520.25">
                <text:p>520.25</text:p>
              </table:table-cell>
              <table:table-cell office:value-type="float" office:value="531.832908338014">
                <text:p>531.832908338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83.083333333333">
                <text:p>483.083333333333</text:p>
              </table:table-cell>
              <table:table-cell office:value-type="float" office:value="493.623006153329">
                <text:p>493.623006153329</text:p>
              </table:table-cell>
              <table:table-cell office:value-type="float" office:value="485.666666666667">
                <text:p>485.666666666667</text:p>
              </table:table-cell>
              <table:table-cell office:value-type="float" office:value="492.581710103726">
                <text:p>492.581710103726</text:p>
              </table:table-cell>
              <table:table-cell office:value-type="float" office:value="488.5">
                <text:p>488.5</text:p>
              </table:table-cell>
              <table:table-cell office:value-type="float" office:value="493.695630434224">
                <text:p>493.695630434224</text:p>
              </table:table-cell>
              <table:table-cell office:value-type="float" office:value="483.083333333333">
                <text:p>483.083333333333</text:p>
              </table:table-cell>
              <table:table-cell office:value-type="float" office:value="513.224160477847">
                <text:p>513.224160477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83.583333333333">
                <text:p>483.583333333333</text:p>
              </table:table-cell>
              <table:table-cell office:value-type="float" office:value="475.533997427682">
                <text:p>475.533997427682</text:p>
              </table:table-cell>
              <table:table-cell office:value-type="float" office:value="483.333333333333">
                <text:p>483.333333333333</text:p>
              </table:table-cell>
              <table:table-cell office:value-type="float" office:value="474.570546072724">
                <text:p>474.570546072724</text:p>
              </table:table-cell>
              <table:table-cell office:value-type="float" office:value="487.25">
                <text:p>487.25</text:p>
              </table:table-cell>
              <table:table-cell office:value-type="float" office:value="475.477876992979">
                <text:p>475.477876992979</text:p>
              </table:table-cell>
              <table:table-cell office:value-type="float" office:value="483.583333333333">
                <text:p>483.583333333333</text:p>
              </table:table-cell>
              <table:table-cell office:value-type="float" office:value="494.866721490607">
                <text:p>494.86672149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446.583333333333">
                <text:p>446.583333333333</text:p>
              </table:table-cell>
              <table:table-cell office:value-type="float" office:value="457.737861387796">
                <text:p>457.737861387796</text:p>
              </table:table-cell>
              <table:table-cell office:value-type="float" office:value="450.083333333333">
                <text:p>450.083333333333</text:p>
              </table:table-cell>
              <table:table-cell office:value-type="float" office:value="456.842656180387">
                <text:p>456.842656180387</text:p>
              </table:table-cell>
              <table:table-cell office:value-type="float" office:value="452.083333333333">
                <text:p>452.083333333333</text:p>
              </table:table-cell>
              <table:table-cell office:value-type="float" office:value="457.556864306618">
                <text:p>457.556864306618</text:p>
              </table:table-cell>
              <table:table-cell office:value-type="float" office:value="446.583333333333">
                <text:p>446.583333333333</text:p>
              </table:table-cell>
              <table:table-cell office:value-type="float" office:value="476.768209109126">
                <text:p>476.768209109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49.25">
                <text:p>449.25</text:p>
              </table:table-cell>
              <table:table-cell office:value-type="float" office:value="440.241688524957">
                <text:p>440.241688524957</text:p>
              </table:table-cell>
              <table:table-cell office:value-type="float" office:value="449.25">
                <text:p>449.25</text:p>
              </table:table-cell>
              <table:table-cell office:value-type="float" office:value="439.405130891119">
                <text:p>439.405130891119</text:p>
              </table:table-cell>
              <table:table-cell office:value-type="float" office:value="452.5">
                <text:p>452.5</text:p>
              </table:table-cell>
              <table:table-cell office:value-type="float" office:value="439.939845184608">
                <text:p>439.939845184608</text:p>
              </table:table-cell>
              <table:table-cell office:value-type="float" office:value="449.25">
                <text:p>449.25</text:p>
              </table:table-cell>
              <table:table-cell office:value-type="float" office:value="458.936089457073">
                <text:p>458.93608945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415.5">
                <text:p>415.5</text:p>
              </table:table-cell>
              <table:table-cell office:value-type="float" office:value="423.052320335681">
                <text:p>423.052320335681</text:p>
              </table:table-cell>
              <table:table-cell office:value-type="float" office:value="415.416666666667">
                <text:p>415.416666666667</text:p>
              </table:table-cell>
              <table:table-cell office:value-type="float" office:value="422.264832640055">
                <text:p>422.264832640055</text:p>
              </table:table-cell>
              <table:table-cell office:value-type="float" office:value="416.75">
                <text:p>416.75</text:p>
              </table:table-cell>
              <table:table-cell office:value-type="float" office:value="422.633839971601">
                <text:p>422.633839971601</text:p>
              </table:table-cell>
              <table:table-cell office:value-type="float" office:value="415.5">
                <text:p>415.5</text:p>
              </table:table-cell>
              <table:table-cell office:value-type="float" office:value="441.377671244692">
                <text:p>441.377671244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15.083333333333">
                <text:p>415.083333333333</text:p>
              </table:table-cell>
              <table:table-cell office:value-type="float" office:value="406.176341197646">
                <text:p>406.176341197646</text:p>
              </table:table-cell>
              <table:table-cell office:value-type="float" office:value="415.166666666667">
                <text:p>415.166666666667</text:p>
              </table:table-cell>
              <table:table-cell office:value-type="float" office:value="405.428388223147">
                <text:p>405.428388223147</text:p>
              </table:table-cell>
              <table:table-cell office:value-type="float" office:value="417.25">
                <text:p>417.25</text:p>
              </table:table-cell>
              <table:table-cell office:value-type="float" office:value="405.645629090896">
                <text:p>405.645629090896</text:p>
              </table:table-cell>
              <table:table-cell office:value-type="float" office:value="415.083333333333">
                <text:p>415.083333333333</text:p>
              </table:table-cell>
              <table:table-cell office:value-type="float" office:value="424.100099964542">
                <text:p>424.100099964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383.083333333333">
                <text:p>383.083333333333</text:p>
              </table:table-cell>
              <table:table-cell office:value-type="float" office:value="389.62007024563">
                <text:p>389.62007024563</text:p>
              </table:table-cell>
              <table:table-cell office:value-type="float" office:value="383.083333333333">
                <text:p>383.083333333333</text:p>
              </table:table-cell>
              <table:table-cell office:value-type="float" office:value="388.902181187234">
                <text:p>388.902181187234</text:p>
              </table:table-cell>
              <table:table-cell office:value-type="float" office:value="384.666666666667">
                <text:p>384.666666666667</text:p>
              </table:table-cell>
              <table:table-cell office:value-type="float" office:value="388.981745587895">
                <text:p>388.981745587895</text:p>
              </table:table-cell>
              <table:table-cell office:value-type="float" office:value="383.083333333333">
                <text:p>383.083333333333</text:p>
              </table:table-cell>
              <table:table-cell office:value-type="float" office:value="407.11035208723">
                <text:p>407.11035208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373.389553247441">
                <text:p>373.389553247441</text:p>
              </table:table-cell>
              <table:table-cell office:value-type="float" office:value="381.583333333333">
                <text:p>381.583333333333</text:p>
              </table:table-cell>
              <table:table-cell office:value-type="float" office:value="372.692344220134">
                <text:p>372.692344220134</text:p>
              </table:table-cell>
              <table:table-cell office:value-type="float" office:value="387.333333333333">
                <text:p>387.333333333333</text:p>
              </table:table-cell>
              <table:table-cell office:value-type="float" office:value="372.648467673565">
                <text:p>372.648467673565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390.415229257149">
                <text:p>390.415229257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350.666666666667">
                <text:p>350.666666666667</text:p>
              </table:table-cell>
              <table:table-cell office:value-type="float" office:value="357.490554479859">
                <text:p>357.490554479859</text:p>
              </table:table-cell>
              <table:table-cell office:value-type="float" office:value="348.083333333333">
                <text:p>348.083333333333</text:p>
              </table:table-cell>
              <table:table-cell office:value-type="float" office:value="356.804751540713">
                <text:p>356.804751540713</text:p>
              </table:table-cell>
              <table:table-cell office:value-type="float" office:value="355.166666666667">
                <text:p>355.166666666667</text:p>
              </table:table-cell>
              <table:table-cell office:value-type="float" office:value="356.65181126789">
                <text:p>356.65181126789</text:p>
              </table:table-cell>
              <table:table-cell office:value-type="float" office:value="350.666666666667">
                <text:p>350.666666666667</text:p>
              </table:table-cell>
              <table:table-cell office:value-type="float" office:value="374.021352488219">
                <text:p>374.02135248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9.333333333333">
                <text:p>349.333333333333</text:p>
              </table:table-cell>
              <table:table-cell office:value-type="float" office:value="341.92854860456">
                <text:p>341.92854860456</text:p>
              </table:table-cell>
              <table:table-cell office:value-type="float" office:value="348.666666666667">
                <text:p>348.666666666667</text:p>
              </table:table-cell>
              <table:table-cell office:value-type="float" office:value="341.245011288978">
                <text:p>341.245011288978</text:p>
              </table:table-cell>
              <table:table-cell office:value-type="float" office:value="355.25">
                <text:p>355.25</text:p>
              </table:table-cell>
              <table:table-cell office:value-type="float" office:value="340.99752254334">
                <text:p>340.99752254334</text:p>
              </table:table-cell>
              <table:table-cell office:value-type="float" office:value="349.333333333333">
                <text:p>349.333333333333</text:p>
              </table:table-cell>
              <table:table-cell office:value-type="float" office:value="357.935156359617">
                <text:p>357.935156359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319.083333333333">
                <text:p>319.083333333333</text:p>
              </table:table-cell>
              <table:table-cell office:value-type="float" office:value="326.708712544063">
                <text:p>326.708712544063</text:p>
              </table:table-cell>
              <table:table-cell office:value-type="float" office:value="314">
                <text:p>314</text:p>
              </table:table-cell>
              <table:table-cell office:value-type="float" office:value="326.018457916146">
                <text:p>326.018457916146</text:p>
              </table:table-cell>
              <table:table-cell office:value-type="float" office:value="326.166666666667">
                <text:p>326.166666666667</text:p>
              </table:table-cell>
              <table:table-cell office:value-type="float" office:value="325.691070468321">
                <text:p>325.691070468321</text:p>
              </table:table-cell>
              <table:table-cell office:value-type="float" office:value="319.083333333333">
                <text:p>319.083333333333</text:p>
              </table:table-cell>
              <table:table-cell office:value-type="float" office:value="342.162883211518">
                <text:p>342.16288321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19.166666666667">
                <text:p>319.166666666667</text:p>
              </table:table-cell>
              <table:table-cell office:value-type="float" office:value="311.835917357654">
                <text:p>311.835917357654</text:p>
              </table:table-cell>
              <table:table-cell office:value-type="float" office:value="312.75">
                <text:p>312.75</text:p>
              </table:table-cell>
              <table:table-cell office:value-type="float" office:value="311.130144574731">
                <text:p>311.130144574731</text:p>
              </table:table-cell>
              <table:table-cell office:value-type="float" office:value="325.5">
                <text:p>325.5</text:p>
              </table:table-cell>
              <table:table-cell office:value-type="float" office:value="310.73763935064">
                <text:p>310.73763935064</text:p>
              </table:table-cell>
              <table:table-cell office:value-type="float" office:value="319.166666666667">
                <text:p>319.166666666667</text:p>
              </table:table-cell>
              <table:table-cell office:value-type="float" office:value="326.710577340835">
                <text:p>326.710577340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290.416666666667">
                <text:p>290.416666666667</text:p>
              </table:table-cell>
              <table:table-cell office:value-type="float" office:value="297.314720117328">
                <text:p>297.314720117328</text:p>
              </table:table-cell>
              <table:table-cell office:value-type="float" office:value="284.5">
                <text:p>284.5</text:p>
              </table:table-cell>
              <table:table-cell office:value-type="float" office:value="296.584835508624">
                <text:p>296.584835508624</text:p>
              </table:table-cell>
              <table:table-cell office:value-type="float" office:value="294.5">
                <text:p>294.5</text:p>
              </table:table-cell>
              <table:table-cell office:value-type="float" office:value="296.142121380958">
                <text:p>296.142121380958</text:p>
              </table:table-cell>
              <table:table-cell office:value-type="float" office:value="290.416666666667">
                <text:p>290.416666666667</text:p>
              </table:table-cell>
              <table:table-cell office:value-type="float" office:value="311.584079196948">
                <text:p>311.584079196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9.333333333333">
                <text:p>289.333333333333</text:p>
              </table:table-cell>
              <table:table-cell office:value-type="float" office:value="283.149355783719">
                <text:p>283.149355783719</text:p>
              </table:table-cell>
              <table:table-cell office:value-type="float" office:value="285.666666666667">
                <text:p>285.666666666667</text:p>
              </table:table-cell>
              <table:table-cell office:value-type="float" office:value="282.386998443172">
                <text:p>282.386998443172</text:p>
              </table:table-cell>
              <table:table-cell office:value-type="float" office:value="294.666666666667">
                <text:p>294.666666666667</text:p>
              </table:table-cell>
              <table:table-cell office:value-type="float" office:value="281.909109176257">
                <text:p>281.909109176257</text:p>
              </table:table-cell>
              <table:table-cell office:value-type="float" office:value="289.333333333333">
                <text:p>289.333333333333</text:p>
              </table:table-cell>
              <table:table-cell office:value-type="float" office:value="296.789019577449">
                <text:p>296.789019577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262.5">
                <text:p>262.5</text:p>
              </table:table-cell>
              <table:table-cell office:value-type="float" office:value="269.343729082038">
                <text:p>269.343729082038</text:p>
              </table:table-cell>
              <table:table-cell office:value-type="float" office:value="259.75">
                <text:p>259.75</text:p>
              </table:table-cell>
              <table:table-cell office:value-type="float" office:value="268.540796975258">
                <text:p>268.540796975258</text:p>
              </table:table-cell>
              <table:table-cell office:value-type="float" office:value="266.916666666667">
                <text:p>266.916666666667</text:p>
              </table:table-cell>
              <table:table-cell office:value-type="float" office:value="268.042888323291">
                <text:p>268.042888323291</text:p>
              </table:table-cell>
              <table:table-cell office:value-type="float" office:value="262.5">
                <text:p>262.5</text:p>
              </table:table-cell>
              <table:table-cell office:value-type="float" office:value="282.330813823876">
                <text:p>282.330813823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62.166666666667">
                <text:p>262.166666666667</text:p>
              </table:table-cell>
              <table:table-cell office:value-type="float" office:value="255.901406378004">
                <text:p>255.901406378004</text:p>
              </table:table-cell>
              <table:table-cell office:value-type="float" office:value="255.833333333333">
                <text:p>255.833333333333</text:p>
              </table:table-cell>
              <table:table-cell office:value-type="float" office:value="255.050082963385">
                <text:p>255.050082963385</text:p>
              </table:table-cell>
              <table:table-cell office:value-type="float" office:value="265.5">
                <text:p>265.5</text:p>
              </table:table-cell>
              <table:table-cell office:value-type="float" office:value="254.547429922048">
                <text:p>254.547429922048</text:p>
              </table:table-cell>
              <table:table-cell office:value-type="float" office:value="262.166666666667">
                <text:p>262.166666666667</text:p>
              </table:table-cell>
              <table:table-cell office:value-type="float" office:value="268.214656017446">
                <text:p>268.214656017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235.833333333333">
                <text:p>235.833333333333</text:p>
              </table:table-cell>
              <table:table-cell office:value-type="float" office:value="242.825607553784">
                <text:p>242.825607553784</text:p>
              </table:table-cell>
              <table:table-cell office:value-type="float" office:value="230.416666666667">
                <text:p>230.416666666667</text:p>
              </table:table-cell>
              <table:table-cell office:value-type="float" office:value="241.918388917752">
                <text:p>241.918388917752</text:p>
              </table:table-cell>
              <table:table-cell office:value-type="float" office:value="237.083333333333">
                <text:p>237.083333333333</text:p>
              </table:table-cell>
              <table:table-cell office:value-type="float" office:value="241.426383129211">
                <text:p>241.426383129211</text:p>
              </table:table-cell>
              <table:table-cell office:value-type="float" office:value="235.833333333333">
                <text:p>235.833333333333</text:p>
              </table:table-cell>
              <table:table-cell office:value-type="float" office:value="254.445513174799">
                <text:p>254.445513174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35.5">
                <text:p>235.5</text:p>
              </table:table-cell>
              <table:table-cell office:value-type="float" office:value="230.119197883923">
                <text:p>230.119197883923</text:p>
              </table:table-cell>
              <table:table-cell office:value-type="float" office:value="229.666666666667">
                <text:p>229.666666666667</text:p>
              </table:table-cell>
              <table:table-cell office:value-type="float" office:value="229.148920390337">
                <text:p>229.148920390337</text:p>
              </table:table-cell>
              <table:table-cell office:value-type="float" office:value="237.083333333333">
                <text:p>237.083333333333</text:p>
              </table:table-cell>
              <table:table-cell office:value-type="float" office:value="228.683067701614">
                <text:p>228.683067701614</text:p>
              </table:table-cell>
              <table:table-cell office:value-type="float" office:value="235.5">
                <text:p>235.5</text:p>
              </table:table-cell>
              <table:table-cell office:value-type="float" office:value="241.028119443731">
                <text:p>241.028119443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211.333333333333">
                <text:p>211.333333333333</text:p>
              </table:table-cell>
              <table:table-cell office:value-type="float" office:value="217.784679911279">
                <text:p>217.784679911279</text:p>
              </table:table-cell>
              <table:table-cell office:value-type="float" office:value="205.25">
                <text:p>205.25</text:p>
              </table:table-cell>
              <table:table-cell office:value-type="float" office:value="216.744548364978">
                <text:p>216.744548364978</text:p>
              </table:table-cell>
              <table:table-cell office:value-type="float" office:value="212.916666666667">
                <text:p>212.916666666667</text:p>
              </table:table-cell>
              <table:table-cell office:value-type="float" office:value="216.320466539701">
                <text:p>216.320466539701</text:p>
              </table:table-cell>
              <table:table-cell office:value-type="float" office:value="211.333333333333">
                <text:p>211.333333333333</text:p>
              </table:table-cell>
              <table:table-cell office:value-type="float" office:value="227.966970298931">
                <text:p>227.966970298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2.083333333333">
                <text:p>212.083333333333</text:p>
              </table:table-cell>
              <table:table-cell office:value-type="float" office:value="205.824185322961">
                <text:p>205.824185322961</text:p>
              </table:table-cell>
              <table:table-cell office:value-type="float" office:value="205.166666666667">
                <text:p>205.166666666667</text:p>
              </table:table-cell>
              <table:table-cell office:value-type="float" office:value="204.707801647452">
                <text:p>204.707801647452</text:p>
              </table:table-cell>
              <table:table-cell office:value-type="float" office:value="213.833333333333">
                <text:p>213.833333333333</text:p>
              </table:table-cell>
              <table:table-cell office:value-type="float" office:value="204.341218230987">
                <text:p>204.341218230987</text:p>
              </table:table-cell>
              <table:table-cell office:value-type="float" office:value="212.083333333333">
                <text:p>212.083333333333</text:p>
              </table:table-cell>
              <table:table-cell office:value-type="float" office:value="215.266316737719">
                <text:p>215.266316737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187.583333333333">
                <text:p>187.583333333333</text:p>
              </table:table-cell>
              <table:table-cell office:value-type="float" office:value="194.239466826261">
                <text:p>194.239466826261</text:p>
              </table:table-cell>
              <table:table-cell office:value-type="float" office:value="181.916666666667">
                <text:p>181.916666666667</text:p>
              </table:table-cell>
              <table:table-cell office:value-type="float" office:value="193.040859255557">
                <text:p>193.040859255557</text:p>
              </table:table-cell>
              <table:table-cell office:value-type="float" office:value="190.166666666667">
                <text:p>190.166666666667</text:p>
              </table:table-cell>
              <table:table-cell office:value-type="float" office:value="192.747609593517">
                <text:p>192.747609593517</text:p>
              </table:table-cell>
              <table:table-cell office:value-type="float" office:value="187.583333333333">
                <text:p>187.583333333333</text:p>
              </table:table-cell>
              <table:table-cell office:value-type="float" office:value="202.930159475783">
                <text:p>202.93015947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183.031890024589">
                <text:p>183.031890024589</text:p>
              </table:table-cell>
              <table:table-cell office:value-type="float" office:value="182.5">
                <text:p>182.5</text:p>
              </table:table-cell>
              <table:table-cell office:value-type="float" office:value="181.74554280919">
                <text:p>181.74554280919</text:p>
              </table:table-cell>
              <table:table-cell office:value-type="float" office:value="190.75">
                <text:p>190.75</text:p>
              </table:table-cell>
              <table:table-cell office:value-type="float" office:value="181.541568219319">
                <text:p>181.541568219319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190.962243142915">
                <text:p>190.96224314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66.166666666667">
                <text:p>166.166666666667</text:p>
              </table:table-cell>
              <table:table-cell office:value-type="float" office:value="172.202425293407">
                <text:p>172.202425293407</text:p>
              </table:table-cell>
              <table:table-cell office:value-type="float" office:value="161">
                <text:p>161</text:p>
              </table:table-cell>
              <table:table-cell office:value-type="float" office:value="170.823308920432">
                <text:p>170.823308920432</text:p>
              </table:table-cell>
              <table:table-cell office:value-type="float" office:value="169.416666666667">
                <text:p>169.416666666667</text:p>
              </table:table-cell>
              <table:table-cell office:value-type="float" office:value="170.724655017873">
                <text:p>170.724655017873</text:p>
              </table:table-cell>
              <table:table-cell office:value-type="float" office:value="166.166666666667">
                <text:p>166.166666666667</text:p>
              </table:table-cell>
              <table:table-cell office:value-type="float" office:value="179.36605047875">
                <text:p>179.3660504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66.916666666667">
                <text:p>166.916666666667</text:p>
              </table:table-cell>
              <table:table-cell office:value-type="float" office:value="161.751639656167">
                <text:p>161.751639656167</text:p>
              </table:table-cell>
              <table:table-cell office:value-type="float" office:value="160.166666666667">
                <text:p>160.166666666667</text:p>
              </table:table-cell>
              <table:table-cell office:value-type="float" office:value="160.275241583624">
                <text:p>160.275241583624</text:p>
              </table:table-cell>
              <table:table-cell office:value-type="float" office:value="169.75">
                <text:p>169.75</text:p>
              </table:table-cell>
              <table:table-cell office:value-type="float" office:value="160.298056759561">
                <text:p>160.298056759561</text:p>
              </table:table-cell>
              <table:table-cell office:value-type="float" office:value="166.916666666667">
                <text:p>166.916666666667</text:p>
              </table:table-cell>
              <table:table-cell office:value-type="float" office:value="168.144796528499">
                <text:p>168.144796528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146.75">
                <text:p>146.75</text:p>
              </table:table-cell>
              <table:table-cell office:value-type="float" office:value="151.679688660242">
                <text:p>151.679688660242</text:p>
              </table:table-cell>
              <table:table-cell office:value-type="float" office:value="141.083333333333">
                <text:p>141.083333333333</text:p>
              </table:table-cell>
              <table:table-cell office:value-type="float" office:value="150.102044565449">
                <text:p>150.102044565449</text:p>
              </table:table-cell>
              <table:table-cell office:value-type="float" office:value="148.666666666667">
                <text:p>148.666666666667</text:p>
              </table:table-cell>
              <table:table-cell office:value-type="float" office:value="150.262578619129">
                <text:p>150.262578619129</text:p>
              </table:table-cell>
              <table:table-cell office:value-type="float" office:value="146.75">
                <text:p>146.75</text:p>
              </table:table-cell>
              <table:table-cell office:value-type="float" office:value="157.301422838693">
                <text:p>157.30142283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6.666666666667">
                <text:p>146.666666666667</text:p>
              </table:table-cell>
              <table:table-cell office:value-type="float" office:value="141.986308252861">
                <text:p>141.986308252861</text:p>
              </table:table-cell>
              <table:table-cell office:value-type="float" office:value="141.166666666667">
                <text:p>141.166666666667</text:p>
              </table:table-cell>
              <table:table-cell office:value-type="float" office:value="140.304033795014">
                <text:p>140.304033795014</text:p>
              </table:table-cell>
              <table:table-cell office:value-type="float" office:value="148.75">
                <text:p>148.75</text:p>
              </table:table-cell>
              <table:table-cell office:value-type="float" office:value="140.61863671915">
                <text:p>140.61863671915</text:p>
              </table:table-cell>
              <table:table-cell office:value-type="float" office:value="146.666666666667">
                <text:p>146.666666666667</text:p>
              </table:table-cell>
              <table:table-cell office:value-type="float" office:value="146.838591652911">
                <text:p>146.83859165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28.75">
                <text:p>128.75</text:p>
              </table:table-cell>
              <table:table-cell office:value-type="float" office:value="132.670806657047">
                <text:p>132.670806657047</text:p>
              </table:table-cell>
              <table:table-cell office:value-type="float" office:value="123.416666666667">
                <text:p>123.416666666667</text:p>
              </table:table-cell>
              <table:table-cell office:value-type="float" office:value="130.881129753929">
                <text:p>130.881129753929</text:p>
              </table:table-cell>
              <table:table-cell office:value-type="float" office:value="129.166666666667">
                <text:p>129.166666666667</text:p>
              </table:table-cell>
              <table:table-cell office:value-type="float" office:value="131.366250673474">
                <text:p>131.366250673474</text:p>
              </table:table-cell>
              <table:table-cell office:value-type="float" office:value="128.75">
                <text:p>128.75</text:p>
              </table:table-cell>
              <table:table-cell office:value-type="float" office:value="136.758680107526">
                <text:p>136.75868010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28.75">
                <text:p>128.75</text:p>
              </table:table-cell>
              <table:table-cell office:value-type="float" office:value="123.732056247547">
                <text:p>123.732056247547</text:p>
              </table:table-cell>
              <table:table-cell office:value-type="float" office:value="123.5">
                <text:p>123.5</text:p>
              </table:table-cell>
              <table:table-cell office:value-type="float" office:value="121.832849866387">
                <text:p>121.832849866387</text:p>
              </table:table-cell>
              <table:table-cell office:value-type="float" office:value="128.5">
                <text:p>128.5</text:p>
              </table:table-cell>
              <table:table-cell office:value-type="float" office:value="122.505036130697">
                <text:p>122.505036130697</text:p>
              </table:table-cell>
              <table:table-cell office:value-type="float" office:value="128.75">
                <text:p>128.75</text:p>
              </table:table-cell>
              <table:table-cell office:value-type="float" office:value="127.063774427433">
                <text:p>127.063774427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111.5">
                <text:p>111.5</text:p>
              </table:table-cell>
              <table:table-cell office:value-type="float" office:value="115.168485426771">
                <text:p>115.168485426771</text:p>
              </table:table-cell>
              <table:table-cell office:value-type="float" office:value="107.583333333333">
                <text:p>107.583333333333</text:p>
              </table:table-cell>
              <table:table-cell office:value-type="float" office:value="113.158300889247">
                <text:p>113.158300889247</text:p>
              </table:table-cell>
              <table:table-cell office:value-type="float" office:value="110.583333333333">
                <text:p>110.583333333333</text:p>
              </table:table-cell>
              <table:table-cell office:value-type="float" office:value="114.034197317611">
                <text:p>114.034197317611</text:p>
              </table:table-cell>
              <table:table-cell office:value-type="float" office:value="111.5">
                <text:p>111.5</text:p>
              </table:table-cell>
              <table:table-cell office:value-type="float" office:value="117.755664121795">
                <text:p>117.75566412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1.5">
                <text:p>111.5</text:p>
              </table:table-cell>
              <table:table-cell office:value-type="float" office:value="106.978070500723">
                <text:p>106.978070500723</text:p>
              </table:table-cell>
              <table:table-cell office:value-type="float" office:value="108.416666666667">
                <text:p>108.416666666667</text:p>
              </table:table-cell>
              <table:table-cell office:value-type="float" office:value="104.856171302112">
                <text:p>104.856171302112</text:p>
              </table:table-cell>
              <table:table-cell office:value-type="float" office:value="111.666666666667">
                <text:p>111.666666666667</text:p>
              </table:table-cell>
              <table:table-cell office:value-type="float" office:value="105.952519582669">
                <text:p>105.952519582669</text:p>
              </table:table-cell>
              <table:table-cell office:value-type="float" office:value="111.5">
                <text:p>111.5</text:p>
              </table:table-cell>
              <table:table-cell office:value-type="float" office:value="108.835836179774">
                <text:p>108.83583617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99.1583275549388">
                <text:p>99.1583275549388</text:p>
              </table:table-cell>
              <table:table-cell office:value-type="float" office:value="93.8333333333333">
                <text:p>93.8333333333333</text:p>
              </table:table-cell>
              <table:table-cell office:value-type="float" office:value="96.9247236974096">
                <text:p>96.9247236974096</text:p>
              </table:table-cell>
              <table:table-cell office:value-type="float" office:value="96.5">
                <text:p>96.5</text:p>
              </table:table-cell>
              <table:table-cell office:value-type="float" office:value="98.2583619394412">
                <text:p>98.2583619394412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100.30546926627">
                <text:p>100.3054692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7">
                <text:p>97</text:p>
              </table:table-cell>
              <table:table-cell office:value-type="float" office:value="91.7063043304183">
                <text:p>91.7063043304183</text:p>
              </table:table-cell>
              <table:table-cell office:value-type="float" office:value="93">
                <text:p>93</text:p>
              </table:table-cell>
              <table:table-cell office:value-type="float" office:value="89.3617871704754">
                <text:p>89.3617871704754</text:p>
              </table:table-cell>
              <table:table-cell office:value-type="float" office:value="95.9166666666667">
                <text:p>95.9166666666667</text:p>
              </table:table-cell>
              <table:table-cell office:value-type="float" office:value="90.949649610075">
                <text:p>90.949649610075</text:p>
              </table:table-cell>
              <table:table-cell office:value-type="float" office:value="97">
                <text:p>97</text:p>
              </table:table-cell>
              <table:table-cell office:value-type="float" office:value="92.165427917656">
                <text:p>92.16542791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3.4166666666667">
                <text:p>83.4166666666667</text:p>
              </table:table-cell>
              <table:table-cell office:value-type="float" office:value="84.6185720995615">
                <text:p>84.6185720995615</text:p>
              </table:table-cell>
              <table:table-cell office:value-type="float" office:value="79.6666666666667">
                <text:p>79.6666666666667</text:p>
              </table:table-cell>
              <table:table-cell office:value-type="float" office:value="82.1647497096299">
                <text:p>82.1647497096299</text:p>
              </table:table-cell>
              <table:table-cell office:value-type="float" office:value="82.0833333333333">
                <text:p>82.0833333333333</text:p>
              </table:table-cell>
              <table:table-cell office:value-type="float" office:value="84.0238665687525">
                <text:p>84.0238665687525</text:p>
              </table:table-cell>
              <table:table-cell office:value-type="float" office:value="83.4166666666667">
                <text:p>83.4166666666667</text:p>
              </table:table-cell>
              <table:table-cell office:value-type="float" office:value="84.4162567375194">
                <text:p>84.416256737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3.0833333333333">
                <text:p>83.0833333333333</text:p>
              </table:table-cell>
              <table:table-cell office:value-type="float" office:value="77.8912175421031">
                <text:p>77.8912175421031</text:p>
              </table:table-cell>
              <table:table-cell office:value-type="float" office:value="79.9166666666667">
                <text:p>79.9166666666667</text:p>
              </table:table-cell>
              <table:table-cell office:value-type="float" office:value="75.3305505862614">
                <text:p>75.3305505862614</text:p>
              </table:table-cell>
              <table:table-cell office:value-type="float" office:value="81.9166666666667">
                <text:p>81.9166666666667</text:p>
              </table:table-cell>
              <table:table-cell office:value-type="float" office:value="77.4780480851512">
                <text:p>77.4780480851512</text:p>
              </table:table-cell>
              <table:table-cell office:value-type="float" office:value="83.0833333333333">
                <text:p>83.0833333333333</text:p>
              </table:table-cell>
              <table:table-cell office:value-type="float" office:value="77.0581745923947">
                <text:p>77.058174592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70">
                <text:p>70</text:p>
              </table:table-cell>
              <table:table-cell office:value-type="float" office:value="71.5198346210465">
                <text:p>71.5198346210465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68.8556727449054">
                <text:p>68.8556727449054</text:p>
              </table:table-cell>
              <table:table-cell office:value-type="float" office:value="69.25">
                <text:p>69.25</text:p>
              </table:table-cell>
              <table:table-cell office:value-type="float" office:value="71.3087732679013">
                <text:p>71.3087732679013</text:p>
              </table:table-cell>
              <table:table-cell office:value-type="float" office:value="70">
                <text:p>70</text:p>
              </table:table-cell>
              <table:table-cell office:value-type="float" office:value="70.0910688075026">
                <text:p>70.0910688075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65.499516458599">
                <text:p>65.499516458599</text:p>
              </table:table-cell>
              <table:table-cell office:value-type="float" office:value="67.9166666666667">
                <text:p>67.9166666666667</text:p>
              </table:table-cell>
              <table:table-cell office:value-type="float" office:value="62.7361351933256">
                <text:p>62.7361351933256</text:p>
              </table:table-cell>
              <table:table-cell office:value-type="float" office:value="69.75">
                <text:p>69.75</text:p>
              </table:table-cell>
              <table:table-cell office:value-type="float" office:value="65.5121576080459">
                <text:p>65.5121576080459</text:p>
              </table:table-cell>
              <table:table-cell office:value-type="float" office:value="70">
                <text:p>70</text:p>
              </table:table-cell>
              <table:table-cell office:value-type="float" office:value="63.5144893624865">
                <text:p>63.5144893624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59.1666666666667">
                <text:p>59.1666666666667</text:p>
              </table:table-cell>
              <table:table-cell office:value-type="float" office:value="59.8248472121065">
                <text:p>59.8248472121065</text:p>
              </table:table-cell>
              <table:table-cell office:value-type="float" office:value="57.75">
                <text:p>57.75</text:p>
              </table:table-cell>
              <table:table-cell office:value-type="float" office:value="56.9674853925943">
                <text:p>56.9674853925943</text:p>
              </table:table-cell>
              <table:table-cell office:value-type="float" office:value="59.0833333333333">
                <text:p>59.0833333333333</text:p>
              </table:table-cell>
              <table:table-cell office:value-type="float" office:value="60.0838455224989">
                <text:p>60.0838455224989</text:p>
              </table:table-cell>
              <table:table-cell office:value-type="float" office:value="59.1666666666667">
                <text:p>59.1666666666667</text:p>
              </table:table-cell>
              <table:table-cell office:value-type="float" office:value="57.3276430871492">
                <text:p>57.327643087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9">
                <text:p>59</text:p>
              </table:table-cell>
              <table:table-cell office:value-type="float" office:value="54.4898939499878">
                <text:p>54.4898939499878</text:p>
              </table:table-cell>
              <table:table-cell office:value-type="float" office:value="58">
                <text:p>58</text:p>
              </table:table-cell>
              <table:table-cell office:value-type="float" office:value="51.5447916471729">
                <text:p>51.5447916471729</text:p>
              </table:table-cell>
              <table:table-cell office:value-type="float" office:value="59.75">
                <text:p>59.75</text:p>
              </table:table-cell>
              <table:table-cell office:value-type="float" office:value="55.0190028975045">
                <text:p>55.0190028975045</text:p>
              </table:table-cell>
              <table:table-cell office:value-type="float" office:value="59">
                <text:p>59</text:p>
              </table:table-cell>
              <table:table-cell office:value-type="float" office:value="51.5293878571908">
                <text:p>51.529387857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49.4881985276697">
                <text:p>49.4881985276697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46.4626354949924">
                <text:p>46.4626354949924</text:p>
              </table:table-cell>
              <table:table-cell office:value-type="float" office:value="49.75">
                <text:p>49.75</text:p>
              </table:table-cell>
              <table:table-cell office:value-type="float" office:value="50.3123096320961">
                <text:p>50.3123096320961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46.1182267899447">
                <text:p>46.1182267899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9.0833333333333">
                <text:p>49.0833333333333</text:p>
              </table:table-cell>
              <table:table-cell office:value-type="float" office:value="44.8127694635214">
                <text:p>44.8127694635214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41.7151040975341">
                <text:p>41.7151040975341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45.9579521815549">
                <text:p>45.9579521815549</text:p>
              </table:table-cell>
              <table:table-cell office:value-type="float" office:value="49.0833333333333">
                <text:p>49.0833333333333</text:p>
              </table:table-cell>
              <table:table-cell office:value-type="float" office:value="41.0923024401151">
                <text:p>41.092302440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40">
                <text:p>40</text:p>
              </table:table-cell>
              <table:table-cell office:value-type="float" office:value="40.4560738147892">
                <text:p>40.4560738147892</text:p>
              </table:table-cell>
              <table:table-cell office:value-type="float" office:value="40">
                <text:p>40</text:p>
              </table:table-cell>
              <table:table-cell office:value-type="float" office:value="37.2957826299098">
                <text:p>37.2957826299098</text:p>
              </table:table-cell>
              <table:table-cell office:value-type="float" office:value="41.4166666666667">
                <text:p>41.4166666666667</text:p>
              </table:table-cell>
              <table:table-cell office:value-type="float" office:value="41.9496161008689">
                <text:p>41.9496161008689</text:p>
              </table:table-cell>
              <table:table-cell office:value-type="float" office:value="40">
                <text:p>40</text:p>
              </table:table-cell>
              <table:table-cell office:value-type="float" office:value="36.4493909955142">
                <text:p>36.4493909955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6.4100290535315">
                <text:p>36.4100290535315</text:p>
              </table:table-cell>
              <table:table-cell office:value-type="float" office:value="40">
                <text:p>40</text:p>
              </table:table-cell>
              <table:table-cell office:value-type="float" office:value="33.1977466709427">
                <text:p>33.1977466709427</text:p>
              </table:table-cell>
              <table:table-cell office:value-type="float" office:value="40.9166666666667">
                <text:p>40.9166666666667</text:p>
              </table:table-cell>
              <table:table-cell office:value-type="float" office:value="38.2804785881921">
                <text:p>38.2804785881921</text:p>
              </table:table-cell>
              <table:table-cell office:value-type="float" office:value="40">
                <text:p>40</text:p>
              </table:table-cell>
              <table:table-cell office:value-type="float" office:value="32.1868964727985">
                <text:p>32.1868964727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32.0833333333333">
                <text:p>32.0833333333333</text:p>
              </table:table-cell>
              <table:table-cell office:value-type="float" office:value="32.665994942553">
                <text:p>32.665994942553</text:p>
              </table:table-cell>
              <table:table-cell office:value-type="float" office:value="32.75">
                <text:p>32.75</text:p>
              </table:table-cell>
              <table:table-cell office:value-type="float" office:value="29.4135545932476">
                <text:p>29.4135545932476</text:p>
              </table:table-cell>
              <table:table-cell office:value-type="float" office:value="33.0833333333333">
                <text:p>33.0833333333333</text:p>
              </table:table-cell>
              <table:table-cell office:value-type="float" office:value="34.943201028303">
                <text:p>34.943201028303</text:p>
              </table:table-cell>
              <table:table-cell office:value-type="float" office:value="32.0833333333333">
                <text:p>32.0833333333333</text:p>
              </table:table-cell>
              <table:table-cell office:value-type="float" office:value="28.3018449132068">
                <text:p>28.301844913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29.2147654113396">
                <text:p>29.2147654113396</text:p>
              </table:table-cell>
              <table:table-cell office:value-type="float" office:value="32.0833333333333">
                <text:p>32.0833333333333</text:p>
              </table:table-cell>
              <table:table-cell office:value-type="float" office:value="25.9352399533116">
                <text:p>25.9352399533116</text:p>
              </table:table-cell>
              <table:table-cell office:value-type="float" office:value="33">
                <text:p>33</text:p>
              </table:table-cell>
              <table:table-cell office:value-type="float" office:value="31.9299215360638">
                <text:p>31.9299215360638</text:p>
              </table:table-cell>
              <table:table-cell office:value-type="float" office:value="32">
                <text:p>32</text:p>
              </table:table-cell>
              <table:table-cell office:value-type="float" office:value="24.7908785782961">
                <text:p>24.7908785782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26.0465604319931">
                <text:p>26.0465604319931</text:p>
              </table:table-cell>
              <table:table-cell office:value-type="float" office:value="25.8333333333333">
                <text:p>25.8333333333333</text:p>
              </table:table-cell>
              <table:table-cell office:value-type="float" office:value="22.7543038815745">
                <text:p>22.7543038815745</text:p>
              </table:table-cell>
              <table:table-cell office:value-type="float" office:value="25.8333333333333">
                <text:p>25.8333333333333</text:p>
              </table:table-cell>
              <table:table-cell office:value-type="float" office:value="29.2322474998792">
                <text:p>29.2322474998792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21.6502501456795">
                <text:p>21.6502501456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3.1510178951661">
                <text:p>23.1510178951661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19.8617074725097">
                <text:p>19.8617074725097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6.8412481251552">
                <text:p>26.8412481251552</text:p>
              </table:table-cell>
              <table:table-cell office:value-type="float" office:value="25">
                <text:p>25</text:p>
              </table:table-cell>
              <table:table-cell office:value-type="float" office:value="18.8758169047628">
                <text:p>18.8758169047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9">
                <text:p>19</text:p>
              </table:table-cell>
              <table:table-cell office:value-type="float" office:value="20.517185485996">
                <text:p>20.517185485996</text:p>
              </table:table-cell>
              <table:table-cell office:value-type="float" office:value="20">
                <text:p>20</text:p>
              </table:table-cell>
              <table:table-cell office:value-type="float" office:value="17.2478641747039">
                <text:p>17.2478641747039</text:p>
              </table:table-cell>
              <table:table-cell office:value-type="float" office:value="20">
                <text:p>20</text:p>
              </table:table-cell>
              <table:table-cell office:value-type="float" office:value="24.7474469777582">
                <text:p>24.7474469777582</text:p>
              </table:table-cell>
              <table:table-cell office:value-type="float" office:value="19">
                <text:p>19</text:p>
              </table:table-cell>
              <table:table-cell office:value-type="float" office:value="16.4630349524814">
                <text:p>16.4630349524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8.1335125600406">
                <text:p>18.1335125600406</text:p>
              </table:table-cell>
              <table:table-cell office:value-type="float" office:value="20">
                <text:p>20</text:p>
              </table:table-cell>
              <table:table-cell office:value-type="float" office:value="14.9026321809387">
                <text:p>14.9026321809387</text:p>
              </table:table-cell>
              <table:table-cell office:value-type="float" office:value="20">
                <text:p>20</text:p>
              </table:table-cell>
              <table:table-cell office:value-type="float" office:value="22.9408145274739">
                <text:p>22.9408145274739</text:p>
              </table:table-cell>
              <table:table-cell office:value-type="float" office:value="19">
                <text:p>19</text:p>
              </table:table-cell>
              <table:table-cell office:value-type="float" office:value="14.4069533890376">
                <text:p>14.406953389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15.9878420192118">
                <text:p>15.9878420192118</text:p>
              </table:table-cell>
              <table:table-cell office:value-type="float" office:value="15">
                <text:p>15</text:p>
              </table:table-cell>
              <table:table-cell office:value-type="float" office:value="12.8153068182702">
                <text:p>12.8153068182702</text:p>
              </table:table-cell>
              <table:table-cell office:value-type="float" office:value="15">
                <text:p>15</text:p>
              </table:table-cell>
              <table:table-cell office:value-type="float" office:value="21.4107606914661">
                <text:p>21.4107606914661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12.7022085136375">
                <text:p>12.702208513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5833333333333">
                <text:p>14.5833333333333</text:p>
              </table:table-cell>
              <table:table-cell office:value-type="float" office:value="14.0674021877111">
                <text:p>14.0674021877111</text:p>
              </table:table-cell>
              <table:table-cell office:value-type="float" office:value="15">
                <text:p>15</text:p>
              </table:table-cell>
              <table:table-cell office:value-type="float" office:value="10.9746129381101">
                <text:p>10.9746129381101</text:p>
              </table:table-cell>
              <table:table-cell office:value-type="float" office:value="14.75">
                <text:p>14.75</text:p>
              </table:table-cell>
              <table:table-cell office:value-type="float" office:value="20.1461273777354">
                <text:p>20.1461273777354</text:p>
              </table:table-cell>
              <table:table-cell office:value-type="float" office:value="14.5833333333333">
                <text:p>14.5833333333333</text:p>
              </table:table-cell>
              <table:table-cell office:value-type="float" office:value="11.3430180202279">
                <text:p>11.3430180202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12.3587986879639">
                <text:p>12.3587986879639</text:p>
              </table:table-cell>
              <table:table-cell office:value-type="float" office:value="11">
                <text:p>11</text:p>
              </table:table-cell>
              <table:table-cell office:value-type="float" office:value="9.36869730630581">
                <text:p>9.36869730630581</text:p>
              </table:table-cell>
              <table:table-cell office:value-type="float" office:value="10.75">
                <text:p>10.75</text:p>
              </table:table-cell>
              <table:table-cell office:value-type="float" office:value="19.1351810285788">
                <text:p>19.1351810285788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10.3231751932333">
                <text:p>10.323175193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8480063165541">
                <text:p>10.8480063165541</text:p>
              </table:table-cell>
              <table:table-cell office:value-type="float" office:value="11">
                <text:p>11</text:p>
              </table:table-cell>
              <table:table-cell office:value-type="float" office:value="7.9851209932214">
                <text:p>7.9851209932214</text:p>
              </table:table-cell>
              <table:table-cell office:value-type="float" office:value="11">
                <text:p>11</text:p>
              </table:table-cell>
              <table:table-cell office:value-type="float" office:value="18.3656051640479">
                <text:p>18.3656051640479</text:p>
              </table:table-cell>
              <table:table-cell office:value-type="float" office:value="11">
                <text:p>11</text:p>
              </table:table-cell>
              <table:table-cell office:value-type="float" office:value="9.63604310329303">
                <text:p>9.63604310329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9.52036092015907">
                <text:p>9.52036092015907</text:p>
              </table:table-cell>
              <table:table-cell office:value-type="float" office:value="8">
                <text:p>8</text:p>
              </table:table-cell>
              <table:table-cell office:value-type="float" office:value="6.81085176381779">
                <text:p>6.81085176381779</text:p>
              </table:table-cell>
              <table:table-cell office:value-type="float" office:value="8">
                <text:p>8</text:p>
              </table:table-cell>
              <table:table-cell office:value-type="float" office:value="17.824492925408">
                <text:p>17.824492925408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9.27454880299825">
                <text:p>9.2745488029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360551271484">
                <text:p>8.360551271484</text:p>
              </table:table-cell>
              <table:table-cell office:value-type="float" office:value="8">
                <text:p>8</text:p>
              </table:table-cell>
              <table:table-cell office:value-type="float" office:value="5.83225646773339">
                <text:p>5.83225646773339</text:p>
              </table:table-cell>
              <table:table-cell office:value-type="float" office:value="8">
                <text:p>8</text:p>
              </table:table-cell>
              <table:table-cell office:value-type="float" office:value="17.4983396185973">
                <text:p>17.4983396185973</text:p>
              </table:table-cell>
              <table:table-cell office:value-type="float" office:value="8">
                <text:p>8</text:p>
              </table:table-cell>
              <table:table-cell office:value-type="float" office:value="9.23117752262881">
                <text:p>9.23117752262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.35261094519684">
                <text:p>7.35261094519684</text:p>
              </table:table-cell>
              <table:table-cell office:value-type="float" office:value="5.75">
                <text:p>5.75</text:p>
              </table:table-cell>
              <table:table-cell office:value-type="float" office:value="5.03509342936463">
                <text:p>5.03509342936463</text:p>
              </table:table-cell>
              <table:table-cell office:value-type="float" office:value="5">
                <text:p>5</text:p>
              </table:table-cell>
              <table:table-cell office:value-type="float" office:value="17.3730352576854">
                <text:p>17.3730352576854</text:p>
              </table:table-cell>
              <table:table-cell office:value-type="float" office:value="5">
                <text:p>5</text:p>
              </table:table-cell>
              <table:table-cell office:value-type="float" office:value="9.4979668658904">
                <text:p>9.4979668658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.47991019386285">
                <text:p>6.47991019386285</text:p>
              </table:table-cell>
              <table:table-cell office:value-type="float" office:value="5.75">
                <text:p>5.75</text:p>
              </table:table-cell>
              <table:table-cell office:value-type="float" office:value="4.40450483794648">
                <text:p>4.40450483794648</text:p>
              </table:table-cell>
              <table:table-cell office:value-type="float" office:value="5">
                <text:p>5</text:p>
              </table:table-cell>
              <table:table-cell office:value-type="float" office:value="17.4338571083325">
                <text:p>17.4338571083325</text:p>
              </table:table-cell>
              <table:table-cell office:value-type="float" office:value="5">
                <text:p>5</text:p>
              </table:table-cell>
              <table:table-cell office:value-type="float" office:value="10.0665010056514">
                <text:p>10.066501005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5.72514782387929">
                <text:p>5.72514782387929</text:p>
              </table:table-cell>
              <table:table-cell office:value-type="float" office:value="4">
                <text:p>4</text:p>
              </table:table-cell>
              <table:table-cell office:value-type="float" office:value="3.92500913763295">
                <text:p>3.92500913763295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7.6654622312483">
                <text:p>17.6654622312483</text:p>
              </table:table-cell>
              <table:table-cell office:value-type="float" office:value="4">
                <text:p>4</text:p>
              </table:table-cell>
              <table:table-cell office:value-type="float" office:value="10.9279048796802">
                <text:p>10.9279048796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.07034307141013">
                <text:p>5.07034307141013</text:p>
              </table:table-cell>
              <table:table-cell office:value-type="float" office:value="4">
                <text:p>4</text:p>
              </table:table-cell>
              <table:table-cell office:value-type="float" office:value="3.58049341757763">
                <text:p>3.58049341757763</text:p>
              </table:table-cell>
              <table:table-cell office:value-type="float" office:value="4">
                <text:p>4</text:p>
              </table:table-cell>
              <table:table-cell office:value-type="float" office:value="18.0518800256505">
                <text:p>18.0518800256505</text:p>
              </table:table-cell>
              <table:table-cell office:value-type="float" office:value="4">
                <text:p>4</text:p>
              </table:table-cell>
              <table:table-cell office:value-type="float" office:value="12.0728383863816">
                <text:p>12.0728383863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4.4968274783207">
                <text:p>4.4968274783207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3.35420580201422">
                <text:p>3.35420580201422</text:p>
              </table:table-cell>
              <table:table-cell office:value-type="float" office:value="2">
                <text:p>2</text:p>
              </table:table-cell>
              <table:table-cell office:value-type="float" office:value="18.5765047727244">
                <text:p>18.5765047727244</text:p>
              </table:table-cell>
              <table:table-cell office:value-type="float" office:value="2">
                <text:p>2</text:p>
              </table:table-cell>
              <table:table-cell office:value-type="float" office:value="13.4914905805346">
                <text:p>13.491490580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.98523676811238">
                <text:p>3.98523676811238</text:p>
              </table:table-cell>
              <table:table-cell office:value-type="float" office:value="2.5">
                <text:p>2.5</text:p>
              </table:table-cell>
              <table:table-cell office:value-type="float" office:value="3.22874784033704">
                <text:p>3.22874784033704</text:p>
              </table:table-cell>
              <table:table-cell office:value-type="float" office:value="2">
                <text:p>2</text:p>
              </table:table-cell>
              <table:table-cell office:value-type="float" office:value="19.2220881790811">
                <text:p>19.2220881790811</text:p>
              </table:table-cell>
              <table:table-cell office:value-type="float" office:value="2">
                <text:p>2</text:p>
              </table:table-cell>
              <table:table-cell office:value-type="float" office:value="15.1735738690287">
                <text:p>15.1735738690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  <table:table-cell office:value-type="float" office:value="3.51550272185728">
                <text:p>3.51550272185728</text:p>
              </table:table-cell>
              <table:table-cell office:value-type="float" office:value="2">
                <text:p>2</text:p>
              </table:table-cell>
              <table:table-cell office:value-type="float" office:value="3.18606689718153">
                <text:p>3.18606689718153</text:p>
              </table:table-cell>
              <table:table-cell office:value-type="float" office:value="2">
                <text:p>2</text:p>
              </table:table-cell>
              <table:table-cell office:value-type="float" office:value="19.970731920217">
                <text:p>19.970731920217</text:p>
              </table:table-cell>
              <table:table-cell office:value-type="float" office:value="2">
                <text:p>2</text:p>
              </table:table-cell>
              <table:table-cell office:value-type="float" office:value="17.1083182066013">
                <text:p>17.1083182066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.06684505413291">
                <text:p>3.06684505413291</text:p>
              </table:table-cell>
              <table:table-cell office:value-type="float" office:value="2">
                <text:p>2</text:p>
              </table:table-cell>
              <table:table-cell office:value-type="float" office:value="3.20744854250485">
                <text:p>3.20744854250485</text:p>
              </table:table-cell>
              <table:table-cell office:value-type="float" office:value="2">
                <text:p>2</text:p>
              </table:table-cell>
              <table:table-cell office:value-type="float" office:value="20.8038801839724">
                <text:p>20.8038801839724</text:p>
              </table:table-cell>
              <table:table-cell office:value-type="float" office:value="2">
                <text:p>2</text:p>
              </table:table-cell>
              <table:table-cell office:value-type="float" office:value="19.2844652915746">
                <text:p>19.284465291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2.61776328895685">
                <text:p>2.61776328895685</text:p>
              </table:table-cell>
              <table:table-cell office:value-type="float" office:value="1">
                <text:p>1</text:p>
              </table:table-cell>
              <table:table-cell office:value-type="float" office:value="3.2735089416663">
                <text:p>3.2735089416663</text:p>
              </table:table-cell>
              <table:table-cell office:value-type="float" office:value="1">
                <text:p>1</text:p>
              </table:table-cell>
              <table:table-cell office:value-type="float" office:value="21.7023122139904">
                <text:p>21.7023122139904</text:p>
              </table:table-cell>
              <table:table-cell office:value-type="float" office:value="1">
                <text:p>1</text:p>
              </table:table-cell>
              <table:table-cell office:value-type="float" office:value="21.6902627615925">
                <text:p>21.690262761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14602863572145">
                <text:p>2.14602863572145</text:p>
              </table:table-cell>
              <table:table-cell office:value-type="float" office:value="1">
                <text:p>1</text:p>
              </table:table-cell>
              <table:table-cell office:value-type="float" office:value="3.36418724550792">
                <text:p>3.36418724550792</text:p>
              </table:table-cell>
              <table:table-cell office:value-type="float" office:value="1">
                <text:p>1</text:p>
              </table:table-cell>
              <table:table-cell office:value-type="float" office:value="22.6461348531758">
                <text:p>22.6461348531758</text:p>
              </table:table-cell>
              <table:table-cell office:value-type="float" office:value="1">
                <text:p>1</text:p>
              </table:table-cell>
              <table:table-cell office:value-type="float" office:value="24.313458389358">
                <text:p>24.313458389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1.62867586512851">
                <text:p>1.62867586512851</text:p>
              </table:table-cell>
              <table:table-cell office:value-type="float" office:value="1">
                <text:p>1</text:p>
              </table:table-cell>
              <table:table-cell office:value-type="float" office:value="3.45873798043499">
                <text:p>3.45873798043499</text:p>
              </table:table-cell>
              <table:table-cell office:value-type="float" office:value="61.5">
                <text:p>61.5</text:p>
              </table:table-cell>
              <table:table-cell office:value-type="float" office:value="23.6147750871541">
                <text:p>23.6147750871541</text:p>
              </table:table-cell>
              <table:table-cell office:value-type="float" office:value="69">
                <text:p>69</text:p>
              </table:table-cell>
              <table:table-cell office:value-type="float" office:value="27.1412942783696">
                <text:p>27.1412942783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04199518512391">
                <text:p>1.04199518512391</text:p>
              </table:table-cell>
              <table:table-cell office:value-type="float" office:value="1">
                <text:p>1</text:p>
              </table:table-cell>
              <table:table-cell office:value-type="float" office:value="3.53572343849655">
                <text:p>3.53572343849655</text:p>
              </table:table-cell>
              <table:table-cell office:value-type="float" office:value="60.1666666666667">
                <text:p>60.1666666666667</text:p>
              </table:table-cell>
              <table:table-cell office:value-type="float" office:value="24.5869725877306">
                <text:p>24.5869725877306</text:p>
              </table:table-cell>
              <table:table-cell office:value-type="float" office:value="60.8333333333333">
                <text:p>60.8333333333333</text:p>
              </table:table-cell>
              <table:table-cell office:value-type="float" office:value="30.1605010586587">
                <text:p>30.160501058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.361524116832346">
                <text:p>0.361524116832346</text:p>
              </table:table-cell>
              <table:table-cell office:value-type="float" office:value="1">
                <text:p>1</text:p>
              </table:table-cell>
              <table:table-cell office:value-type="float" office:value="3.57300606746591">
                <text:p>3.57300606746591</text:p>
              </table:table-cell>
              <table:table-cell office:value-type="float" office:value="89.9166666666667">
                <text:p>89.9166666666667</text:p>
              </table:table-cell>
              <table:table-cell office:value-type="float" office:value="25.5407722563489">
                <text:p>25.5407722563489</text:p>
              </table:table-cell>
              <table:table-cell office:value-type="float" office:value="85.8333333333333">
                <text:p>85.8333333333333</text:p>
              </table:table-cell>
              <table:table-cell office:value-type="float" office:value="33.3572920825265">
                <text:p>33.3572920825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0.437960629508012">
                <text:p>-0.437960629508012</text:p>
              </table:table-cell>
              <table:table-cell office:value-type="float" office:value="1">
                <text:p>1</text:p>
              </table:table-cell>
              <table:table-cell office:value-type="float" office:value="3.54774086092119">
                <text:p>3.54774086092119</text:p>
              </table:table-cell>
              <table:table-cell office:value-type="float" office:value="91.0833333333333">
                <text:p>91.0833333333333</text:p>
              </table:table-cell>
              <table:table-cell office:value-type="float" office:value="26.4535167675499">
                <text:p>26.4535167675499</text:p>
              </table:table-cell>
              <table:table-cell office:value-type="float" office:value="91.25">
                <text:p>91.25</text:p>
              </table:table-cell>
              <table:table-cell office:value-type="float" office:value="36.7173576202811">
                <text:p>36.7173576202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-1.38245127861086">
                <text:p>-1.38245127861086</text:p>
              </table:table-cell>
              <table:table-cell office:value-type="float" office:value="1">
                <text:p>1</text:p>
              </table:table-cell>
              <table:table-cell office:value-type="float" office:value="3.43636774832585">
                <text:p>3.43636774832585</text:p>
              </table:table-cell>
              <table:table-cell office:value-type="float" office:value="1">
                <text:p>1</text:p>
              </table:table-cell>
              <table:table-cell office:value-type="float" office:value="27.3018391124311">
                <text:p>27.3018391124311</text:p>
              </table:table-cell>
              <table:table-cell office:value-type="float" office:value="1">
                <text:p>1</text:p>
              </table:table-cell>
              <table:table-cell office:value-type="float" office:value="40.2258590559743">
                <text:p>40.2258590559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2.49871711420706">
                <text:p>-2.49871711420706</text:p>
              </table:table-cell>
              <table:table-cell office:value-type="float" office:value="1">
                <text:p>1</text:p>
              </table:table-cell>
              <table:table-cell office:value-type="float" office:value="3.2146039851092">
                <text:p>3.2146039851092</text:p>
              </table:table-cell>
              <table:table-cell office:value-type="float" office:value="1">
                <text:p>1</text:p>
              </table:table-cell>
              <table:table-cell office:value-type="float" office:value="28.0616551421051">
                <text:p>28.0616551421051</text:p>
              </table:table-cell>
              <table:table-cell office:value-type="float" office:value="1">
                <text:p>1</text:p>
              </table:table-cell>
              <table:table-cell office:value-type="float" office:value="43.8674230831388">
                <text:p>43.867423083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